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wiss" svg:font-family="Swis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78cm" table:align="left" style:writing-mode="lr-tb"/>
    </style:style>
    <style:style style:name="Tableau1.A" style:family="table-column">
      <style:table-column-properties style:column-width="2.912cm"/>
    </style:style>
    <style:style style:name="Tableau1.B" style:family="table-column">
      <style:table-column-properties style:column-width="7.424cm"/>
    </style:style>
    <style:style style:name="Tableau1.C" style:family="table-column">
      <style:table-column-properties style:column-width="6.443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au1.C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1.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1.B2" style:family="table-cell">
      <style:table-cell-properties style:vertical-align="top" fo:padding-left="0.191cm" fo:padding-right="0.191cm" fo:padding-top="0cm" fo:padding-bottom="0cm" fo:border="none" style:writing-mode="lr-tb"/>
    </style:style>
    <style:style style:name="Tableau1.C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2" style:family="table">
      <style:table-properties style:width="16.78cm" table:align="left" style:writing-mode="lr-tb"/>
    </style:style>
    <style:style style:name="Tableau2.A" style:family="table-column">
      <style:table-column-properties style:column-width="2.912cm"/>
    </style:style>
    <style:style style:name="Tableau2.B" style:family="table-column">
      <style:table-column-properties style:column-width="7.424cm"/>
    </style:style>
    <style:style style:name="Tableau2.C" style:family="table-column">
      <style:table-column-properties style:column-width="6.443cm"/>
    </style:style>
    <style:style style:name="Tableau2.1" style:family="table-row">
      <style:table-row-properties style:min-row-height="6.863cm" style:keep-together="false" fo:keep-together="always"/>
    </style:style>
    <style:style style:name="Tableau2.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2.B1" style:family="table-cell">
      <style:table-cell-properties style:vertical-align="top" fo:padding-left="0.191cm" fo:padding-right="0.191cm" fo:padding-top="0cm" fo:padding-bottom="0cm" fo:border="none" style:writing-mode="lr-tb"/>
    </style:style>
    <style:style style:name="Tableau2.C1"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3" style:family="table">
      <style:table-properties style:width="16.78cm" table:align="left" style:writing-mode="lr-tb"/>
    </style:style>
    <style:style style:name="Tableau3.A" style:family="table-column">
      <style:table-column-properties style:column-width="2.912cm"/>
    </style:style>
    <style:style style:name="Tableau3.B" style:family="table-column">
      <style:table-column-properties style:column-width="7.424cm"/>
    </style:style>
    <style:style style:name="Tableau3.C" style:family="table-column">
      <style:table-column-properties style:column-width="6.443cm"/>
    </style:style>
    <style:style style:name="Tableau3.1" style:family="table-row">
      <style:table-row-properties style:min-row-height="11.695cm" style:keep-together="false" fo:keep-together="always"/>
    </style:style>
    <style:style style:name="Tableau3.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3.B1" style:family="table-cell">
      <style:table-cell-properties style:vertical-align="top" fo:padding-left="0.191cm" fo:padding-right="0.191cm" fo:padding-top="0cm" fo:padding-bottom="0cm" fo:border="none" style:writing-mode="lr-tb"/>
    </style:style>
    <style:style style:name="Tableau3.C1"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4" style:family="table">
      <style:table-properties style:width="16.78cm" table:align="left" style:writing-mode="lr-tb"/>
    </style:style>
    <style:style style:name="Tableau4.A" style:family="table-column">
      <style:table-column-properties style:column-width="2.912cm"/>
    </style:style>
    <style:style style:name="Tableau4.B" style:family="table-column">
      <style:table-column-properties style:column-width="7.424cm"/>
    </style:style>
    <style:style style:name="Tableau4.C" style:family="table-column">
      <style:table-column-properties style:column-width="6.443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4.B1" style:family="table-cell">
      <style:table-cell-properties style:vertical-align="top" fo:padding-left="0.191cm" fo:padding-right="0.191cm" fo:padding-top="0cm" fo:padding-bottom="0cm" fo:border="none" style:writing-mode="lr-tb"/>
    </style:style>
    <style:style style:name="Tableau4.C1"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5" style:family="table">
      <style:table-properties style:width="16.78cm" table:align="left" style:writing-mode="lr-tb"/>
    </style:style>
    <style:style style:name="Tableau5.A" style:family="table-column">
      <style:table-column-properties style:column-width="2.912cm"/>
    </style:style>
    <style:style style:name="Tableau5.B" style:family="table-column">
      <style:table-column-properties style:column-width="7.424cm"/>
    </style:style>
    <style:style style:name="Tableau5.C" style:family="table-column">
      <style:table-column-properties style:column-width="6.443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5.C1"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6" style:family="table">
      <style:table-properties style:width="10.278cm" table:align="left" style:writing-mode="lr-tb"/>
    </style:style>
    <style:style style:name="Tableau6.A" style:family="table-column">
      <style:table-column-properties style:column-width="2.889cm"/>
    </style:style>
    <style:style style:name="Tableau6.B" style:family="table-column">
      <style:table-column-properties style:column-width="7.389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6.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7" style:family="table">
      <style:table-properties style:width="10.278cm" table:align="left" style:writing-mode="lr-tb"/>
    </style:style>
    <style:style style:name="Tableau7.A" style:family="table-column">
      <style:table-column-properties style:column-width="2.889cm"/>
    </style:style>
    <style:style style:name="Tableau7.B" style:family="table-column">
      <style:table-column-properties style:column-width="7.389cm"/>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7.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7.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7.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7.B8"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8" style:family="table">
      <style:table-properties style:width="10.278cm" table:align="left" style:writing-mode="lr-tb"/>
    </style:style>
    <style:style style:name="Tableau8.A" style:family="table-column">
      <style:table-column-properties style:column-width="2.889cm"/>
    </style:style>
    <style:style style:name="Tableau8.B" style:family="table-column">
      <style:table-column-properties style:column-width="7.389cm"/>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8.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9" style:family="table">
      <style:table-properties style:width="10.278cm" table:align="left" style:writing-mode="lr-tb"/>
    </style:style>
    <style:style style:name="Tableau9.A" style:family="table-column">
      <style:table-column-properties style:column-width="2.889cm"/>
    </style:style>
    <style:style style:name="Tableau9.B" style:family="table-column">
      <style:table-column-properties style:column-width="7.389cm"/>
    </style:style>
    <style:style style:name="Tableau9.1" style:family="table-row">
      <style:table-row-properties style:keep-together="true" fo:keep-together="auto"/>
    </style:style>
    <style:style style:name="Tableau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9.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9.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9.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10" style:family="table">
      <style:table-properties style:width="10.278cm" table:align="left" style:writing-mode="lr-tb"/>
    </style:style>
    <style:style style:name="Tableau10.A" style:family="table-column">
      <style:table-column-properties style:column-width="2.889cm"/>
    </style:style>
    <style:style style:name="Tableau10.B" style:family="table-column">
      <style:table-column-properties style:column-width="7.389cm"/>
    </style:style>
    <style:style style:name="Tableau10.1" style:family="table-row">
      <style:table-row-properties style:keep-together="true" fo:keep-together="auto"/>
    </style:style>
    <style:style style:name="Tableau10.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10.B1"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11" style:family="table">
      <style:table-properties style:width="10.278cm" table:align="left" style:writing-mode="lr-tb"/>
    </style:style>
    <style:style style:name="Tableau11.A" style:family="table-column">
      <style:table-column-properties style:column-width="2.889cm"/>
    </style:style>
    <style:style style:name="Tableau11.B" style:family="table-column">
      <style:table-column-properties style:column-width="7.389cm"/>
    </style:style>
    <style:style style:name="Tableau11.1" style:family="table-row">
      <style:table-row-properties style:keep-together="true" fo:keep-together="auto"/>
    </style:style>
    <style:style style:name="Tableau11.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11.B1"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11.A1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1.B18"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12" style:family="table">
      <style:table-properties style:width="11.779cm" table:align="left" style:writing-mode="lr-tb"/>
    </style:style>
    <style:style style:name="Tableau12.A" style:family="table-column">
      <style:table-column-properties style:column-width="2.889cm"/>
    </style:style>
    <style:style style:name="Tableau12.B" style:family="table-column">
      <style:table-column-properties style:column-width="8.89cm"/>
    </style:style>
    <style:style style:name="Tableau12.1" style:family="table-row">
      <style:table-row-properties style:keep-together="true" fo:keep-together="auto"/>
    </style:style>
    <style:style style:name="Tableau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2.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2.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13" style:family="table">
      <style:table-properties style:width="10.278cm" table:align="left" style:writing-mode="lr-tb"/>
    </style:style>
    <style:style style:name="Tableau13.A" style:family="table-column">
      <style:table-column-properties style:column-width="2.889cm"/>
    </style:style>
    <style:style style:name="Tableau13.B" style:family="table-column">
      <style:table-column-properties style:column-width="7.389cm"/>
    </style:style>
    <style:style style:name="Tableau13.1" style:family="table-row">
      <style:table-row-properties style:keep-together="true" fo:keep-together="auto"/>
    </style:style>
    <style:style style:name="Tableau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3.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13.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13.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13.A2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3.B25"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14" style:family="table">
      <style:table-properties style:width="11.779cm" table:align="left" style:writing-mode="lr-tb"/>
    </style:style>
    <style:style style:name="Tableau14.A" style:family="table-column">
      <style:table-column-properties style:column-width="2.889cm"/>
    </style:style>
    <style:style style:name="Tableau14.B" style:family="table-column">
      <style:table-column-properties style:column-width="8.89cm"/>
    </style:style>
    <style:style style:name="Tableau14.1" style:family="table-row">
      <style:table-row-properties style:keep-together="true" fo:keep-together="auto"/>
    </style:style>
    <style:style style:name="Tableau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4.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4.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15" style:family="table">
      <style:table-properties style:width="11.779cm" table:align="left" style:writing-mode="lr-tb"/>
    </style:style>
    <style:style style:name="Tableau15.A" style:family="table-column">
      <style:table-column-properties style:column-width="2.889cm"/>
    </style:style>
    <style:style style:name="Tableau15.B" style:family="table-column">
      <style:table-column-properties style:column-width="8.89cm"/>
    </style:style>
    <style:style style:name="Tableau15.1" style:family="table-row">
      <style:table-row-properties style:keep-together="true" fo:keep-together="auto"/>
    </style:style>
    <style:style style:name="Tableau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5.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15.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15.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16" style:family="table">
      <style:table-properties style:width="11.779cm" table:align="left" style:writing-mode="lr-tb"/>
    </style:style>
    <style:style style:name="Tableau16.A" style:family="table-column">
      <style:table-column-properties style:column-width="2.889cm"/>
    </style:style>
    <style:style style:name="Tableau16.B" style:family="table-column">
      <style:table-column-properties style:column-width="8.89cm"/>
    </style:style>
    <style:style style:name="Tableau16.1" style:family="table-row">
      <style:table-row-properties style:keep-together="true" fo:keep-together="auto"/>
    </style:style>
    <style:style style:name="Tableau16.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16.B1"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16.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6.B7"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17" style:family="table">
      <style:table-properties style:width="10.278cm" table:align="left" style:writing-mode="lr-tb"/>
    </style:style>
    <style:style style:name="Tableau17.A" style:family="table-column">
      <style:table-column-properties style:column-width="2.889cm"/>
    </style:style>
    <style:style style:name="Tableau17.B" style:family="table-column">
      <style:table-column-properties style:column-width="7.389cm"/>
    </style:style>
    <style:style style:name="Tableau17.1" style:family="table-row">
      <style:table-row-properties style:keep-together="true" fo:keep-together="auto"/>
    </style:style>
    <style:style style:name="Tableau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7.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7.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18" style:family="table">
      <style:table-properties style:width="3.027cm" table:align="left" style:writing-mode="lr-tb"/>
    </style:style>
    <style:style style:name="Tableau18.A" style:family="table-column">
      <style:table-column-properties style:column-width="3.027cm"/>
    </style:style>
    <style:style style:name="Tableau18.1" style:family="table-row">
      <style:table-row-properties style:keep-together="true" fo:keep-together="auto"/>
    </style:style>
    <style:style style:name="Tableau18.A1" style:family="table-cell">
      <style:table-cell-properties style:vertical-align="top" fo:padding-left="0.191cm" fo:padding-right="0.191cm" fo:padding-top="0cm" fo:padding-bottom="0cm" fo:border="0.018cm solid #000000" style:writing-mode="lr-tb"/>
    </style:style>
    <style:style style:name="Tableau18.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18.A2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9" style:family="table">
      <style:table-properties style:width="10.278cm" table:align="left" style:writing-mode="lr-tb"/>
    </style:style>
    <style:style style:name="Tableau19.A" style:family="table-column">
      <style:table-column-properties style:column-width="2.889cm"/>
    </style:style>
    <style:style style:name="Tableau19.B" style:family="table-column">
      <style:table-column-properties style:column-width="7.389cm"/>
    </style:style>
    <style:style style:name="Tableau19.1" style:family="table-row">
      <style:table-row-properties style:keep-together="true" fo:keep-together="auto"/>
    </style:style>
    <style:style style:name="Tableau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9.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9.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0" style:family="table">
      <style:table-properties style:width="10.278cm" table:align="left" style:writing-mode="lr-tb"/>
    </style:style>
    <style:style style:name="Tableau20.A" style:family="table-column">
      <style:table-column-properties style:column-width="3.251cm"/>
    </style:style>
    <style:style style:name="Tableau20.B" style:family="table-column">
      <style:table-column-properties style:column-width="7.027cm"/>
    </style:style>
    <style:style style:name="Tableau20.1" style:family="table-row">
      <style:table-row-properties style:keep-together="true" fo:keep-together="auto"/>
    </style:style>
    <style:style style:name="Tableau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0.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0.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20.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20.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0.B4"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1" style:family="table">
      <style:table-properties style:width="10.278cm" table:align="left" style:writing-mode="lr-tb"/>
    </style:style>
    <style:style style:name="Tableau21.A" style:family="table-column">
      <style:table-column-properties style:column-width="2.889cm"/>
    </style:style>
    <style:style style:name="Tableau21.B" style:family="table-column">
      <style:table-column-properties style:column-width="7.389cm"/>
    </style:style>
    <style:style style:name="Tableau21.1" style:family="table-row">
      <style:table-row-properties style:keep-together="true" fo:keep-together="auto"/>
    </style:style>
    <style:style style:name="Tableau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1.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1.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21.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2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1.B6"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2" style:family="table">
      <style:table-properties style:width="10.278cm" table:align="left" style:writing-mode="lr-tb"/>
    </style:style>
    <style:style style:name="Tableau22.A" style:family="table-column">
      <style:table-column-properties style:column-width="2.889cm"/>
    </style:style>
    <style:style style:name="Tableau22.B" style:family="table-column">
      <style:table-column-properties style:column-width="7.389cm"/>
    </style:style>
    <style:style style:name="Tableau22.1" style:family="table-row">
      <style:table-row-properties style:keep-together="true" fo:keep-together="auto"/>
    </style:style>
    <style:style style:name="Tableau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2.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2.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3" style:family="table">
      <style:table-properties style:width="10.278cm" table:align="left" style:writing-mode="lr-tb"/>
    </style:style>
    <style:style style:name="Tableau23.A" style:family="table-column">
      <style:table-column-properties style:column-width="2.889cm"/>
    </style:style>
    <style:style style:name="Tableau23.B" style:family="table-column">
      <style:table-column-properties style:column-width="7.389cm"/>
    </style:style>
    <style:style style:name="Tableau23.1" style:family="table-row">
      <style:table-row-properties style:keep-together="true" fo:keep-together="auto"/>
    </style:style>
    <style:style style:name="Tableau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3.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3.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4" style:family="table">
      <style:table-properties style:width="10.278cm" table:align="left" style:writing-mode="lr-tb"/>
    </style:style>
    <style:style style:name="Tableau24.A" style:family="table-column">
      <style:table-column-properties style:column-width="2.889cm"/>
    </style:style>
    <style:style style:name="Tableau24.B" style:family="table-column">
      <style:table-column-properties style:column-width="7.389cm"/>
    </style:style>
    <style:style style:name="Tableau24.1" style:family="table-row">
      <style:table-row-properties style:keep-together="true" fo:keep-together="auto"/>
    </style:style>
    <style:style style:name="Tableau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4.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4.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5" style:family="table">
      <style:table-properties style:width="10.278cm" table:align="left" style:writing-mode="lr-tb"/>
    </style:style>
    <style:style style:name="Tableau25.A" style:family="table-column">
      <style:table-column-properties style:column-width="2.889cm"/>
    </style:style>
    <style:style style:name="Tableau25.B" style:family="table-column">
      <style:table-column-properties style:column-width="7.389cm"/>
    </style:style>
    <style:style style:name="Tableau25.1" style:family="table-row">
      <style:table-row-properties style:keep-together="true" fo:keep-together="auto"/>
    </style:style>
    <style:style style:name="Tableau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5.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5.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6" style:family="table">
      <style:table-properties style:width="10.278cm" table:align="left" style:writing-mode="lr-tb"/>
    </style:style>
    <style:style style:name="Tableau26.A" style:family="table-column">
      <style:table-column-properties style:column-width="2.889cm"/>
    </style:style>
    <style:style style:name="Tableau26.B" style:family="table-column">
      <style:table-column-properties style:column-width="7.389cm"/>
    </style:style>
    <style:style style:name="Tableau26.1" style:family="table-row">
      <style:table-row-properties style:keep-together="true" fo:keep-together="auto"/>
    </style:style>
    <style:style style:name="Tableau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6.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7" style:family="table">
      <style:table-properties style:width="10.278cm" table:align="left" style:writing-mode="lr-tb"/>
    </style:style>
    <style:style style:name="Tableau27.A" style:family="table-column">
      <style:table-column-properties style:column-width="2.889cm"/>
    </style:style>
    <style:style style:name="Tableau27.B" style:family="table-column">
      <style:table-column-properties style:column-width="7.389cm"/>
    </style:style>
    <style:style style:name="Tableau27.1" style:family="table-row">
      <style:table-row-properties style:keep-together="true" fo:keep-together="auto"/>
    </style:style>
    <style:style style:name="Tableau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7.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7.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8" style:family="table">
      <style:table-properties style:width="10.278cm" table:align="left" style:writing-mode="lr-tb"/>
    </style:style>
    <style:style style:name="Tableau28.A" style:family="table-column">
      <style:table-column-properties style:column-width="2.889cm"/>
    </style:style>
    <style:style style:name="Tableau28.B" style:family="table-column">
      <style:table-column-properties style:column-width="7.389cm"/>
    </style:style>
    <style:style style:name="Tableau28.1" style:family="table-row">
      <style:table-row-properties style:keep-together="true" fo:keep-together="auto"/>
    </style:style>
    <style:style style:name="Tableau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8.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29" style:family="table">
      <style:table-properties style:width="10.278cm" table:align="left" style:writing-mode="lr-tb"/>
    </style:style>
    <style:style style:name="Tableau29.A" style:family="table-column">
      <style:table-column-properties style:column-width="2.889cm"/>
    </style:style>
    <style:style style:name="Tableau29.B" style:family="table-column">
      <style:table-column-properties style:column-width="7.389cm"/>
    </style:style>
    <style:style style:name="Tableau29.1" style:family="table-row">
      <style:table-row-properties style:keep-together="true" fo:keep-together="auto"/>
    </style:style>
    <style:style style:name="Tableau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9.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9.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0" style:family="table">
      <style:table-properties style:width="10.278cm" table:align="left" style:writing-mode="lr-tb"/>
    </style:style>
    <style:style style:name="Tableau30.A" style:family="table-column">
      <style:table-column-properties style:column-width="2.889cm"/>
    </style:style>
    <style:style style:name="Tableau30.B" style:family="table-column">
      <style:table-column-properties style:column-width="7.389cm"/>
    </style:style>
    <style:style style:name="Tableau30.1" style:family="table-row">
      <style:table-row-properties style:keep-together="true" fo:keep-together="auto"/>
    </style:style>
    <style:style style:name="Tableau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0.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0.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1" style:family="table">
      <style:table-properties style:width="17.279cm" table:align="left" style:writing-mode="lr-tb"/>
    </style:style>
    <style:style style:name="Tableau31.A" style:family="table-column">
      <style:table-column-properties style:column-width="2.91cm"/>
    </style:style>
    <style:style style:name="Tableau31.B" style:family="table-column">
      <style:table-column-properties style:column-width="3.214cm"/>
    </style:style>
    <style:style style:name="Tableau31.C" style:family="table-column">
      <style:table-column-properties style:column-width="4.669cm"/>
    </style:style>
    <style:style style:name="Tableau31.D" style:family="table-column">
      <style:table-column-properties style:column-width="6.486cm"/>
    </style:style>
    <style:style style:name="Tableau31.1" style:family="table-row">
      <style:table-row-properties style:keep-together="true" fo:keep-together="auto"/>
    </style:style>
    <style:style style:name="Tableau31.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31.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31.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3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1.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31.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2" style:family="table">
      <style:table-properties style:width="10.278cm" table:align="left" style:writing-mode="lr-tb"/>
    </style:style>
    <style:style style:name="Tableau32.A" style:family="table-column">
      <style:table-column-properties style:column-width="2.889cm"/>
    </style:style>
    <style:style style:name="Tableau32.B" style:family="table-column">
      <style:table-column-properties style:column-width="7.389cm"/>
    </style:style>
    <style:style style:name="Tableau32.1" style:family="table-row">
      <style:table-row-properties style:keep-together="true" fo:keep-together="auto"/>
    </style:style>
    <style:style style:name="Tableau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2.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2.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3" style:family="table">
      <style:table-properties style:width="17.279cm" table:align="left" style:writing-mode="lr-tb"/>
    </style:style>
    <style:style style:name="Tableau33.A" style:family="table-column">
      <style:table-column-properties style:column-width="2.91cm"/>
    </style:style>
    <style:style style:name="Tableau33.B" style:family="table-column">
      <style:table-column-properties style:column-width="3.214cm"/>
    </style:style>
    <style:style style:name="Tableau33.C" style:family="table-column">
      <style:table-column-properties style:column-width="4.669cm"/>
    </style:style>
    <style:style style:name="Tableau33.D" style:family="table-column">
      <style:table-column-properties style:column-width="6.486cm"/>
    </style:style>
    <style:style style:name="Tableau33.1" style:family="table-row">
      <style:table-row-properties style:keep-together="true" fo:keep-together="auto"/>
    </style:style>
    <style:style style:name="Tableau33.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33.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33.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3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33.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4" style:family="table">
      <style:table-properties style:width="10.278cm" table:align="left" style:writing-mode="lr-tb"/>
    </style:style>
    <style:style style:name="Tableau34.A" style:family="table-column">
      <style:table-column-properties style:column-width="2.889cm"/>
    </style:style>
    <style:style style:name="Tableau34.B" style:family="table-column">
      <style:table-column-properties style:column-width="7.389cm"/>
    </style:style>
    <style:style style:name="Tableau34.1" style:family="table-row">
      <style:table-row-properties style:keep-together="true" fo:keep-together="auto"/>
    </style:style>
    <style:style style:name="Tableau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4.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4.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5" style:family="table">
      <style:table-properties style:width="10.278cm" table:align="left" style:writing-mode="lr-tb"/>
    </style:style>
    <style:style style:name="Tableau35.A" style:family="table-column">
      <style:table-column-properties style:column-width="2.889cm"/>
    </style:style>
    <style:style style:name="Tableau35.B" style:family="table-column">
      <style:table-column-properties style:column-width="7.389cm"/>
    </style:style>
    <style:style style:name="Tableau35.1" style:family="table-row">
      <style:table-row-properties style:keep-together="true" fo:keep-together="auto"/>
    </style:style>
    <style:style style:name="Tableau3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5.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5.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6" style:family="table">
      <style:table-properties style:width="17.281cm" table:align="left" style:writing-mode="lr-tb"/>
    </style:style>
    <style:style style:name="Tableau36.A" style:family="table-column">
      <style:table-column-properties style:column-width="2.91cm"/>
    </style:style>
    <style:style style:name="Tableau36.B" style:family="table-column">
      <style:table-column-properties style:column-width="3.214cm"/>
    </style:style>
    <style:style style:name="Tableau36.C" style:family="table-column">
      <style:table-column-properties style:column-width="4.669cm"/>
    </style:style>
    <style:style style:name="Tableau36.D" style:family="table-column">
      <style:table-column-properties style:column-width="6.488cm"/>
    </style:style>
    <style:style style:name="Tableau36.1" style:family="table-row">
      <style:table-row-properties style:keep-together="true" fo:keep-together="auto"/>
    </style:style>
    <style:style style:name="Tableau36.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36.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36.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3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6.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36.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7" style:family="table">
      <style:table-properties style:width="10.278cm" table:align="left" style:writing-mode="lr-tb"/>
    </style:style>
    <style:style style:name="Tableau37.A" style:family="table-column">
      <style:table-column-properties style:column-width="3cm"/>
    </style:style>
    <style:style style:name="Tableau37.B" style:family="table-column">
      <style:table-column-properties style:column-width="7.278cm"/>
    </style:style>
    <style:style style:name="Tableau37.1" style:family="table-row">
      <style:table-row-properties style:keep-together="true" fo:keep-together="auto"/>
    </style:style>
    <style:style style:name="Tableau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7.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7.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8" style:family="table">
      <style:table-properties style:width="17.029cm" table:align="left" style:writing-mode="lr-tb"/>
    </style:style>
    <style:style style:name="Tableau38.A" style:family="table-column">
      <style:table-column-properties style:column-width="3cm"/>
    </style:style>
    <style:style style:name="Tableau38.C" style:family="table-column">
      <style:table-column-properties style:column-width="6.001cm"/>
    </style:style>
    <style:style style:name="Tableau38.D" style:family="table-column">
      <style:table-column-properties style:column-width="5.027cm"/>
    </style:style>
    <style:style style:name="Tableau38.1" style:family="table-row">
      <style:table-row-properties style:keep-together="true" fo:keep-together="auto"/>
    </style:style>
    <style:style style:name="Tableau38.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38.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38.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38.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38.B3" style:family="table-cell">
      <style:table-cell-properties style:vertical-align="top" fo:padding-left="0.191cm" fo:padding-right="0.191cm" fo:padding-top="0cm" fo:padding-bottom="0cm" fo:border="none" style:writing-mode="lr-tb"/>
    </style:style>
    <style:style style:name="Tableau38.D3"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38.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8.B6"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38.D6"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39" style:family="table">
      <style:table-properties style:width="17.029cm" table:align="left" style:writing-mode="lr-tb"/>
    </style:style>
    <style:style style:name="Tableau39.A" style:family="table-column">
      <style:table-column-properties style:column-width="3cm"/>
    </style:style>
    <style:style style:name="Tableau39.C" style:family="table-column">
      <style:table-column-properties style:column-width="6.001cm"/>
    </style:style>
    <style:style style:name="Tableau39.D" style:family="table-column">
      <style:table-column-properties style:column-width="5.027cm"/>
    </style:style>
    <style:style style:name="Tableau39.1" style:family="table-row">
      <style:table-row-properties style:keep-together="true" fo:keep-together="auto"/>
    </style:style>
    <style:style style:name="Tableau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9.B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au39.D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39.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39.B2" style:family="table-cell">
      <style:table-cell-properties style:vertical-align="top" fo:padding-left="0.191cm" fo:padding-right="0.191cm" fo:padding-top="0cm" fo:padding-bottom="0cm" fo:border="none" style:writing-mode="lr-tb"/>
    </style:style>
    <style:style style:name="Tableau39.D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3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9.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39.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40" style:family="table">
      <style:table-properties style:width="10.278cm" table:align="left" style:writing-mode="lr-tb"/>
    </style:style>
    <style:style style:name="Tableau40.A" style:family="table-column">
      <style:table-column-properties style:column-width="2.889cm"/>
    </style:style>
    <style:style style:name="Tableau40.B" style:family="table-column">
      <style:table-column-properties style:column-width="7.389cm"/>
    </style:style>
    <style:style style:name="Tableau40.1" style:family="table-row">
      <style:table-row-properties style:keep-together="true" fo:keep-together="auto"/>
    </style:style>
    <style:style style:name="Tableau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0.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0.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41" style:family="table">
      <style:table-properties style:width="10.278cm" table:align="left" style:writing-mode="lr-tb"/>
    </style:style>
    <style:style style:name="Tableau41.A" style:family="table-column">
      <style:table-column-properties style:column-width="3cm"/>
    </style:style>
    <style:style style:name="Tableau41.B" style:family="table-column">
      <style:table-column-properties style:column-width="7.278cm"/>
    </style:style>
    <style:style style:name="Tableau41.1" style:family="table-row">
      <style:table-row-properties style:keep-together="true" fo:keep-together="auto"/>
    </style:style>
    <style:style style:name="Tableau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1.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1.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42" style:family="table">
      <style:table-properties style:width="17.279cm" table:align="left" style:writing-mode="lr-tb"/>
    </style:style>
    <style:style style:name="Tableau42.A" style:family="table-column">
      <style:table-column-properties style:column-width="2.91cm"/>
    </style:style>
    <style:style style:name="Tableau42.B" style:family="table-column">
      <style:table-column-properties style:column-width="3.214cm"/>
    </style:style>
    <style:style style:name="Tableau42.C" style:family="table-column">
      <style:table-column-properties style:column-width="4.669cm"/>
    </style:style>
    <style:style style:name="Tableau42.D" style:family="table-column">
      <style:table-column-properties style:column-width="6.486cm"/>
    </style:style>
    <style:style style:name="Tableau42.1" style:family="table-row">
      <style:table-row-properties style:keep-together="true" fo:keep-together="auto"/>
    </style:style>
    <style:style style:name="Tableau4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42.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42.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42.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42.B3" style:family="table-cell">
      <style:table-cell-properties style:vertical-align="top" fo:padding-left="0.191cm" fo:padding-right="0.191cm" fo:padding-top="0cm" fo:padding-bottom="0cm" fo:border="none" style:writing-mode="lr-tb"/>
    </style:style>
    <style:style style:name="Tableau42.D3"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4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2.B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42.D4"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43" style:family="table">
      <style:table-properties style:width="16.78cm" table:align="left" style:writing-mode="lr-tb"/>
    </style:style>
    <style:style style:name="Tableau43.A" style:family="table-column">
      <style:table-column-properties style:column-width="1cm"/>
    </style:style>
    <style:style style:name="Tableau43.B" style:family="table-column">
      <style:table-column-properties style:column-width="4.251cm"/>
    </style:style>
    <style:style style:name="Tableau43.C" style:family="table-column">
      <style:table-column-properties style:column-width="1.251cm"/>
    </style:style>
    <style:style style:name="Tableau43.D" style:family="table-column">
      <style:table-column-properties style:column-width="10.278cm"/>
    </style:style>
    <style:style style:name="Tableau43.1" style:family="table-row">
      <style:table-row-properties style:keep-together="true" fo:keep-together="auto"/>
    </style:style>
    <style:style style:name="Tableau43.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43.D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au44" style:family="table">
      <style:table-properties style:width="16.78cm" table:align="left" style:writing-mode="lr-tb"/>
    </style:style>
    <style:style style:name="Tableau44.A" style:family="table-column">
      <style:table-column-properties style:column-width="1cm"/>
    </style:style>
    <style:style style:name="Tableau44.B" style:family="table-column">
      <style:table-column-properties style:column-width="4.251cm"/>
    </style:style>
    <style:style style:name="Tableau44.C" style:family="table-column">
      <style:table-column-properties style:column-width="1.251cm"/>
    </style:style>
    <style:style style:name="Tableau44.D" style:family="table-column">
      <style:table-column-properties style:column-width="10.278cm"/>
    </style:style>
    <style:style style:name="Tableau44.1" style:family="table-row">
      <style:table-row-properties style:keep-together="true" fo:keep-together="auto"/>
    </style:style>
    <style:style style:name="Tableau44.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44.D1"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45" style:family="table">
      <style:table-properties style:width="16.78cm" table:align="left" style:writing-mode="lr-tb"/>
    </style:style>
    <style:style style:name="Tableau45.A" style:family="table-column">
      <style:table-column-properties style:column-width="1cm"/>
    </style:style>
    <style:style style:name="Tableau45.B" style:family="table-column">
      <style:table-column-properties style:column-width="4.251cm"/>
    </style:style>
    <style:style style:name="Tableau45.C" style:family="table-column">
      <style:table-column-properties style:column-width="1.251cm"/>
    </style:style>
    <style:style style:name="Tableau45.D" style:family="table-column">
      <style:table-column-properties style:column-width="10.278cm"/>
    </style:style>
    <style:style style:name="Tableau45.1" style:family="table-row">
      <style:table-row-properties style:keep-together="true" fo:keep-together="auto"/>
    </style:style>
    <style:style style:name="Tableau45.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45.D1"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45.A1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5.D1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6" style:family="table">
      <style:table-properties style:width="10.278cm" table:align="left" style:writing-mode="lr-tb"/>
    </style:style>
    <style:style style:name="Tableau46.A" style:family="table-column">
      <style:table-column-properties style:column-width="2.889cm"/>
    </style:style>
    <style:style style:name="Tableau46.B" style:family="table-column">
      <style:table-column-properties style:column-width="7.389cm"/>
    </style:style>
    <style:style style:name="Tableau46.1" style:family="table-row">
      <style:table-row-properties style:keep-together="true" fo:keep-together="auto"/>
    </style:style>
    <style:style style:name="Tableau4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6.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6.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47" style:family="table">
      <style:table-properties style:width="10.278cm" table:align="left" style:writing-mode="lr-tb"/>
    </style:style>
    <style:style style:name="Tableau47.A" style:family="table-column">
      <style:table-column-properties style:column-width="2.889cm"/>
    </style:style>
    <style:style style:name="Tableau47.B" style:family="table-column">
      <style:table-column-properties style:column-width="7.389cm"/>
    </style:style>
    <style:style style:name="Tableau47.1" style:family="table-row">
      <style:table-row-properties style:keep-together="true" fo:keep-together="auto"/>
    </style:style>
    <style:style style:name="Tableau4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7.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47.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47.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4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7.B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48" style:family="table">
      <style:table-properties style:width="16.78cm" table:align="left" style:writing-mode="lr-tb"/>
    </style:style>
    <style:style style:name="Tableau48.A" style:family="table-column">
      <style:table-column-properties style:column-width="2.501cm"/>
    </style:style>
    <style:style style:name="Tableau48.B" style:family="table-column">
      <style:table-column-properties style:column-width="2.842cm"/>
    </style:style>
    <style:style style:name="Tableau48.C" style:family="table-column">
      <style:table-column-properties style:column-width="5.909cm"/>
    </style:style>
    <style:style style:name="Tableau48.D" style:family="table-column">
      <style:table-column-properties style:column-width="5.528cm"/>
    </style:style>
    <style:style style:name="Tableau48.1" style:family="table-row">
      <style:table-row-properties style:keep-together="true" fo:keep-together="auto"/>
    </style:style>
    <style:style style:name="Tableau48.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48.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48.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48.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8.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48.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49" style:family="table">
      <style:table-properties style:width="16.78cm" table:align="left" style:writing-mode="lr-tb"/>
    </style:style>
    <style:style style:name="Tableau49.A" style:family="table-column">
      <style:table-column-properties style:column-width="2.501cm"/>
    </style:style>
    <style:style style:name="Tableau49.B" style:family="table-column">
      <style:table-column-properties style:column-width="2.842cm"/>
    </style:style>
    <style:style style:name="Tableau49.C" style:family="table-column">
      <style:table-column-properties style:column-width="5.909cm"/>
    </style:style>
    <style:style style:name="Tableau49.D" style:family="table-column">
      <style:table-column-properties style:column-width="5.528cm"/>
    </style:style>
    <style:style style:name="Tableau49.1" style:family="table-row">
      <style:table-row-properties style:keep-together="true" fo:keep-together="auto"/>
    </style:style>
    <style:style style:name="Tableau49.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49.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49.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4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9.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49.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50" style:family="table">
      <style:table-properties style:width="16.78cm" table:align="left" style:writing-mode="lr-tb"/>
    </style:style>
    <style:style style:name="Tableau50.A" style:family="table-column">
      <style:table-column-properties style:column-width="2.501cm"/>
    </style:style>
    <style:style style:name="Tableau50.B" style:family="table-column">
      <style:table-column-properties style:column-width="2.842cm"/>
    </style:style>
    <style:style style:name="Tableau50.C" style:family="table-column">
      <style:table-column-properties style:column-width="5.909cm"/>
    </style:style>
    <style:style style:name="Tableau50.D" style:family="table-column">
      <style:table-column-properties style:column-width="5.528cm"/>
    </style:style>
    <style:style style:name="Tableau50.1" style:family="table-row">
      <style:table-row-properties style:keep-together="true" fo:keep-together="auto"/>
    </style:style>
    <style:style style:name="Tableau50.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50.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50.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50.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0.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50.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51" style:family="table">
      <style:table-properties style:width="10.278cm" table:align="left" style:writing-mode="lr-tb"/>
    </style:style>
    <style:style style:name="Tableau51.A" style:family="table-column">
      <style:table-column-properties style:column-width="2.889cm"/>
    </style:style>
    <style:style style:name="Tableau51.B" style:family="table-column">
      <style:table-column-properties style:column-width="7.389cm"/>
    </style:style>
    <style:style style:name="Tableau51.1" style:family="table-row">
      <style:table-row-properties style:keep-together="true" fo:keep-together="auto"/>
    </style:style>
    <style:style style:name="Tableau5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1.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51.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51.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5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1.B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52" style:family="table">
      <style:table-properties style:width="17.279cm" table:align="left" style:writing-mode="lr-tb"/>
    </style:style>
    <style:style style:name="Tableau52.A" style:family="table-column">
      <style:table-column-properties style:column-width="2.91cm"/>
    </style:style>
    <style:style style:name="Tableau52.B" style:family="table-column">
      <style:table-column-properties style:column-width="3.214cm"/>
    </style:style>
    <style:style style:name="Tableau52.C" style:family="table-column">
      <style:table-column-properties style:column-width="4.669cm"/>
    </style:style>
    <style:style style:name="Tableau52.D" style:family="table-column">
      <style:table-column-properties style:column-width="6.486cm"/>
    </style:style>
    <style:style style:name="Tableau52.1" style:family="table-row">
      <style:table-row-properties style:keep-together="true" fo:keep-together="auto"/>
    </style:style>
    <style:style style:name="Tableau5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52.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52.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5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2.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52.D3"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53" style:family="table">
      <style:table-properties style:width="17.279cm" table:align="left" style:writing-mode="lr-tb"/>
    </style:style>
    <style:style style:name="Tableau53.A" style:family="table-column">
      <style:table-column-properties style:column-width="2.91cm"/>
    </style:style>
    <style:style style:name="Tableau53.B" style:family="table-column">
      <style:table-column-properties style:column-width="3.214cm"/>
    </style:style>
    <style:style style:name="Tableau53.C" style:family="table-column">
      <style:table-column-properties style:column-width="4.669cm"/>
    </style:style>
    <style:style style:name="Tableau53.D" style:family="table-column">
      <style:table-column-properties style:column-width="6.486cm"/>
    </style:style>
    <style:style style:name="Tableau53.1" style:family="table-row">
      <style:table-row-properties style:keep-together="true" fo:keep-together="auto"/>
    </style:style>
    <style:style style:name="Tableau53.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53.B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au53.D1"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leau53.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53.B3" style:family="table-cell">
      <style:table-cell-properties style:vertical-align="top" fo:padding-left="0.191cm" fo:padding-right="0.191cm" fo:padding-top="0cm" fo:padding-bottom="0cm" fo:border="none" style:writing-mode="lr-tb"/>
    </style:style>
    <style:style style:name="Tableau53.D3"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53.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3.B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53.D4"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54" style:family="table">
      <style:table-properties style:width="10.28cm" table:align="left" style:writing-mode="lr-tb"/>
    </style:style>
    <style:style style:name="Tableau54.A" style:family="table-column">
      <style:table-column-properties style:column-width="3.501cm"/>
    </style:style>
    <style:style style:name="Tableau54.B" style:family="table-column">
      <style:table-column-properties style:column-width="3.376cm"/>
    </style:style>
    <style:style style:name="Tableau54.C" style:family="table-column">
      <style:table-column-properties style:column-width="3.403cm"/>
    </style:style>
    <style:style style:name="Tableau54.1" style:family="table-row">
      <style:table-row-properties style:keep-together="true" fo:keep-together="auto"/>
    </style:style>
    <style:style style:name="Tableau54.A1" style:family="table-cell">
      <style:table-cell-properties style:vertical-align="top" fo:padding-left="0.212cm" fo:padding-right="0.212cm" fo:padding-top="0cm" fo:padding-bottom="0cm" fo:border-left="0.018cm solid #000000" fo:border-right="none" fo:border-top="0.018cm solid #000000" fo:border-bottom="none" style:writing-mode="lr-tb"/>
    </style:style>
    <style:style style:name="Tableau54.C1" style:family="table-cell">
      <style:table-cell-properties style:vertical-align="top" fo:padding-left="0.212cm" fo:padding-right="0.212cm" fo:padding-top="0cm" fo:padding-bottom="0cm" fo:border-left="0.018cm solid #000000" fo:border-right="0.018cm solid #000000" fo:border-top="0.018cm solid #000000" fo:border-bottom="none" style:writing-mode="lr-tb"/>
    </style:style>
    <style:style style:name="Tableau54.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54.C2" style:family="table-cell">
      <style:table-cell-properties style:vertical-align="top" fo:padding-left="0.212cm" fo:padding-right="0.212cm" fo:padding-top="0cm" fo:padding-bottom="0cm" fo:border="0.018cm solid #000000" style:writing-mode="lr-tb"/>
    </style:style>
    <style:style style:name="Tableau55" style:family="table">
      <style:table-properties style:width="10.278cm" table:align="left" style:writing-mode="lr-tb"/>
    </style:style>
    <style:style style:name="Tableau55.A" style:family="table-column">
      <style:table-column-properties style:column-width="2.889cm"/>
    </style:style>
    <style:style style:name="Tableau55.B" style:family="table-column">
      <style:table-column-properties style:column-width="7.389cm"/>
    </style:style>
    <style:style style:name="Tableau55.1" style:family="table-row">
      <style:table-row-properties style:keep-together="true" fo:keep-together="auto"/>
    </style:style>
    <style:style style:name="Tableau5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5.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5.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56" style:family="table">
      <style:table-properties style:width="12.529cm" table:align="left" style:writing-mode="lr-tb"/>
    </style:style>
    <style:style style:name="Tableau56.A" style:family="table-column">
      <style:table-column-properties style:column-width="2.889cm"/>
    </style:style>
    <style:style style:name="Tableau56.B" style:family="table-column">
      <style:table-column-properties style:column-width="9.64cm"/>
    </style:style>
    <style:style style:name="Tableau56.1" style:family="table-row">
      <style:table-row-properties style:keep-together="true" fo:keep-together="auto"/>
    </style:style>
    <style:style style:name="Tableau5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6.B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au56.B2" style:family="table-cell">
      <style:table-cell-properties style:vertical-align="top" fo:padding-left="0.191cm" fo:padding-right="0.191cm" fo:padding-top="0cm" fo:padding-bottom="0cm" fo:border="0.018cm solid #000000" style:writing-mode="lr-tb"/>
    </style:style>
    <style:style style:name="Tableau57" style:family="table">
      <style:table-properties style:width="12.529cm" table:align="left" style:writing-mode="lr-tb"/>
    </style:style>
    <style:style style:name="Tableau57.A" style:family="table-column">
      <style:table-column-properties style:column-width="2.889cm"/>
    </style:style>
    <style:style style:name="Tableau57.B" style:family="table-column">
      <style:table-column-properties style:column-width="9.64cm"/>
    </style:style>
    <style:style style:name="Tableau57.1" style:family="table-row">
      <style:table-row-properties style:keep-together="true" fo:keep-together="auto"/>
    </style:style>
    <style:style style:name="Tableau5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7.B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au57.2" style:family="table-row">
      <style:table-row-properties style:min-row-height="17.865cm" style:keep-together="false" fo:keep-together="always"/>
    </style:style>
    <style:style style:name="Tableau57.A2"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58" style:family="table">
      <style:table-properties style:width="12.529cm" table:align="left" style:writing-mode="lr-tb"/>
    </style:style>
    <style:style style:name="Tableau58.A" style:family="table-column">
      <style:table-column-properties style:column-width="2.889cm"/>
    </style:style>
    <style:style style:name="Tableau58.B" style:family="table-column">
      <style:table-column-properties style:column-width="9.64cm"/>
    </style:style>
    <style:style style:name="Tableau58.1" style:family="table-row">
      <style:table-row-properties style:min-row-height="18.812cm" style:keep-together="false" fo:keep-together="always"/>
    </style:style>
    <style:style style:name="Tableau58.A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58.B1"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58.2" style:family="table-row">
      <style:table-row-properties style:keep-together="true" fo:keep-together="auto"/>
    </style:style>
    <style:style style:name="Tableau59" style:family="table">
      <style:table-properties style:width="12.529cm" table:align="left" style:writing-mode="lr-tb"/>
    </style:style>
    <style:style style:name="Tableau59.A" style:family="table-column">
      <style:table-column-properties style:column-width="2.889cm"/>
    </style:style>
    <style:style style:name="Tableau59.B" style:family="table-column">
      <style:table-column-properties style:column-width="9.64cm"/>
    </style:style>
    <style:style style:name="Tableau59.1" style:family="table-row">
      <style:table-row-properties style:keep-together="true" fo:keep-together="auto"/>
    </style:style>
    <style:style style:name="Tableau59.A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9.B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60" style:family="table">
      <style:table-properties style:width="14.52cm" table:align="left" style:writing-mode="lr-tb"/>
    </style:style>
    <style:style style:name="Tableau60.A" style:family="table-column">
      <style:table-column-properties style:column-width="3cm"/>
    </style:style>
    <style:style style:name="Tableau60.B" style:family="table-column">
      <style:table-column-properties style:column-width="11.52cm"/>
    </style:style>
    <style:style style:name="Tableau60.1" style:family="table-row">
      <style:table-row-properties style:keep-together="false" fo:keep-together="always"/>
    </style:style>
    <style:style style:name="Tableau6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0.B1" style:family="table-cell">
      <style:table-cell-properties style:vertical-align="top" fo:padding-left="0.191cm" fo:padding-right="0.191cm" fo:padding-top="0cm" fo:padding-bottom="0cm" fo:border="0.018cm solid #000000" style:writing-mode="lr-tb"/>
    </style:style>
    <style:style style:name="Tableau60.A2"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60.B2"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au60.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60.B3"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60.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60.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61" style:family="table">
      <style:table-properties style:width="10.278cm" table:align="left" style:writing-mode="lr-tb"/>
    </style:style>
    <style:style style:name="Tableau61.A" style:family="table-column">
      <style:table-column-properties style:column-width="2.889cm"/>
    </style:style>
    <style:style style:name="Tableau61.B" style:family="table-column">
      <style:table-column-properties style:column-width="7.389cm"/>
    </style:style>
    <style:style style:name="Tableau61.1" style:family="table-row">
      <style:table-row-properties style:keep-together="true" fo:keep-together="auto"/>
    </style:style>
    <style:style style:name="Tableau6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1.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6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61.B2"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Tableau62" style:family="table">
      <style:table-properties style:width="10.278cm" table:align="left" style:writing-mode="lr-tb"/>
    </style:style>
    <style:style style:name="Tableau62.A" style:family="table-column">
      <style:table-column-properties style:column-width="2.889cm"/>
    </style:style>
    <style:style style:name="Tableau62.B" style:family="table-column">
      <style:table-column-properties style:column-width="7.389cm"/>
    </style:style>
    <style:style style:name="Tableau62.1" style:family="table-row">
      <style:table-row-properties style:keep-together="true" fo:keep-together="auto"/>
    </style:style>
    <style:style style:name="Tableau6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2.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au62.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62.B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au6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62.B6"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P1" style:family="paragraph" style:parent-style-name="Footer">
      <style:paragraph-properties fo:hyphenation-ladder-count="no-limit"/>
      <style:text-properties fo:hyphenate="false" fo:hyphenation-remain-char-count="2" fo:hyphenation-push-char-count="2"/>
    </style:style>
    <style:style style:name="P2" style:family="paragraph" style:parent-style-name="Footer">
      <style:paragraph-properties style:snap-to-layout-grid="false"/>
    </style:style>
    <style:style style:name="P3" style:family="paragraph" style:parent-style-name="Footer">
      <style:paragraph-properties fo:text-align="center" style:justify-single-word="false" style:snap-to-layout-grid="false"/>
    </style:style>
    <style:style style:name="P4" style:family="paragraph" style:parent-style-name="Footer">
      <style:text-properties fo:font-size="6pt" style:font-size-asian="6pt"/>
    </style:style>
    <style:style style:name="P5" style:family="paragraph" style:parent-style-name="Footer">
      <style:paragraph-properties>
        <style:tab-stops>
          <style:tab-stop style:position="8.502cm" style:type="center"/>
          <style:tab-stop style:position="17.002cm" style:type="right"/>
        </style:tab-stops>
      </style:paragraph-properties>
      <style:text-properties fo:font-size="9pt" style:font-size-asian="9pt"/>
    </style:style>
    <style:style style:name="P6" style:family="paragraph" style:parent-style-name="Appendix_20_1">
      <style:paragraph-properties fo:break-before="page"/>
    </style:style>
    <style:style style:name="P7" style:family="paragraph" style:parent-style-name="Heading_20_1">
      <style:paragraph-properties fo:break-before="page"/>
    </style:style>
    <style:style style:name="P8" style:family="paragraph" style:parent-style-name="Contents_20_2">
      <style:paragraph-properties>
        <style:tab-stops>
          <style:tab-stop style:position="16.997cm" style:type="right" style:leader-style="dotted" style:leader-text="."/>
          <style:tab-stop style:position="17cm" style:type="right" style:leader-style="dotted" style:leader-text="."/>
        </style:tab-stops>
      </style:paragraph-properties>
    </style:style>
    <style:style style:name="P9" style:family="paragraph" style:parent-style-name="Heading_20_3">
      <style:paragraph-properties fo:margin-left="1.251cm" fo:margin-right="0cm" fo:text-indent="0cm" style:auto-text-indent="false"/>
    </style:style>
    <style:style style:name="P10" style:family="paragraph" style:parent-style-name="Heading_20_2">
      <style:paragraph-properties fo:break-before="page"/>
    </style:style>
    <style:style style:name="P11" style:family="paragraph" style:parent-style-name="Body_20_Text_20_2">
      <style:paragraph-properties style:snap-to-layout-grid="false"/>
    </style:style>
    <style:style style:name="P12" style:family="paragraph" style:parent-style-name="Contents_20_3">
      <style:paragraph-properties>
        <style:tab-stops>
          <style:tab-stop style:position="16.997cm" style:type="right" style:leader-style="dotted" style:leader-text="."/>
          <style:tab-stop style:position="17cm" style:type="right" style:leader-style="dotted" style:leader-text="."/>
        </style:tab-stops>
      </style:paragraph-properties>
    </style:style>
    <style:style style:name="P13" style:family="paragraph" style:parent-style-name="Standard">
      <style:paragraph-properties fo:hyphenation-ladder-count="no-limit"/>
      <style:text-properties fo:font-weight="bold" style:font-weight-asian="bold" fo:hyphenate="false" fo:hyphenation-remain-char-count="2" fo:hyphenation-push-char-count="2"/>
    </style:style>
    <style:style style:name="P14" style:family="paragraph" style:parent-style-name="Standard">
      <style:text-properties fo:font-size="18pt" fo:font-weight="bold" style:font-size-asian="18pt" style:font-weight-asian="bold"/>
    </style:style>
    <style:style style:name="P15" style:family="paragraph" style:parent-style-name="Standard">
      <style:paragraph-properties fo:hyphenation-ladder-count="no-limit"/>
      <style:text-properties fo:hyphenate="false" fo:hyphenation-remain-char-count="2" fo:hyphenation-push-char-count="2"/>
    </style:style>
    <style:style style:name="P16" style:family="paragraph" style:parent-style-name="Standard" style:list-style-name="L1">
      <style:paragraph-properties fo:hyphenation-ladder-count="no-limit"/>
      <style:text-properties fo:hyphenate="false" fo:hyphenation-remain-char-count="2" fo:hyphenation-push-char-count="2"/>
    </style:style>
    <style:style style:name="P17" style:family="paragraph" style:parent-style-name="Standard">
      <style:paragraph-properties fo:hyphenation-ladder-count="no-limit"/>
      <style:text-properties fo:font-size="14pt" fo:font-weight="bold" style:font-size-asian="14pt" style:font-weight-asian="bold" fo:hyphenate="false" fo:hyphenation-remain-char-count="2" fo:hyphenation-push-char-count="2"/>
    </style:style>
    <style:style style:name="P18" style:family="paragraph" style:parent-style-name="Standard">
      <style:paragraph-properties fo:hyphenation-ladder-count="no-limit"/>
      <style:text-properties fo:font-size="10pt" style:font-size-asian="10pt" fo:hyphenate="false" fo:hyphenation-remain-char-count="2" fo:hyphenation-push-char-count="2"/>
    </style:style>
    <style:style style:name="P19" style:family="paragraph" style:parent-style-name="Standard">
      <style:paragraph-properties fo:hyphenation-ladder-count="no-limit"/>
      <style:text-properties fo:font-variant="small-caps" fo:font-size="14pt" fo:font-weight="bold" style:font-size-asian="14pt" style:font-weight-asian="bold" fo:hyphenate="false" fo:hyphenation-remain-char-count="2" fo:hyphenation-push-char-count="2"/>
    </style:style>
    <style:style style:name="P20" style:family="paragraph" style:parent-style-name="Standard">
      <style:paragraph-properties fo:hyphenation-ladder-count="no-limit">
        <style:tab-stops>
          <style:tab-stop style:position="17.064cm" style:type="right"/>
        </style:tab-stops>
      </style:paragraph-properties>
      <style:text-properties fo:font-size="8pt" style:font-size-asian="8pt" fo:hyphenate="false" fo:hyphenation-remain-char-count="2" fo:hyphenation-push-char-count="2"/>
    </style:style>
    <style:style style:name="P21" style:family="paragraph" style:parent-style-name="Standard">
      <style:paragraph-properties fo:hyphenation-ladder-count="no-limit">
        <style:tab-stops>
          <style:tab-stop style:position="-1.27cm"/>
        </style:tab-stops>
      </style:paragraph-properties>
      <style:text-properties fo:hyphenate="false" fo:hyphenation-remain-char-count="2" fo:hyphenation-push-char-count="2"/>
    </style:style>
    <style:style style:name="P22" style:family="paragraph" style:parent-style-name="Standard">
      <style:paragraph-properties fo:hyphenation-ladder-count="no-limit"/>
      <style:text-properties style:text-underline-style="solid" style:text-underline-width="auto" style:text-underline-color="font-color" fo:hyphenate="false" fo:hyphenation-remain-char-count="2" fo:hyphenation-push-char-count="2"/>
    </style:style>
    <style:style style:name="P23" style:family="paragraph" style:parent-style-name="Standard" style:master-page-name="Conversion_20_1">
      <style:paragraph-properties fo:margin-left="0cm" fo:margin-right="0.005cm" fo:hyphenation-ladder-count="no-limit" fo:text-indent="0cm" style:auto-text-indent="false" style:page-number="auto"/>
      <style:text-properties fo:font-size="14pt" fo:font-weight="bold" style:font-size-asian="14pt" style:font-weight-asian="bold" fo:hyphenate="false" fo:hyphenation-remain-char-count="2" fo:hyphenation-push-char-count="2"/>
    </style:style>
    <style:style style:name="P24" style:family="paragraph" style:parent-style-name="Standard">
      <style:paragraph-properties fo:margin-left="0.42cm" fo:margin-right="8.299cm" fo:hyphenation-ladder-count="no-limit" fo:text-indent="0cm" style:auto-text-indent="false">
        <style:tab-stops>
          <style:tab-stop style:position="0.85cm"/>
          <style:tab-stop style:position="17cm" style:type="right" style:leader-style="dotted" style:leader-text="."/>
        </style:tab-stops>
      </style:paragraph-properties>
      <style:text-properties fo:text-transform="uppercase" fo:language="en" fo:country="US" fo:font-weight="bold" style:letter-kerning="true" style:font-weight-asian="bold" fo:hyphenate="false" fo:hyphenation-remain-char-count="2" fo:hyphenation-push-char-count="2"/>
    </style:style>
    <style:style style:name="P25" style:family="paragraph" style:parent-style-name="Standard">
      <style:paragraph-properties fo:margin-left="0cm" fo:margin-right="8.299cm" fo:hyphenation-ladder-count="no-limit" fo:text-indent="0cm" style:auto-text-indent="false"/>
      <style:text-properties fo:font-weight="bold" style:font-weight-asian="bold" fo:hyphenate="false" fo:hyphenation-remain-char-count="2" fo:hyphenation-push-char-count="2"/>
    </style:style>
    <style:style style:name="P26" style:family="paragraph" style:parent-style-name="Standard">
      <style:paragraph-properties fo:margin-left="0cm" fo:margin-right="8.299cm" fo:hyphenation-ladder-count="no-limit" fo:text-indent="0cm" style:auto-text-indent="false"/>
      <style:text-properties fo:text-transform="uppercase" fo:font-weight="bold" style:font-weight-asian="bold" fo:hyphenate="false" fo:hyphenation-remain-char-count="2" fo:hyphenation-push-char-count="2"/>
    </style:style>
    <style:style style:name="P27" style:family="paragraph" style:parent-style-name="Standard">
      <style:paragraph-properties fo:margin-left="0cm" fo:margin-right="8.299cm" fo:hyphenation-ladder-count="no-limit" fo:text-indent="0cm" style:auto-text-indent="false"/>
      <style:text-properties fo:font-size="8pt" style:font-size-asian="8pt" fo:hyphenate="false" fo:hyphenation-remain-char-count="2" fo:hyphenation-push-char-count="2"/>
    </style:style>
    <style:style style:name="P28" style:family="paragraph" style:parent-style-name="Standard">
      <style:paragraph-properties fo:margin-left="1.251cm" fo:margin-right="0cm" fo:text-indent="-1.251cm" style:auto-text-indent="false"/>
    </style:style>
    <style:style style:name="P29" style:family="paragraph" style:parent-style-name="Standard">
      <style:paragraph-properties fo:margin-left="1.251cm" fo:margin-right="0cm" fo:hyphenation-ladder-count="no-limit" fo:text-indent="-1.251cm" style:auto-text-indent="false"/>
      <style:text-properties fo:hyphenate="false" fo:hyphenation-remain-char-count="2" fo:hyphenation-push-char-count="2"/>
    </style:style>
    <style:style style:name="P30" style:family="paragraph" style:parent-style-name="Standard">
      <style:paragraph-properties fo:margin-left="1.251cm" fo:margin-right="0cm" fo:hyphenation-ladder-count="no-limit" fo:text-indent="-1.251cm" style:auto-text-indent="false" fo:break-before="page"/>
      <style:text-properties fo:hyphenate="false" fo:hyphenation-remain-char-count="2" fo:hyphenation-push-char-count="2"/>
    </style:style>
    <style:style style:name="P31" style:family="paragraph" style:parent-style-name="Standard">
      <style:paragraph-properties fo:margin-left="1.27cm" fo:margin-right="0cm" fo:hyphenation-ladder-count="no-limit" fo:text-indent="-1.27cm" style:auto-text-indent="false"/>
      <style:text-properties fo:hyphenate="false" fo:hyphenation-remain-char-count="2" fo:hyphenation-push-char-count="2"/>
    </style:style>
    <style:style style:name="P32" style:family="paragraph" style:parent-style-name="Standard">
      <style:paragraph-properties fo:margin-left="1.27cm" fo:margin-right="0cm" fo:hyphenation-ladder-count="no-limit" fo:text-indent="-1.27cm" style:auto-text-indent="false">
        <style:tab-stops>
          <style:tab-stop style:position="-1.27cm"/>
          <style:tab-stop style:position="0cm"/>
        </style:tab-stops>
      </style:paragraph-properties>
      <style:text-properties fo:hyphenate="false" fo:hyphenation-remain-char-count="2" fo:hyphenation-push-char-count="2"/>
    </style:style>
    <style:style style:name="P33" style:family="paragraph" style:parent-style-name="Standard">
      <style:paragraph-properties fo:margin-left="1.27cm" fo:margin-right="0cm" fo:hyphenation-ladder-count="no-limit" fo:text-indent="-1.27cm" style:auto-text-indent="false" fo:break-before="page"/>
      <style:text-properties fo:hyphenate="false" fo:hyphenation-remain-char-count="2" fo:hyphenation-push-char-count="2"/>
    </style:style>
    <style:style style:name="P34" style:family="paragraph" style:parent-style-name="Standard">
      <style:paragraph-properties fo:break-before="page"/>
    </style:style>
    <style:style style:name="P35" style:family="paragraph" style:parent-style-name="Standard">
      <style:paragraph-properties fo:hyphenation-ladder-count="no-limit" fo:break-before="page"/>
      <style:text-properties fo:hyphenate="false" fo:hyphenation-remain-char-count="2" fo:hyphenation-push-char-count="2"/>
    </style:style>
    <style:style style:name="P36" style:family="paragraph" style:parent-style-name="Standard">
      <style:paragraph-properties fo:keep-with-next="always"/>
    </style:style>
    <style:style style:name="P37" style:family="paragraph" style:parent-style-name="Standard">
      <style:paragraph-properties fo:hyphenation-ladder-count="no-limit" fo:keep-with-next="always"/>
      <style:text-properties fo:hyphenate="false" fo:hyphenation-remain-char-count="2" fo:hyphenation-push-char-count="2"/>
    </style:style>
    <style:style style:name="P38" style:family="paragraph" style:parent-style-name="Standard">
      <style:paragraph-properties fo:hyphenation-ladder-count="no-limit" fo:keep-with-next="always" style:snap-to-layout-grid="false"/>
      <style:text-properties fo:hyphenate="false" fo:hyphenation-remain-char-count="2" fo:hyphenation-push-char-count="2"/>
    </style:style>
    <style:style style:name="P39" style:family="paragraph" style:parent-style-name="Standard">
      <style:paragraph-properties fo:keep-together="always" fo:hyphenation-ladder-count="no-limit" fo:keep-with-next="always" style:snap-to-layout-grid="false"/>
      <style:text-properties fo:hyphenate="false" fo:hyphenation-remain-char-count="2" fo:hyphenation-push-char-count="2"/>
    </style:style>
    <style:style style:name="P40" style:family="paragraph" style:parent-style-name="Standard">
      <style:paragraph-properties fo:keep-together="always" fo:hyphenation-ladder-count="no-limit" fo:keep-with-next="always" style:snap-to-layout-grid="false">
        <style:tab-stops>
          <style:tab-stop style:position="7.061cm" style:type="right"/>
        </style:tab-stops>
      </style:paragraph-properties>
      <style:text-properties fo:hyphenate="false" fo:hyphenation-remain-char-count="2" fo:hyphenation-push-char-count="2"/>
    </style:style>
    <style:style style:name="P41" style:family="paragraph" style:parent-style-name="Standard">
      <style:paragraph-properties fo:keep-together="always" fo:hyphenation-ladder-count="no-limit" fo:keep-with-next="always" style:snap-to-layout-grid="false">
        <style:tab-stops>
          <style:tab-stop style:position="6.673cm" style:type="right"/>
        </style:tab-stops>
      </style:paragraph-properties>
      <style:text-properties fo:hyphenate="false" fo:hyphenation-remain-char-count="2" fo:hyphenation-push-char-count="2"/>
    </style:style>
    <style:style style:name="P42" style:family="paragraph" style:parent-style-name="Standard">
      <style:paragraph-properties fo:keep-together="always" fo:hyphenation-ladder-count="no-limit" fo:keep-with-next="always" style:snap-to-layout-grid="false">
        <style:tab-stops>
          <style:tab-stop style:position="7.061cm" style:type="right"/>
        </style:tab-stops>
      </style:paragraph-properties>
      <style:text-properties fo:font-size="9pt" style:font-size-asian="9pt" fo:hyphenate="false" fo:hyphenation-remain-char-count="2" fo:hyphenation-push-char-count="2"/>
    </style:style>
    <style:style style:name="P43" style:family="paragraph" style:parent-style-name="Standard">
      <style:paragraph-properties fo:keep-together="always" fo:hyphenation-ladder-count="no-limit" fo:keep-with-next="always" style:snap-to-layout-grid="false">
        <style:tab-stops>
          <style:tab-stop style:position="7.061cm" style:type="right"/>
          <style:tab-stop style:position="9.31cm" style:type="right"/>
        </style:tab-stops>
      </style:paragraph-properties>
      <style:text-properties fo:font-size="9pt" style:font-size-asian="9pt" fo:hyphenate="false" fo:hyphenation-remain-char-count="2" fo:hyphenation-push-char-count="2"/>
    </style:style>
    <style:style style:name="P44" style:family="paragraph" style:parent-style-name="Standard">
      <style:paragraph-properties fo:keep-together="always" fo:hyphenation-ladder-count="no-limit" fo:keep-with-next="always" style:snap-to-layout-grid="false">
        <style:tab-stops>
          <style:tab-stop style:position="6.673cm" style:type="right"/>
        </style:tab-stops>
      </style:paragraph-properties>
      <style:text-properties fo:font-size="9pt" style:font-size-asian="9pt" fo:hyphenate="false" fo:hyphenation-remain-char-count="2" fo:hyphenation-push-char-count="2"/>
    </style:style>
    <style:style style:name="P45" style:family="paragraph" style:parent-style-name="Standard">
      <style:paragraph-properties fo:hyphenation-ladder-count="no-limit" fo:keep-with-next="always">
        <style:tab-stops>
          <style:tab-stop style:position="7.061cm" style:type="right"/>
        </style:tab-stops>
      </style:paragraph-properties>
      <style:text-properties fo:font-size="9pt" style:font-size-asian="9pt" fo:hyphenate="false" fo:hyphenation-remain-char-count="2" fo:hyphenation-push-char-count="2"/>
    </style:style>
    <style:style style:name="P46" style:family="paragraph" style:parent-style-name="Standard">
      <style:paragraph-properties fo:hyphenation-ladder-count="no-limit" fo:keep-with-next="always" style:snap-to-layout-grid="false">
        <style:tab-stops>
          <style:tab-stop style:position="7.061cm" style:type="right"/>
        </style:tab-stops>
      </style:paragraph-properties>
      <style:text-properties fo:font-size="9pt" style:font-size-asian="9pt" fo:hyphenate="false" fo:hyphenation-remain-char-count="2" fo:hyphenation-push-char-count="2"/>
    </style:style>
    <style:style style:name="P47" style:family="paragraph" style:parent-style-name="Standard">
      <style:paragraph-properties fo:hyphenation-ladder-count="no-limit" fo:keep-with-next="always">
        <style:tab-stops>
          <style:tab-stop style:position="6.172cm"/>
          <style:tab-stop style:position="7.061cm" style:type="right"/>
        </style:tab-stops>
      </style:paragraph-properties>
      <style:text-properties fo:font-size="9pt" style:font-size-asian="9pt" fo:hyphenate="false" fo:hyphenation-remain-char-count="2" fo:hyphenation-push-char-count="2"/>
    </style:style>
    <style:style style:name="P48" style:family="paragraph" style:parent-style-name="Standard">
      <style:paragraph-properties fo:hyphenation-ladder-count="no-limit" fo:keep-with-next="always" style:snap-to-layout-grid="false">
        <style:tab-stops>
          <style:tab-stop style:position="7.673cm" style:type="right"/>
        </style:tab-stops>
      </style:paragraph-properties>
      <style:text-properties fo:font-size="9pt" style:font-size-asian="9pt" fo:hyphenate="false" fo:hyphenation-remain-char-count="2" fo:hyphenation-push-char-count="2"/>
    </style:style>
    <style:style style:name="P49" style:family="paragraph" style:parent-style-name="Standard">
      <style:paragraph-properties fo:hyphenation-ladder-count="no-limit" fo:keep-with-next="always" style:snap-to-layout-grid="false"/>
      <style:text-properties fo:font-size="9pt" style:font-size-asian="9pt" fo:hyphenate="false" fo:hyphenation-remain-char-count="2" fo:hyphenation-push-char-count="2"/>
    </style:style>
    <style:style style:name="P50" style:family="paragraph" style:parent-style-name="Standard">
      <style:paragraph-properties fo:hyphenation-ladder-count="no-limit" fo:keep-with-next="always" style:snap-to-layout-grid="false">
        <style:tab-stops>
          <style:tab-stop style:position="7.673cm" style:type="right"/>
        </style:tab-stops>
      </style:paragraph-properties>
      <style:text-properties fo:hyphenate="false" fo:hyphenation-remain-char-count="2" fo:hyphenation-push-char-count="2"/>
    </style:style>
    <style:style style:name="P51" style:family="paragraph" style:parent-style-name="Standard">
      <style:paragraph-properties fo:hyphenation-ladder-count="no-limit" fo:keep-with-next="always" style:snap-to-layout-grid="false"/>
      <style:text-properties style:font-name="Courier New" fo:font-size="9pt" style:font-size-asian="9pt" fo:hyphenate="false" fo:hyphenation-remain-char-count="2" fo:hyphenation-push-char-count="2"/>
    </style:style>
    <style:style style:name="P52" style:family="paragraph" style:parent-style-name="Standard">
      <style:paragraph-properties fo:margin-top="0.106cm" fo:margin-bottom="0cm" fo:hyphenation-ladder-count="no-limit" fo:keep-with-next="always" style:snap-to-layout-grid="false"/>
      <style:text-properties fo:hyphenate="false" fo:hyphenation-remain-char-count="2" fo:hyphenation-push-char-count="2"/>
    </style:style>
    <style:style style:name="P53" style:family="paragraph" style:parent-style-name="Standard">
      <style:paragraph-properties fo:margin-top="0.106cm" fo:margin-bottom="0cm" fo:keep-together="always" fo:hyphenation-ladder-count="no-limit" fo:keep-with-next="always" style:snap-to-layout-grid="false"/>
      <style:text-properties fo:hyphenate="false" fo:hyphenation-remain-char-count="2" fo:hyphenation-push-char-count="2"/>
    </style:style>
    <style:style style:name="P54" style:family="paragraph" style:parent-style-name="Standard">
      <style:paragraph-properties fo:margin-top="0.106cm" fo:margin-bottom="0cm" fo:keep-together="always" fo:hyphenation-ladder-count="no-limit" fo:keep-with-next="always" style:snap-to-layout-grid="false">
        <style:tab-stops>
          <style:tab-stop style:position="7.061cm" style:type="right"/>
        </style:tab-stops>
      </style:paragraph-properties>
      <style:text-properties fo:hyphenate="false" fo:hyphenation-remain-char-count="2" fo:hyphenation-push-char-count="2"/>
    </style:style>
    <style:style style:name="P55" style:family="paragraph" style:parent-style-name="Standard">
      <style:paragraph-properties fo:margin-top="0.106cm" fo:margin-bottom="0cm" fo:keep-together="always" fo:hyphenation-ladder-count="no-limit" fo:keep-with-next="always" style:snap-to-layout-grid="false">
        <style:tab-stops>
          <style:tab-stop style:position="7.061cm" style:type="right"/>
        </style:tab-stops>
      </style:paragraph-properties>
      <style:text-properties fo:font-size="9pt" style:font-size-asian="9pt" fo:hyphenate="false" fo:hyphenation-remain-char-count="2" fo:hyphenation-push-char-count="2"/>
    </style:style>
    <style:style style:name="P56" style:family="paragraph" style:parent-style-name="Standard">
      <style:paragraph-properties fo:margin-top="0.106cm" fo:margin-bottom="0cm" fo:hyphenation-ladder-count="no-limit" fo:keep-with-next="always" style:snap-to-layout-grid="false"/>
      <style:text-properties fo:font-size="9pt" style:font-size-asian="9pt" fo:hyphenate="false" fo:hyphenation-remain-char-count="2" fo:hyphenation-push-char-count="2"/>
    </style:style>
    <style:style style:name="P57" style:family="paragraph" style:parent-style-name="Standard">
      <style:paragraph-properties fo:margin-top="0.106cm" fo:margin-bottom="0cm" fo:hyphenation-ladder-count="no-limit" fo:keep-with-next="always" style:snap-to-layout-grid="false"/>
      <style:text-properties style:font-name="Courier New" fo:font-size="9pt" style:font-size-asian="9pt" fo:hyphenate="false" fo:hyphenation-remain-char-count="2" fo:hyphenation-push-char-count="2"/>
    </style:style>
    <style:style style:name="P58" style:family="paragraph" style:parent-style-name="Standard">
      <style:paragraph-properties fo:margin-top="0.106cm" fo:margin-bottom="0.106cm" fo:hyphenation-ladder-count="no-limit" fo:keep-with-next="always" style:snap-to-layout-grid="false"/>
      <style:text-properties fo:hyphenate="false" fo:hyphenation-remain-char-count="2" fo:hyphenation-push-char-count="2"/>
    </style:style>
    <style:style style:name="P59" style:family="paragraph" style:parent-style-name="Standard">
      <style:paragraph-properties fo:margin-top="0.106cm" fo:margin-bottom="0.106cm" fo:hyphenation-ladder-count="no-limit" fo:keep-with-next="always" style:snap-to-layout-grid="false"/>
      <style:text-properties fo:font-size="9pt" fo:font-weight="bold" style:font-size-asian="9pt" style:font-weight-asian="bold" fo:hyphenate="false" fo:hyphenation-remain-char-count="2" fo:hyphenation-push-char-count="2"/>
    </style:style>
    <style:style style:name="P60" style:family="paragraph" style:parent-style-name="Standard">
      <style:paragraph-properties fo:margin-top="0.106cm" fo:margin-bottom="0.106cm" fo:keep-together="always" fo:hyphenation-ladder-count="no-limit" fo:keep-with-next="always" style:snap-to-layout-grid="false"/>
      <style:text-properties fo:font-size="9pt" fo:font-weight="bold" style:font-size-asian="9pt" style:font-weight-asian="bold" fo:hyphenate="false" fo:hyphenation-remain-char-count="2" fo:hyphenation-push-char-count="2"/>
    </style:style>
    <style:style style:name="P61" style:family="paragraph" style:parent-style-name="Standard">
      <style:paragraph-properties fo:margin-top="0.106cm" fo:margin-bottom="0.106cm" fo:keep-together="always" fo:hyphenation-ladder-count="no-limit" fo:keep-with-next="always" style:snap-to-layout-grid="false">
        <style:tab-stops>
          <style:tab-stop style:position="7.061cm" style:type="right"/>
        </style:tab-stops>
      </style:paragraph-properties>
      <style:text-properties fo:font-size="9pt" fo:font-weight="bold" style:font-size-asian="9pt" style:font-weight-asian="bold" fo:hyphenate="false" fo:hyphenation-remain-char-count="2" fo:hyphenation-push-char-count="2"/>
    </style:style>
    <style:style style:name="P62" style:family="paragraph" style:parent-style-name="Standard">
      <style:paragraph-properties fo:margin-top="0.106cm" fo:margin-bottom="0.106cm" fo:hyphenation-ladder-count="no-limit" fo:keep-with-next="always" style:snap-to-layout-grid="false">
        <style:tab-stops>
          <style:tab-stop style:position="7.061cm" style:type="right"/>
        </style:tab-stops>
      </style:paragraph-properties>
      <style:text-properties fo:font-size="9pt" fo:font-weight="bold" style:font-size-asian="9pt" style:font-weight-asian="bold" fo:hyphenate="false" fo:hyphenation-remain-char-count="2" fo:hyphenation-push-char-count="2"/>
    </style:style>
    <style:style style:name="P63" style:family="paragraph" style:parent-style-name="Standard">
      <style:paragraph-properties fo:margin-top="0.106cm" fo:margin-bottom="0.106cm" fo:keep-with-next="always" style:snap-to-layout-grid="false"/>
      <style:text-properties fo:font-size="9pt" fo:font-weight="bold" style:font-size-asian="9pt" style:font-weight-asian="bold"/>
    </style:style>
    <style:style style:name="P64" style:family="paragraph" style:parent-style-name="Standard">
      <style:paragraph-properties fo:margin-top="0.106cm" fo:margin-bottom="0.106cm" fo:text-align="center" style:justify-single-word="false" fo:hyphenation-ladder-count="no-limit" fo:keep-with-next="always" style:snap-to-layout-grid="false"/>
      <style:text-properties fo:font-size="9pt" fo:font-weight="bold" style:font-size-asian="9pt" style:font-weight-asian="bold" fo:hyphenate="false" fo:hyphenation-remain-char-count="2" fo:hyphenation-push-char-count="2"/>
    </style:style>
    <style:style style:name="P65" style:family="paragraph" style:parent-style-name="Standard">
      <style:paragraph-properties fo:margin-top="0.106cm" fo:margin-bottom="0.106cm" fo:keep-together="always" fo:hyphenation-ladder-count="no-limit" fo:keep-with-next="always"/>
      <style:text-properties fo:font-size="9pt" style:font-size-asian="9pt" fo:hyphenate="false" fo:hyphenation-remain-char-count="2" fo:hyphenation-push-char-count="2"/>
    </style:style>
    <style:style style:name="P66" style:family="paragraph" style:parent-style-name="Standard">
      <style:paragraph-properties fo:margin-top="0.106cm" fo:margin-bottom="0.106cm" fo:keep-together="always" fo:hyphenation-ladder-count="no-limit" fo:keep-with-next="always" style:snap-to-layout-grid="false"/>
      <style:text-properties fo:font-size="9pt" style:font-size-asian="9pt" fo:hyphenate="false" fo:hyphenation-remain-char-count="2" fo:hyphenation-push-char-count="2"/>
    </style:style>
    <style:style style:name="P67" style:family="paragraph" style:parent-style-name="Standard">
      <style:paragraph-properties fo:margin-top="0.106cm" fo:margin-bottom="0.106cm" fo:hyphenation-ladder-count="no-limit" fo:keep-with-next="always" style:snap-to-layout-grid="false"/>
      <style:text-properties fo:font-size="9pt" style:font-size-asian="9pt" fo:hyphenate="false" fo:hyphenation-remain-char-count="2" fo:hyphenation-push-char-count="2"/>
    </style:style>
    <style:style style:name="P68" style:family="paragraph" style:parent-style-name="Standard">
      <style:paragraph-properties fo:margin-top="0.106cm" fo:margin-bottom="0.106cm" fo:keep-with-next="always" style:snap-to-layout-grid="false"/>
      <style:text-properties fo:font-size="9pt" style:font-size-asian="9pt"/>
    </style:style>
    <style:style style:name="P69" style:family="paragraph" style:parent-style-name="Standard">
      <style:paragraph-properties fo:margin-top="0.106cm" fo:margin-bottom="0.106cm" fo:keep-together="always" fo:hyphenation-ladder-count="no-limit" fo:keep-with-next="always"/>
      <style:text-properties fo:hyphenate="false" fo:hyphenation-remain-char-count="2" fo:hyphenation-push-char-count="2"/>
    </style:style>
    <style:style style:name="P70" style:family="paragraph" style:parent-style-name="Standard">
      <style:paragraph-properties fo:margin-top="0.106cm" fo:margin-bottom="0.106cm" fo:keep-together="always" fo:hyphenation-ladder-count="no-limit" fo:keep-with-next="always" style:snap-to-layout-grid="false"/>
      <style:text-properties fo:hyphenate="false" fo:hyphenation-remain-char-count="2" fo:hyphenation-push-char-count="2"/>
    </style:style>
    <style:style style:name="P71" style:family="paragraph" style:parent-style-name="Standard">
      <style:paragraph-properties fo:margin-top="0.106cm" fo:margin-bottom="0.106cm" fo:keep-together="always" fo:hyphenation-ladder-count="no-limit" fo:keep-with-next="always" style:snap-to-layout-grid="false">
        <style:tab-stops>
          <style:tab-stop style:position="7.061cm" style:type="right"/>
        </style:tab-stops>
      </style:paragraph-properties>
      <style:text-properties fo:hyphenate="false" fo:hyphenation-remain-char-count="2" fo:hyphenation-push-char-count="2"/>
    </style:style>
    <style:style style:name="P72" style:family="paragraph" style:parent-style-name="Standard">
      <style:paragraph-properties fo:margin-top="0.106cm" fo:margin-bottom="0.106cm" fo:keep-together="always" fo:hyphenation-ladder-count="no-limit" fo:keep-with-next="always" style:snap-to-layout-grid="false"/>
      <style:text-properties style:font-name="Courier New" fo:font-size="9pt" style:font-size-asian="9pt" fo:hyphenate="false" fo:hyphenation-remain-char-count="2" fo:hyphenation-push-char-count="2"/>
    </style:style>
    <style:style style:name="P73" style:family="paragraph" style:parent-style-name="Standard">
      <style:paragraph-properties fo:margin-top="0.106cm" fo:margin-bottom="0.106cm" fo:text-align="center" style:justify-single-word="false" fo:hyphenation-ladder-count="no-limit" fo:keep-with-next="always" style:snap-to-layout-grid="false"/>
      <style:text-properties style:font-name="Courier New" fo:font-size="9pt" style:font-size-asian="9pt" fo:hyphenate="false" fo:hyphenation-remain-char-count="2" fo:hyphenation-push-char-count="2"/>
    </style:style>
    <style:style style:name="P74" style:family="paragraph" style:parent-style-name="Standard">
      <style:paragraph-properties fo:margin-top="0.106cm" fo:margin-bottom="0.106cm" fo:keep-with-next="always" style:snap-to-layout-grid="false"/>
    </style:style>
    <style:style style:name="P75" style:family="paragraph" style:parent-style-name="Standard">
      <style:paragraph-properties fo:margin-top="0.106cm" fo:margin-bottom="0.106cm" fo:text-align="center" style:justify-single-word="false" fo:hyphenation-ladder-count="no-limit" fo:keep-with-next="always" style:snap-to-layout-grid="false"/>
      <style:text-properties fo:hyphenate="false" fo:hyphenation-remain-char-count="2" fo:hyphenation-push-char-count="2"/>
    </style:style>
    <style:style style:name="P76" style:family="paragraph" style:parent-style-name="Standard">
      <style:paragraph-properties fo:margin-top="0.106cm" fo:margin-bottom="0.106cm" fo:text-align="center" style:justify-single-word="false" fo:hyphenation-ladder-count="no-limit" style:snap-to-layout-grid="false"/>
      <style:text-properties fo:font-size="8pt" fo:font-weight="bold" style:font-size-asian="8pt" style:font-weight-asian="bold" fo:hyphenate="false" fo:hyphenation-remain-char-count="2" fo:hyphenation-push-char-count="2"/>
    </style:style>
    <style:style style:name="P77" style:family="paragraph" style:parent-style-name="Standard">
      <style:paragraph-properties fo:margin-top="0.106cm" fo:margin-bottom="0.106cm" fo:hyphenation-ladder-count="no-limit" style:snap-to-layout-grid="false"/>
      <style:text-properties fo:font-size="8pt" fo:font-weight="bold" style:font-size-asian="8pt" style:font-weight-asian="bold" fo:hyphenate="false" fo:hyphenation-remain-char-count="2" fo:hyphenation-push-char-count="2"/>
    </style:style>
    <style:style style:name="P78" style:family="paragraph" style:parent-style-name="Standard">
      <style:paragraph-properties fo:margin-top="0.106cm" fo:margin-bottom="0.106cm" fo:text-align="center" style:justify-single-word="false" fo:keep-together="always" fo:hyphenation-ladder-count="no-limit" style:snap-to-layout-grid="false"/>
      <style:text-properties fo:font-size="8pt" style:font-size-asian="8pt" fo:hyphenate="false" fo:hyphenation-remain-char-count="2" fo:hyphenation-push-char-count="2"/>
    </style:style>
    <style:style style:name="P79" style:family="paragraph" style:parent-style-name="Standard">
      <style:paragraph-properties fo:margin-top="0.106cm" fo:margin-bottom="0.106cm" fo:keep-together="always" fo:hyphenation-ladder-count="no-limit" style:snap-to-layout-grid="false">
        <style:tab-stops>
          <style:tab-stop style:position="3.81cm" style:type="right"/>
        </style:tab-stops>
      </style:paragraph-properties>
      <style:text-properties fo:font-size="8pt" style:font-size-asian="8pt" fo:hyphenate="false" fo:hyphenation-remain-char-count="2" fo:hyphenation-push-char-count="2"/>
    </style:style>
    <style:style style:name="P80" style:family="paragraph" style:parent-style-name="Standard">
      <style:paragraph-properties fo:margin-top="0.106cm" fo:margin-bottom="0.106cm" fo:keep-together="always" fo:hyphenation-ladder-count="no-limit" style:snap-to-layout-grid="false"/>
      <style:text-properties fo:font-size="8pt" style:font-size-asian="8pt" fo:hyphenate="false" fo:hyphenation-remain-char-count="2" fo:hyphenation-push-char-count="2"/>
    </style:style>
    <style:style style:name="P81" style:family="paragraph" style:parent-style-name="Standard">
      <style:paragraph-properties fo:margin-top="0.106cm" fo:margin-bottom="0.106cm" fo:keep-together="always" fo:hyphenation-ladder-count="no-limit" style:snap-to-layout-grid="false">
        <style:tab-stops>
          <style:tab-stop style:position="0.559cm"/>
          <style:tab-stop style:position="2.81cm"/>
          <style:tab-stop style:position="5.309cm"/>
        </style:tab-stops>
      </style:paragraph-properties>
      <style:text-properties fo:font-size="8pt" style:font-size-asian="8pt" fo:hyphenate="false" fo:hyphenation-remain-char-count="2" fo:hyphenation-push-char-count="2"/>
    </style:style>
    <style:style style:name="P82" style:family="paragraph" style:parent-style-name="Standard">
      <style:paragraph-properties fo:margin-top="0.106cm" fo:margin-bottom="0.106cm" fo:keep-together="always" fo:hyphenation-ladder-count="no-limit" style:snap-to-layout-grid="false"/>
      <style:text-properties fo:hyphenate="false" fo:hyphenation-remain-char-count="2" fo:hyphenation-push-char-count="2"/>
    </style:style>
    <style:style style:name="P83" style:family="paragraph" style:parent-style-name="Standard">
      <style:paragraph-properties fo:margin-top="0.106cm" fo:margin-bottom="0.106cm" style:snap-to-layout-grid="false"/>
    </style:style>
    <style:style style:name="P84" style:family="paragraph" style:parent-style-name="Standard">
      <style:paragraph-properties fo:margin-top="0.106cm" fo:margin-bottom="0.106cm">
        <style:tab-stops>
          <style:tab-stop style:position="1.311cm"/>
          <style:tab-stop style:position="4.561cm"/>
          <style:tab-stop style:position="8.061cm"/>
        </style:tab-stops>
      </style:paragraph-properties>
    </style:style>
    <style:style style:name="P85" style:family="paragraph" style:parent-style-name="Standard">
      <style:paragraph-properties fo:margin-top="0.106cm" fo:margin-bottom="0.106cm" style:snap-to-layout-grid="false">
        <style:tab-stops>
          <style:tab-stop style:position="1.311cm"/>
          <style:tab-stop style:position="4.561cm"/>
          <style:tab-stop style:position="8.061cm"/>
        </style:tab-stops>
      </style:paragraph-properties>
    </style:style>
    <style:style style:name="P86" style:family="paragraph" style:parent-style-name="Standard">
      <style:paragraph-properties fo:margin-top="0.106cm" fo:margin-bottom="0.106cm" style:snap-to-layout-grid="false"/>
      <style:text-properties fo:font-size="9pt" style:font-size-asian="9pt"/>
    </style:style>
    <style:style style:name="P87" style:family="paragraph" style:parent-style-name="Standard">
      <style:paragraph-properties fo:margin-top="0cm" fo:margin-bottom="0.106cm" fo:keep-together="always" fo:hyphenation-ladder-count="no-limit" fo:keep-with-next="always" style:snap-to-layout-grid="false"/>
      <style:text-properties fo:hyphenate="false" fo:hyphenation-remain-char-count="2" fo:hyphenation-push-char-count="2"/>
    </style:style>
    <style:style style:name="P88" style:family="paragraph" style:parent-style-name="Standard">
      <style:paragraph-properties fo:margin-top="0cm" fo:margin-bottom="0.106cm" fo:keep-together="always" fo:hyphenation-ladder-count="no-limit" fo:keep-with-next="always" style:snap-to-layout-grid="false"/>
      <style:text-properties fo:font-size="9pt" style:font-size-asian="9pt" fo:hyphenate="false" fo:hyphenation-remain-char-count="2" fo:hyphenation-push-char-count="2"/>
    </style:style>
    <style:style style:name="P89" style:family="paragraph" style:parent-style-name="Standard">
      <style:paragraph-properties fo:margin-top="0cm" fo:margin-bottom="0.106cm" fo:keep-together="always" fo:hyphenation-ladder-count="no-limit" fo:keep-with-next="always" style:snap-to-layout-grid="false">
        <style:tab-stops>
          <style:tab-stop style:position="7.061cm" style:type="right"/>
        </style:tab-stops>
      </style:paragraph-properties>
      <style:text-properties fo:font-size="9pt" style:font-size-asian="9pt" fo:hyphenate="false" fo:hyphenation-remain-char-count="2" fo:hyphenation-push-char-count="2"/>
    </style:style>
    <style:style style:name="P90" style:family="paragraph" style:parent-style-name="Standard">
      <style:paragraph-properties fo:margin-top="0cm" fo:margin-bottom="0.106cm" fo:hyphenation-ladder-count="no-limit" fo:keep-with-next="always" style:snap-to-layout-grid="false"/>
      <style:text-properties fo:font-size="9pt" style:font-size-asian="9pt" fo:hyphenate="false" fo:hyphenation-remain-char-count="2" fo:hyphenation-push-char-count="2"/>
    </style:style>
    <style:style style:name="P91" style:family="paragraph" style:parent-style-name="Standard">
      <style:paragraph-properties fo:margin-top="0cm" fo:margin-bottom="0.106cm" fo:hyphenation-ladder-count="no-limit" fo:keep-with-next="always" style:snap-to-layout-grid="false"/>
      <style:text-properties fo:hyphenate="false" fo:hyphenation-remain-char-count="2" fo:hyphenation-push-char-count="2"/>
    </style:style>
    <style:style style:name="P92" style:family="paragraph" style:parent-style-name="Standard">
      <style:paragraph-properties fo:margin-top="0cm" fo:margin-bottom="0.106cm" fo:hyphenation-ladder-count="no-limit" fo:keep-with-next="always" style:snap-to-layout-grid="false"/>
      <style:text-properties style:font-name="Courier New" fo:font-size="9pt" style:font-size-asian="9pt" fo:hyphenate="false" fo:hyphenation-remain-char-count="2" fo:hyphenation-push-char-count="2"/>
    </style:style>
    <style:style style:name="P93" style:family="paragraph" style:parent-style-name="Standard">
      <style:paragraph-properties fo:margin-left="0.501cm" fo:margin-right="0cm" fo:hyphenation-ladder-count="no-limit" fo:text-indent="-0.501cm" style:auto-text-indent="false"/>
      <style:text-properties fo:font-size="10pt" style:font-size-asian="10pt" fo:hyphenate="false" fo:hyphenation-remain-char-count="2" fo:hyphenation-push-char-count="2"/>
    </style:style>
    <style:style style:name="P94" style:family="paragraph" style:parent-style-name="Standard">
      <style:paragraph-properties fo:margin-left="1.039cm" fo:margin-right="0cm" fo:margin-top="0.106cm" fo:margin-bottom="0.106cm" fo:hyphenation-ladder-count="no-limit" fo:text-indent="0cm" style:auto-text-indent="false" fo:keep-with-next="always" style:snap-to-layout-grid="false"/>
      <style:text-properties style:font-name="Courier New" fo:font-size="9pt" style:font-size-asian="9pt" fo:hyphenate="false" fo:hyphenation-remain-char-count="2" fo:hyphenation-push-char-count="2"/>
    </style:style>
    <style:style style:name="P95" style:family="paragraph" style:parent-style-name="Standard">
      <style:paragraph-properties fo:margin-left="1.672cm" fo:margin-right="0cm" fo:margin-top="0.106cm" fo:margin-bottom="0.106cm" fo:keep-together="always" fo:hyphenation-ladder-count="no-limit" fo:text-indent="-1.672cm" style:auto-text-indent="false" fo:keep-with-next="always"/>
      <style:text-properties fo:hyphenate="false" fo:hyphenation-remain-char-count="2" fo:hyphenation-push-char-count="2"/>
    </style:style>
    <style:style style:name="P96" style:family="paragraph" style:parent-style-name="Standard">
      <style:paragraph-properties fo:margin-left="1.672cm" fo:margin-right="0cm" fo:margin-top="0.106cm" fo:margin-bottom="0.106cm" fo:keep-together="always" fo:hyphenation-ladder-count="no-limit" fo:text-indent="-1.672cm" style:auto-text-indent="false" fo:keep-with-next="always" style:snap-to-layout-grid="false"/>
      <style:text-properties fo:hyphenate="false" fo:hyphenation-remain-char-count="2" fo:hyphenation-push-char-count="2"/>
    </style:style>
    <style:style style:name="P97" style:family="paragraph" style:parent-style-name="Standard">
      <style:paragraph-properties fo:margin-left="1.7cm" fo:margin-right="0cm" fo:margin-top="0.106cm" fo:margin-bottom="0.106cm" fo:keep-together="always" fo:hyphenation-ladder-count="no-limit" fo:text-indent="-1.7cm" style:auto-text-indent="false" fo:keep-with-next="always"/>
      <style:text-properties fo:hyphenate="false" fo:hyphenation-remain-char-count="2" fo:hyphenation-push-char-count="2"/>
    </style:style>
    <style:style style:name="P98" style:family="paragraph" style:parent-style-name="Standard" style:master-page-name="Standard">
      <style:paragraph-properties style:page-number="auto"/>
      <style:text-properties fo:font-size="18pt" fo:font-weight="bold" style:font-size-asian="18pt" style:font-weight-asian="bold"/>
    </style:style>
    <style:style style:name="P99" style:family="paragraph" style:parent-style-name="Standard">
      <style:paragraph-properties fo:margin-left="0cm" fo:margin-right="0.06cm" fo:hyphenation-ladder-count="no-limit" fo:text-indent="0cm" style:auto-text-indent="false">
        <style:tab-stops>
          <style:tab-stop style:position="-1.27cm"/>
          <style:tab-stop style:position="8.502cm" style:type="center"/>
          <style:tab-stop style:position="17.145cm" style:type="right"/>
        </style:tab-stops>
      </style:paragraph-properties>
      <style:text-properties fo:hyphenate="false" fo:hyphenation-remain-char-count="2" fo:hyphenation-push-char-count="2"/>
    </style:style>
    <style:style style:name="P100" style:family="paragraph" style:parent-style-name="Contents_20_1">
      <style:paragraph-properties>
        <style:tab-stops>
          <style:tab-stop style:position="16.997cm" style:type="right" style:leader-style="dotted" style:leader-text="."/>
          <style:tab-stop style:position="17cm" style:type="right" style:leader-style="dotted" style:leader-text="."/>
        </style:tab-stops>
      </style:paragraph-properties>
    </style:style>
    <style:style style:name="T1" style:family="text">
      <style:text-properties fo:font-size="8pt" style:font-size-asian="8pt"/>
    </style:style>
    <style:style style:name="T2" style:family="text">
      <style:text-properties fo:font-weight="bold" style:font-weight-asian="bold"/>
    </style:style>
    <style:style style:name="T3" style:family="text">
      <style:text-properties fo:font-size="9pt" fo:font-weight="bold" style:font-size-asian="9pt" style:font-weight-asian="bold"/>
    </style:style>
    <style:style style:name="T4" style:family="text">
      <style:text-properties fo:font-size="9pt" style:font-size-asian="9pt"/>
    </style:style>
    <style:style style:name="T5" style:family="text">
      <style:text-properties fo:font-size="9pt" style:text-underline-style="solid" style:text-underline-width="auto" style:text-underline-color="font-color" style:font-size-asian="9pt"/>
    </style:style>
    <style:style style:name="T6" style:family="text">
      <style:text-properties style:font-name="Courier New"/>
    </style:style>
    <style:style style:name="T7" style:family="text">
      <style:text-properties style:font-name="Courier New" fo:font-size="9pt" style:font-size-asian="9pt"/>
    </style:style>
    <style:style style:name="T8" style:family="text">
      <style:text-properties style:font-name="Courier New" fo:font-size="8pt" style:font-size-asian="8pt"/>
    </style:style>
    <style:style style:name="T9" style:family="text">
      <style:text-properties style:text-position="super 58%" fo:font-size="8pt" style:font-size-asian="8pt"/>
    </style:style>
    <style:style style:name="T10" style:family="text">
      <style:text-properties style:text-position="super 58%" fo:font-size="9pt" fo:font-weight="bold" style:font-size-asian="9pt" style:font-weight-asian="bold"/>
    </style:style>
    <style:style style:name="T11" style:family="text">
      <style:text-properties style:text-position="super 58%" fo:font-size="9pt" style:text-underline-style="solid" style:text-underline-width="auto" style:text-underline-color="font-color" style:font-size-asian="9pt"/>
    </style:style>
    <style:style style:name="T12" style:family="text">
      <style:text-properties style:text-position="super 58%" fo:font-size="10pt" style:font-size-asian="10pt"/>
    </style:style>
    <style:style style:name="T13" style:family="text">
      <style:text-properties style:font-name="Symbol" fo:font-size="9pt" style:font-size-asian="9pt"/>
    </style:style>
    <style:style style:name="T14" style:family="text">
      <style:text-properties fo:font-size="10pt" style:font-size-asian="10pt"/>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style>
    <style:style style:name="T17" style:family="text"/>
    <style:style style:name="Sect1" style:family="section">
      <style:section-properties style:editable="false">
        <style:columns fo:column-count="1" fo:column-gap="0cm"/>
      </style:section-properties>
    </style:style>
    <text:list-style style:name="L1" text:consecutive-numbering="true">
      <text:list-level-style-bullet text:level="1" text:style-name="WW8NumSt4z0" style:num-pre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Concept for the UPScode II</text:p>
      <text:p text:style-name="P14">Serial Interface Protocol</text:p>
      <text:p text:style-name="P14"/>
      <text:p text:style-name="P14"/>
      <text:p text:style-name="P23">Concept for the UPScode II</text:p>
      <text:p text:style-name="P17">Serial Interface Protocol</text:p>
      <text:p text:style-name="P15"/>
      <text:p text:style-name="P18">Document number 1002889</text:p>
      <text:p text:style-name="P18">Revision J</text:p>
      <text:p text:style-name="P18">19 January 2004 <text:s/>by JE</text:p>
      <text:p text:style-name="P15"/>
      <text:p text:style-name="P15"/>
      <text:p text:style-name="P19">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Appendix_20_1"/>
          </text:index-source-styles>
          <text:index-source-styles text:outline-level="2">
            <text:index-source-style text:style-name="Appendix_20_2"/>
          </text:index-source-styles>
        </text:table-of-content-source>
        <text:index-body>
          <text:p text:style-name="P100">1 General<text:tab/>4</text:p>
          <text:p text:style-name="P100">2 Interface protocol specifications<text:tab/>4</text:p>
          <text:p text:style-name="P8">2.1 Communication parameters<text:tab/>4</text:p>
          <text:p text:style-name="P8">2.2 Operation parameters<text:tab/>5</text:p>
          <text:p text:style-name="P8">2.3 Commands to the UPS<text:tab/>5</text:p>
          <text:p text:style-name="P8">2.4 Status messages<text:tab/>5</text:p>
          <text:p text:style-name="P8">2.5 Measurement messages<text:tab/>5</text:p>
          <text:p text:style-name="P8">2.6 Nominal value messages<text:tab/>6</text:p>
          <text:p text:style-name="P100">3 Commands for ups status control and identification<text:tab/>6</text:p>
          <text:p text:style-name="P8">3.1 Status report<text:tab/>6</text:p>
          <text:p text:style-name="P12">3.1.1 Automatic status messages<text:tab/>6</text:p>
          <text:p text:style-name="P12">3.1.2 Show status<text:tab/>9</text:p>
          <text:p text:style-name="P8">3.2 UPS status and measurements<text:tab/>10</text:p>
          <text:p text:style-name="P8">3.3 Battery status<text:tab/>12</text:p>
          <text:p text:style-name="P8">3.4 UPS nominal values and limits<text:tab/>13</text:p>
          <text:p text:style-name="P8">3.5 UPS command list<text:tab/>15</text:p>
          <text:p text:style-name="P8">3.6 UPS service log<text:tab/>16</text:p>
          <text:p text:style-name="P12">3.6.1 Dump service log<text:tab/>16</text:p>
          <text:p text:style-name="P12">3.6.2 Reset service log<text:tab/>16</text:p>
          <text:p text:style-name="P8">3.7 Identification commands<text:tab/>17</text:p>
          <text:p text:style-name="P12">3.7.1 UPS type<text:tab/>17</text:p>
          <text:p text:style-name="P12">3.7.2 UPS ID<text:tab/>17</text:p>
          <text:p text:style-name="P12">3.7.3 Serial number<text:tab/>17</text:p>
          <text:p text:style-name="P12">3.7.4 Part number<text:tab/>18</text:p>
          <text:p text:style-name="P100">4 Commands for changing ups data and operation<text:tab/>18</text:p>
          <text:p text:style-name="P8">4.1 Shutdown and startup commands<text:tab/>18</text:p>
          <text:p text:style-name="P12">4.1.1 Shutdown delay<text:tab/>18</text:p>
          <text:p text:style-name="P12">4.1.2 Conditional shutdown<text:tab/>19</text:p>
          <text:p text:style-name="P12">4.1.3 Restart delay<text:tab/>19</text:p>
          <text:p text:style-name="P12">4.1.4 Unconditional shutdown<text:tab/>20</text:p>
          <text:p text:style-name="P12">4.1.5 Power cycle shutdown<text:tab/>20</text:p>
          <text:p text:style-name="P12">4.1.6 Power cycle delay<text:tab/>20</text:p>
          <text:p text:style-name="P12">4.1.7 Startup command<text:tab/>21</text:p>
          <text:p text:style-name="P12">4.1.8 Shutdown of output channel<text:tab/>21</text:p>
          <text:p text:style-name="P12">4.1.9 Restart delay for output channel<text:tab/>22</text:p>
          <text:p text:style-name="P8">4.2 Battery self test<text:tab/>23</text:p>
          <text:p text:style-name="P8">4.3 UPS self test<text:tab/>23</text:p>
          <text:p text:style-name="P8">4.4 Parameter setting command<text:tab/>24</text:p>
          <text:p text:style-name="P8">4.5 Reset UPS parameters<text:tab/>26</text:p>
          <text:p text:style-name="P8">4.6 Other Commands<text:tab/>27</text:p>
          <text:p text:style-name="P12">4.6.1 Automatic messages ON/OFF<text:tab/>27</text:p>
          <text:p text:style-name="P12">4.6.2 Note fields<text:tab/>27</text:p>
          <text:p text:style-name="P12">4.6.3 Set date<text:tab/>27</text:p>
          <text:p text:style-name="P12">4.6.4 Set time<text:tab/>28</text:p>
          <text:p text:style-name="P12">4.6.5 Alarm reset ON/OFF<text:tab/>28</text:p>
          <text:p text:style-name="P100">5 Commands for remote operation via modem<text:tab/>29</text:p>
          <text:p text:style-name="P8">5.1 Telephone number set<text:tab/>29</text:p>
          <text:p text:style-name="P8">5.2 Password operations<text:tab/>29</text:p>
          <text:p text:style-name="P8">5.3 Hang up connection<text:tab/>31</text:p>
          <text:p text:style-name="P100">6 Programming hints<text:tab/>32</text:p>
          <text:p text:style-name="P100"><text:soft-page-break/><text:s/>APPENDIX A: Reserved UPScode commands<text:tab/>33</text:p>
          <text:p text:style-name="P100"><text:s/>APPENDIX B: Syntax description of codes from UPS<text:tab/>34</text:p>
          <text:p text:style-name="P8"><text:s/>B.1 <text:s/>Status messages (4 character labels)<text:tab/>34</text:p>
          <text:p text:style-name="P8"><text:s/>B.2 <text:s/>Values (5 character labels)<text:tab/>36</text:p>
          <text:p text:style-name="P100"><text:s/>APPENDIX C: UPScode I<text:tab/>37</text:p>
          <text:p text:style-name="P8"><text:s/>C.1 <text:s/>UPScode I interface status (Powerlink EIU compatible)<text:tab/>37</text:p>
          <text:p text:style-name="P8"><text:s/>C.2 <text:s/>Automatic UPScode I messages<text:tab/>37</text:p>
          <text:p text:style-name="P100"><text:s/>APPENDIX D: Revision history<text:tab/>38</text:p>
          <text:p text:style-name="P8"><text:s/>The changes from 1002889 rev G to 1002889 rev H<text:tab/>38</text:p>
          <text:p text:style-name="P8"><text:s/>The changes from 1002889 rev H to 1002889 rev I<text:tab/>38</text:p>
          <text:p text:style-name="P8"><text:s/>The changes from 1002889 rev I to 1002889 rev J<text:tab/>38</text:p>
        </text:index-body>
      </text:table-of-content>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Copyright 2004</text:p>
      <text:p text:style-name="P27"/>
      <text:p text:style-name="P27">The contents of this manual are the copyright of</text:p>
      <text:p text:style-name="P27">the publisher and may not be reproduced (even</text:p>
      <text:p text:style-name="P27">extracts) unless permission granted.</text:p>
      <text:p text:style-name="P27">Every case has been taken to ensure the</text:p>
      <text:p text:style-name="P27">accuracy of the information contained in this</text:p>
      <text:p text:style-name="P27">document, but no liability can be accepted for any</text:p>
      <text:p text:style-name="P27">errors or omission. The right to make</text:p>
      <text:p text:style-name="P20">design modifications is reserved.</text:p>
      <text:h text:style-name="P7" text:outline-level="1"><text:bookmark text:name="_Ref406835816"/><text:bookmark text:name="_Ref315669314"/>General</text:h>
      <text:p text:style-name="P29"><text:tab/>A UPS usually has the capability to indicate the status of operation via potential free contacts. The contacts can be indicating conditions such as: utility failure, bypass active or general alarm. The information transmitted is however quite limited.</text:p>
      <text:p text:style-name="P29"><text:s/></text:p>
      <text:p text:style-name="P29"><text:tab/>This document describes the UPScode II interfacing protocol via RS232 line. The interface protocol consists of automatic status message transmissions, UPS status reports transmission upon request and other related commands. The interface can operate locally with a computer or remotely via modem with a monitoring center.</text:p>
      <text:p text:style-name="P29"/>
      <text:p text:style-name="P29"><text:tab/>This is also a general description of the concept and syntax of the UPScode protocol, which is independent of the UPS type or model. It is intended as a guide and concept specification that helps the programmers of both ends of the communication to implement the communication between a power system and any computer based system utilizing the communication possibilities provided within the concept. Each implementation of this protocol in a product is a subset of the commands and messages described here.</text:p>
      <text:p text:style-name="P29"/>
      <text:p text:style-name="P29"><text:tab/>Further development of the described protocol may bring additional commands and messages to the protocol, but these will implemented in a way that does not conflict with the examples provided in this document. </text:p>
      <text:p text:style-name="P29"/>
      <text:p text:style-name="P29"><text:tab/>Any information in this document related to specific products is believed accurate at the date of this document, but are subject to change in future revisions of each product. Separate detailed documentation for each product is available.</text:p>
      <text:p text:style-name="P28"/>
      <text:p text:style-name="P28"/>
      <text:p text:style-name="P28"/>
      <text:h text:style-name="Heading_20_1" text:outline-level="1">Interface protocol specifications</text:h>
      <text:p text:style-name="P32"><text:tab/>The serial interface protocol defines the format of UPScode commands and messages. The communication and operational parameters are also specified. The more specific description about syntax of the status messages and the values can be found from Appendix B.</text:p>
      <text:p text:style-name="P21"/>
      <text:p text:style-name="P21"/>
      <text:h text:style-name="Heading_20_2" text:outline-level="2">Communication parameters</text:h>
      <text:p text:style-name="P29"><text:tab/>The RS232 port has the following format:</text:p>
      <text:p text:style-name="P29"/>
      <text:p text:style-name="P29"><text:tab/>Baud rate:<text:tab/><text:tab/><text:tab/>1200</text:p>
      <text:p text:style-name="P29"><text:tab/>Data bits:<text:tab/><text:tab/><text:tab/>8</text:p>
      <text:p text:style-name="P29"><text:tab/>Parity:<text:tab/><text:tab/><text:tab/>none</text:p>
      <text:p text:style-name="P29"><text:tab/>Start:<text:tab/><text:tab/><text:tab/><text:tab/>1 bit</text:p>
      <text:p text:style-name="P29"><text:tab/>Stop:<text:tab/><text:tab/><text:tab/><text:tab/>1 bit</text:p>
      <text:p text:style-name="P29"><text:tab/>Handshake:<text:tab/><text:tab/><text:tab/>Xon/Xoff</text:p>
      <text:h text:style-name="P10" text:outline-level="2">Operation parameters</text:h>
      <text:p text:style-name="P29"><text:tab/>The operational parameters are:</text:p>
      <text:p text:style-name="P29"/>
      <text:p text:style-name="P29"><text:tab/>Operation Mode:<text:tab/><text:tab/><text:tab/>standard / modem</text:p>
      <text:p text:style-name="P29"><text:tab/>Line Terminator:<text:tab/><text:tab/><text:tab/>cr+lf on output, cr on input</text:p>
      <text:p text:style-name="P29"/>
      <text:p text:style-name="P29"/>
      <text:h text:style-name="Heading_20_2" text:outline-level="2">Commands to the UPS</text:h>
      <text:p text:style-name="P29"><text:tab/>The UPS can accept several commands from the host computer or from the alarm center.</text:p>
      <text:p text:style-name="P29"/>
      <text:p text:style-name="P29"><text:tab/>Commands to the UPS can consist of one or two parts. The first part (first row) is the command. It is 4 ASCII characters followed by Line Terminator. The first two characters are always UP (Ups) and the other two the mnemonic of the specific command. </text:p>
      <text:p text:style-name="P29"/>
      <text:p text:style-name="P29"><text:tab/>If a command contains second part (second row), it is para­meter connected to the command. It consists of ASCII charac­ters followed by Line Terminator. The number of characters is not fixed.</text:p>
      <text:p text:style-name="P29"/>
      <text:p text:style-name="P29"/>
      <text:h text:style-name="Heading_20_2" text:outline-level="2">Status messages</text:h>
      <text:p text:style-name="P29"><text:tab/>All status messages consist of 2 parts. The first part (first row) is the general status identification label. It is 4 ASCII characters followed by Line Terminator. The first two ASCII characters are always ST (STatus) and the other two the mnemonic of the status. The second part (second row) is a detailed condition code. It consists of two ASCII characters followed by Line Terminator.</text:p>
      <text:p text:style-name="P29"/>
      <text:p text:style-name="P29"><text:tab/>The status message with condition code 00 indicates that the indicated status condition does not exist any more. This type of status message is sent one time to indicate end of the condition.</text:p>
      <text:p text:style-name="P29"/>
      <text:p text:style-name="P29"><text:tab/>The condition codes are specific to a UPS type. They are used to give more detailed information about the condition of the UPS. They can be either mnemonic or numeric.</text:p>
      <text:p text:style-name="P29"/>
      <text:p text:style-name="P29"/>
      <text:h text:style-name="Heading_20_2" text:outline-level="2">Measurement messages</text:h>
      <text:p text:style-name="P29"><text:tab/>The UPS measurement data consist of various measurements and calculated results of them. All of them consist of two parts. </text:p>
      <text:p text:style-name="P29"/>
      <text:p text:style-name="P29"><text:tab/>The first part (first row) is the title of the measurement. It consists of 5 ASCII characters followed by Line Terminator. The first character is always M (Measurement) the other four is a mnemonic description of the measurement.</text:p>
      <text:p text:style-name="P30"><text:tab/>The second part (second row) is the actual value of the measurement. It is presented in 7 ASCII characters with decimal dot and 2 decimals followed by Line Terminator. The possible negative polarity prefix is given as first charac­ter. The examples of the output are: 0220.00<text:span text:style-name="T1">(cr)</text:span>, -022.00<text:span text:style-name="T1">(cr)</text:span>.</text:p>
      <text:p text:style-name="P29"/>
      <text:p text:style-name="P29"><text:tab/>The number of the measurements in UPS measurement data depends on the UPS type and configuration and its environment monitoring capability. The length of the Status Report is therefore variable. The format of a measurements is always the same.</text:p>
      <text:p text:style-name="P29"/>
      <text:p text:style-name="P29"/>
      <text:h text:style-name="Heading_20_2" text:outline-level="2">Nominal value messages</text:h>
      <text:p text:style-name="P29"><text:tab/>The UPS nominal value and operating limit messages consist of two parts also. The first part (first row) is the title of the value. It consists of 5 ASCII characters followed by Line Terminator. The first character is always N (Nominal) the other four is a mnemonic description of the value.</text:p>
      <text:p text:style-name="P29"/>
      <text:p text:style-name="P29"><text:tab/>The second part (second row) is the actual value. It is presented in 7 ASCII characters with decimal dot and 2 decimals followed by Line Terminator. The possible negative polarity prefix is given as first character. The examples of the output are: 0220.00<text:span text:style-name="T1">(cr)</text:span>, -022.00<text:span text:style-name="T1">(cr)</text:span>.</text:p>
      <text:p text:style-name="P29"/>
      <text:p text:style-name="P28"><text:tab/>These values are helpful for example when scaling the output for a graphical presentation of the measurement values.</text:p>
      <text:p text:style-name="P28"/>
      <text:p text:style-name="P28"/>
      <text:p text:style-name="P28"/>
      <text:h text:style-name="Heading_20_1" text:outline-level="1">Commands for ups status control and identification</text:h>
      <text:p text:style-name="P31"><text:tab/>The following commands are used when checking a status or getting an identification information of the unit. By means of these commands (except the UPSN command in some units), an operation of the UPS or data stored in the memory of the unit cannot be changed.</text:p>
      <text:p text:style-name="P15"/>
      <text:p text:style-name="Standard"/>
      <text:h text:style-name="Heading_20_2" text:outline-level="2">Status report</text:h>
      <text:h text:style-name="P9" text:outline-level="3"><text:bookmark-start text:name="_Ref471096373"/><text:bookmark-start text:name="_Ref471005002"/><text:bookmark-start text:name="_Ref471004923"/><text:bookmark-start text:name="_Ref315575153"/><text:bookmark-start text:name="_Ref315574846"/><text:bookmark-start text:name="_Ref315574475"/>Automatic status messages<text:bookmark-end text:name="_Ref471096373"/><text:bookmark-end text:name="_Ref471005002"/><text:bookmark-end text:name="_Ref471004923"/><text:bookmark-end text:name="_Ref315575153"/><text:bookmark-end text:name="_Ref315574846"/><text:bookmark-end text:name="_Ref315574475"/></text:h>
      <text:p text:style-name="P31"><text:tab/>The UPS status messages are automatically transmitted (if automatic status messages are enabled) when the status of the UPS or remaining back up time changes. The following is the description of the status messages with descriptions on their generation in the UPS. A particular message is used only in a UPS system were the condition indicated can occur. </text:p>
      <text:p text:style-name="P31"/>
      <text:p text:style-name="P3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9">Status message</text:p>
          </table:table-cell>
          <table:table-cell table:style-name="Tableau1.B1" office:value-type="string">
            <text:p text:style-name="P59">Description</text:p>
          </table:table-cell>
          <table:table-cell table:style-name="Tableau1.C1" office:value-type="string">
            <text:p text:style-name="P59"/>
          </table:table-cell>
        </table:table-row>
        <table:table-row table:style-name="Tableau1.1">
          <table:table-cell table:style-name="Tableau1.A2" office:value-type="string">
            <text:p text:style-name="P70"><text:span text:style-name="T7">STOK</text:span><text:span text:style-name="T1">(cr)(lf)<text:line-break/></text:span><text:span text:style-name="T7">xx</text:span><text:span text:style-name="T1">(cr)(lf)</text:span></text:p>
          </table:table-cell>
          <table:table-cell table:style-name="Tableau1.B2" office:value-type="string">
            <text:p text:style-name="P70"><text:span text:style-name="T4">UPS ON / OK<text:line-break/></text:span><text:span text:style-name="T7">xx: 00</text:span><text:span text:style-name="T4"> <text:s/>NORMAL OPERATION<text:line-break/></text:span><text:span text:style-name="T7"> <text:s text:c="3"/>11</text:span><text:span text:style-name="T4"> <text:s/>ABNORMAL OPERATION</text:span></text:p>
          </table:table-cell>
          <table:table-cell table:style-name="Tableau1.C2" office:value-type="string">
            <text:p text:style-name="P66">Indicates the condition of the UPS. Normal means that utility is ok, battery is ok and UPS is in its normal state.</text:p>
          </table:table-cell>
        </table:table-row>
        <table:table-row table:style-name="Tableau1.1">
          <table:table-cell table:style-name="Tableau1.A2" office:value-type="string">
            <text:p text:style-name="P70"><text:span text:style-name="T7">STUF</text:span><text:span text:style-name="T1">(cr)(lf)<text:line-break/></text:span><text:span text:style-name="T7">xx</text:span><text:span text:style-name="T1">(cr)(lf)</text:span></text:p>
          </table:table-cell>
          <table:table-cell table:style-name="Tableau1.B2" office:value-type="string">
            <text:p text:style-name="P70"><text:span text:style-name="T4">UTILITY FAILURE<text:line-break/></text:span><text:span text:style-name="T7">xx: 00</text:span><text:span text:style-name="T4"> UTILITY OK<text:line-break/></text:span><text:span text:style-name="T7"> <text:s text:c="3"/>11</text:span><text:span text:style-name="T4"> BATTERY OPERATION</text:span></text:p>
          </table:table-cell>
          <table:table-cell table:style-name="Tableau1.C2" office:value-type="string">
            <text:p text:style-name="P66">Utility failure has occurred. UPS is protecting the load by using power from the batteries.</text:p>
          </table:table-cell>
        </table:table-row>
        <table:table-row table:style-name="Tableau1.1">
          <table:table-cell table:style-name="Tableau1.A2" office:value-type="string">
            <text:p text:style-name="P70"><text:span text:style-name="T7">STBO</text:span><text:span text:style-name="T1">(cr)(lf)<text:line-break/></text:span><text:span text:style-name="T7">xx</text:span><text:span text:style-name="T1">(cr)(lf)</text:span></text:p>
          </table:table-cell>
          <table:table-cell table:style-name="Tableau1.B2" office:value-type="string">
            <text:p text:style-name="P70"><text:span text:style-name="T4">BATTERY OPERATION<text:line-break/></text:span><text:span text:style-name="T7">xx: 00</text:span><text:span text:style-name="T4"> LINE OPERATION<text:line-break/></text:span><text:span text:style-name="T7"> <text:s text:c="3"/>11</text:span><text:span text:style-name="T4"> BATTERY OPERATION</text:span></text:p>
          </table:table-cell>
          <table:table-cell table:style-name="Tableau1.C2" office:value-type="string">
            <text:p text:style-name="P70"><text:span text:style-name="T4">Utility failure has occurred. UPS is protecting the load by using power from the batteries. This message is used only with stand-by units instead of </text:span><text:span text:style-name="T7">STUF</text:span><text:span text:style-name="T4"> message.</text:span></text:p>
          </table:table-cell>
        </table:table-row>
        <table:table-row table:style-name="Tableau1.1">
          <table:table-cell table:style-name="Tableau1.A2" office:value-type="string">
            <text:p text:style-name="P70"><text:span text:style-name="T7">STBL</text:span><text:span text:style-name="T1">(cr)(lf)<text:line-break/></text:span><text:span text:style-name="T7">xx</text:span><text:span text:style-name="T1">(cr)(lf)</text:span></text:p>
          </table:table-cell>
          <table:table-cell table:style-name="Tableau1.B2" office:value-type="string">
            <text:p text:style-name="P70"><text:span text:style-name="T4">LOW BATTERY VOLTAGE<text:line-break/></text:span><text:span text:style-name="T7">xx: 00</text:span><text:span text:style-name="T4"> BATTERY OK<text:line-break/></text:span><text:span text:style-name="T7"> <text:s text:c="3"/>11</text:span><text:span text:style-name="T4"> BATTERY LOW</text:span></text:p>
          </table:table-cell>
          <table:table-cell table:style-name="Tableau1.C2" office:value-type="string">
            <text:p text:style-name="P66">UPS has been using power from the batteries and battery voltage has decreased to the critical point.</text:p>
          </table:table-cell>
        </table:table-row>
        <table:table-row table:style-name="Tableau1.1">
          <table:table-cell table:style-name="Tableau1.A2" office:value-type="string">
            <text:p text:style-name="P70"><text:span text:style-name="T7">STBP</text:span><text:span text:style-name="T1">(cr)(lf)<text:line-break/></text:span><text:span text:style-name="T7">xx</text:span><text:span text:style-name="T1">(cr)(lf)</text:span></text:p>
          </table:table-cell>
          <table:table-cell table:style-name="Tableau1.B2" office:value-type="string">
            <text:p text:style-name="P70"><text:span text:style-name="T4">UPS BYPASSED<text:line-break/></text:span><text:span text:style-name="T7">xx: 00</text:span><text:span text:style-name="T4"> UPS ON-LINE<text:line-break/></text:span><text:span text:style-name="T7"> <text:s text:c="3"/>11</text:span><text:span text:style-name="T4"> UPS BYPASSED</text:span></text:p>
          </table:table-cell>
          <table:table-cell table:style-name="Tableau1.C2" office:value-type="string">
            <text:p text:style-name="P66">The load is supplied from the mains. UPS is not protecting the load.</text:p>
          </table:table-cell>
        </table:table-row>
        <table:table-row table:style-name="Tableau1.1">
          <table:table-cell table:style-name="Tableau1.A2" office:value-type="string">
            <text:p text:style-name="P70"><text:span text:style-name="T7">STBM</text:span><text:span text:style-name="T1">(cr)(lf)<text:line-break/></text:span><text:span text:style-name="T7">xx</text:span><text:span text:style-name="T1">(cr)(lf)</text:span></text:p>
          </table:table-cell>
          <table:table-cell table:style-name="Tableau1.B2" office:value-type="string">
            <text:p text:style-name="P70"><text:span text:style-name="T4">BATTERY MANAGEMENT<text:line-break/></text:span><text:span text:style-name="T7">xx: CH</text:span><text:span text:style-name="T4"> CHARGING<text:line-break/></text:span><text:span text:style-name="T7"> <text:s text:c="3"/>DI</text:span><text:span text:style-name="T4"> DISCHARGING<text:line-break/></text:span><text:span text:style-name="T7"> <text:s text:c="3"/>FT</text:span><text:span text:style-name="T4"> FLOATING<text:line-break/></text:span><text:span text:style-name="T7"> <text:s text:c="3"/>RS</text:span><text:span text:style-name="T4"> RESTING</text:span></text:p>
          </table:table-cell>
          <table:table-cell table:style-name="Tableau1.C2" office:value-type="string">
            <text:p text:style-name="P70"><text:span text:style-name="T4">The advanced battery management (ABM</text:span><text:span text:style-name="T9">TM</text:span><text:span text:style-name="T4">) status. This message is used only with UPSs with ABM capability.</text:span></text:p>
          </table:table-cell>
        </table:table-row>
        <table:table-row table:style-name="Tableau1.1">
          <table:table-cell table:style-name="Tableau1.A2" office:value-type="string">
            <text:p text:style-name="P70"><text:span text:style-name="T7">STLR</text:span><text:span text:style-name="T1">(cr)(lf)<text:line-break/></text:span><text:span text:style-name="T7">xx</text:span><text:span text:style-name="T1">(cr)(lf)</text:span></text:p>
          </table:table-cell>
          <table:table-cell table:style-name="Tableau1.B2" office:value-type="string">
            <text:p text:style-name="P70"><text:span text:style-name="T4">LINE REGULATION<text:line-break/></text:span><text:span text:style-name="T7">xx: NO</text:span><text:span text:style-name="T4"> NORMAL, STRAIGHT THROUGH<text:line-break/></text:span><text:span text:style-name="T7"> <text:s text:c="3"/>SD</text:span><text:span text:style-name="T4"> STEP DOWN, BUCK<text:line-break/></text:span><text:span text:style-name="T7"> <text:s text:c="3"/>SU</text:span><text:span text:style-name="T4"> STEP UP, BOOST<text:line-break/></text:span><text:span text:style-name="T7"> <text:s text:c="3"/>DU</text:span><text:span text:style-name="T4"> STEP UP, DOUBLE BOOST</text:span></text:p>
          </table:table-cell>
          <table:table-cell table:style-name="Tableau1.C2" office:value-type="string">
            <text:p text:style-name="P66">The line regulation status. This messages is used only with UPSs with line regulation capability.</text:p>
          </table:table-cell>
        </table:table-row>
      </table:table>
      <text:p text:style-name="Standard"/>
      <text:p text:style-name="Standard">The following two messages are transmitted when the condition occurs. If there are several alarms at the same time, the messages are sent one after another. There are two levels that indicate the severity of the problem as judged by the diagnostic capability of the firmware in the UPS in question:</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0"><text:span text:style-name="T7">STAT</text:span><text:span text:style-name="T1">(cr)(lf)<text:line-break/></text:span><text:span text:style-name="T7">xx</text:span><text:span text:style-name="T1">(cr)(lf)</text:span></text:p>
            <text:p text:style-name="P69"><text:span text:style-name="T7">STMF</text:span><text:span text:style-name="T1">(cr)(lf)<text:line-break/></text:span><text:span text:style-name="T7">xx</text:span><text:span text:style-name="T1">(cr)(lf)</text:span></text:p>
          </table:table-cell>
          <table:table-cell table:style-name="Tableau2.B1" office:value-type="string">
            <text:p text:style-name="P66">ATTENTION REQUIRED ON UPS<text:line-break/>CONDITION CODE</text:p>
            <text:p text:style-name="P65">UPS MALFUNCTION. IMMEDIATE ATTENTION<text:line-break/>CONDITION CODE</text:p>
            <text:p text:style-name="P69"><text:span text:style-name="T7">xx: 00</text:span><text:span text:style-name="T4"> NONE (in some units, this is sent when<text:line-break/> <text:s text:c="13"/>there is not active conditions)</text:span><text:span text:style-name="T7"><text:line-break/> <text:s text:c="3"/>AC</text:span><text:span text:style-name="T4"> AUXILIARY CONTACT FAILURE<text:line-break/></text:span><text:span text:style-name="T7"> <text:s text:c="3"/>BA</text:span><text:span text:style-name="T4"> BATTERIES DISCONNECTED<text:line-break/></text:span><text:span text:style-name="T7"> <text:s text:c="3"/>BC</text:span><text:span text:style-name="T4"> BACKFEED CONTACT FAILURE<text:line-break/></text:span><text:span text:style-name="T7"> <text:s text:c="3"/>BD</text:span><text:span text:style-name="T4"> ABNORMAL BATTERY DISCHARGE<text:line-break/></text:span><text:span text:style-name="T7"> <text:s text:c="3"/>BF</text:span><text:span text:style-name="T4"> BATTERY FUSE FAILURE<text:line-break/></text:span><text:span text:style-name="T7"> <text:s text:c="3"/>BL</text:span><text:span text:style-name="T4"> BATTERY LOW LIMIT<text:line-break/></text:span><text:span text:style-name="T7"> <text:s text:c="3"/>BO</text:span><text:span text:style-name="T4"> BATTERY OVER VOLTAGE<text:line-break/></text:span><text:span text:style-name="T7"> <text:s text:c="3"/>BP</text:span><text:span text:style-name="T4"> BYPASS FUSE FAILURE<text:line-break/></text:span><text:span text:style-name="T7"> <text:s text:c="3"/>BR</text:span><text:span text:style-name="T4"> ABNORMAL BATTERY RECHARGE<text:line-break/></text:span><text:span text:style-name="T7"> <text:s text:c="3"/>BT</text:span><text:span text:style-name="T4"> BATTERY OVER TEMPERATURE<text:line-break/></text:span><text:span text:style-name="T7"> <text:s text:c="3"/>BX</text:span><text:span text:style-name="T4"> BYPASS UNAVAILABLE</text:span></text:p>
          </table:table-cell>
          <table:table-cell table:style-name="Tableau2.C1" office:value-type="string">
            <text:p text:style-name="P66">UPS condition is not normal. Operator attention or service may be required.</text:p>
            <text:p text:style-name="P65">UPS has serious malfunction. UPS shutdown and service is required.</text:p>
            <text:p text:style-name="P65"/>
          </table:table-cell>
        </table:table-row>
      </table:table>
      <text:p text:style-name="Standard"/>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72"/>
          </table:table-cell>
          <table:table-cell table:style-name="Tableau3.B1" office:value-type="string">
            <text:p text:style-name="P70"><text:span text:style-name="T7"><text:s text:c="4"/>BY</text:span><text:span text:style-name="T4"> BATTERY FAILURE<text:line-break/></text:span><text:span text:style-name="T7"> <text:s text:c="3"/>CE</text:span><text:span text:style-name="T4"> CONFIGURATION ERROR<text:line-break/></text:span><text:span text:style-name="T7"> <text:s text:c="3"/>CM</text:span><text:span text:style-name="T4"> BATTERY CONVERTER FAILURE<text:line-break/></text:span><text:span text:style-name="T7"> <text:s text:c="3"/>CT</text:span><text:span text:style-name="T4"> CABINET OVER TEMPERATURE</text:span><text:span text:style-name="T7"><text:line-break/> <text:s text:c="3"/>DO</text:span><text:span text:style-name="T4"> DC OVER VOLTAGE<text:line-break/></text:span><text:span text:style-name="T7"> <text:s text:c="3"/>DU</text:span><text:span text:style-name="T4"> DC UNDER VOLTAGE<text:line-break/></text:span><text:span text:style-name="T7"> <text:s text:c="3"/>EP</text:span><text:span text:style-name="T4"> EMERGENCY POWER OFF<text:line-break/></text:span><text:span text:style-name="T7"> <text:s text:c="3"/>FF</text:span><text:span text:style-name="T4"> FAN FAILURE<text:line-break/></text:span><text:span text:style-name="T7"> <text:s text:c="3"/>FH</text:span><text:span text:style-name="T4"> LINE FREQUENCY HIGH<text:line-break/></text:span><text:span text:style-name="T7"> <text:s text:c="3"/>FL</text:span><text:span text:style-name="T4"> LINE FREQUENCY LOW<text:line-break/></text:span><text:span text:style-name="T7"> <text:s text:c="3"/>FT</text:span><text:span text:style-name="T4"> FILTER OVER TEMPERATURE<text:line-break/></text:span><text:span text:style-name="T7"> <text:s text:c="3"/>GF</text:span><text:span text:style-name="T4"> GROUND FAILURE<text:line-break/></text:span><text:span text:style-name="T7"> <text:s text:c="3"/>HT</text:span><text:span text:style-name="T4"> CHARGER OVER TEMPERATURE<text:line-break/></text:span><text:span text:style-name="T7"> <text:s text:c="3"/>IB</text:span><text:span text:style-name="T4"> INTERNAL DATA BUS FAILURE<text:line-break/></text:span><text:span text:style-name="T7"> <text:s text:c="3"/>IF</text:span><text:span text:style-name="T4"> INVERTER FUSE FAILURE<text:line-break/></text:span><text:span text:style-name="T7"> <text:s text:c="3"/>IM</text:span><text:span text:style-name="T4"> INVERTER FAILURE<text:line-break/></text:span><text:span text:style-name="T7"> <text:s text:c="3"/>IO</text:span><text:span text:style-name="T4"> INVERTER OVER VOLTAGE<text:line-break/></text:span><text:span text:style-name="T7"> <text:s text:c="3"/>IP</text:span><text:span text:style-name="T4"> INTERNAL POWER SUPPLY FAILURE<text:line-break/></text:span><text:span text:style-name="T7"> <text:s text:c="3"/>IT</text:span><text:span text:style-name="T4"> INVERTER OVER TEMPERATURE<text:line-break/></text:span><text:span text:style-name="T7"> <text:s text:c="3"/>IU</text:span><text:span text:style-name="T4"> INVERTER UNDER VOLTAGE<text:line-break/></text:span><text:span text:style-name="T7"> <text:s text:c="3"/>IV</text:span><text:span text:style-name="T4"> INVERTER OFF<text:line-break/></text:span><text:span text:style-name="T7"> <text:s text:c="3"/>LR</text:span><text:span text:style-name="T4"> LOSS OF REDUNDANCY<text:line-break/></text:span><text:span text:style-name="T7"> <text:s text:c="3"/>NF</text:span><text:span text:style-name="T4"> NEUTRAL FAULT<text:line-break/></text:span><text:span text:style-name="T7"> <text:s text:c="3"/>OD</text:span><text:span text:style-name="T4"> UPS NOT SUPPLYING LOAD<text:line-break/></text:span><text:span text:style-name="T7"> <text:s text:c="3"/>OF</text:span><text:span text:style-name="T4"> OSCILLATOR FAILURE <text:line-break/></text:span><text:span text:style-name="T7"> <text:s text:c="3"/>OL</text:span><text:span text:style-name="T4"> OVERLOAD<text:line-break/></text:span><text:span text:style-name="T7"> <text:s text:c="3"/>OR</text:span><text:span text:style-name="T4"> REDUNDANCY OVERLOAD<text:line-break/></text:span><text:span text:style-name="T7"> <text:s text:c="3"/>OV</text:span><text:span text:style-name="T4"> ABNORMAL OUTPUT VOLTAGE<text:line-break/></text:span><text:span text:style-name="T7"> <text:s text:c="3"/>OW</text:span><text:span text:style-name="T4"> OUTPUT FAILURE<text:line-break/></text:span><text:span text:style-name="T7"> <text:s text:c="3"/>PB</text:span><text:span text:style-name="T4"> PARALLEL BUS FAILURE<text:line-break/></text:span><text:span text:style-name="T7"> <text:s text:c="3"/>PE</text:span><text:span text:style-name="T4"> PHASE ROTATION ERROR<text:line-break/></text:span><text:span text:style-name="T7"> <text:s text:c="3"/>RE</text:span><text:span text:style-name="T4"> RECTIFIER OFF<text:line-break/></text:span><text:span text:style-name="T7"> <text:s text:c="3"/>RF</text:span><text:span text:style-name="T4"> RECTIFIER FUSE FAILURE<text:line-break/></text:span><text:span text:style-name="T7"> <text:s text:c="3"/>RM</text:span><text:span text:style-name="T4"> RECTIFIER FAILURE<text:line-break/></text:span><text:span text:style-name="T7"> <text:s text:c="3"/>RT</text:span><text:span text:style-name="T4"> RECTIFIER OVER TEMPERATURE<text:line-break/></text:span><text:span text:style-name="T7"> <text:s text:c="3"/>SM</text:span><text:span text:style-name="T4"> STATIC SWITCH FAILURE<text:line-break/></text:span><text:span text:style-name="T7"> <text:s text:c="3"/>ST</text:span><text:span text:style-name="T4"> STATIC SWITCH OVER TEMPERATRE<text:line-break/></text:span><text:span text:style-name="T7"> <text:s text:c="3"/>TT</text:span><text:span text:style-name="T4"> TRAFO OVER TEMPERATURE<text:line-break/></text:span><text:span text:style-name="T7"> <text:s text:c="3"/>UD</text:span><text:span text:style-name="T4"> UPS DISABLED<text:line-break/></text:span><text:span text:style-name="T7"> <text:s text:c="3"/>UO</text:span><text:span text:style-name="T4"> UTILITY OVER VOLTAGE<text:line-break/></text:span><text:span text:style-name="T7"> <text:s text:c="3"/>US</text:span><text:span text:style-name="T4"> UNSYNCHRONIZED<text:line-break/></text:span><text:span text:style-name="T7"> <text:s text:c="3"/>UU</text:span><text:span text:style-name="T4"> UTILITY UNDER VOLTAGE<text:line-break/></text:span><text:span text:style-name="T7"> <text:s text:c="3"/>VE</text:span><text:span text:style-name="T4"> INTERNAL VOLTAGE ERROR</text:span></text:p>
          </table:table-cell>
          <table:table-cell table:style-name="Tableau3.C1" office:value-type="string">
            <text:p text:style-name="P66"/>
          </table:table-cell>
        </table:table-row>
      </table:table>
      <text:p text:style-name="Standard"/>
      <text:p text:style-name="Standard">The following status messages are used when the system is equipped with environmental monitoring capabilities. They are transmitted only when the condition occurs.</text:p>
      <text:p text:style-name="Standard"/>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70"><text:span text:style-name="T7">STEA</text:span><text:span text:style-name="T1">(cr)(lf)<text:line-break/></text:span><text:span text:style-name="T7">xx</text:span><text:span text:style-name="T1">(cr)(lf)</text:span></text:p>
            <text:p text:style-name="P69"><text:span text:style-name="T7">STEF</text:span><text:span text:style-name="T1">(cr)(lf)<text:line-break/></text:span><text:span text:style-name="T7">xx</text:span><text:span text:style-name="T1">(cr)(lf)</text:span></text:p>
          </table:table-cell>
          <table:table-cell table:style-name="Tableau4.B1" office:value-type="string">
            <text:p text:style-name="P66">ENVIRONMENT ATTENTION REQUIRED<text:line-break/>CONDITION CODE</text:p>
            <text:p text:style-name="P65">ENVIRONMENT FAILURE. IMMEDIATE ATTENTION </text:p>
            <text:p text:style-name="P69"><text:span text:style-name="T7">xx: HH</text:span><text:span text:style-name="T4"> HUMIDITY HIGH<text:line-break/></text:span><text:span text:style-name="T7"> <text:s text:c="3"/>HL</text:span><text:span text:style-name="T4"> HUMIDITY LOW<text:line-break/></text:span><text:span text:style-name="T7"> <text:s text:c="3"/>TH</text:span><text:span text:style-name="T4"> TEMPERATURE HIGH<text:line-break/></text:span><text:span text:style-name="T7"> <text:s text:c="3"/>TL</text:span><text:span text:style-name="T4"> TEMPERATURE LOW<text:line-break/></text:span><text:span text:style-name="T7"> <text:s text:c="3"/>01</text:span><text:span text:style-name="T4"> ENVIRONMENT ALARM 1<text:line-break/></text:span><text:span text:style-name="T7"> <text:s text:c="3"/>02</text:span><text:span text:style-name="T4"> ENVIRONMENT ALARM 2<text:line-break/></text:span><text:span text:style-name="T7"> <text:s text:c="3"/>...</text:span><text:span text:style-name="T4"> <text:s/><text:line-break/></text:span><text:span text:style-name="T7"> <text:s text:c="3"/>09</text:span><text:span text:style-name="T4"> ENVIRONMENT ALARM 9</text:span></text:p>
          </table:table-cell>
          <table:table-cell table:style-name="Tableau4.C1" office:value-type="string">
            <text:p text:style-name="P66">Environment conditions are abnormal. Operator attetion may be required. </text:p>
            <text:p text:style-name="P65">Environment conditions are seriously abnormal. System shutdown may be required.</text:p>
          </table:table-cell>
        </table:table-row>
      </table:table>
      <text:p text:style-name="P34">The following message is sent if the UPS has the capability of estimating the remaining back up time, taking into account the present load and the present charge state of the battery:</text:p>
      <text:p text:style-name="Standard"/>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70"><text:span text:style-name="T7">BTIME</text:span><text:span text:style-name="T1">(cr)(lf)<text:line-break/></text:span><text:span text:style-name="T7">tttt.00</text:span><text:span text:style-name="T1">(cr)(lf)</text:span></text:p>
          </table:table-cell>
          <table:table-cell table:style-name="Tableau5.B1" office:value-type="string">
            <text:p text:style-name="P70"><text:span text:style-name="T4">REMAINING BACK UP TIME<text:line-break/></text:span><text:span text:style-name="T7">tttt</text:span><text:span text:style-name="T4"> MINUTES</text:span></text:p>
          </table:table-cell>
          <table:table-cell table:style-name="Tableau5.C1" office:value-type="string">
            <text:p text:style-name="P11">The calculated value is sent any time the UPS is supplying the load using power from the batteries. The message is repeated every time the minute value changes. Some units can also give (on request) the BTIME estimate during line operation when the UPS is supplying the load.</text:p>
            <text:p text:style-name="P65">If the back up time can not be calculated, 9999 will be transmitted.</text:p>
          </table:table-cell>
        </table:table-row>
      </table:table>
      <text:p text:style-name="P15"/>
      <text:p text:style-name="P15">The BTIME value will always be the last value sent from any UPS by the UPSS command and when the messages are transmitted automatically.</text:p>
      <text:p text:style-name="P15"/>
      <text:p text:style-name="P15"/>
      <text:h text:style-name="Heading_20_3" text:outline-level="3">Show status</text:h>
      <text:p text:style-name="P15">All presently valid status messages as described in <text:bookmark-ref text:reference-format="chapter" text:ref-name="_Ref471004923">3.1.1</text:bookmark-ref> can be requested by sending the command:</text:p>
      <text:p text:style-name="P15"/>
      <table:table table:name="Tableau6" table:style-name="Tableau6">
        <table:table-column table:style-name="Tableau6.A"/>
        <table:table-column table:style-name="Tableau6.B"/>
        <table:table-row table:style-name="Tableau6.1">
          <table:table-cell table:style-name="Tableau6.A1" office:value-type="string">
            <text:p text:style-name="P60">Command</text:p>
          </table:table-cell>
          <table:table-cell table:style-name="Tableau6.B1" office:value-type="string">
            <text:p text:style-name="P60">Description</text:p>
          </table:table-cell>
        </table:table-row>
        <table:table-row table:style-name="Tableau6.1">
          <table:table-cell table:style-name="Tableau6.A2" office:value-type="string">
            <text:p text:style-name="P70"><text:span text:style-name="T7">UPSS</text:span><text:span text:style-name="T1">(cr)</text:span></text:p>
          </table:table-cell>
          <table:table-cell table:style-name="Tableau6.B2" office:value-type="string">
            <text:p text:style-name="P66">SHOW STATUS</text:p>
          </table:table-cell>
        </table:table-row>
      </table:table>
      <text:p text:style-name="P15"/>
      <text:p text:style-name="P15">Example of response from UPS:</text:p>
      <text:p text:style-name="P15"/>
      <table:table table:name="Tableau7" table:style-name="Tableau7">
        <table:table-column table:style-name="Tableau7.A"/>
        <table:table-column table:style-name="Tableau7.B"/>
        <table:table-row table:style-name="Tableau7.1">
          <table:table-cell table:style-name="Tableau7.A1" office:value-type="string">
            <text:p text:style-name="P60">Status response</text:p>
          </table:table-cell>
          <table:table-cell table:style-name="Tableau7.B1" office:value-type="string">
            <text:p text:style-name="P60">Comment</text:p>
          </table:table-cell>
        </table:table-row>
        <table:table-row table:style-name="Tableau7.1">
          <table:table-cell table:style-name="Tableau7.A2" office:value-type="string">
            <text:p text:style-name="P53"><text:span text:style-name="T7">STOK</text:span><text:span text:style-name="T1">(cr)(lf)<text:line-break/></text:span><text:span text:style-name="T7">11</text:span><text:span text:style-name="T1">(cr)(lf)</text:span></text:p>
          </table:table-cell>
          <table:table-cell table:style-name="Tableau7.B2" office:value-type="string">
            <text:p text:style-name="P53"><text:span text:style-name="T4">UPS ON / OK<text:line-break/></text:span><text:span text:style-name="T7">11</text:span><text:span text:style-name="T4"> ABNORMAL OPERATION</text:span></text:p>
          </table:table-cell>
        </table:table-row>
        <table:table-row table:style-name="Tableau7.1">
          <table:table-cell table:style-name="Tableau7.A2" office:value-type="string">
            <text:p text:style-name="P39"><text:span text:style-name="T7">STUF</text:span><text:span text:style-name="T1">(cr)(lf)<text:line-break/></text:span><text:span text:style-name="T7">11</text:span><text:span text:style-name="T1">(cr)(lf)</text:span></text:p>
          </table:table-cell>
          <table:table-cell table:style-name="Tableau7.B2" office:value-type="string">
            <text:p text:style-name="P39"><text:span text:style-name="T4">UTILITY FAILURE<text:line-break/></text:span><text:span text:style-name="T7">11</text:span><text:span text:style-name="T4"> BATTERY OPERATION</text:span></text:p>
          </table:table-cell>
        </table:table-row>
        <table:table-row table:style-name="Tableau7.1">
          <table:table-cell table:style-name="Tableau7.A2" office:value-type="string">
            <text:p text:style-name="P39"><text:span text:style-name="T7">STBL</text:span><text:span text:style-name="T1">(cr)(lf)<text:line-break/></text:span><text:span text:style-name="T7">00</text:span><text:span text:style-name="T1">(cr)(lf)</text:span></text:p>
          </table:table-cell>
          <table:table-cell table:style-name="Tableau7.B2" office:value-type="string">
            <text:p text:style-name="P39"><text:span text:style-name="T4">LOW BATTERY VOLTAGE<text:line-break/></text:span><text:span text:style-name="T7">00</text:span><text:span text:style-name="T4"> BATTERY OK</text:span></text:p>
          </table:table-cell>
        </table:table-row>
        <table:table-row table:style-name="Tableau7.1">
          <table:table-cell table:style-name="Tableau7.A2" office:value-type="string">
            <text:p text:style-name="P39"><text:span text:style-name="T7">STBP</text:span><text:span text:style-name="T1">(cr)(lf)<text:line-break/></text:span><text:span text:style-name="T7">00</text:span><text:span text:style-name="T1">(cr)(lf)</text:span></text:p>
          </table:table-cell>
          <table:table-cell table:style-name="Tableau7.B2" office:value-type="string">
            <text:p text:style-name="P39"><text:span text:style-name="T4">UPS BYPASSED<text:line-break/></text:span><text:span text:style-name="T7">00</text:span><text:span text:style-name="T4"> UPS ON-LINE</text:span></text:p>
          </table:table-cell>
        </table:table-row>
        <table:table-row table:style-name="Tableau7.1">
          <table:table-cell table:style-name="Tableau7.A2" office:value-type="string">
            <text:p text:style-name="P39"><text:span text:style-name="T7">STBM</text:span><text:span text:style-name="T1">(cr)(lf)<text:line-break/></text:span><text:span text:style-name="T7">DI</text:span><text:span text:style-name="T1">(cr)(lf)</text:span></text:p>
          </table:table-cell>
          <table:table-cell table:style-name="Tableau7.B2" office:value-type="string">
            <text:p text:style-name="P39"><text:span text:style-name="T4">BATTERY MANAGEMENT<text:line-break/></text:span><text:span text:style-name="T7">DI</text:span><text:span text:style-name="T4"> DISCHARGING</text:span></text:p>
          </table:table-cell>
        </table:table-row>
        <table:table-row table:style-name="Tableau7.1">
          <table:table-cell table:style-name="Tableau7.A2" office:value-type="string">
            <text:p text:style-name="P39"><text:span text:style-name="T7">STAT</text:span><text:span text:style-name="T1">(cr)(lf)<text:line-break/></text:span><text:span text:style-name="T7">US</text:span><text:span text:style-name="T1">(cr)(lf)</text:span></text:p>
          </table:table-cell>
          <table:table-cell table:style-name="Tableau7.B2" office:value-type="string">
            <text:p text:style-name="P39"><text:span text:style-name="T4">ATTENTION REQUIRED<text:line-break/></text:span><text:span text:style-name="T7">US</text:span><text:span text:style-name="T4"> UNSYNCHRONIZED</text:span></text:p>
          </table:table-cell>
        </table:table-row>
        <table:table-row table:style-name="Tableau7.1">
          <table:table-cell table:style-name="Tableau7.A8" office:value-type="string">
            <text:p text:style-name="P87"><text:span text:style-name="T7">BTIME</text:span><text:span text:style-name="T1">(cr)(lf)<text:line-break/></text:span><text:span text:style-name="T7">0008.00</text:span><text:span text:style-name="T1">(cr)(lf)</text:span></text:p>
          </table:table-cell>
          <table:table-cell table:style-name="Tableau7.B8" office:value-type="string">
            <text:p text:style-name="P88">REMAINING BACK UP TIME<text:line-break/>8 MINUTES</text:p>
          </table:table-cell>
        </table:table-row>
      </table:table>
      <text:p text:style-name="P15"/>
      <text:p text:style-name="P15"/>
      <text:h text:style-name="P10" text:outline-level="2">UPS status and measurements</text:h>
      <text:p text:style-name="P15">The complete UPS status report can be requested by sending the command:</text:p>
      <text:p text:style-name="P15"/>
      <table:table table:name="Tableau8" table:style-name="Tableau8">
        <table:table-column table:style-name="Tableau8.A"/>
        <table:table-column table:style-name="Tableau8.B"/>
        <table:table-row table:style-name="Tableau8.1">
          <table:table-cell table:style-name="Tableau8.A1" office:value-type="string">
            <text:p text:style-name="P60">Command</text:p>
          </table:table-cell>
          <table:table-cell table:style-name="Tableau8.B1" office:value-type="string">
            <text:p text:style-name="P60">Description</text:p>
          </table:table-cell>
        </table:table-row>
        <table:table-row table:style-name="Tableau8.1">
          <table:table-cell table:style-name="Tableau8.A2" office:value-type="string">
            <text:p text:style-name="P70"><text:span text:style-name="T7">UPDS</text:span><text:span text:style-name="T1">(cr)</text:span></text:p>
          </table:table-cell>
          <table:table-cell table:style-name="Tableau8.B2" office:value-type="string">
            <text:p text:style-name="P66">DUMP STATUS</text:p>
          </table:table-cell>
        </table:table-row>
      </table:table>
      <text:p text:style-name="P15"/>
      <text:p text:style-name="P15">The UPS responds by transmitting the present status messages followed by the back up time message and the complete UPS measurement data. The status messages and back up time message are of the same form as described in <text:bookmark-ref text:reference-format="chapter" text:ref-name="_Ref471005002">3.1.1</text:bookmark-ref>.</text:p>
      <text:p text:style-name="P15"/>
      <text:p text:style-name="P15">The UPS measurement data consist of various measurements and calculated results of them. All of them con­sist of two parts. The first part (first row) is the title of the measurement. It has 5 ASCII characters followed by Line Terminator. The first character is always <text:span text:style-name="T6">M</text:span> (Measurement) the other four is a mnemonic description of the measurement.</text:p>
      <text:p text:style-name="P15"/>
      <text:p text:style-name="P15">The second part (2nd row) is the actual value of the measurement. It is presented in 7 ASCII char­acters with decimal dot and 2 decimals followed by Line Terminator. The possible negative polarity prefix is given as first charac­ter. The examples of the output are: <text:span text:style-name="T6">0220.00</text:span><text:span text:style-name="T1">(cr)(lf)</text:span>, <text:span text:style-name="T6">-022.00</text:span><text:span text:style-name="T1">(cr)(lf)</text:span>.</text:p>
      <text:p text:style-name="P15"/>
      <text:p text:style-name="P15">An example of an actual output is presented in the following. The example contains messages in the format they would appear, if a system would have all the measuring capabilities implied.</text:p>
      <text:p text:style-name="P15"/>
      <table:table table:name="Tableau9" table:style-name="Tableau9">
        <table:table-column table:style-name="Tableau9.A"/>
        <table:table-column table:style-name="Tableau9.B"/>
        <table:table-row table:style-name="Tableau9.1">
          <table:table-cell table:style-name="Tableau9.A1" office:value-type="string">
            <text:p text:style-name="P60">Title</text:p>
          </table:table-cell>
          <table:table-cell table:style-name="Tableau9.B1" office:value-type="string">
            <text:p text:style-name="P61">Description</text:p>
          </table:table-cell>
        </table:table-row>
        <table:table-row table:style-name="Tableau9.1">
          <table:table-cell table:style-name="Tableau9.A2" office:value-type="string">
            <text:p text:style-name="P53"><text:span text:style-name="T7">STOK</text:span><text:span text:style-name="T1">(cr)(lf)<text:line-break/>00(cr)(lf)</text:span></text:p>
          </table:table-cell>
          <table:table-cell table:style-name="Tableau9.B2" office:value-type="string">
            <text:p text:style-name="P54"><text:span text:style-name="T4">UPS ON / OK<text:line-break/></text:span><text:span text:style-name="T7">00</text:span><text:span text:style-name="T4"> NORMAL OPERATION</text:span></text:p>
          </table:table-cell>
        </table:table-row>
        <table:table-row table:style-name="Tableau9.1">
          <table:table-cell table:style-name="Tableau9.A2" office:value-type="string">
            <text:p text:style-name="P39"><text:span text:style-name="T7">STUF</text:span><text:span text:style-name="T1">(cr)(lf)<text:line-break/></text:span><text:span text:style-name="T7">00</text:span><text:span text:style-name="T1">(cr)(lf)</text:span></text:p>
          </table:table-cell>
          <table:table-cell table:style-name="Tableau9.B2" office:value-type="string">
            <text:p text:style-name="P40"><text:span text:style-name="T4">UTILITY FAILURE<text:line-break/></text:span><text:span text:style-name="T7">00</text:span><text:span text:style-name="T4"> UTILITY OK</text:span></text:p>
          </table:table-cell>
        </table:table-row>
        <table:table-row table:style-name="Tableau9.1">
          <table:table-cell table:style-name="Tableau9.A2" office:value-type="string">
            <text:p text:style-name="P39"><text:span text:style-name="T7">STBL</text:span><text:span text:style-name="T1">(cr)(lf)<text:line-break/></text:span><text:span text:style-name="T7">00</text:span><text:span text:style-name="T1">(cr)(lf)</text:span></text:p>
          </table:table-cell>
          <table:table-cell table:style-name="Tableau9.B2" office:value-type="string">
            <text:p text:style-name="P40"><text:span text:style-name="T4">LOW BATTERY VOLTAGE<text:line-break/></text:span><text:span text:style-name="T7">00</text:span><text:span text:style-name="T4"> BATTERY OK</text:span></text:p>
          </table:table-cell>
        </table:table-row>
        <table:table-row table:style-name="Tableau9.1">
          <table:table-cell table:style-name="Tableau9.A2" office:value-type="string">
            <text:p text:style-name="P39"><text:span text:style-name="T7">STBP</text:span><text:span text:style-name="T1">(cr)(lf)<text:line-break/></text:span><text:span text:style-name="T7">00</text:span><text:span text:style-name="T1">(cr)(lf)</text:span></text:p>
          </table:table-cell>
          <table:table-cell table:style-name="Tableau9.B2" office:value-type="string">
            <text:p text:style-name="P40"><text:span text:style-name="T4">UPS BYPASSED<text:line-break/></text:span><text:span text:style-name="T7">00</text:span><text:span text:style-name="T4"> UPS ON-LINE</text:span></text:p>
          </table:table-cell>
        </table:table-row>
        <table:table-row table:style-name="Tableau9.1">
          <table:table-cell table:style-name="Tableau9.A2" office:value-type="string">
            <text:p text:style-name="P39"><text:span text:style-name="T7">STBM</text:span><text:span text:style-name="T1">(cr)(lf)<text:line-break/></text:span><text:span text:style-name="T7">CH</text:span><text:span text:style-name="T1">(cr)(lf)</text:span></text:p>
          </table:table-cell>
          <table:table-cell table:style-name="Tableau9.B2" office:value-type="string">
            <text:p text:style-name="P40"><text:span text:style-name="T4">BATTERY MANAGEMENT<text:line-break/></text:span><text:span text:style-name="T7">CH</text:span><text:span text:style-name="T4"> CHARGING</text:span></text:p>
          </table:table-cell>
        </table:table-row>
        <table:table-row table:style-name="Tableau9.1">
          <table:table-cell table:style-name="Tableau9.A2" office:value-type="string">
            <text:p text:style-name="P39"><text:span text:style-name="T7">BTIME</text:span><text:span text:style-name="T1">(cr)(lf)<text:line-break/></text:span><text:span text:style-name="T7">9999.00</text:span><text:span text:style-name="T1">(cr)(lf)</text:span></text:p>
          </table:table-cell>
          <table:table-cell table:style-name="Tableau9.B2" office:value-type="string">
            <text:p text:style-name="P42">REMAINING BACK UP TIME<text:line-break/>UNKNOWN</text:p>
          </table:table-cell>
        </table:table-row>
        <table:table-row table:style-name="Tableau9.1">
          <table:table-cell table:style-name="Tableau9.A2" office:value-type="string">
            <text:p text:style-name="P39"><text:span text:style-name="T7">MIUL1</text:span><text:span text:style-name="T1">(cr)(lf)<text:line-break/></text:span><text:span text:style-name="T7">yyyy.yy</text:span><text:span text:style-name="T1">(cr)(lf)</text:span></text:p>
          </table:table-cell>
          <table:table-cell table:style-name="Tableau9.B2" office:value-type="string">
            <text:p text:style-name="P42">INPUT VOLTAGE PHASE L1 *<text:line-break/>actual measurement value</text:p>
          </table:table-cell>
        </table:table-row>
        <table:table-row table:style-name="Tableau9.1">
          <table:table-cell table:style-name="Tableau9.A2" office:value-type="string">
            <text:p text:style-name="P39"><text:span text:style-name="T7">MIUL2</text:span><text:span text:style-name="T1">(cr)(lf)<text:line-break/></text:span><text:span text:style-name="T7">yyyy.yy</text:span><text:span text:style-name="T1">(cr)(lf)</text:span></text:p>
          </table:table-cell>
          <table:table-cell table:style-name="Tableau9.B2" office:value-type="string">
            <text:p text:style-name="P42">INPUT VOLTAGE PHASE L2<text:line-break/>actual measurement value</text:p>
          </table:table-cell>
        </table:table-row>
        <table:table-row table:style-name="Tableau9.1">
          <table:table-cell table:style-name="Tableau9.A2" office:value-type="string">
            <text:p text:style-name="P39"><text:span text:style-name="T7">MIUL3</text:span><text:span text:style-name="T1">(cr)(lf)<text:line-break/></text:span><text:span text:style-name="T7">yyyy.yy</text:span><text:span text:style-name="T1">(cr)(lf)</text:span></text:p>
          </table:table-cell>
          <table:table-cell table:style-name="Tableau9.B2" office:value-type="string">
            <text:p text:style-name="P42">INPUT VOLTAGE PHASE L3<text:line-break/>actual measurement value</text:p>
          </table:table-cell>
        </table:table-row>
        <table:table-row table:style-name="Tableau9.1">
          <table:table-cell table:style-name="Tableau9.A2" office:value-type="string">
            <text:p text:style-name="P39"><text:span text:style-name="T7">MIU12</text:span><text:span text:style-name="T1">(cr)(lf)<text:line-break/></text:span><text:span text:style-name="T7">yyyy.yy</text:span><text:span text:style-name="T1">(cr)(lf)</text:span></text:p>
          </table:table-cell>
          <table:table-cell table:style-name="Tableau9.B2" office:value-type="string">
            <text:p text:style-name="P42">INPUT VOLTAGE L1 TO L2<text:line-break/>actual measurement value</text:p>
          </table:table-cell>
        </table:table-row>
        <table:table-row table:style-name="Tableau9.1">
          <table:table-cell table:style-name="Tableau9.A2" office:value-type="string">
            <text:p text:style-name="P39"><text:span text:style-name="T7">MIU23</text:span><text:span text:style-name="T1">(cr)(lf)<text:line-break/></text:span><text:span text:style-name="T7">yyyy.yy</text:span><text:span text:style-name="T1">(cr)(lf)</text:span></text:p>
          </table:table-cell>
          <table:table-cell table:style-name="Tableau9.B2" office:value-type="string">
            <text:p text:style-name="P42">INPUT VOLTAGE L2 TO L3<text:line-break/>actual measurement value</text:p>
          </table:table-cell>
        </table:table-row>
        <table:table-row table:style-name="Tableau9.1">
          <table:table-cell table:style-name="Tableau9.A2" office:value-type="string">
            <text:p text:style-name="P39"><text:span text:style-name="T7">MIU31</text:span><text:span text:style-name="T1">(cr)(lf)<text:line-break/></text:span><text:span text:style-name="T7">yyyy.yy</text:span><text:span text:style-name="T1">(cr)(lf)</text:span></text:p>
          </table:table-cell>
          <table:table-cell table:style-name="Tableau9.B2" office:value-type="string">
            <text:p text:style-name="P42">INPUT VOLTAGE L3 TO L1<text:line-break/>actual measurement value</text:p>
          </table:table-cell>
        </table:table-row>
      </table:table>
      <text:p text:style-name="P34"/>
      <table:table table:name="Tableau10" table:style-name="Tableau10">
        <table:table-column table:style-name="Tableau10.A"/>
        <table:table-column table:style-name="Tableau10.B"/>
        <table:table-row table:style-name="Tableau10.1">
          <table:table-cell table:style-name="Tableau10.A1" office:value-type="string">
            <text:p text:style-name="P39"><text:span text:style-name="T7">MIIL1</text:span><text:span text:style-name="T1">(cr)(lf)<text:line-break/></text:span><text:span text:style-name="T7">yyyy.yy</text:span><text:span text:style-name="T1">(cr)(lf)</text:span></text:p>
          </table:table-cell>
          <table:table-cell table:style-name="Tableau10.B1" office:value-type="string">
            <text:p text:style-name="P42">INPUT CURRENT PHASE L1 *<text:line-break/>actual measurement value</text:p>
          </table:table-cell>
        </table:table-row>
        <table:table-row table:style-name="Tableau10.1">
          <table:table-cell table:style-name="Tableau10.A1" office:value-type="string">
            <text:p text:style-name="P39"><text:span text:style-name="T7">MIIL2</text:span><text:span text:style-name="T1">(cr)(lf)<text:line-break/></text:span><text:span text:style-name="T7">yyyy.yy</text:span><text:span text:style-name="T1">(cr)(lf)</text:span></text:p>
          </table:table-cell>
          <table:table-cell table:style-name="Tableau10.B1" office:value-type="string">
            <text:p text:style-name="P42">INPUT CURRENT PHASE L2<text:line-break/>actual measurement value</text:p>
          </table:table-cell>
        </table:table-row>
        <table:table-row table:style-name="Tableau10.1">
          <table:table-cell table:style-name="Tableau10.A1" office:value-type="string">
            <text:p text:style-name="P39"><text:span text:style-name="T7">MIIL3</text:span><text:span text:style-name="T1">(cr)(lf)<text:line-break/></text:span><text:span text:style-name="T7">yyyy.yy</text:span><text:span text:style-name="T1">(cr)(lf)</text:span></text:p>
          </table:table-cell>
          <table:table-cell table:style-name="Tableau10.B1" office:value-type="string">
            <text:p text:style-name="P42">INPUT CURRENT PHASE L3<text:line-break/>actual measurement value</text:p>
          </table:table-cell>
        </table:table-row>
        <table:table-row table:style-name="Tableau10.1">
          <table:table-cell table:style-name="Tableau10.A1" office:value-type="string">
            <text:p text:style-name="P39"><text:span text:style-name="T7">MIPL1</text:span><text:span text:style-name="T1">(cr)(lf)<text:line-break/></text:span><text:span text:style-name="T7">yyyy.yy</text:span><text:span text:style-name="T1">(cr)(lf)</text:span></text:p>
          </table:table-cell>
          <table:table-cell table:style-name="Tableau10.B1" office:value-type="string">
            <text:p text:style-name="P42">INPUT KW PHASE L1 *<text:line-break/>calculated value</text:p>
          </table:table-cell>
        </table:table-row>
        <table:table-row table:style-name="Tableau10.1">
          <table:table-cell table:style-name="Tableau10.A1" office:value-type="string">
            <text:p text:style-name="P39"><text:span text:style-name="T7">MIPL2</text:span><text:span text:style-name="T1">(cr)(lf)<text:line-break/></text:span><text:span text:style-name="T7">yyyy.yy</text:span><text:span text:style-name="T1">(cr)(lf)</text:span></text:p>
          </table:table-cell>
          <table:table-cell table:style-name="Tableau10.B1" office:value-type="string">
            <text:p text:style-name="P42">INPUT KW PHASE L2<text:line-break/>calculated value</text:p>
          </table:table-cell>
        </table:table-row>
        <table:table-row table:style-name="Tableau10.1">
          <table:table-cell table:style-name="Tableau10.A1" office:value-type="string">
            <text:p text:style-name="P39"><text:span text:style-name="T7">MIPL3</text:span><text:span text:style-name="T1">(cr)(lf)<text:line-break/></text:span><text:span text:style-name="T7">yyyy.yy</text:span><text:span text:style-name="T1">(cr)(lf)</text:span></text:p>
          </table:table-cell>
          <table:table-cell table:style-name="Tableau10.B1" office:value-type="string">
            <text:p text:style-name="P42">INPUT KW PHASE L3<text:line-break/>calculated value</text:p>
          </table:table-cell>
        </table:table-row>
        <table:table-row table:style-name="Tableau10.1">
          <table:table-cell table:style-name="Tableau10.A1" office:value-type="string">
            <text:p text:style-name="P39"><text:span text:style-name="T7">MISL1</text:span><text:span text:style-name="T1">(cr)(lf)<text:line-break/></text:span><text:span text:style-name="T7">yyyy.yy</text:span><text:span text:style-name="T1">(cr)(lf)</text:span></text:p>
          </table:table-cell>
          <table:table-cell table:style-name="Tableau10.B1" office:value-type="string">
            <text:p text:style-name="P42">INPUT KVA PHASE L1 *<text:line-break/>calculated value</text:p>
          </table:table-cell>
        </table:table-row>
        <table:table-row table:style-name="Tableau10.1">
          <table:table-cell table:style-name="Tableau10.A1" office:value-type="string">
            <text:p text:style-name="P39"><text:span text:style-name="T7">MISL2</text:span><text:span text:style-name="T1">(cr)(lf)<text:line-break/></text:span><text:span text:style-name="T7">yyyy.yy</text:span><text:span text:style-name="T1">(cr)(lf)</text:span></text:p>
          </table:table-cell>
          <table:table-cell table:style-name="Tableau10.B1" office:value-type="string">
            <text:p text:style-name="P42">INPUT KVA PHASE L2<text:line-break/>calculated value</text:p>
          </table:table-cell>
        </table:table-row>
        <table:table-row table:style-name="Tableau10.1">
          <table:table-cell table:style-name="Tableau10.A1" office:value-type="string">
            <text:p text:style-name="P39"><text:span text:style-name="T7">MISL3</text:span><text:span text:style-name="T1">(cr)(lf)<text:line-break/></text:span><text:span text:style-name="T7">yyyy.yy</text:span><text:span text:style-name="T1">(cr)(lf)</text:span></text:p>
          </table:table-cell>
          <table:table-cell table:style-name="Tableau10.B1" office:value-type="string">
            <text:p text:style-name="P42">INPUT KVA PHASE L3<text:line-break/>calculated value</text:p>
          </table:table-cell>
        </table:table-row>
        <table:table-row table:style-name="Tableau10.1">
          <table:table-cell table:style-name="Tableau10.A1" office:value-type="string">
            <text:p text:style-name="P87"><text:span text:style-name="T7">MIFFF</text:span><text:span text:style-name="T1">(cr)(lf)<text:line-break/></text:span><text:span text:style-name="T7">yyyy.yy</text:span><text:span text:style-name="T1">(cr)(lf)</text:span></text:p>
          </table:table-cell>
          <table:table-cell table:style-name="Tableau10.B1" office:value-type="string">
            <text:p text:style-name="P89">INPUT FREQUENCY<text:line-break/>actual measurement value</text:p>
          </table:table-cell>
        </table:table-row>
        <table:table-row table:style-name="Tableau10.1">
          <table:table-cell table:style-name="Tableau10.A1" office:value-type="string">
            <text:p text:style-name="P39"><text:span text:style-name="T7">MBUPO</text:span><text:span text:style-name="T1">(cr)(lf)<text:line-break/></text:span><text:span text:style-name="T7">yyyy.yy</text:span><text:span text:style-name="T1">(cr)(lf)</text:span></text:p>
          </table:table-cell>
          <table:table-cell table:style-name="Tableau10.B1" office:value-type="string">
            <text:p text:style-name="P42">BATTERY VOLTAGE, POSITIVE<text:line-break/>actual measurement value</text:p>
          </table:table-cell>
        </table:table-row>
        <table:table-row table:style-name="Tableau10.1">
          <table:table-cell table:style-name="Tableau10.A1" office:value-type="string">
            <text:p text:style-name="P39"><text:span text:style-name="T7">MBUNE</text:span><text:span text:style-name="T1">(cr)(lf)<text:line-break/></text:span><text:span text:style-name="T7">yyyy.yy</text:span><text:span text:style-name="T1">(cr)(lf)</text:span></text:p>
          </table:table-cell>
          <table:table-cell table:style-name="Tableau10.B1" office:value-type="string">
            <text:p text:style-name="P42">BATTERY VOLTAGE, NEGATIVE<text:line-break/>actual measurement value</text:p>
          </table:table-cell>
        </table:table-row>
        <table:table-row table:style-name="Tableau10.1">
          <table:table-cell table:style-name="Tableau10.A1" office:value-type="string">
            <text:p text:style-name="P39"><text:span text:style-name="T7">MBUUU</text:span><text:span text:style-name="T1">(cr)(lf)<text:line-break/></text:span><text:span text:style-name="T7">yyyy.yy</text:span><text:span text:style-name="T1">(cr)(lf)</text:span></text:p>
          </table:table-cell>
          <table:table-cell table:style-name="Tableau10.B1" office:value-type="string">
            <text:p text:style-name="P42">BATTERY VOLTAGE<text:line-break/>actual measurement value</text:p>
          </table:table-cell>
        </table:table-row>
        <table:table-row table:style-name="Tableau10.1">
          <table:table-cell table:style-name="Tableau10.A1" office:value-type="string">
            <text:p text:style-name="P39"><text:span text:style-name="T7">MBIPO</text:span><text:span text:style-name="T1">(cr)(lf)<text:line-break/></text:span><text:span text:style-name="T7">yyyy.yy</text:span><text:span text:style-name="T1">(cr)(lf)</text:span></text:p>
          </table:table-cell>
          <table:table-cell table:style-name="Tableau10.B1" office:value-type="string">
            <text:p text:style-name="P43">BATTERY CURRENT, POSITIVE<text:line-break/>actual measurement value</text:p>
          </table:table-cell>
        </table:table-row>
        <table:table-row table:style-name="Tableau10.1">
          <table:table-cell table:style-name="Tableau10.A1" office:value-type="string">
            <text:p text:style-name="P39"><text:span text:style-name="T7">MBINE</text:span><text:span text:style-name="T1">(cr)(lf)<text:line-break/></text:span><text:span text:style-name="T7">yyyy.yy</text:span><text:span text:style-name="T1">(cr)(lf)</text:span></text:p>
          </table:table-cell>
          <table:table-cell table:style-name="Tableau10.B1" office:value-type="string">
            <text:p text:style-name="P43">BATTERY CURRENT, NEGATIVE<text:line-break/>actual measurement value</text:p>
          </table:table-cell>
        </table:table-row>
        <table:table-row table:style-name="Tableau10.1">
          <table:table-cell table:style-name="Tableau10.A1" office:value-type="string">
            <text:p text:style-name="P39"><text:span text:style-name="T7">MBIII</text:span><text:span text:style-name="T1">(cr)(lf)<text:line-break/></text:span><text:span text:style-name="T7">yyyy.yy</text:span><text:span text:style-name="T1">(cr)(lf)</text:span></text:p>
          </table:table-cell>
          <table:table-cell table:style-name="Tableau10.B1" office:value-type="string">
            <text:p text:style-name="P43">BATTERY CURRENT<text:line-break/>actual measurement value</text:p>
          </table:table-cell>
        </table:table-row>
        <table:table-row table:style-name="Tableau10.1">
          <table:table-cell table:style-name="Tableau10.A1" office:value-type="string">
            <text:p text:style-name="P39"><text:span text:style-name="T7">MBCH1</text:span><text:span text:style-name="T1">(cr)(lf)<text:line-break/></text:span><text:span text:style-name="T7">yyyy.yy</text:span><text:span text:style-name="T1">(cr)(lf)</text:span></text:p>
          </table:table-cell>
          <table:table-cell table:style-name="Tableau10.B1" office:value-type="string">
            <text:p text:style-name="P42">BATTERY CHARGE STATE IN %<text:line-break/>calculated value</text:p>
          </table:table-cell>
        </table:table-row>
        <table:table-row table:style-name="Tableau10.1">
          <table:table-cell table:style-name="Tableau10.A1" office:value-type="string">
            <text:p text:style-name="P39"><text:span text:style-name="T7">MLUPO</text:span><text:span text:style-name="T1">(cr)(lf)<text:line-break/></text:span><text:span text:style-name="T7">yyyy.yy</text:span><text:span text:style-name="T1">(cr)(lf)</text:span></text:p>
          </table:table-cell>
          <table:table-cell table:style-name="Tableau10.B1" office:value-type="string">
            <text:p text:style-name="P42">DC VOLTAGE, POSITIVE<text:line-break/>actual measurement value</text:p>
          </table:table-cell>
        </table:table-row>
        <table:table-row table:style-name="Tableau10.1">
          <table:table-cell table:style-name="Tableau10.A1" office:value-type="string">
            <text:p text:style-name="P39"><text:span text:style-name="T7">MLUNE</text:span><text:span text:style-name="T1">(cr)(lf)<text:line-break/></text:span><text:span text:style-name="T7">yyyy.yy</text:span><text:span text:style-name="T1">(cr)(lf)</text:span></text:p>
          </table:table-cell>
          <table:table-cell table:style-name="Tableau10.B1" office:value-type="string">
            <text:p text:style-name="P42">DC VOLTAGE, NEGATIVE<text:line-break/>actual measurement value</text:p>
          </table:table-cell>
        </table:table-row>
        <table:table-row table:style-name="Tableau10.1">
          <table:table-cell table:style-name="Tableau10.A1" office:value-type="string">
            <text:p text:style-name="P39"><text:span text:style-name="T7">MLUUU</text:span><text:span text:style-name="T1">(cr)(lf)<text:line-break/></text:span><text:span text:style-name="T7">yyyy.yy</text:span><text:span text:style-name="T1">(cr)(lf)</text:span></text:p>
          </table:table-cell>
          <table:table-cell table:style-name="Tableau10.B1" office:value-type="string">
            <text:p text:style-name="P42">DC VOLTAGE <text:line-break/>actual measurement value</text:p>
          </table:table-cell>
        </table:table-row>
        <table:table-row table:style-name="Tableau10.1">
          <table:table-cell table:style-name="Tableau10.A1" office:value-type="string">
            <text:p text:style-name="P39"><text:span text:style-name="T7">MPUL1</text:span><text:span text:style-name="T1">(cr)(lf)<text:line-break/></text:span><text:span text:style-name="T7">yyyy.yy</text:span><text:span text:style-name="T1">(cr)(lf)</text:span></text:p>
          </table:table-cell>
          <table:table-cell table:style-name="Tableau10.B1" office:value-type="string">
            <text:p text:style-name="P43">BYPASS VOLTAGE PHASE L1 *<text:line-break/>actual measurement value</text:p>
          </table:table-cell>
        </table:table-row>
        <table:table-row table:style-name="Tableau10.1">
          <table:table-cell table:style-name="Tableau10.A1" office:value-type="string">
            <text:p text:style-name="P39"><text:span text:style-name="T7">MPUL2</text:span><text:span text:style-name="T1">(cr)(lf)<text:line-break/></text:span><text:span text:style-name="T7">yyyy.yy</text:span><text:span text:style-name="T1">(cr)(lf)</text:span></text:p>
          </table:table-cell>
          <table:table-cell table:style-name="Tableau10.B1" office:value-type="string">
            <text:p text:style-name="P43">BYPASS VOLTAGE PHASE L2<text:line-break/>actual measurement value</text:p>
          </table:table-cell>
        </table:table-row>
        <table:table-row table:style-name="Tableau10.1">
          <table:table-cell table:style-name="Tableau10.A1" office:value-type="string">
            <text:p text:style-name="P39"><text:span text:style-name="T7">MPUL3</text:span><text:span text:style-name="T1">(cr)(lf)<text:line-break/></text:span><text:span text:style-name="T7">yyyy.yy</text:span><text:span text:style-name="T1">(cr)(lf)</text:span></text:p>
          </table:table-cell>
          <table:table-cell table:style-name="Tableau10.B1" office:value-type="string">
            <text:p text:style-name="P43">BYPASS VOLTAGE PHASE L3<text:line-break/>actual measurement value</text:p>
          </table:table-cell>
        </table:table-row>
        <table:table-row table:style-name="Tableau10.1">
          <table:table-cell table:style-name="Tableau10.A1" office:value-type="string">
            <text:p text:style-name="P39"><text:span text:style-name="T7">MOUL1</text:span><text:span text:style-name="T1">(cr)(lf)<text:line-break/></text:span><text:span text:style-name="T7">yyyy.yy</text:span><text:span text:style-name="T1">(cr)(lf)</text:span></text:p>
          </table:table-cell>
          <table:table-cell table:style-name="Tableau10.B1" office:value-type="string">
            <text:p text:style-name="P42">OUTPUT VOLTAGE PHASE L1 *<text:line-break/>actual measurement value</text:p>
          </table:table-cell>
        </table:table-row>
        <table:table-row table:style-name="Tableau10.1">
          <table:table-cell table:style-name="Tableau10.A1" office:value-type="string">
            <text:p text:style-name="P39"><text:span text:style-name="T7">MOUL2</text:span><text:span text:style-name="T1">(cr)(lf)<text:line-break/></text:span><text:span text:style-name="T7">yyyy.yy</text:span><text:span text:style-name="T1">(cr)(lf)</text:span></text:p>
          </table:table-cell>
          <table:table-cell table:style-name="Tableau10.B1" office:value-type="string">
            <text:p text:style-name="P42">OUTPUT VOLTAGE PHASE L2<text:line-break/>actual measurement value</text:p>
          </table:table-cell>
        </table:table-row>
        <table:table-row table:style-name="Tableau10.1">
          <table:table-cell table:style-name="Tableau10.A1" office:value-type="string">
            <text:p text:style-name="P39"><text:span text:style-name="T7">MOUL3</text:span><text:span text:style-name="T1">(cr)(lf)<text:line-break/></text:span><text:span text:style-name="T7">yyyy.yy</text:span><text:span text:style-name="T1">(cr)(lf)</text:span></text:p>
          </table:table-cell>
          <table:table-cell table:style-name="Tableau10.B1" office:value-type="string">
            <text:p text:style-name="P42">OUTPUT VOLTAGE PHASE L3<text:line-break/>actual measurement value</text:p>
          </table:table-cell>
        </table:table-row>
        <table:table-row table:style-name="Tableau10.1">
          <table:table-cell table:style-name="Tableau10.A1" office:value-type="string">
            <text:p text:style-name="P39"><text:span text:style-name="T7">MOU12</text:span><text:span text:style-name="T1">(cr)(lf)<text:line-break/></text:span><text:span text:style-name="T7">yyyy.yy</text:span><text:span text:style-name="T1">(cr)(lf)</text:span></text:p>
          </table:table-cell>
          <table:table-cell table:style-name="Tableau10.B1" office:value-type="string">
            <text:p text:style-name="P42">OUTPUT VOLTAGE L1 TO L2<text:line-break/>actual measurement value</text:p>
          </table:table-cell>
        </table:table-row>
        <table:table-row table:style-name="Tableau10.1">
          <table:table-cell table:style-name="Tableau10.A1" office:value-type="string">
            <text:p text:style-name="P39"><text:span text:style-name="T7">MOU23</text:span><text:span text:style-name="T1">(cr)(lf)<text:line-break/></text:span><text:span text:style-name="T7">yyyy.yy</text:span><text:span text:style-name="T1">(cr)(lf)</text:span></text:p>
          </table:table-cell>
          <table:table-cell table:style-name="Tableau10.B1" office:value-type="string">
            <text:p text:style-name="P42">OUTPUT VOLTAGE L2 TO L3<text:line-break/>actual measurement value</text:p>
          </table:table-cell>
        </table:table-row>
        <table:table-row table:style-name="Tableau10.1">
          <table:table-cell table:style-name="Tableau10.A1" office:value-type="string">
            <text:p text:style-name="P39"><text:span text:style-name="T7">MOU31</text:span><text:span text:style-name="T1">(cr)(lf)<text:line-break/></text:span><text:span text:style-name="T7">yyyy.yy</text:span><text:span text:style-name="T1">(cr)(lf)</text:span></text:p>
          </table:table-cell>
          <table:table-cell table:style-name="Tableau10.B1" office:value-type="string">
            <text:p text:style-name="P42">OUTPUT VOLTAGE L3 TO L1<text:line-break/>actual measurement value</text:p>
          </table:table-cell>
        </table:table-row>
        <table:table-row table:style-name="Tableau10.1">
          <table:table-cell table:style-name="Tableau10.A1" office:value-type="string">
            <text:p text:style-name="P39"><text:span text:style-name="T7">MOIL1</text:span><text:span text:style-name="T1">(cr)(lf)<text:line-break/></text:span><text:span text:style-name="T7">yyyy.yy</text:span><text:span text:style-name="T1">(cr)(lf)</text:span></text:p>
          </table:table-cell>
          <table:table-cell table:style-name="Tableau10.B1" office:value-type="string">
            <text:p text:style-name="P42">OUTPUT CURRENT PHASE L1 *<text:line-break/>actual measurement value</text:p>
          </table:table-cell>
        </table:table-row>
        <table:table-row table:style-name="Tableau10.1">
          <table:table-cell table:style-name="Tableau10.A1" office:value-type="string">
            <text:p text:style-name="P39"><text:span text:style-name="T7">MOIL2</text:span><text:span text:style-name="T1">(cr)(lf)<text:line-break/></text:span><text:span text:style-name="T7">yyyy.yy</text:span><text:span text:style-name="T1">(cr)(lf)</text:span></text:p>
          </table:table-cell>
          <table:table-cell table:style-name="Tableau10.B1" office:value-type="string">
            <text:p text:style-name="P42">OUTPUT CURRENT PHASE L2<text:line-break/>actual measurement value</text:p>
          </table:table-cell>
        </table:table-row>
        <table:table-row table:style-name="Tableau10.1">
          <table:table-cell table:style-name="Tableau10.A1" office:value-type="string">
            <text:p text:style-name="P39"><text:span text:style-name="T7">MOIL3</text:span><text:span text:style-name="T1">(cr)(lf)<text:line-break/></text:span><text:span text:style-name="T7">yyyy.yy</text:span><text:span text:style-name="T1">(cr)(lf)</text:span></text:p>
          </table:table-cell>
          <table:table-cell table:style-name="Tableau10.B1" office:value-type="string">
            <text:p text:style-name="P42">OUTPUT CURRENT PHASE L3<text:line-break/>actual measurement value</text:p>
          </table:table-cell>
        </table:table-row>
      </table:table>
      <text:p text:style-name="P34"/>
      <table:table table:name="Tableau11" table:style-name="Tableau11">
        <table:table-column table:style-name="Tableau11.A"/>
        <table:table-column table:style-name="Tableau11.B"/>
        <table:table-row table:style-name="Tableau11.1">
          <table:table-cell table:style-name="Tableau11.A1" office:value-type="string">
            <text:p text:style-name="P39"><text:span text:style-name="T7">MOIP1</text:span><text:span text:style-name="T1">(cr)(lf)<text:line-break/></text:span><text:span text:style-name="T7">yyyy.yy</text:span><text:span text:style-name="T1">(cr)(lf)</text:span></text:p>
          </table:table-cell>
          <table:table-cell table:style-name="Tableau11.B1" office:value-type="string">
            <text:p text:style-name="P42">OUTPUT CURRENT (PEAK) PHASE L1 *<text:line-break/>actual measurement value</text:p>
          </table:table-cell>
        </table:table-row>
        <table:table-row table:style-name="Tableau11.1">
          <table:table-cell table:style-name="Tableau11.A1" office:value-type="string">
            <text:p text:style-name="P39"><text:span text:style-name="T7">MOIP2</text:span><text:span text:style-name="T1">(cr)(lf)<text:line-break/></text:span><text:span text:style-name="T7">yyyy.yy</text:span><text:span text:style-name="T1">(cr)(lf)</text:span></text:p>
          </table:table-cell>
          <table:table-cell table:style-name="Tableau11.B1" office:value-type="string">
            <text:p text:style-name="P42">OUTPUT CURRENT (PEAK) PHASE L2<text:line-break/>actual measurement value</text:p>
          </table:table-cell>
        </table:table-row>
        <table:table-row table:style-name="Tableau11.1">
          <table:table-cell table:style-name="Tableau11.A1" office:value-type="string">
            <text:p text:style-name="P39"><text:span text:style-name="T7">MOIP3</text:span><text:span text:style-name="T1">(cr)(lf)<text:line-break/></text:span><text:span text:style-name="T7">yyyy.yy</text:span><text:span text:style-name="T1">(cr)(lf)</text:span></text:p>
          </table:table-cell>
          <table:table-cell table:style-name="Tableau11.B1" office:value-type="string">
            <text:p text:style-name="P42">OUTPUT CURRENT (PEAK) PHASE L3<text:line-break/>actual measurement value</text:p>
          </table:table-cell>
        </table:table-row>
        <table:table-row table:style-name="Tableau11.1">
          <table:table-cell table:style-name="Tableau11.A1" office:value-type="string">
            <text:p text:style-name="P39"><text:span text:style-name="T7">MOPL1</text:span><text:span text:style-name="T1">(cr)(lf)<text:line-break/></text:span><text:span text:style-name="T7">yyyy.yy</text:span><text:span text:style-name="T1">(cr)(lf)</text:span></text:p>
          </table:table-cell>
          <table:table-cell table:style-name="Tableau11.B1" office:value-type="string">
            <text:p text:style-name="P42">OUTPUT KW PHASE L1 *<text:line-break/>calculated value</text:p>
          </table:table-cell>
        </table:table-row>
        <table:table-row table:style-name="Tableau11.1">
          <table:table-cell table:style-name="Tableau11.A1" office:value-type="string">
            <text:p text:style-name="P39"><text:span text:style-name="T7">MOPL2</text:span><text:span text:style-name="T1">(cr)(lf)<text:line-break/></text:span><text:span text:style-name="T7">yyyy.yy</text:span><text:span text:style-name="T1">(cr)(lf)</text:span></text:p>
          </table:table-cell>
          <table:table-cell table:style-name="Tableau11.B1" office:value-type="string">
            <text:p text:style-name="P42">OUTPUT KW PHASE L2<text:line-break/>calculated value</text:p>
          </table:table-cell>
        </table:table-row>
        <table:table-row table:style-name="Tableau11.1">
          <table:table-cell table:style-name="Tableau11.A1" office:value-type="string">
            <text:p text:style-name="P39"><text:span text:style-name="T7">MOPL3</text:span><text:span text:style-name="T1">(cr)(lf)<text:line-break/></text:span><text:span text:style-name="T7">yyyy.yy</text:span><text:span text:style-name="T1">(cr)(lf)</text:span></text:p>
          </table:table-cell>
          <table:table-cell table:style-name="Tableau11.B1" office:value-type="string">
            <text:p text:style-name="P42">OUTPUT KW PHASE L3<text:line-break/>calculated value</text:p>
          </table:table-cell>
        </table:table-row>
        <table:table-row table:style-name="Tableau11.1">
          <table:table-cell table:style-name="Tableau11.A1" office:value-type="string">
            <text:p text:style-name="P39"><text:span text:style-name="T7">MOSL1</text:span><text:span text:style-name="T1">(cr)(lf)<text:line-break/></text:span><text:span text:style-name="T7">yyyy.yy</text:span><text:span text:style-name="T1">(cr)(lf)</text:span></text:p>
          </table:table-cell>
          <table:table-cell table:style-name="Tableau11.B1" office:value-type="string">
            <text:p text:style-name="P42">OUTPUT KVA PHASE L1 *<text:line-break/>calculated value</text:p>
          </table:table-cell>
        </table:table-row>
        <table:table-row table:style-name="Tableau11.1">
          <table:table-cell table:style-name="Tableau11.A1" office:value-type="string">
            <text:p text:style-name="P39"><text:span text:style-name="T7">MOSL2</text:span><text:span text:style-name="T1">(cr)(lf)<text:line-break/></text:span><text:span text:style-name="T7">yyyy.yy</text:span><text:span text:style-name="T1">(cr)(lf)</text:span></text:p>
          </table:table-cell>
          <table:table-cell table:style-name="Tableau11.B1" office:value-type="string">
            <text:p text:style-name="P42">OUTPUT KVA PHASE L2<text:line-break/>calculated value</text:p>
          </table:table-cell>
        </table:table-row>
        <table:table-row table:style-name="Tableau11.1">
          <table:table-cell table:style-name="Tableau11.A1" office:value-type="string">
            <text:p text:style-name="P39"><text:span text:style-name="T7">MOSL3</text:span><text:span text:style-name="T1">(cr)(lf)<text:line-break/></text:span><text:span text:style-name="T7">yyyy.yy</text:span><text:span text:style-name="T1">(cr)(lf)</text:span></text:p>
          </table:table-cell>
          <table:table-cell table:style-name="Tableau11.B1" office:value-type="string">
            <text:p text:style-name="P42">OUTPUT KVA PHASE L3<text:line-break/>calculated value</text:p>
          </table:table-cell>
        </table:table-row>
        <table:table-row table:style-name="Tableau11.1">
          <table:table-cell table:style-name="Tableau11.A1" office:value-type="string">
            <text:p text:style-name="P39"><text:span text:style-name="T7">MUTE1</text:span><text:span text:style-name="T1">(cr)(lf)<text:line-break/></text:span><text:span text:style-name="T7">yyyy.yy</text:span><text:span text:style-name="T1">(cr)(lf)</text:span></text:p>
          </table:table-cell>
          <table:table-cell table:style-name="Tableau11.B1" office:value-type="string">
            <text:p text:style-name="P41"><text:span text:style-name="T4">UPS TEMPERATURE (</text:span><text:span text:style-name="T13"></text:span><text:span text:style-name="T4">C) <text:line-break/>actual measurement value</text:span></text:p>
          </table:table-cell>
        </table:table-row>
        <table:table-row table:style-name="Tableau11.1">
          <table:table-cell table:style-name="Tableau11.A1" office:value-type="string">
            <text:p text:style-name="P39"><text:span text:style-name="T7">METE1</text:span><text:span text:style-name="T1">(cr)(lf)<text:line-break/></text:span><text:span text:style-name="T7">yyyy.yy</text:span><text:span text:style-name="T1">(cr)(lf)</text:span></text:p>
          </table:table-cell>
          <table:table-cell table:style-name="Tableau11.B1" office:value-type="string">
            <text:p text:style-name="P44">ENVIRONMENT TEMPERATURE SENSOR 1<text:line-break/>actual measurement value</text:p>
          </table:table-cell>
        </table:table-row>
        <table:table-row table:style-name="Tableau11.1">
          <table:table-cell table:style-name="Tableau11.A1" office:value-type="string">
            <text:p text:style-name="P39"><text:span text:style-name="T7">METE2</text:span><text:span text:style-name="T1">(cr)(lf)<text:line-break/></text:span><text:span text:style-name="T7">yyyy.yy</text:span><text:span text:style-name="T1">(cr)(lf)</text:span></text:p>
          </table:table-cell>
          <table:table-cell table:style-name="Tableau11.B1" office:value-type="string">
            <text:p text:style-name="P44">ENVIRONMENT TEMPERATURE SENSOR 2<text:line-break/>actual measurement value</text:p>
          </table:table-cell>
        </table:table-row>
        <table:table-row table:style-name="Tableau11.1">
          <table:table-cell table:style-name="Tableau11.A1" office:value-type="string">
            <text:p text:style-name="P39"><text:span text:style-name="T7">MERH1</text:span><text:span text:style-name="T1">(cr)(lf)<text:line-break/></text:span><text:span text:style-name="T7">yyyy.yy</text:span><text:span text:style-name="T1">(cr)(lf)</text:span></text:p>
          </table:table-cell>
          <table:table-cell table:style-name="Tableau11.B1" office:value-type="string">
            <text:p text:style-name="P44">ENVIRONMENT HUMIDITY SENSOR 1<text:line-break/>actual measurement value</text:p>
          </table:table-cell>
        </table:table-row>
        <table:table-row table:style-name="Tableau11.1">
          <table:table-cell table:style-name="Tableau11.A1" office:value-type="string">
            <text:p text:style-name="P39"><text:span text:style-name="T7">MERH2</text:span><text:span text:style-name="T1">(cr)(lf)<text:line-break/></text:span><text:span text:style-name="T7">yyyy.yy</text:span><text:span text:style-name="T1">(cr)(lf)</text:span></text:p>
          </table:table-cell>
          <table:table-cell table:style-name="Tableau11.B1" office:value-type="string">
            <text:p text:style-name="P44">ENVIRONMENT HUMIDITY SENSOR 2<text:line-break/>actual measurement value</text:p>
          </table:table-cell>
        </table:table-row>
        <table:table-row table:style-name="Tableau11.1">
          <table:table-cell table:style-name="Tableau11.A1" office:value-type="string">
            <text:p text:style-name="P39"><text:span text:style-name="T7">MECO1</text:span><text:span text:style-name="T1">(cr)(lf)<text:line-break/></text:span><text:span text:style-name="T7">yyyy.yy</text:span><text:span text:style-name="T1">(cr)(lf)</text:span></text:p>
          </table:table-cell>
          <table:table-cell table:style-name="Tableau11.B1" office:value-type="string">
            <text:p text:style-name="P44">ENVIRONMENT CONTACT 1 <text:line-break/>actual measurement value</text:p>
          </table:table-cell>
        </table:table-row>
        <table:table-row table:style-name="Tableau11.1">
          <table:table-cell table:style-name="Tableau11.A1" office:value-type="string">
            <text:p text:style-name="P39"><text:span text:style-name="T7">MECO2</text:span><text:span text:style-name="T1">(cr)(lf)<text:line-break/></text:span><text:span text:style-name="T7">yyyy.yy</text:span><text:span text:style-name="T1">(cr)(lf)</text:span></text:p>
          </table:table-cell>
          <table:table-cell table:style-name="Tableau11.B1" office:value-type="string">
            <text:p text:style-name="P44">ENVIRONMENT CONTACT 2 <text:line-break/>actual measurement value</text:p>
          </table:table-cell>
        </table:table-row>
        <table:table-row table:style-name="Tableau11.1">
          <table:table-cell table:style-name="Tableau11.A1" office:value-type="string">
            <text:p text:style-name="P39"><text:span text:style-name="T7">MDI01</text:span><text:span text:style-name="T1">(cr)(lf)<text:line-break/></text:span><text:span text:style-name="T7">yyyy.yy</text:span><text:span text:style-name="T1">(cr)(lf)</text:span></text:p>
          </table:table-cell>
          <table:table-cell table:style-name="Tableau11.B1" office:value-type="string">
            <text:p text:style-name="P44">OUTPUT CURRENT ON DISTRIBUTION 01 <text:line-break/>actual measurement value</text:p>
          </table:table-cell>
        </table:table-row>
        <table:table-row table:style-name="Tableau11.1">
          <table:table-cell table:style-name="Tableau11.A18" office:value-type="string">
            <text:p text:style-name="P87"><text:span text:style-name="T7">MOFFF</text:span><text:span text:style-name="T1">(cr)(lf)<text:line-break/></text:span><text:span text:style-name="T7">yyyy.yy</text:span><text:span text:style-name="T1">(cr)(lf)</text:span></text:p>
          </table:table-cell>
          <table:table-cell table:style-name="Tableau11.B18" office:value-type="string">
            <text:p text:style-name="P89">OUTPUT FREQUENCY<text:line-break/>actual measurement value</text:p>
          </table:table-cell>
        </table:table-row>
      </table:table>
      <text:p text:style-name="P15">* Single phase UPS is considered to be working on phase L1</text:p>
      <text:p text:style-name="P15"/>
      <text:p text:style-name="P15"><text:span text:style-name="T2">Note.</text:span> The MOFFF measurement value will always be the last value sent from any UPS by the UPDS command.</text:p>
      <text:p text:style-name="P15"/>
      <text:p text:style-name="P15"/>
      <text:h text:style-name="Heading_20_2" text:outline-level="2"><text:bookmark-start text:name="OLE_LINK1"/>Battery status</text:h>
      <text:p text:style-name="Standard">Some systems are capable of sending the additional measurements and data of the batteries. They can be requested by the following command:</text:p>
      <text:p text:style-name="Standard"/>
      <table:table table:name="Tableau12" table:style-name="Tableau12">
        <table:table-column table:style-name="Tableau12.A"/>
        <table:table-column table:style-name="Tableau12.B"/>
        <table:table-row table:style-name="Tableau12.1">
          <table:table-cell table:style-name="Tableau12.A1" office:value-type="string">
            <text:p text:style-name="P59">Command</text:p>
          </table:table-cell>
          <table:table-cell table:style-name="Tableau12.B1" office:value-type="string">
            <text:p text:style-name="P59">Description</text:p>
          </table:table-cell>
        </table:table-row>
        <table:table-row table:style-name="Tableau12.1">
          <table:table-cell table:style-name="Tableau12.A2" office:value-type="string">
            <text:p text:style-name="P58"><text:span text:style-name="T7">UPBS</text:span><text:span text:style-name="T1">(cr)</text:span></text:p>
          </table:table-cell>
          <table:table-cell table:style-name="Tableau12.B2" office:value-type="string">
            <text:p text:style-name="P67">BATTERY STATUS</text:p>
          </table:table-cell>
        </table:table-row>
      </table:table>
      <text:p text:style-name="P15"/>
      <text:p text:style-name="P15">UPS responds by sending the temperature, installation dates, and calculated ageing indexes of the internal and external batteries installed. The whole response is always sent regardless of amount of data available.</text:p>
      <text:p text:style-name="P34"/>
      <table:table table:name="Tableau13" table:style-name="Tableau13">
        <table:table-column table:style-name="Tableau13.A"/>
        <table:table-column table:style-name="Tableau13.B"/>
        <table:table-row table:style-name="Tableau13.1">
          <table:table-cell table:style-name="Tableau13.A1" office:value-type="string">
            <text:p text:style-name="P60">Title</text:p>
          </table:table-cell>
          <table:table-cell table:style-name="Tableau13.B1" office:value-type="string">
            <text:p text:style-name="P61">Description</text:p>
          </table:table-cell>
        </table:table-row>
        <table:table-row table:style-name="Tableau13.1">
          <table:table-cell table:style-name="Tableau13.A2" office:value-type="string">
            <text:p text:style-name="P53"><text:span text:style-name="T7">MBTE1</text:span><text:span text:style-name="T1">(cr)(lf)<text:line-break/></text:span><text:span text:style-name="T7">yyyy.yy</text:span><text:span text:style-name="T1">(cr)(lf)</text:span></text:p>
          </table:table-cell>
          <table:table-cell table:style-name="Tableau13.B2" office:value-type="string">
            <text:p text:style-name="P54"><text:span text:style-name="T4">BATTERY TEMPERATURE 1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1</text:span><text:span text:style-name="T1">(cr)(lf)<text:line-break/></text:span><text:span text:style-name="T7">yyyy.yy</text:span><text:span text:style-name="T1">(cr)(lf)</text:span></text:p>
          </table:table-cell>
          <table:table-cell table:style-name="Tableau13.B2" office:value-type="string">
            <text:p text:style-name="P42">BATTERY AGEING INDEX 1<text:line-break/>calculated value</text:p>
          </table:table-cell>
        </table:table-row>
        <table:table-row table:style-name="Tableau13.1">
          <table:table-cell table:style-name="Tableau13.A2" office:value-type="string">
            <text:p text:style-name="P39"><text:span text:style-name="T7">BDAT1</text:span><text:span text:style-name="T1">(cr)(lf)<text:line-break/></text:span><text:span text:style-name="T7">yQyy</text:span><text:span text:style-name="T1">(cr)(lf)</text:span></text:p>
          </table:table-cell>
          <table:table-cell table:style-name="Tableau13.B2" office:value-type="string">
            <text:p text:style-name="P42">BATTERY INSTALLATION DATE 1<text:line-break/>quarter and year</text:p>
          </table:table-cell>
        </table:table-row>
        <table:table-row table:style-name="Tableau13.1">
          <table:table-cell table:style-name="Tableau13.A2" office:value-type="string">
            <text:p text:style-name="P39"><text:span text:style-name="T7">MBTE2</text:span><text:span text:style-name="T1">(cr)(lf)<text:line-break/></text:span><text:span text:style-name="T7">yyyy.yy</text:span><text:span text:style-name="T1">(cr)(lf)</text:span></text:p>
          </table:table-cell>
          <table:table-cell table:style-name="Tableau13.B2" office:value-type="string">
            <text:p text:style-name="P40"><text:span text:style-name="T4">BATTERY TEMPERATURE 2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2</text:span><text:span text:style-name="T1">(cr)(lf)<text:line-break/></text:span><text:span text:style-name="T7">yyyy.yy</text:span><text:span text:style-name="T1">(cr)(lf)</text:span></text:p>
          </table:table-cell>
          <table:table-cell table:style-name="Tableau13.B2" office:value-type="string">
            <text:p text:style-name="P42">BATTERY AGEING INDEX 2<text:line-break/>calculated value</text:p>
          </table:table-cell>
        </table:table-row>
        <table:table-row table:style-name="Tableau13.1">
          <table:table-cell table:style-name="Tableau13.A2" office:value-type="string">
            <text:p text:style-name="P39"><text:span text:style-name="T7">BDAT2</text:span><text:span text:style-name="T1">(cr)(lf)<text:line-break/></text:span><text:span text:style-name="T7">yQyy</text:span><text:span text:style-name="T1">(cr)(lf)</text:span></text:p>
          </table:table-cell>
          <table:table-cell table:style-name="Tableau13.B2" office:value-type="string">
            <text:p text:style-name="P42">BATTERY INSTALLATION DATE 2<text:line-break/>quarter and year</text:p>
          </table:table-cell>
        </table:table-row>
        <table:table-row table:style-name="Tableau13.1">
          <table:table-cell table:style-name="Tableau13.A2" office:value-type="string">
            <text:p text:style-name="P39"><text:span text:style-name="T7">MBTE3</text:span><text:span text:style-name="T1">(cr)(lf)<text:line-break/></text:span><text:span text:style-name="T7">yyyy.yy</text:span><text:span text:style-name="T1">(cr)(lf)</text:span></text:p>
          </table:table-cell>
          <table:table-cell table:style-name="Tableau13.B2" office:value-type="string">
            <text:p text:style-name="P40"><text:span text:style-name="T4">BATTERY TEMPERATURE 3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3</text:span><text:span text:style-name="T1">(cr)(lf)<text:line-break/></text:span><text:span text:style-name="T7">yyyy.yy</text:span><text:span text:style-name="T1">(cr)(lf)</text:span></text:p>
          </table:table-cell>
          <table:table-cell table:style-name="Tableau13.B2" office:value-type="string">
            <text:p text:style-name="P42">BATTERY AGEING INDEX 3<text:line-break/>calculated value</text:p>
          </table:table-cell>
        </table:table-row>
        <table:table-row table:style-name="Tableau13.1">
          <table:table-cell table:style-name="Tableau13.A2" office:value-type="string">
            <text:p text:style-name="P39"><text:span text:style-name="T7">BDAT3</text:span><text:span text:style-name="T1">(cr)(lf)<text:line-break/></text:span><text:span text:style-name="T7">yQyy</text:span><text:span text:style-name="T1">(cr)(lf)</text:span></text:p>
          </table:table-cell>
          <table:table-cell table:style-name="Tableau13.B2" office:value-type="string">
            <text:p text:style-name="P42">BATTERY INSTALLATION DATE 3<text:line-break/>quarter and year</text:p>
          </table:table-cell>
        </table:table-row>
        <table:table-row table:style-name="Tableau13.1">
          <table:table-cell table:style-name="Tableau13.A2" office:value-type="string">
            <text:p text:style-name="P39"><text:span text:style-name="T7">MBTE4</text:span><text:span text:style-name="T1">(cr)(lf)<text:line-break/></text:span><text:span text:style-name="T7">yyyy.yy</text:span><text:span text:style-name="T1">(cr)(lf)</text:span></text:p>
          </table:table-cell>
          <table:table-cell table:style-name="Tableau13.B2" office:value-type="string">
            <text:p text:style-name="P40"><text:span text:style-name="T4">BATTERY TEMPERATURE 4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4</text:span><text:span text:style-name="T1">(cr)(lf)<text:line-break/></text:span><text:span text:style-name="T7">yyyy.yy</text:span><text:span text:style-name="T1">(cr)(lf)</text:span></text:p>
          </table:table-cell>
          <table:table-cell table:style-name="Tableau13.B2" office:value-type="string">
            <text:p text:style-name="P42">BATTERY AGEING INDEX 4<text:line-break/>calculated value</text:p>
          </table:table-cell>
        </table:table-row>
        <table:table-row table:style-name="Tableau13.1">
          <table:table-cell table:style-name="Tableau13.A2" office:value-type="string">
            <text:p text:style-name="P39"><text:span text:style-name="T7">BDAT4</text:span><text:span text:style-name="T1">(cr)(lf)<text:line-break/></text:span><text:span text:style-name="T7">yQyy</text:span><text:span text:style-name="T1">(cr)(lf)</text:span></text:p>
          </table:table-cell>
          <table:table-cell table:style-name="Tableau13.B2" office:value-type="string">
            <text:p text:style-name="P42">BATTERY INSTALLATION DATE 4<text:line-break/>quarter and year</text:p>
          </table:table-cell>
        </table:table-row>
        <table:table-row table:style-name="Tableau13.1">
          <table:table-cell table:style-name="Tableau13.A2" office:value-type="string">
            <text:p text:style-name="P39"><text:span text:style-name="T7">MBTE5</text:span><text:span text:style-name="T1">(cr)(lf)<text:line-break/></text:span><text:span text:style-name="T7">yyyy.yy</text:span><text:span text:style-name="T1">(cr)(lf)</text:span></text:p>
          </table:table-cell>
          <table:table-cell table:style-name="Tableau13.B2" office:value-type="string">
            <text:p text:style-name="P40"><text:span text:style-name="T4">BATTERY TEMPERATURE 5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5</text:span><text:span text:style-name="T1">(cr)(lf)<text:line-break/></text:span><text:span text:style-name="T7">yyyy.yy</text:span><text:span text:style-name="T1">(cr)(lf)</text:span></text:p>
          </table:table-cell>
          <table:table-cell table:style-name="Tableau13.B2" office:value-type="string">
            <text:p text:style-name="P42">BATTERY AGEING INDEX 5<text:line-break/>calculated value</text:p>
          </table:table-cell>
        </table:table-row>
        <table:table-row table:style-name="Tableau13.1">
          <table:table-cell table:style-name="Tableau13.A2" office:value-type="string">
            <text:p text:style-name="P39"><text:span text:style-name="T7">BDAT5</text:span><text:span text:style-name="T1">(cr)(lf)<text:line-break/></text:span><text:span text:style-name="T7">yQyy</text:span><text:span text:style-name="T1">(cr)(lf)</text:span></text:p>
          </table:table-cell>
          <table:table-cell table:style-name="Tableau13.B2" office:value-type="string">
            <text:p text:style-name="P42">BATTERY INSTALLATION DATE 5<text:line-break/>quarter and year</text:p>
          </table:table-cell>
        </table:table-row>
        <table:table-row table:style-name="Tableau13.1">
          <table:table-cell table:style-name="Tableau13.A2" office:value-type="string">
            <text:p text:style-name="P39"><text:span text:style-name="T7">MBTE6</text:span><text:span text:style-name="T1">(cr)(lf)<text:line-break/></text:span><text:span text:style-name="T7">yyyy.yy</text:span><text:span text:style-name="T1">(cr)(lf)</text:span></text:p>
          </table:table-cell>
          <table:table-cell table:style-name="Tableau13.B2" office:value-type="string">
            <text:p text:style-name="P40"><text:span text:style-name="T4">BATTERY TEMPERATURE 6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6</text:span><text:span text:style-name="T1">(cr)(lf)<text:line-break/></text:span><text:span text:style-name="T7">yyyy.yy</text:span><text:span text:style-name="T1">(cr)(lf)</text:span></text:p>
          </table:table-cell>
          <table:table-cell table:style-name="Tableau13.B2" office:value-type="string">
            <text:p text:style-name="P42">BATTERY AGEING INDEX 6<text:line-break/>calculated value</text:p>
          </table:table-cell>
        </table:table-row>
        <table:table-row table:style-name="Tableau13.1">
          <table:table-cell table:style-name="Tableau13.A2" office:value-type="string">
            <text:p text:style-name="P39"><text:span text:style-name="T7">BDAT6</text:span><text:span text:style-name="T1">(cr)(lf)<text:line-break/></text:span><text:span text:style-name="T7">yQyy</text:span><text:span text:style-name="T1">(cr)(lf)</text:span></text:p>
          </table:table-cell>
          <table:table-cell table:style-name="Tableau13.B2" office:value-type="string">
            <text:p text:style-name="P42">BATTERY INSTALLATION DATE 6<text:line-break/>quarter and year</text:p>
          </table:table-cell>
        </table:table-row>
        <table:table-row table:style-name="Tableau13.1">
          <table:table-cell table:style-name="Tableau13.A2" office:value-type="string">
            <text:p text:style-name="P39"><text:span text:style-name="T7">MBTE7</text:span><text:span text:style-name="T1">(cr)(lf)<text:line-break/></text:span><text:span text:style-name="T7">yyyy.yy</text:span><text:span text:style-name="T1">(cr)(lf)</text:span></text:p>
          </table:table-cell>
          <table:table-cell table:style-name="Tableau13.B2" office:value-type="string">
            <text:p text:style-name="P40"><text:span text:style-name="T4">BATTERY TEMPERATURE 7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7</text:span><text:span text:style-name="T1">(cr)(lf)<text:line-break/></text:span><text:span text:style-name="T7">yyyy.yy</text:span><text:span text:style-name="T1">(cr)(lf)</text:span></text:p>
          </table:table-cell>
          <table:table-cell table:style-name="Tableau13.B2" office:value-type="string">
            <text:p text:style-name="P42">BATTERY AGEING INDEX 7<text:line-break/>calculated value</text:p>
          </table:table-cell>
        </table:table-row>
        <table:table-row table:style-name="Tableau13.1">
          <table:table-cell table:style-name="Tableau13.A2" office:value-type="string">
            <text:p text:style-name="P39"><text:span text:style-name="T7">BDAT7</text:span><text:span text:style-name="T1">(cr)(lf)<text:line-break/></text:span><text:span text:style-name="T7">yQyy</text:span><text:span text:style-name="T1">(cr)(lf)</text:span></text:p>
          </table:table-cell>
          <table:table-cell table:style-name="Tableau13.B2" office:value-type="string">
            <text:p text:style-name="P42">BATTERY INSTALLATION DATE 7<text:line-break/>quarter and year</text:p>
          </table:table-cell>
        </table:table-row>
        <table:table-row table:style-name="Tableau13.1">
          <table:table-cell table:style-name="Tableau13.A2" office:value-type="string">
            <text:p text:style-name="P39"><text:span text:style-name="T7">MBTE8</text:span><text:span text:style-name="T1">(cr)(lf)<text:line-break/></text:span><text:span text:style-name="T7">yyyy.yy</text:span><text:span text:style-name="T1">(cr)(lf)</text:span></text:p>
          </table:table-cell>
          <table:table-cell table:style-name="Tableau13.B2" office:value-type="string">
            <text:p text:style-name="P40"><text:span text:style-name="T4">BATTERY TEMPERATURE 8 (</text:span><text:span text:style-name="T13"></text:span><text:span text:style-name="T4">C)<text:line-break/>actual measurement value</text:span></text:p>
          </table:table-cell>
        </table:table-row>
        <table:table-row table:style-name="Tableau13.1">
          <table:table-cell table:style-name="Tableau13.A2" office:value-type="string">
            <text:p text:style-name="P39"><text:span text:style-name="T7">MBIN8</text:span><text:span text:style-name="T1">(cr)(lf)<text:line-break/></text:span><text:span text:style-name="T7">yyyy.yy</text:span><text:span text:style-name="T1">(cr)(lf)</text:span></text:p>
          </table:table-cell>
          <table:table-cell table:style-name="Tableau13.B2" office:value-type="string">
            <text:p text:style-name="P42">BATTERY AGEING INDEX 8<text:line-break/>calculated value</text:p>
          </table:table-cell>
        </table:table-row>
        <table:table-row table:style-name="Tableau13.1">
          <table:table-cell table:style-name="Tableau13.A25" office:value-type="string">
            <text:p text:style-name="P87"><text:span text:style-name="T7">BDAT8</text:span><text:span text:style-name="T1">(cr)(lf)<text:line-break/></text:span><text:span text:style-name="T7">yQyy</text:span><text:span text:style-name="T1">(cr)(lf)</text:span></text:p>
          </table:table-cell>
          <table:table-cell table:style-name="Tableau13.B25" office:value-type="string">
            <text:p text:style-name="P42">BATTERY INSTALLATION DATE 8<text:line-break/>quarter and year</text:p>
          </table:table-cell>
        </table:table-row>
      </table:table>
      <text:p text:style-name="P15"/>
      <text:p text:style-name="P15"/>
      <text:h text:style-name="Heading_20_2" text:outline-level="2"><text:bookmark-end text:name="OLE_LINK1"/>UPS nominal values and limits</text:h>
      <text:p text:style-name="P15">The complete report of the UPS nominal values and operating limits can be requested by sending the command:</text:p>
      <text:p text:style-name="P15"/>
      <table:table table:name="Tableau14" table:style-name="Tableau14">
        <table:table-column table:style-name="Tableau14.A"/>
        <table:table-column table:style-name="Tableau14.B"/>
        <table:table-row table:style-name="Tableau14.1">
          <table:table-cell table:style-name="Tableau14.A1" office:value-type="string">
            <text:p text:style-name="P59">Command</text:p>
          </table:table-cell>
          <table:table-cell table:style-name="Tableau14.B1" office:value-type="string">
            <text:p text:style-name="P59">Description</text:p>
          </table:table-cell>
        </table:table-row>
        <table:table-row table:style-name="Tableau14.1">
          <table:table-cell table:style-name="Tableau14.A2" office:value-type="string">
            <text:p text:style-name="P58"><text:span text:style-name="T7">UPDV</text:span><text:span text:style-name="T1">(cr)</text:span></text:p>
          </table:table-cell>
          <table:table-cell table:style-name="Tableau14.B2" office:value-type="string">
            <text:p text:style-name="P67">DUMP VALUES</text:p>
          </table:table-cell>
        </table:table-row>
      </table:table>
      <text:p text:style-name="P15"/>
      <text:p text:style-name="P35"/>
      <text:p text:style-name="P15">The UPS responds by transmitting the values of nominal electrical parameters and applicable limit. The number of the nominal values and limits depends on the UPS type and configuration and its environment monitoring capability. The length of the Nominal Values Report is therefore variable. The format is always the same.</text:p>
      <text:p text:style-name="P15"/>
      <text:p text:style-name="P15">These values give information of the range of values to be expected. Internal logic of the UPS may use other limits to initiate control actions and diagnostic alarms as necessary.</text:p>
      <text:p text:style-name="P15"/>
      <table:table table:name="Tableau15" table:style-name="Tableau15">
        <table:table-column table:style-name="Tableau15.A"/>
        <table:table-column table:style-name="Tableau15.B"/>
        <table:table-row table:style-name="Tableau15.1">
          <table:table-cell table:style-name="Tableau15.A1" office:value-type="string">
            <text:p text:style-name="P59">Title</text:p>
          </table:table-cell>
          <table:table-cell table:style-name="Tableau15.B1" office:value-type="string">
            <text:p text:style-name="P62">Description</text:p>
          </table:table-cell>
        </table:table-row>
        <table:table-row table:style-name="Tableau15.1">
          <table:table-cell table:style-name="Tableau15.A2" office:value-type="string">
            <text:p text:style-name="P53"><text:span text:style-name="T7">NIUNN</text:span><text:span text:style-name="T1">(cr)(lf)<text:line-break/></text:span><text:span text:style-name="T7">yyyy.yy</text:span><text:span text:style-name="T1">(cr)(lf)</text:span></text:p>
          </table:table-cell>
          <table:table-cell table:style-name="Tableau15.B2" office:value-type="string">
            <text:p text:style-name="P55">INPUT VOLTAGE NOMINAL<text:line-break/>value</text:p>
          </table:table-cell>
        </table:table-row>
        <table:table-row table:style-name="Tableau15.1">
          <table:table-cell table:style-name="Tableau15.A2" office:value-type="string">
            <text:p text:style-name="P38"><text:span text:style-name="T7">NIUHH</text:span><text:span text:style-name="T1">(cr)(lf)</text:span></text:p>
            <text:p text:style-name="P37"><text:span text:style-name="T7">yyyy.yy</text:span><text:span text:style-name="T1">(cr)(lf)</text:span></text:p>
          </table:table-cell>
          <table:table-cell table:style-name="Tableau15.B2" office:value-type="string">
            <text:p text:style-name="P46">INPUT VOLTAGE MAXIMUM</text:p>
            <text:p text:style-name="P45">value</text:p>
          </table:table-cell>
        </table:table-row>
        <table:table-row table:style-name="Tableau15.1">
          <table:table-cell table:style-name="Tableau15.A2" office:value-type="string">
            <text:p text:style-name="P38"><text:span text:style-name="T7">NIULL</text:span><text:span text:style-name="T1">(cr)(lf)</text:span></text:p>
            <text:p text:style-name="P37"><text:span text:style-name="T7">yyyy.yy</text:span><text:span text:style-name="T1">(cr)(lf)</text:span></text:p>
          </table:table-cell>
          <table:table-cell table:style-name="Tableau15.B2" office:value-type="string">
            <text:p text:style-name="P46">INPUT VOLTAGE MINIMUM</text:p>
            <text:p text:style-name="P45">value</text:p>
          </table:table-cell>
        </table:table-row>
        <table:table-row table:style-name="Tableau15.1">
          <table:table-cell table:style-name="Tableau15.A2" office:value-type="string">
            <text:p text:style-name="P53"><text:span text:style-name="T7">NIINN</text:span><text:span text:style-name="T1">(cr)(lf)<text:line-break/></text:span><text:span text:style-name="T7">yyyy.yy</text:span><text:span text:style-name="T1">(cr)(lf)</text:span></text:p>
          </table:table-cell>
          <table:table-cell table:style-name="Tableau15.B2" office:value-type="string">
            <text:p text:style-name="P55">INPUT CURRENT NOMINAL<text:line-break/>value</text:p>
          </table:table-cell>
        </table:table-row>
        <table:table-row table:style-name="Tableau15.1">
          <table:table-cell table:style-name="Tableau15.A2" office:value-type="string">
            <text:p text:style-name="P53"><text:span text:style-name="T7">NIIHH</text:span><text:span text:style-name="T1">(cr)(lf)<text:line-break/></text:span><text:span text:style-name="T7">yyyy.yy</text:span><text:span text:style-name="T1">(cr)(lf)</text:span></text:p>
          </table:table-cell>
          <table:table-cell table:style-name="Tableau15.B2" office:value-type="string">
            <text:p text:style-name="P55">INPUT CURRENT MAXIMUM<text:line-break/>value</text:p>
          </table:table-cell>
        </table:table-row>
        <table:table-row table:style-name="Tableau15.1">
          <table:table-cell table:style-name="Tableau15.A2" office:value-type="string">
            <text:p text:style-name="P53"><text:span text:style-name="T7">NIPNN</text:span><text:span text:style-name="T1">(cr)(lf)<text:line-break/></text:span><text:span text:style-name="T7">yyyy.yy</text:span><text:span text:style-name="T1">(cr)(lf)</text:span></text:p>
          </table:table-cell>
          <table:table-cell table:style-name="Tableau15.B2" office:value-type="string">
            <text:p text:style-name="P55">INPUT KW NOMINAL<text:line-break/>value</text:p>
          </table:table-cell>
        </table:table-row>
        <table:table-row table:style-name="Tableau15.1">
          <table:table-cell table:style-name="Tableau15.A2" office:value-type="string">
            <text:p text:style-name="P53"><text:span text:style-name="T7">NIPHH</text:span><text:span text:style-name="T1">(cr)(lf)<text:line-break/></text:span><text:span text:style-name="T7">yyyy.yy</text:span><text:span text:style-name="T1">(cr)(lf)</text:span></text:p>
          </table:table-cell>
          <table:table-cell table:style-name="Tableau15.B2" office:value-type="string">
            <text:p text:style-name="P55">INPUT KW MAXIMUM<text:line-break/>value</text:p>
          </table:table-cell>
        </table:table-row>
        <table:table-row table:style-name="Tableau15.1">
          <table:table-cell table:style-name="Tableau15.A2" office:value-type="string">
            <text:p text:style-name="P53"><text:span text:style-name="T7">NISNN</text:span><text:span text:style-name="T1">(cr)(lf)<text:line-break/></text:span><text:span text:style-name="T7">yyyy.yy</text:span><text:span text:style-name="T1">(cr)(lf)</text:span></text:p>
          </table:table-cell>
          <table:table-cell table:style-name="Tableau15.B2" office:value-type="string">
            <text:p text:style-name="P55">INPUT KVA NOMINAL<text:line-break/>value</text:p>
          </table:table-cell>
        </table:table-row>
        <table:table-row table:style-name="Tableau15.1">
          <table:table-cell table:style-name="Tableau15.A2" office:value-type="string">
            <text:p text:style-name="P53"><text:span text:style-name="T7">NISHH</text:span><text:span text:style-name="T1">(cr)(lf)<text:line-break/></text:span><text:span text:style-name="T7">yyyy.yy</text:span><text:span text:style-name="T1">(cr)(lf)</text:span></text:p>
          </table:table-cell>
          <table:table-cell table:style-name="Tableau15.B2" office:value-type="string">
            <text:p text:style-name="P55">INPUT KVA MAXIMUM<text:line-break/>value</text:p>
          </table:table-cell>
        </table:table-row>
        <table:table-row table:style-name="Tableau15.1">
          <table:table-cell table:style-name="Tableau15.A2" office:value-type="string">
            <text:p text:style-name="P38"><text:span text:style-name="T7">NBUNN</text:span><text:span text:style-name="T1">(cr)(lf)</text:span></text:p>
            <text:p text:style-name="P37"><text:span text:style-name="T7">yyyy.yy</text:span><text:span text:style-name="T1">(cr)(lf)</text:span></text:p>
          </table:table-cell>
          <table:table-cell table:style-name="Tableau15.B2" office:value-type="string">
            <text:p text:style-name="P46">BATTERY VOLTAGE NOMINAL</text:p>
            <text:p text:style-name="P45">value</text:p>
          </table:table-cell>
        </table:table-row>
        <table:table-row table:style-name="Tableau15.1">
          <table:table-cell table:style-name="Tableau15.A2" office:value-type="string">
            <text:p text:style-name="P38"><text:span text:style-name="T7">NBUHH</text:span><text:span text:style-name="T1">(cr)(lf)</text:span></text:p>
            <text:p text:style-name="P37"><text:span text:style-name="T7">yyyy.yy</text:span><text:span text:style-name="T1">(cr)(lf)</text:span></text:p>
          </table:table-cell>
          <table:table-cell table:style-name="Tableau15.B2" office:value-type="string">
            <text:p text:style-name="P46">BATTERY VOLTAGE MAXIMUM</text:p>
            <text:p text:style-name="P45">value</text:p>
          </table:table-cell>
        </table:table-row>
        <table:table-row table:style-name="Tableau15.1">
          <table:table-cell table:style-name="Tableau15.A2" office:value-type="string">
            <text:p text:style-name="P38"><text:span text:style-name="T7">NBULL</text:span><text:span text:style-name="T1">(cr)(lf)</text:span></text:p>
            <text:p text:style-name="P37"><text:span text:style-name="T7">yyyy.yy</text:span><text:span text:style-name="T1">(cr)(lf)</text:span></text:p>
          </table:table-cell>
          <table:table-cell table:style-name="Tableau15.B2" office:value-type="string">
            <text:p text:style-name="P46">BATTERY VOLTAGE MINIMUM</text:p>
            <text:p text:style-name="P45">value</text:p>
          </table:table-cell>
        </table:table-row>
        <table:table-row table:style-name="Tableau15.1">
          <table:table-cell table:style-name="Tableau15.A2" office:value-type="string">
            <text:p text:style-name="P38"><text:span text:style-name="T7">NBIHH</text:span><text:span text:style-name="T1">(cr)(lf)</text:span></text:p>
            <text:p text:style-name="P37"><text:span text:style-name="T7">yyyy.yy</text:span><text:span text:style-name="T1">(cr)(lf)</text:span></text:p>
          </table:table-cell>
          <table:table-cell table:style-name="Tableau15.B2" office:value-type="string">
            <text:p text:style-name="P46">BATTERY CHARGING CURRENT MAXIMUM</text:p>
            <text:p text:style-name="P45">value</text:p>
          </table:table-cell>
        </table:table-row>
        <table:table-row table:style-name="Tableau15.1">
          <table:table-cell table:style-name="Tableau15.A2" office:value-type="string">
            <text:p text:style-name="P38"><text:span text:style-name="T7">NBILL</text:span><text:span text:style-name="T1">(cr)(lf)</text:span></text:p>
            <text:p text:style-name="P37"><text:span text:style-name="T7">yyyy.yy</text:span><text:span text:style-name="T1">(cr)(lf)</text:span></text:p>
          </table:table-cell>
          <table:table-cell table:style-name="Tableau15.B2" office:value-type="string">
            <text:p text:style-name="P46">BATTERY DISCHARGING CURRENT MAXIMUM</text:p>
            <text:p text:style-name="P45">value</text:p>
          </table:table-cell>
        </table:table-row>
        <table:table-row table:style-name="Tableau15.1">
          <table:table-cell table:style-name="Tableau15.A2" office:value-type="string">
            <text:p text:style-name="P38"><text:span text:style-name="T7">NBAHN</text:span><text:span text:style-name="T1">(cr)(lf)</text:span></text:p>
            <text:p text:style-name="P37"><text:span text:style-name="T7">yyyy.yy</text:span><text:span text:style-name="T1">(cr)(lf)</text:span></text:p>
          </table:table-cell>
          <table:table-cell table:style-name="Tableau15.B2" office:value-type="string">
            <text:p text:style-name="P46">BATTERY NOMINAL CAPACITY (Ah)</text:p>
            <text:p text:style-name="P45">Value</text:p>
          </table:table-cell>
        </table:table-row>
        <table:table-row table:style-name="Tableau15.1">
          <table:table-cell table:style-name="Tableau15.A2" office:value-type="string">
            <text:p text:style-name="P38"><text:span text:style-name="T7">NOUNN</text:span><text:span text:style-name="T1">(cr)(lf)</text:span></text:p>
            <text:p text:style-name="P37"><text:span text:style-name="T7">yyyy.yy</text:span><text:span text:style-name="T1">(cr)(lf)</text:span></text:p>
          </table:table-cell>
          <table:table-cell table:style-name="Tableau15.B2" office:value-type="string">
            <text:p text:style-name="P46">OUTPUT VOLTAGE NOMINAL</text:p>
            <text:p text:style-name="P45">Value</text:p>
          </table:table-cell>
        </table:table-row>
        <table:table-row table:style-name="Tableau15.1">
          <table:table-cell table:style-name="Tableau15.A2" office:value-type="string">
            <text:p text:style-name="P38"><text:span text:style-name="T7">NOUHH</text:span><text:span text:style-name="T1">(cr)(lf)</text:span></text:p>
            <text:p text:style-name="P37"><text:span text:style-name="T7">yyyy.yy</text:span><text:span text:style-name="T1">(cr)(lf)</text:span></text:p>
          </table:table-cell>
          <table:table-cell table:style-name="Tableau15.B2" office:value-type="string">
            <text:p text:style-name="P46">OUTPUT VOLTAGE MAXIMUM</text:p>
            <text:p text:style-name="P45">Value</text:p>
          </table:table-cell>
        </table:table-row>
        <table:table-row table:style-name="Tableau15.1">
          <table:table-cell table:style-name="Tableau15.A2" office:value-type="string">
            <text:p text:style-name="P38"><text:span text:style-name="T7">NOULL</text:span><text:span text:style-name="T1">(cr)(lf)</text:span></text:p>
            <text:p text:style-name="P37"><text:span text:style-name="T7">yyyy.yy</text:span><text:span text:style-name="T1">(cr)(lf)</text:span></text:p>
          </table:table-cell>
          <table:table-cell table:style-name="Tableau15.B2" office:value-type="string">
            <text:p text:style-name="P46">OUTPUT VOLTAGE MINIMUM</text:p>
            <text:p text:style-name="P45">value</text:p>
          </table:table-cell>
        </table:table-row>
        <table:table-row table:style-name="Tableau15.1">
          <table:table-cell table:style-name="Tableau15.A2" office:value-type="string">
            <text:p text:style-name="P38"><text:span text:style-name="T7">NOINN</text:span><text:span text:style-name="T1">(cr)(lf)</text:span></text:p>
            <text:p text:style-name="P37"><text:span text:style-name="T7">Yyyy.yy</text:span><text:span text:style-name="T1">(cr)(lf)</text:span></text:p>
          </table:table-cell>
          <table:table-cell table:style-name="Tableau15.B2" office:value-type="string">
            <text:p text:style-name="P46">OUTPUT CURRENT NOMINAL</text:p>
            <text:p text:style-name="P45">Value</text:p>
          </table:table-cell>
        </table:table-row>
        <table:table-row table:style-name="Tableau15.1">
          <table:table-cell table:style-name="Tableau15.A2" office:value-type="string">
            <text:p text:style-name="P38"><text:span text:style-name="T7">NOIHH</text:span><text:span text:style-name="T1">(cr)(lf)</text:span></text:p>
            <text:p text:style-name="P37"><text:span text:style-name="T7">yyyy.yy</text:span><text:span text:style-name="T1">(cr)(lf)</text:span></text:p>
          </table:table-cell>
          <table:table-cell table:style-name="Tableau15.B2" office:value-type="string">
            <text:p text:style-name="P46">OUTPUT CURRENT (RMS) MAXIMUM</text:p>
            <text:p text:style-name="P45">Value</text:p>
          </table:table-cell>
        </table:table-row>
        <table:table-row table:style-name="Tableau15.1">
          <table:table-cell table:style-name="Tableau15.A2" office:value-type="string">
            <text:p text:style-name="P38"><text:span text:style-name="T7">NOPNN</text:span><text:span text:style-name="T1">(cr)(lf)</text:span></text:p>
            <text:p text:style-name="P37"><text:span text:style-name="T7">yyyy.yy</text:span><text:span text:style-name="T1">(cr)(lf)</text:span></text:p>
          </table:table-cell>
          <table:table-cell table:style-name="Tableau15.B2" office:value-type="string">
            <text:p text:style-name="P46">OUTPUT KW NOMINAL per phase</text:p>
            <text:p text:style-name="P45">value</text:p>
          </table:table-cell>
        </table:table-row>
        <table:table-row table:style-name="Tableau15.1">
          <table:table-cell table:style-name="Tableau15.A2" office:value-type="string">
            <text:p text:style-name="P38"><text:span text:style-name="T7">NOSNN</text:span><text:span text:style-name="T1">(cr)(lf)</text:span></text:p>
            <text:p text:style-name="P37"><text:span text:style-name="T7">yyyy.yy</text:span><text:span text:style-name="T1">(cr)(lf)</text:span></text:p>
          </table:table-cell>
          <table:table-cell table:style-name="Tableau15.B2" office:value-type="string">
            <text:p text:style-name="P46">OUTPUT KVA NOMINAL per phase</text:p>
            <text:p text:style-name="P45">value</text:p>
          </table:table-cell>
        </table:table-row>
        <table:table-row table:style-name="Tableau15.1">
          <table:table-cell table:style-name="Tableau15.A2" office:value-type="string">
            <text:p text:style-name="P38"><text:span text:style-name="T7">NBTHH</text:span><text:span text:style-name="T1">(cr)(lf)</text:span></text:p>
            <text:p text:style-name="P37"><text:span text:style-name="T7">yyyy.yy</text:span><text:span text:style-name="T1">(cr)(lf)</text:span></text:p>
          </table:table-cell>
          <table:table-cell table:style-name="Tableau15.B2" office:value-type="string">
            <text:p text:style-name="P46">BATTERY BACK UP TIME MAXIMUM DISPLAY</text:p>
            <text:p text:style-name="P47">value</text:p>
          </table:table-cell>
        </table:table-row>
      </table:table>
      <text:p text:style-name="P34"/>
      <table:table table:name="Tableau16" table:style-name="Tableau16">
        <table:table-column table:style-name="Tableau16.A"/>
        <table:table-column table:style-name="Tableau16.B"/>
        <table:table-row table:style-name="Tableau16.1">
          <table:table-cell table:style-name="Tableau16.A1" office:value-type="string">
            <text:p text:style-name="P38"><text:span text:style-name="T7">NUTEH</text:span><text:span text:style-name="T1">(cr)(lf)</text:span></text:p>
            <text:p text:style-name="P37"><text:span text:style-name="T7">yyyy.yy</text:span><text:span text:style-name="T1">(cr)(lf)</text:span></text:p>
          </table:table-cell>
          <table:table-cell table:style-name="Tableau16.B1" office:value-type="string">
            <text:p text:style-name="P50"><text:span text:style-name="T4">UPS TEMPERATURE (</text:span><text:span text:style-name="T13"></text:span><text:span text:style-name="T4">C) MAXIMUM</text:span></text:p>
            <text:p text:style-name="P45">value</text:p>
          </table:table-cell>
        </table:table-row>
        <table:table-row table:style-name="Tableau16.1">
          <table:table-cell table:style-name="Tableau16.A1" office:value-type="string">
            <text:p text:style-name="P38"><text:span text:style-name="T7">NETEH</text:span><text:span text:style-name="T1">(cr)(lf)</text:span></text:p>
            <text:p text:style-name="P37"><text:span text:style-name="T7">yyyy.yy</text:span><text:span text:style-name="T1">(cr)(lf)</text:span></text:p>
          </table:table-cell>
          <table:table-cell table:style-name="Tableau16.B1" office:value-type="string">
            <text:p text:style-name="P48">ENVIRONMENT TEMPERATURE MAXIMUM</text:p>
            <text:p text:style-name="P45">value</text:p>
          </table:table-cell>
        </table:table-row>
        <table:table-row table:style-name="Tableau16.1">
          <table:table-cell table:style-name="Tableau16.A1" office:value-type="string">
            <text:p text:style-name="P38"><text:span text:style-name="T7">NETEL</text:span><text:span text:style-name="T1">(cr)(lf)</text:span></text:p>
            <text:p text:style-name="P37"><text:span text:style-name="T7">yyyy.yy</text:span><text:span text:style-name="T1">(cr)(lf)</text:span></text:p>
          </table:table-cell>
          <table:table-cell table:style-name="Tableau16.B1" office:value-type="string">
            <text:p text:style-name="P48">ENVIRONMENT TEMPERATURE MINIMUM</text:p>
            <text:p text:style-name="P45">Value</text:p>
          </table:table-cell>
        </table:table-row>
        <table:table-row table:style-name="Tableau16.1">
          <table:table-cell table:style-name="Tableau16.A1" office:value-type="string">
            <text:p text:style-name="P38"><text:span text:style-name="T7">NERHH</text:span><text:span text:style-name="T1">(cr)(lf)</text:span></text:p>
            <text:p text:style-name="P37"><text:span text:style-name="T7">yyyy.yy</text:span><text:span text:style-name="T1">(cr)(lf)</text:span></text:p>
          </table:table-cell>
          <table:table-cell table:style-name="Tableau16.B1" office:value-type="string">
            <text:p text:style-name="P48">ENVIRONMENT HUMIDITY MAXIMUM</text:p>
            <text:p text:style-name="P45">value</text:p>
          </table:table-cell>
        </table:table-row>
        <table:table-row table:style-name="Tableau16.1">
          <table:table-cell table:style-name="Tableau16.A1" office:value-type="string">
            <text:p text:style-name="P38"><text:span text:style-name="T7">NERHL</text:span><text:span text:style-name="T1">(cr)(lf)</text:span></text:p>
            <text:p text:style-name="P37"><text:span text:style-name="T7">Yyyy.yy</text:span><text:span text:style-name="T1">(cr)(lf)</text:span></text:p>
          </table:table-cell>
          <table:table-cell table:style-name="Tableau16.B1" office:value-type="string">
            <text:p text:style-name="P48">ENVIRONMENT HUMIDITY MINIMUM</text:p>
            <text:p text:style-name="P45">value</text:p>
          </table:table-cell>
        </table:table-row>
        <table:table-row table:style-name="Tableau16.1">
          <table:table-cell table:style-name="Tableau16.A1" office:value-type="string">
            <text:p text:style-name="P38"><text:span text:style-name="T7">NOFHH</text:span><text:span text:style-name="T1">(cr)(lf)</text:span></text:p>
            <text:p text:style-name="P37"><text:span text:style-name="T7">Yyyy.yy</text:span><text:span text:style-name="T1">(cr)(lf)</text:span></text:p>
          </table:table-cell>
          <table:table-cell table:style-name="Tableau16.B1" office:value-type="string">
            <text:p text:style-name="P46">OUTPUT FREQUENCY MAXIMUM</text:p>
            <text:p text:style-name="P45">value</text:p>
          </table:table-cell>
        </table:table-row>
        <table:table-row table:style-name="Tableau16.1">
          <table:table-cell table:style-name="Tableau16.A7" office:value-type="string">
            <text:p text:style-name="P87"><text:span text:style-name="T7">NOFLL</text:span><text:span text:style-name="T1">(cr)(lf)<text:line-break/></text:span><text:span text:style-name="T7">yyyy.yy</text:span><text:span text:style-name="T1">(cr)(lf)</text:span></text:p>
          </table:table-cell>
          <table:table-cell table:style-name="Tableau16.B7" office:value-type="string">
            <text:p text:style-name="P89">OUTPUT FREQUENCY MINIMUM<text:line-break/>value</text:p>
          </table:table-cell>
        </table:table-row>
      </table:table>
      <text:p text:style-name="P15"/>
      <text:p text:style-name="P15"><text:span text:style-name="T2">Note.</text:span> The NOFLL value will always be the last value sent from any UPS by the UPDV command.</text:p>
      <text:p text:style-name="P15"/>
      <text:p text:style-name="P15"/>
      <text:h text:style-name="Heading_20_2" text:outline-level="2">UPS command list</text:h>
      <text:p text:style-name="P15">This command gives a listing of the supported UPScode commands.</text:p>
      <text:p text:style-name="P15"/>
      <table:table table:name="Tableau17" table:style-name="Tableau17">
        <table:table-column table:style-name="Tableau17.A"/>
        <table:table-column table:style-name="Tableau17.B"/>
        <table:table-row table:style-name="Tableau17.1">
          <table:table-cell table:style-name="Tableau17.A1" office:value-type="string">
            <text:p text:style-name="P59">Command</text:p>
          </table:table-cell>
          <table:table-cell table:style-name="Tableau17.B1" office:value-type="string">
            <text:p text:style-name="P59">Description</text:p>
          </table:table-cell>
        </table:table-row>
        <table:table-row table:style-name="Tableau17.1">
          <table:table-cell table:style-name="Tableau17.A2" office:value-type="string">
            <text:p text:style-name="P58"><text:span text:style-name="T7">UPCL</text:span><text:span text:style-name="T1">(cr)</text:span></text:p>
          </table:table-cell>
          <table:table-cell table:style-name="Tableau17.B2" office:value-type="string">
            <text:p text:style-name="P67">UPS COMMAND LIST</text:p>
          </table:table-cell>
        </table:table-row>
      </table:table>
      <text:p text:style-name="P15"/>
      <text:p text:style-name="P15">The UPS responds by sending a list of the commands recognized by UPS in question. An example of an actual output is presented in the following.</text:p>
      <text:p text:style-name="P15"/>
      <table:table table:name="Tableau18" table:style-name="Tableau18">
        <table:table-column table:style-name="Tableau18.A"/>
        <table:table-row table:style-name="Tableau18.1">
          <table:table-cell table:style-name="Tableau18.A1" office:value-type="string">
            <text:p text:style-name="P59">UPS response</text:p>
          </table:table-cell>
        </table:table-row>
        <table:table-row table:style-name="Tableau18.1">
          <table:table-cell table:style-name="Tableau18.A2" office:value-type="string">
            <text:p text:style-name="P52"><text:span text:style-name="T7">UPCD</text:span><text:span text:style-name="T1">(cr)(lf)</text:span></text:p>
          </table:table-cell>
        </table:table-row>
        <table:table-row table:style-name="Tableau18.1">
          <table:table-cell table:style-name="Tableau18.A2" office:value-type="string">
            <text:p text:style-name="P38"><text:span text:style-name="T7">UPDA</text:span><text:span text:style-name="T1">(cr)(lf)</text:span></text:p>
          </table:table-cell>
        </table:table-row>
        <table:table-row table:style-name="Tableau18.1">
          <table:table-cell table:style-name="Tableau18.A2" office:value-type="string">
            <text:p text:style-name="P38"><text:span text:style-name="T7">UPDS</text:span><text:span text:style-name="T1">(cr)(lf)</text:span></text:p>
          </table:table-cell>
        </table:table-row>
        <table:table-row table:style-name="Tableau18.1">
          <table:table-cell table:style-name="Tableau18.A2" office:value-type="string">
            <text:p text:style-name="P38"><text:span text:style-name="T7">UPDV</text:span><text:span text:style-name="T1">(cr)(lf)</text:span></text:p>
          </table:table-cell>
        </table:table-row>
        <table:table-row table:style-name="Tableau18.1">
          <table:table-cell table:style-name="Tableau18.A2" office:value-type="string">
            <text:p text:style-name="P38"><text:span text:style-name="T7">UPEA</text:span><text:span text:style-name="T1">(cr)(lf)</text:span></text:p>
          </table:table-cell>
        </table:table-row>
        <table:table-row table:style-name="Tableau18.1">
          <table:table-cell table:style-name="Tableau18.A2" office:value-type="string">
            <text:p text:style-name="P38"><text:span text:style-name="T7">UPHU</text:span><text:span text:style-name="T1">(cr)(lf)</text:span></text:p>
          </table:table-cell>
        </table:table-row>
        <table:table-row table:style-name="Tableau18.1">
          <table:table-cell table:style-name="Tableau18.A2" office:value-type="string">
            <text:p text:style-name="P38"><text:span text:style-name="T7">UPPC</text:span><text:span text:style-name="T1">(cr)(lf)</text:span></text:p>
          </table:table-cell>
        </table:table-row>
        <table:table-row table:style-name="Tableau18.1">
          <table:table-cell table:style-name="Tableau18.A2" office:value-type="string">
            <text:p text:style-name="P38"><text:span text:style-name="T7">UPPD</text:span><text:span text:style-name="T1">(cr)(lf)</text:span></text:p>
          </table:table-cell>
        </table:table-row>
        <table:table-row table:style-name="Tableau18.1">
          <table:table-cell table:style-name="Tableau18.A2" office:value-type="string">
            <text:p text:style-name="P38"><text:span text:style-name="T7">UPPF</text:span><text:span text:style-name="T1">(cr)(lf)</text:span></text:p>
          </table:table-cell>
        </table:table-row>
        <table:table-row table:style-name="Tableau18.1">
          <table:table-cell table:style-name="Tableau18.A2" office:value-type="string">
            <text:p text:style-name="P38"><text:span text:style-name="T7">UPPH</text:span><text:span text:style-name="T1">(cr)(lf)</text:span></text:p>
          </table:table-cell>
        </table:table-row>
        <table:table-row table:style-name="Tableau18.1">
          <table:table-cell table:style-name="Tableau18.A2" office:value-type="string">
            <text:p text:style-name="P38"><text:span text:style-name="T7">UPPM</text:span><text:span text:style-name="T1">(cr)(lf)</text:span></text:p>
          </table:table-cell>
        </table:table-row>
        <table:table-row table:style-name="Tableau18.1">
          <table:table-cell table:style-name="Tableau18.A2" office:value-type="string">
            <text:p text:style-name="P38"><text:span text:style-name="T7">UPPN</text:span><text:span text:style-name="T1">(cr)(lf)</text:span></text:p>
          </table:table-cell>
        </table:table-row>
        <table:table-row table:style-name="Tableau18.1">
          <table:table-cell table:style-name="Tableau18.A2" office:value-type="string">
            <text:p text:style-name="P38"><text:span text:style-name="T7">UPPU</text:span><text:span text:style-name="T1">(cr)(lf)</text:span></text:p>
          </table:table-cell>
        </table:table-row>
        <table:table-row table:style-name="Tableau18.1">
          <table:table-cell table:style-name="Tableau18.A2" office:value-type="string">
            <text:p text:style-name="P38"><text:span text:style-name="T7">UPRL</text:span><text:span text:style-name="T1">(cr)(lf)</text:span></text:p>
          </table:table-cell>
        </table:table-row>
        <table:table-row table:style-name="Tableau18.1">
          <table:table-cell table:style-name="Tableau18.A2" office:value-type="string">
            <text:p text:style-name="P38"><text:span text:style-name="T7">UPRP</text:span><text:span text:style-name="T1">(cr)(lf)</text:span></text:p>
          </table:table-cell>
        </table:table-row>
        <table:table-row table:style-name="Tableau18.1">
          <table:table-cell table:style-name="Tableau18.A2" office:value-type="string">
            <text:p text:style-name="P38"><text:span text:style-name="T7">UPSD</text:span><text:span text:style-name="T1">(cr)(lf)</text:span></text:p>
          </table:table-cell>
        </table:table-row>
        <table:table-row table:style-name="Tableau18.1">
          <table:table-cell table:style-name="Tableau18.A2" office:value-type="string">
            <text:p text:style-name="P38"><text:span text:style-name="T7">UPSL</text:span><text:span text:style-name="T1">(cr)(lf)</text:span></text:p>
          </table:table-cell>
        </table:table-row>
        <table:table-row table:style-name="Tableau18.1">
          <table:table-cell table:style-name="Tableau18.A2" office:value-type="string">
            <text:p text:style-name="P38"><text:span text:style-name="T7">UPSN</text:span><text:span text:style-name="T1">(cr)(lf)</text:span></text:p>
          </table:table-cell>
        </table:table-row>
        <table:table-row table:style-name="Tableau18.1">
          <table:table-cell table:style-name="Tableau18.A2" office:value-type="string">
            <text:p text:style-name="P38"><text:span text:style-name="T7">UPSP</text:span><text:span text:style-name="T1">(cr)(lf)</text:span></text:p>
          </table:table-cell>
        </table:table-row>
        <table:table-row table:style-name="Tableau18.1">
          <table:table-cell table:style-name="Tableau18.A2" office:value-type="string">
            <text:p text:style-name="P38"><text:span text:style-name="T7">UPSS</text:span><text:span text:style-name="T1">(cr)(lf)</text:span></text:p>
          </table:table-cell>
        </table:table-row>
        <table:table-row table:style-name="Tableau18.1">
          <table:table-cell table:style-name="Tableau18.A2" office:value-type="string">
            <text:p text:style-name="P38"><text:span text:style-name="T7">UPTP</text:span><text:span text:style-name="T1">(cr)(lf)</text:span></text:p>
          </table:table-cell>
        </table:table-row>
        <table:table-row table:style-name="Tableau18.1">
          <table:table-cell table:style-name="Tableau18.A23" office:value-type="string">
            <text:p text:style-name="P91"><text:span text:style-name="T7">UPCL</text:span><text:span text:style-name="T1">(cr)(lf)</text:span></text:p>
          </table:table-cell>
        </table:table-row>
      </table:table>
      <text:p text:style-name="P15"/>
      <text:h text:style-name="P10" text:outline-level="2">UPS service log</text:h>
      <text:h text:style-name="Heading_20_3" text:outline-level="3">Dump service log</text:h>
      <text:p text:style-name="Standard">The history report of alarm conditions of the UPS is available with this command.</text:p>
      <text:p text:style-name="P15"/>
      <table:table table:name="Tableau19" table:style-name="Tableau19">
        <table:table-column table:style-name="Tableau19.A"/>
        <table:table-column table:style-name="Tableau19.B"/>
        <table:table-row table:style-name="Tableau19.1">
          <table:table-cell table:style-name="Tableau19.A1" office:value-type="string">
            <text:p text:style-name="P59">Command</text:p>
          </table:table-cell>
          <table:table-cell table:style-name="Tableau19.B1" office:value-type="string">
            <text:p text:style-name="P59">Description</text:p>
          </table:table-cell>
        </table:table-row>
        <table:table-row table:style-name="Tableau19.1">
          <table:table-cell table:style-name="Tableau19.A2" office:value-type="string">
            <text:p text:style-name="P58"><text:span text:style-name="T7">UPSL</text:span><text:span text:style-name="T1">(cr)</text:span></text:p>
          </table:table-cell>
          <table:table-cell table:style-name="Tableau19.B2" office:value-type="string">
            <text:p text:style-name="P67">UPS SERVICE LOG</text:p>
          </table:table-cell>
        </table:table-row>
      </table:table>
      <text:p text:style-name="P15"/>
      <text:p text:style-name="P15">The response from the UPS is an ASCII dump which contents may vary according to the UPS series. Two examples of an actual output are presented in the following.</text:p>
      <text:p text:style-name="P1"/>
      <text:p text:style-name="P15">The UPS responds by sending the 99 last alarm conditions of the unit:</text:p>
      <text:p text:style-name="P29"/>
      <table:table table:name="Tableau20" table:style-name="Tableau20">
        <table:table-column table:style-name="Tableau20.A"/>
        <table:table-column table:style-name="Tableau20.B"/>
        <table:table-row table:style-name="Tableau20.1">
          <table:table-cell table:style-name="Tableau20.A1" office:value-type="string">
            <text:p text:style-name="P59">UPS response</text:p>
          </table:table-cell>
          <table:table-cell table:style-name="Tableau20.B1" office:value-type="string">
            <text:p text:style-name="P59"/>
          </table:table-cell>
        </table:table-row>
        <table:table-row table:style-name="Tableau20.1">
          <table:table-cell table:style-name="Tableau20.A2" office:value-type="string">
            <text:p text:style-name="P57">DD.MM.YY HH:MM</text:p>
          </table:table-cell>
          <table:table-cell table:style-name="Tableau20.B2" office:value-type="string">
            <text:p text:style-name="P38"><text:span text:style-name="T7">31 CHARACTERS MAXIMUM</text:span><text:span text:style-name="T1">(cr)(lf)</text:span></text:p>
          </table:table-cell>
        </table:table-row>
        <table:table-row table:style-name="Tableau20.1">
          <table:table-cell table:style-name="Tableau20.A2" office:value-type="string">
            <text:p text:style-name="P51">...</text:p>
          </table:table-cell>
          <table:table-cell table:style-name="Tableau20.B2" office:value-type="string">
            <text:p text:style-name="P49"/>
          </table:table-cell>
        </table:table-row>
        <table:table-row table:style-name="Tableau20.1">
          <table:table-cell table:style-name="Tableau20.A4" office:value-type="string">
            <text:p text:style-name="P92">DD.MM.YY HH:MM</text:p>
          </table:table-cell>
          <table:table-cell table:style-name="Tableau20.B4" office:value-type="string">
            <text:p text:style-name="P38"><text:span text:style-name="T7">OLDEST ALARM</text:span><text:span text:style-name="T1">(cr)(lf)</text:span></text:p>
          </table:table-cell>
        </table:table-row>
      </table:table>
      <text:p text:style-name="P15"/>
      <text:p text:style-name="P15"/>
      <text:p text:style-name="P15">The UPS which does not have real time capability responds by sending the eigth last alarm conditions of the UPS:</text:p>
      <text:p text:style-name="P15"/>
      <table:table table:name="Tableau21" table:style-name="Tableau21">
        <table:table-column table:style-name="Tableau21.A"/>
        <table:table-column table:style-name="Tableau21.B"/>
        <table:table-row table:style-name="Tableau21.1">
          <table:table-cell table:style-name="Tableau21.A1" office:value-type="string">
            <text:p text:style-name="P59">UPS response</text:p>
          </table:table-cell>
          <table:table-cell table:style-name="Tableau21.B1" office:value-type="string">
            <text:p text:style-name="P59"/>
          </table:table-cell>
        </table:table-row>
        <table:table-row table:style-name="Tableau21.1">
          <table:table-cell table:style-name="Tableau21.A2" office:value-type="string">
            <text:p text:style-name="P52"><text:span text:style-name="T7">ACSL</text:span><text:span text:style-name="T1">(cr)(lf)</text:span></text:p>
          </table:table-cell>
          <table:table-cell table:style-name="Tableau21.B2" office:value-type="string">
            <text:p text:style-name="P56"/>
          </table:table-cell>
        </table:table-row>
        <table:table-row table:style-name="Tableau21.1">
          <table:table-cell table:style-name="Tableau21.A2" office:value-type="string">
            <text:p text:style-name="P51">DDDd HH:MM:SS</text:p>
          </table:table-cell>
          <table:table-cell table:style-name="Tableau21.B2" office:value-type="string">
            <text:p text:style-name="P38"><text:span text:style-name="T7">31 CHARACTERS MAXIMUM</text:span><text:span text:style-name="T1">(cr)(lf)</text:span></text:p>
          </table:table-cell>
        </table:table-row>
        <table:table-row table:style-name="Tableau21.1">
          <table:table-cell table:style-name="Tableau21.A2" office:value-type="string">
            <text:p text:style-name="P51">...</text:p>
          </table:table-cell>
          <table:table-cell table:style-name="Tableau21.B2" office:value-type="string">
            <text:p text:style-name="P49"/>
          </table:table-cell>
        </table:table-row>
        <table:table-row table:style-name="Tableau21.1">
          <table:table-cell table:style-name="Tableau21.A2" office:value-type="string">
            <text:p text:style-name="P51">DDDd HH:MM:SS</text:p>
          </table:table-cell>
          <table:table-cell table:style-name="Tableau21.B2" office:value-type="string">
            <text:p text:style-name="P38"><text:span text:style-name="T7">OLDEST ALARM</text:span><text:span text:style-name="T1">(cr)(lf)</text:span></text:p>
          </table:table-cell>
        </table:table-row>
        <table:table-row table:style-name="Tableau21.1">
          <table:table-cell table:style-name="Tableau21.A6" office:value-type="string">
            <text:p text:style-name="P91"><text:span text:style-name="T7">END</text:span><text:span text:style-name="T1">(cr)(lf)</text:span></text:p>
          </table:table-cell>
          <table:table-cell table:style-name="Tableau21.B6" office:value-type="string">
            <text:p text:style-name="P90"/>
          </table:table-cell>
        </table:table-row>
      </table:table>
      <text:p text:style-name="P15"/>
      <text:p text:style-name="P15">The newest alarm is sent first and the oldest alarm is sent last. Times are relative to the next (newer) alarm:</text:p>
      <text:list text:style-name="L1">
        <text:list-item>
          <text:p text:style-name="P16">first (newest) alarm: time from the alarm to the current moment</text:p>
        </text:list-item>
        <text:list-item>
          <text:p text:style-name="P16">other alarms: time from the alarm to the next (newer) alarm</text:p>
        </text:list-item>
        <text:list-item>
          <text:p text:style-name="P16">‘<text:span text:style-name="T6">time unknown</text:span>’ is sent if the unit has been shut off between the alarm conditions</text:p>
        </text:list-item>
        <text:list-item>
          <text:p text:style-name="P16">‘<text:span text:style-name="T6">&gt;285 days</text:span>’ is given in front of the alarm when time between the alarms exceeds 285 days</text:p>
        </text:list-item>
      </text:list>
      <text:p text:style-name="Standard"/>
      <text:p text:style-name="Standard"/>
      <text:h text:style-name="Heading_20_3" text:outline-level="3">Reset service log</text:h>
      <text:p text:style-name="Standard">The following command will initialize the service log in the non-volatile memory of the unit:</text:p>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P59">Command</text:p>
          </table:table-cell>
          <table:table-cell table:style-name="Tableau22.B1" office:value-type="string">
            <text:p text:style-name="P59">Description</text:p>
          </table:table-cell>
        </table:table-row>
        <table:table-row table:style-name="Tableau22.1">
          <table:table-cell table:style-name="Tableau22.A2" office:value-type="string">
            <text:p text:style-name="P58"><text:span text:style-name="T7">UPRL</text:span><text:span text:style-name="T1">(cr)<text:line-break/></text:span><text:span text:style-name="T7">RESSERVLOG</text:span><text:span text:style-name="T1">(cr)</text:span></text:p>
          </table:table-cell>
          <table:table-cell table:style-name="Tableau22.B2" office:value-type="string">
            <text:p text:style-name="P67">RESET SERVICE LOG<text:line-break/>Security code</text:p>
          </table:table-cell>
        </table:table-row>
      </table:table>
      <text:p text:style-name="Standard"/>
      <text:p text:style-name="P34">The ten character security code ensures, that the initialization is not done by mistake, when the interface is operated manually through a terminal or by line noise.</text:p>
      <text:p text:style-name="Standard"/>
      <text:p text:style-name="P15"/>
      <text:h text:style-name="Heading_20_2" text:outline-level="2">Identification commands</text:h>
      <text:h text:style-name="Heading_20_3" text:outline-level="3">UPS type</text:h>
      <text:p text:style-name="P15">The UPS type information is requested by sending the command:</text:p>
      <text:p text:style-name="P15"/>
      <table:table table:name="Tableau23" table:style-name="Tableau23">
        <table:table-column table:style-name="Tableau23.A"/>
        <table:table-column table:style-name="Tableau23.B"/>
        <table:table-row table:style-name="Tableau23.1">
          <table:table-cell table:style-name="Tableau23.A1" office:value-type="string">
            <text:p text:style-name="P59">Command</text:p>
          </table:table-cell>
          <table:table-cell table:style-name="Tableau23.B1" office:value-type="string">
            <text:p text:style-name="P59">Description</text:p>
          </table:table-cell>
        </table:table-row>
        <table:table-row table:style-name="Tableau23.1">
          <table:table-cell table:style-name="Tableau23.A2" office:value-type="string">
            <text:p text:style-name="P58"><text:span text:style-name="T7">UPTP</text:span><text:span text:style-name="T1">(cr)</text:span></text:p>
          </table:table-cell>
          <table:table-cell table:style-name="Tableau23.B2" office:value-type="string">
            <text:p text:style-name="P67">UPS TYPE</text:p>
          </table:table-cell>
        </table:table-row>
      </table:table>
      <text:p text:style-name="P22"/>
      <text:p text:style-name="P15">The unit responds by sending a string identifying the UPS type. Some units can also send a firmware revision of the UPS after the type string.</text:p>
      <text:p text:style-name="P15"/>
      <table:table table:name="Tableau24" table:style-name="Tableau24">
        <table:table-column table:style-name="Tableau24.A"/>
        <table:table-column table:style-name="Tableau24.B"/>
        <table:table-row table:style-name="Tableau24.1">
          <table:table-cell table:style-name="Tableau24.A1" office:value-type="string">
            <text:p text:style-name="P60">Title</text:p>
          </table:table-cell>
          <table:table-cell table:style-name="Tableau24.B1" office:value-type="string">
            <text:p text:style-name="P61">Description</text:p>
          </table:table-cell>
        </table:table-row>
        <table:table-row table:style-name="Tableau24.1">
          <table:table-cell table:style-name="Tableau24.A2" office:value-type="string">
            <text:p text:style-name="P70"><text:span text:style-name="T7">NNAME</text:span><text:span text:style-name="T1">(cr)(lf)<text:line-break/></text:span><text:span text:style-name="T7">pppp</text:span><text:span text:style-name="T1">(cr)(lf)</text:span></text:p>
          </table:table-cell>
          <table:table-cell table:style-name="Tableau24.B2" office:value-type="string">
            <text:p text:style-name="P71"><text:span text:style-name="T4">UPS TYPE<text:line-break/></text:span><text:span text:style-name="T7">pppp</text:span><text:span text:style-name="T4"> is an ASCII string of max. 20 characters.</text:span></text:p>
          </table:table-cell>
        </table:table-row>
      </table:table>
      <text:p text:style-name="Standard"/>
      <text:p text:style-name="Standard"/>
      <text:h text:style-name="Heading_20_3" text:outline-level="3">UPS ID</text:h>
      <text:p text:style-name="P15">The identification information is requested by sending the command:</text:p>
      <text:p text:style-name="P15"/>
      <table:table table:name="Tableau25" table:style-name="Tableau25">
        <table:table-column table:style-name="Tableau25.A"/>
        <table:table-column table:style-name="Tableau25.B"/>
        <table:table-row table:style-name="Tableau25.1">
          <table:table-cell table:style-name="Tableau25.A1" office:value-type="string">
            <text:p text:style-name="P59">Command</text:p>
          </table:table-cell>
          <table:table-cell table:style-name="Tableau25.B1" office:value-type="string">
            <text:p text:style-name="P59">Description</text:p>
          </table:table-cell>
        </table:table-row>
        <table:table-row table:style-name="Tableau25.1">
          <table:table-cell table:style-name="Tableau25.A2" office:value-type="string">
            <text:p text:style-name="P58"><text:span text:style-name="T7">UPID</text:span><text:span text:style-name="T1">(cr)</text:span></text:p>
          </table:table-cell>
          <table:table-cell table:style-name="Tableau25.B2" office:value-type="string">
            <text:p text:style-name="P67">UPS ID</text:p>
          </table:table-cell>
        </table:table-row>
      </table:table>
      <text:p text:style-name="P22"/>
      <text:p text:style-name="P15">The unit responds by sending an ID string of the UPS.</text:p>
      <text:p text:style-name="P15"/>
      <table:table table:name="Tableau26" table:style-name="Tableau26">
        <table:table-column table:style-name="Tableau26.A"/>
        <table:table-column table:style-name="Tableau26.B"/>
        <table:table-row table:style-name="Tableau26.1">
          <table:table-cell table:style-name="Tableau26.A1" office:value-type="string">
            <text:p text:style-name="P60">Title</text:p>
          </table:table-cell>
          <table:table-cell table:style-name="Tableau26.B1" office:value-type="string">
            <text:p text:style-name="P61">Description</text:p>
          </table:table-cell>
        </table:table-row>
        <table:table-row table:style-name="Tableau26.1">
          <table:table-cell table:style-name="Tableau26.A2" office:value-type="string">
            <text:p text:style-name="P70"><text:span text:style-name="T7">ACID</text:span><text:span text:style-name="T1">(cr)(lf)<text:line-break/></text:span><text:span text:style-name="T7">pppp</text:span><text:span text:style-name="T1">(cr)(lf)</text:span></text:p>
          </table:table-cell>
          <table:table-cell table:style-name="Tableau26.B2" office:value-type="string">
            <text:p text:style-name="P71"><text:span text:style-name="T4">UPS ID<text:line-break/></text:span><text:span text:style-name="T7">pppp</text:span><text:span text:style-name="T4"> is an ASCII string of max. 10 characters.</text:span></text:p>
          </table:table-cell>
        </table:table-row>
      </table:table>
      <text:p text:style-name="Standard"/>
      <text:p text:style-name="Standard"/>
      <text:h text:style-name="Heading_20_3" text:outline-level="3">Serial number</text:h>
      <table:table table:name="Tableau27" table:style-name="Tableau27">
        <table:table-column table:style-name="Tableau27.A"/>
        <table:table-column table:style-name="Tableau27.B"/>
        <table:table-row table:style-name="Tableau27.1">
          <table:table-cell table:style-name="Tableau27.A1" office:value-type="string">
            <text:p text:style-name="P60">Command</text:p>
          </table:table-cell>
          <table:table-cell table:style-name="Tableau27.B1" office:value-type="string">
            <text:p text:style-name="P60">Description</text:p>
          </table:table-cell>
        </table:table-row>
        <table:table-row table:style-name="Tableau27.1">
          <table:table-cell table:style-name="Tableau27.A2" office:value-type="string">
            <text:p text:style-name="P70"><text:span text:style-name="T7">UPSN</text:span><text:span text:style-name="T1">(cr)<text:line-break/></text:span><text:span text:style-name="T7">ssss</text:span><text:span text:style-name="T1">(cr)</text:span></text:p>
          </table:table-cell>
          <table:table-cell table:style-name="Tableau27.B2" office:value-type="string">
            <text:p text:style-name="P66">SERIAL NUMBER<text:line-break/>Identification of the unit (max 20 characters)</text:p>
          </table:table-cell>
        </table:table-row>
      </table:table>
      <text:p text:style-name="P15"/>
      <text:p text:style-name="P15">The serial number of the unit can be set with this command (the setting is not possible with some UPS models but the string stored in memory can be requested by 0<text:span text:style-name="T1">(cr)</text:span> argument).</text:p>
      <text:p text:style-name="P15"/>
      <text:p text:style-name="P15"><text:span text:style-name="T6">ssss</text:span> is the string in ASCII that contains the serial number of the unit. The string is stored in non-volatile memory of the unit. The rightmost digits in serial number are the significant ones.</text:p>
      <text:p text:style-name="P15"/>
      <text:p text:style-name="P35">The UPS will acknowledge the command by transmitting:</text:p>
      <text:p text:style-name="P15"/>
      <table:table table:name="Tableau28" table:style-name="Tableau28">
        <table:table-column table:style-name="Tableau28.A"/>
        <table:table-column table:style-name="Tableau28.B"/>
        <table:table-row table:style-name="Tableau28.1">
          <table:table-cell table:style-name="Tableau28.A1" office:value-type="string">
            <text:p text:style-name="P60">Title</text:p>
          </table:table-cell>
          <table:table-cell table:style-name="Tableau28.B1" office:value-type="string">
            <text:p text:style-name="P61">Description</text:p>
          </table:table-cell>
        </table:table-row>
        <table:table-row table:style-name="Tableau28.1">
          <table:table-cell table:style-name="Tableau28.A2" office:value-type="string">
            <text:p text:style-name="P70"><text:span text:style-name="T7">ACSN</text:span><text:span text:style-name="T1">(cr)(lf)<text:line-break/></text:span><text:span text:style-name="T7">ssss</text:span><text:span text:style-name="T1">(cr)(lf)</text:span></text:p>
          </table:table-cell>
          <table:table-cell table:style-name="Tableau28.B2" office:value-type="string">
            <text:p text:style-name="P71"><text:span text:style-name="T4">SERIAL NUMBER<text:line-break/></text:span><text:span text:style-name="T7">ssss</text:span><text:span text:style-name="T4"> is an ASCII string (max 20 characters).</text:span></text:p>
          </table:table-cell>
        </table:table-row>
      </table:table>
      <text:p text:style-name="P15"/>
      <text:p text:style-name="P15"/>
      <text:h text:style-name="Heading_20_3" text:outline-level="3">Part number</text:h>
      <table:table table:name="Tableau29" table:style-name="Tableau29">
        <table:table-column table:style-name="Tableau29.A"/>
        <table:table-column table:style-name="Tableau29.B"/>
        <table:table-row table:style-name="Tableau29.1">
          <table:table-cell table:style-name="Tableau29.A1" office:value-type="string">
            <text:p text:style-name="P60">Command</text:p>
          </table:table-cell>
          <table:table-cell table:style-name="Tableau29.B1" office:value-type="string">
            <text:p text:style-name="P60">Description</text:p>
          </table:table-cell>
        </table:table-row>
        <table:table-row table:style-name="Tableau29.1">
          <table:table-cell table:style-name="Tableau29.A2" office:value-type="string">
            <text:p text:style-name="P70"><text:span text:style-name="T7">UPPN</text:span><text:span text:style-name="T1">(cr)<text:line-break/></text:span><text:span text:style-name="T7">0</text:span><text:span text:style-name="T1">(cr)</text:span></text:p>
          </table:table-cell>
          <table:table-cell table:style-name="Tableau29.B2" office:value-type="string">
            <text:p text:style-name="P66">PART NUMBER</text:p>
          </table:table-cell>
        </table:table-row>
      </table:table>
      <text:p text:style-name="P15"/>
      <text:p text:style-name="P15">The part number of the unit can be requested with this command followed by dummy argument <text:span text:style-name="T6">0</text:span><text:span text:style-name="T1">(cr) </text:span>given for compatibility with previous firmware.</text:p>
      <text:p text:style-name="P15"/>
      <text:p text:style-name="P15">The UPS will acknowledge the command by transmitting:</text:p>
      <text:p text:style-name="P15"/>
      <table:table table:name="Tableau30" table:style-name="Tableau30">
        <table:table-column table:style-name="Tableau30.A"/>
        <table:table-column table:style-name="Tableau30.B"/>
        <table:table-row table:style-name="Tableau30.1">
          <table:table-cell table:style-name="Tableau30.A1" office:value-type="string">
            <text:p text:style-name="P60">Title</text:p>
          </table:table-cell>
          <table:table-cell table:style-name="Tableau30.B1" office:value-type="string">
            <text:p text:style-name="P61">Description</text:p>
          </table:table-cell>
        </table:table-row>
        <table:table-row table:style-name="Tableau30.1">
          <table:table-cell table:style-name="Tableau30.A2" office:value-type="string">
            <text:p text:style-name="P70"><text:span text:style-name="T7">ACPN</text:span><text:span text:style-name="T1">(cr)(lf)<text:line-break/></text:span><text:span text:style-name="T7">ssss</text:span><text:span text:style-name="T1">(cr)(lf)</text:span></text:p>
          </table:table-cell>
          <table:table-cell table:style-name="Tableau30.B2" office:value-type="string">
            <text:p text:style-name="P71"><text:span text:style-name="T4">PART NUMBER<text:line-break/></text:span><text:span text:style-name="T7">ssss</text:span><text:span text:style-name="T4"> is an ASCII string (max 16 characters).</text:span></text:p>
          </table:table-cell>
        </table:table-row>
      </table:table>
      <text:p text:style-name="P15"/>
      <text:p text:style-name="P15"><text:span text:style-name="T6">ssss</text:span> is the string in ASCII (max 16 characters) that contains part number of the unit. The string is stored in non-volatile memory of the unit. The rightmost digits in part number are the significant ones.</text:p>
      <text:p text:style-name="P15"/>
      <text:p text:style-name="P29"/>
      <text:h text:style-name="Heading_20_1" text:outline-level="1">Commands for changing ups data and operation</text:h>
      <text:p text:style-name="P15">There are also commands which are used to change the operational parameters of the UPS or to store information in the memory of the unit. These commands include the following:</text:p>
      <text:p text:style-name="P29"/>
      <text:p text:style-name="P15"/>
      <text:h text:style-name="Heading_20_2" text:outline-level="2">Shutdown and startup commands</text:h>
      <text:h text:style-name="Heading_20_3" text:outline-level="3">Shutdown delay</text:h>
      <text:p text:style-name="P15">The shutdown delay time is the time from the issue of a shutdown command either by hardware contact or UPScode command, to the shutdown of the UPS output.</text:p>
      <text:p text:style-name="P15"/>
      <text:p text:style-name="P15">The delay can be viewed or set by <text:span text:style-name="T6">UPSD</text:span> command. The following formats of the command are possible:</text:p>
      <text:p text:style-name="P35"/>
      <table:table table:name="Tableau31" table:style-name="Tableau31">
        <table:table-column table:style-name="Tableau31.A"/>
        <table:table-column table:style-name="Tableau31.B"/>
        <table:table-column table:style-name="Tableau31.C"/>
        <table:table-column table:style-name="Tableau31.D"/>
        <table:table-row table:style-name="Tableau31.1">
          <table:table-cell table:style-name="Tableau31.A1" office:value-type="string">
            <text:p text:style-name="P63">Command</text:p>
          </table:table-cell>
          <table:table-cell table:style-name="Tableau31.B1" office:value-type="string">
            <text:p text:style-name="P63">UPS response</text:p>
          </table:table-cell>
          <table:table-cell table:style-name="Tableau31.B1" office:value-type="string">
            <text:p text:style-name="P63">Description</text:p>
          </table:table-cell>
          <table:table-cell table:style-name="Tableau31.D1" office:value-type="string">
            <text:p text:style-name="P74"/>
          </table:table-cell>
        </table:table-row>
        <table:table-row table:style-name="Tableau31.1">
          <table:table-cell table:style-name="Tableau31.A1" office:value-type="string">
            <text:p text:style-name="P58"><text:span text:style-name="T7">UPSD</text:span><text:span text:style-name="T1">(cr)<text:line-break/></text:span><text:span text:style-name="T7">0</text:span><text:span text:style-name="T1">(cr)</text:span></text:p>
          </table:table-cell>
          <table:table-cell table:style-name="Tableau31.B1" office:value-type="string">
            <text:p text:style-name="P58"><text:span text:style-name="T7">ACSD</text:span><text:span text:style-name="T1">(cr)(lf)<text:line-break/></text:span><text:span text:style-name="T7">ttt</text:span><text:span text:style-name="T1">(cr)(lf)</text:span></text:p>
          </table:table-cell>
          <table:table-cell table:style-name="Tableau31.B1" office:value-type="string">
            <text:p text:style-name="P67">SHUTDOWN DELAY</text:p>
          </table:table-cell>
          <table:table-cell table:style-name="Tableau31.D1" office:value-type="string">
            <text:p text:style-name="P74"><text:span text:style-name="T4">The present value </text:span><text:span text:style-name="T7">ttt</text:span><text:span text:style-name="T4"> of the delay is requested.</text:span></text:p>
          </table:table-cell>
        </table:table-row>
        <table:table-row table:style-name="Tableau31.1">
          <table:table-cell table:style-name="Tableau31.A3" office:value-type="string">
            <text:p text:style-name="P58"><text:span text:style-name="T7">UPSD</text:span><text:span text:style-name="T1">(cr)<text:line-break/></text:span><text:span text:style-name="T7">ttt</text:span><text:span text:style-name="T1">(cr)</text:span></text:p>
          </table:table-cell>
          <table:table-cell table:style-name="Tableau31.B3" office:value-type="string">
            <text:p text:style-name="P58"><text:span text:style-name="T7">ACSD</text:span><text:span text:style-name="T1">(cr)(lf)<text:line-break/></text:span><text:span text:style-name="T7">ttt</text:span><text:span text:style-name="T1">(cr)(lf)</text:span></text:p>
          </table:table-cell>
          <table:table-cell table:style-name="Tableau31.B3" office:value-type="string">
            <text:p text:style-name="P58"><text:span text:style-name="T4">SET SHUTDOWN DELAY<text:line-break/></text:span><text:span text:style-name="T7">ttt</text:span><text:span text:style-name="T4"> is the delay in seconds</text:span></text:p>
          </table:table-cell>
          <table:table-cell table:style-name="Tableau31.D3" office:value-type="string">
            <text:p text:style-name="P74"><text:span text:style-name="T4">The value of the delay is changed to </text:span><text:span text:style-name="T7">ttt</text:span><text:span text:style-name="T4">.</text:span></text:p>
          </table:table-cell>
        </table:table-row>
      </table:table>
      <text:p text:style-name="P15"/>
      <text:p text:style-name="P15">The second part (second row) of the command defines the command function:</text:p>
      <text:p text:style-name="P15"/>
      <text:list text:style-name="L1">
        <text:list-item>
          <text:p text:style-name="P16"><text:span text:style-name="T2">View the delay:</text:span> second part is <text:span text:style-name="T6">0</text:span><text:span text:style-name="T1">(cr)</text:span>. No change to the delay is done. The shutdown delay time presently in the memory of the UPS is transmitted in acknowledgement, where <text:span text:style-name="T6">ttt</text:span> is the delay in seconds.</text:p>
        </text:list-item>
        <text:list-item>
          <text:p text:style-name="P16"><text:span text:style-name="T2">Set the delay:</text:span> second part (<text:span text:style-name="T6">ttt</text:span><text:span text:style-name="T1">(cr)</text:span>) is the time in seconds and the Line Terminator. The time is stored in the non-volatile memory of the unit. The new shutdown delay time is transmitted in acknowledgement.</text:p>
        </text:list-item>
      </text:list>
      <text:p text:style-name="P15"/>
      <text:p text:style-name="P15"/>
      <text:h text:style-name="Heading_20_3" text:outline-level="3">Conditional shutdown</text:h>
      <table:table table:name="Tableau32" table:style-name="Tableau32">
        <table:table-column table:style-name="Tableau32.A"/>
        <table:table-column table:style-name="Tableau32.B"/>
        <table:table-row table:style-name="Tableau32.1">
          <table:table-cell table:style-name="Tableau32.A1" office:value-type="string">
            <text:p text:style-name="P60">Command</text:p>
          </table:table-cell>
          <table:table-cell table:style-name="Tableau32.B1" office:value-type="string">
            <text:p text:style-name="P60">Description</text:p>
          </table:table-cell>
        </table:table-row>
        <table:table-row table:style-name="Tableau32.1">
          <table:table-cell table:style-name="Tableau32.A2" office:value-type="string">
            <text:p text:style-name="P70"><text:span text:style-name="T7">UPPF</text:span><text:span text:style-name="T1">(cr)<text:line-break/></text:span><text:span text:style-name="T7">IJHLDMGCIU</text:span><text:span text:style-name="T1">(cr)</text:span></text:p>
          </table:table-cell>
          <table:table-cell table:style-name="Tableau32.B2" office:value-type="string">
            <text:p text:style-name="P66">POWER DOWN UPS (DURING LINE FAILURE)<text:line-break/>Security code</text:p>
          </table:table-cell>
        </table:table-row>
      </table:table>
      <text:p text:style-name="P13"/>
      <text:p text:style-name="P15">The command will cause the shutdown of the UPS output voltage after a delay set by the <text:span text:style-name="T6">UPSD</text:span> command during input line failure. The command can be cancelled before the shut down with <text:span text:style-name="T6">UPPU</text:span> command. The function of the <text:span text:style-name="T6">UPPF</text:span> command corresponds to the hardware shutdown. The ten character security code ensures that a shutdown is not started by mistake when the interface is operated manually through a terminal or by line noise.</text:p>
      <text:p text:style-name="P15"/>
      <text:p text:style-name="P15"/>
      <text:h text:style-name="Heading_20_3" text:outline-level="3">Restart delay</text:h>
      <text:p text:style-name="Standard">The restart delay time is backup time that is charged into the batteries after the UPPF or a battery shutdown before re-enabling the UPS output voltage.</text:p>
      <text:p text:style-name="Standard"/>
      <text:p text:style-name="P36">The delay can be viewed or set by <text:span text:style-name="T6">UPRD</text:span> command. The following formats of the command are possible:</text:p>
      <text:p text:style-name="P36"/>
      <table:table table:name="Tableau33" table:style-name="Tableau33">
        <table:table-column table:style-name="Tableau33.A"/>
        <table:table-column table:style-name="Tableau33.B"/>
        <table:table-column table:style-name="Tableau33.C"/>
        <table:table-column table:style-name="Tableau33.D"/>
        <table:table-row table:style-name="Tableau33.1">
          <table:table-cell table:style-name="Tableau33.A1" office:value-type="string">
            <text:p text:style-name="P63">Command</text:p>
          </table:table-cell>
          <table:table-cell table:style-name="Tableau33.B1" office:value-type="string">
            <text:p text:style-name="P63">UPS response</text:p>
          </table:table-cell>
          <table:table-cell table:style-name="Tableau33.B1" office:value-type="string">
            <text:p text:style-name="P63">Description</text:p>
          </table:table-cell>
          <table:table-cell table:style-name="Tableau33.D1" office:value-type="string">
            <text:p text:style-name="P74"/>
          </table:table-cell>
        </table:table-row>
        <table:table-row table:style-name="Tableau33.1">
          <table:table-cell table:style-name="Tableau33.A1" office:value-type="string">
            <text:p text:style-name="P58"><text:span text:style-name="T7">UPRD</text:span><text:span text:style-name="T1">(cr)<text:line-break/>(cr)</text:span></text:p>
          </table:table-cell>
          <table:table-cell table:style-name="Tableau33.B1" office:value-type="string">
            <text:p text:style-name="P58"><text:span text:style-name="T7">ACRD</text:span><text:span text:style-name="T1">(cr)(lf)<text:line-break/></text:span><text:span text:style-name="T7">ttt</text:span><text:span text:style-name="T1">(cr)(lf)</text:span></text:p>
          </table:table-cell>
          <table:table-cell table:style-name="Tableau33.B1" office:value-type="string">
            <text:p text:style-name="P67">RESTART DELAY</text:p>
          </table:table-cell>
          <table:table-cell table:style-name="Tableau33.D1" office:value-type="string">
            <text:p text:style-name="P74"><text:span text:style-name="T4">The present value </text:span><text:span text:style-name="T7">ttt</text:span><text:span text:style-name="T4"> of the delay is requested.</text:span></text:p>
          </table:table-cell>
        </table:table-row>
        <table:table-row table:style-name="Tableau33.1">
          <table:table-cell table:style-name="Tableau33.A3" office:value-type="string">
            <text:p text:style-name="P58"><text:span text:style-name="T7">UPRD</text:span><text:span text:style-name="T1">(cr)<text:line-break/></text:span><text:span text:style-name="T7">ttt</text:span><text:span text:style-name="T1">(cr)</text:span></text:p>
          </table:table-cell>
          <table:table-cell table:style-name="Tableau33.B3" office:value-type="string">
            <text:p text:style-name="P58"><text:span text:style-name="T7">ACRD</text:span><text:span text:style-name="T1">(cr)(lf)<text:line-break/></text:span><text:span text:style-name="T7">ttt</text:span><text:span text:style-name="T1">(cr)(lf)</text:span></text:p>
          </table:table-cell>
          <table:table-cell table:style-name="Tableau33.B3" office:value-type="string">
            <text:p text:style-name="P58"><text:span text:style-name="T4">SET RESTART DELAY<text:line-break/></text:span><text:span text:style-name="T7">ttt</text:span><text:span text:style-name="T4"> is the delay in minutes of backup time</text:span></text:p>
          </table:table-cell>
          <table:table-cell table:style-name="Tableau33.D3" office:value-type="string">
            <text:p text:style-name="P74"><text:span text:style-name="T4">The value of the delay is changed to </text:span><text:span text:style-name="T7">ttt</text:span><text:span text:style-name="T4">.</text:span></text:p>
          </table:table-cell>
        </table:table-row>
      </table:table>
      <text:p text:style-name="P15"/>
      <text:p text:style-name="P35">The second part (second row) of the command defines the command function:</text:p>
      <text:p text:style-name="P15"/>
      <text:list text:style-name="L1">
        <text:list-item>
          <text:p text:style-name="P16"><text:span text:style-name="T2">View the delay:</text:span> second part is <text:span text:style-name="T1">(cr)</text:span> or <text:span text:style-name="T6">x</text:span><text:span text:style-name="T1">(cr)</text:span> where <text:span text:style-name="T6">x</text:span> is not a figure. No change to the delay is done. The restart delay time presently in the memory of the UPS is transmitted in acknowledgement, where <text:span text:style-name="T6">ttt</text:span> is the backup time in minutes.</text:p>
        </text:list-item>
      </text:list>
      <text:p text:style-name="P15"><text:span text:style-name="T2">Set the delay:</text:span> second part (<text:span text:style-name="T6">ttt</text:span><text:span text:style-name="T1">(cr)</text:span>) is the backup time in minutes and the Line Terminator. The time is stored in the non-volatile memory of the unit. The new restart delay time is transmitted in acknowledgement.</text:p>
      <text:p text:style-name="P15"/>
      <text:p text:style-name="P15"/>
      <text:h text:style-name="Heading_20_3" text:outline-level="3">Unconditional shutdown</text:h>
      <table:table table:name="Tableau34" table:style-name="Tableau34">
        <table:table-column table:style-name="Tableau34.A"/>
        <table:table-column table:style-name="Tableau34.B"/>
        <table:table-row table:style-name="Tableau34.1">
          <table:table-cell table:style-name="Tableau34.A1" office:value-type="string">
            <text:p text:style-name="P60">Command</text:p>
          </table:table-cell>
          <table:table-cell table:style-name="Tableau34.B1" office:value-type="string">
            <text:p text:style-name="P60">Description</text:p>
          </table:table-cell>
        </table:table-row>
        <table:table-row table:style-name="Tableau34.1">
          <table:table-cell table:style-name="Tableau34.A2" office:value-type="string">
            <text:p text:style-name="P70"><text:span text:style-name="T7">UPPD</text:span><text:span text:style-name="T1">(cr)<text:line-break/></text:span><text:span text:style-name="T7">LGGNLMDPGV</text:span><text:span text:style-name="T1">(cr)</text:span></text:p>
          </table:table-cell>
          <table:table-cell table:style-name="Tableau34.B2" office:value-type="string">
            <text:p text:style-name="P66">POWER DOWN UPS UNCONDITIONALLY<text:line-break/>Security code</text:p>
          </table:table-cell>
        </table:table-row>
      </table:table>
      <text:p text:style-name="P15"/>
      <text:p text:style-name="P15">The above command will cause the shutdown of the UPS output voltage after a delay set by the <text:span text:style-name="T6">UPSD</text:span> command regardless of the state of the input line status. The command can be cancelled before the shutdown with <text:span text:style-name="T6">UPPU</text:span> command.</text:p>
      <text:p text:style-name="P15"/>
      <text:p text:style-name="P15">The UPS will re-enable its output voltage only when <text:span text:style-name="T6">UPPU</text:span> command is received. If the input line voltage is “OK”, the UPS output voltage is re-enabled immediately. Otherwise, the output voltage is re-enabled after the input line voltage returns.</text:p>
      <text:p text:style-name="P15"/>
      <text:p text:style-name="P15"/>
      <text:h text:style-name="Heading_20_3" text:outline-level="3">Power cycle shutdown</text:h>
      <table:table table:name="Tableau35" table:style-name="Tableau35">
        <table:table-column table:style-name="Tableau35.A"/>
        <table:table-column table:style-name="Tableau35.B"/>
        <table:table-row table:style-name="Tableau35.1">
          <table:table-cell table:style-name="Tableau35.A1" office:value-type="string">
            <text:p text:style-name="P60">Command</text:p>
          </table:table-cell>
          <table:table-cell table:style-name="Tableau35.B1" office:value-type="string">
            <text:p text:style-name="P60">Description</text:p>
          </table:table-cell>
        </table:table-row>
        <table:table-row table:style-name="Tableau35.1">
          <table:table-cell table:style-name="Tableau35.A2" office:value-type="string">
            <text:p text:style-name="P70"><text:span text:style-name="T7">UPPC</text:span><text:span text:style-name="T1">(cr)<text:line-break/></text:span><text:span text:style-name="T7">IJHLDMGCIU</text:span><text:span text:style-name="T1">(cr)</text:span></text:p>
          </table:table-cell>
          <table:table-cell table:style-name="Tableau35.B2" office:value-type="string">
            <text:p text:style-name="P66">POWER CYCLE UPS<text:line-break/>Security code</text:p>
          </table:table-cell>
        </table:table-row>
      </table:table>
      <text:p text:style-name="P15"/>
      <text:p text:style-name="P15">The command will cause the shutdown of the UPS output voltage after a delay set by the <text:span text:style-name="T6">UPSD</text:span> command regardless of the state of the input line status. The command can be cancelled before the shut down with <text:span text:style-name="T6">UPPU</text:span> command. The UPS will re-enable the UPS output voltage after a delay set by the <text:span text:style-name="T6">UPCD</text:span> command or when the <text:span text:style-name="T6">UPPU</text:span> command is received, only if the input line voltage is "OK".</text:p>
      <text:p text:style-name="P15"/>
      <text:p text:style-name="P15">If the input line voltage is "failed" when the power cycle delay has expired, or when the <text:span text:style-name="T6">UPPU</text:span> command is received, the UPS will not re-enable the output voltage until the input line returns.</text:p>
      <text:p text:style-name="P15"/>
      <text:p text:style-name="P15"/>
      <text:h text:style-name="Heading_20_3" text:outline-level="3">Power cycle delay</text:h>
      <text:p text:style-name="P15">The power cycle delay time is the time from the shutting down of the output voltage with the <text:span text:style-name="T6">UPPC</text:span> command until re-enabling the output voltage.</text:p>
      <text:p text:style-name="P15"/>
      <text:p text:style-name="P35">The delay can be viewed or set by <text:span text:style-name="T6">UPCD</text:span> command. The following formats of the command are possible:</text:p>
      <text:p text:style-name="P15"/>
      <table:table table:name="Tableau36" table:style-name="Tableau36">
        <table:table-column table:style-name="Tableau36.A"/>
        <table:table-column table:style-name="Tableau36.B"/>
        <table:table-column table:style-name="Tableau36.C"/>
        <table:table-column table:style-name="Tableau36.D"/>
        <table:table-row table:style-name="Tableau36.1">
          <table:table-cell table:style-name="Tableau36.A1" office:value-type="string">
            <text:p text:style-name="P63">Command</text:p>
          </table:table-cell>
          <table:table-cell table:style-name="Tableau36.B1" office:value-type="string">
            <text:p text:style-name="P63">UPS response</text:p>
          </table:table-cell>
          <table:table-cell table:style-name="Tableau36.B1" office:value-type="string">
            <text:p text:style-name="P63">Description</text:p>
          </table:table-cell>
          <table:table-cell table:style-name="Tableau36.D1" office:value-type="string">
            <text:p text:style-name="P74"/>
          </table:table-cell>
        </table:table-row>
        <table:table-row table:style-name="Tableau36.1">
          <table:table-cell table:style-name="Tableau36.A1" office:value-type="string">
            <text:p text:style-name="P58"><text:span text:style-name="T7">UPCD</text:span><text:span text:style-name="T1">(cr)<text:line-break/></text:span><text:span text:style-name="T7">0</text:span><text:span text:style-name="T1">(cr)</text:span></text:p>
          </table:table-cell>
          <table:table-cell table:style-name="Tableau36.B1" office:value-type="string">
            <text:p text:style-name="P58"><text:span text:style-name="T7">ACCD</text:span><text:span text:style-name="T1">(cr)(lf)<text:line-break/></text:span><text:span text:style-name="T7">ttt</text:span><text:span text:style-name="T1">(cr)(lf)</text:span></text:p>
          </table:table-cell>
          <table:table-cell table:style-name="Tableau36.B1" office:value-type="string">
            <text:p text:style-name="P67">POWER CYCLE DELAY</text:p>
          </table:table-cell>
          <table:table-cell table:style-name="Tableau36.D1" office:value-type="string">
            <text:p text:style-name="P74"><text:span text:style-name="T4">The present value </text:span><text:span text:style-name="T7">ttt</text:span><text:span text:style-name="T4"> of the delay is requested.</text:span></text:p>
          </table:table-cell>
        </table:table-row>
        <table:table-row table:style-name="Tableau36.1">
          <table:table-cell table:style-name="Tableau36.A3" office:value-type="string">
            <text:p text:style-name="P58"><text:span text:style-name="T7">UPCD</text:span><text:span text:style-name="T1">(cr)<text:line-break/></text:span><text:span text:style-name="T7">ttt</text:span><text:span text:style-name="T1">(cr)</text:span></text:p>
          </table:table-cell>
          <table:table-cell table:style-name="Tableau36.B3" office:value-type="string">
            <text:p text:style-name="P58"><text:span text:style-name="T7">ACCD</text:span><text:span text:style-name="T1">(cr)(lf)<text:line-break/></text:span><text:span text:style-name="T7">ttt</text:span><text:span text:style-name="T1">(cr)(lf)</text:span></text:p>
          </table:table-cell>
          <table:table-cell table:style-name="Tableau36.B3" office:value-type="string">
            <text:p text:style-name="P58"><text:span text:style-name="T4">SET POWER CYCLE DELAY<text:line-break/></text:span><text:span text:style-name="T7">ttt</text:span><text:span text:style-name="T4"> is delay in seconds</text:span></text:p>
          </table:table-cell>
          <table:table-cell table:style-name="Tableau36.D3" office:value-type="string">
            <text:p text:style-name="P74"><text:span text:style-name="T4">The value of the delay is changed to </text:span><text:span text:style-name="T7">ttt</text:span><text:span text:style-name="T4">.</text:span></text:p>
          </table:table-cell>
        </table:table-row>
      </table:table>
      <text:p text:style-name="Standard"/>
      <text:p text:style-name="P15">The second part (second row) of the command defines the command function:</text:p>
      <text:list text:style-name="L1">
        <text:list-item>
          <text:p text:style-name="P16"><text:span text:style-name="T2">View the delay:</text:span> second part is <text:span text:style-name="T6">0</text:span><text:span text:style-name="T1">(cr)</text:span>. No change to the delay is done. The power cycle delay time presently in the memory of the UPS is transmitted in acknowledgement, where <text:span text:style-name="T6">ttt</text:span> is the delay in seconds.</text:p>
        </text:list-item>
        <text:list-item>
          <text:p text:style-name="P16"><text:span text:style-name="T2">Set the delay:</text:span> second part (<text:span text:style-name="T6">ttt</text:span><text:span text:style-name="T1">(cr)</text:span>) is the time in seconds and the Line Terminator. The time is stored in the non-volatile memory of the unit. The new power cycle delay time is transmitted in acknowledgement.</text:p>
        </text:list-item>
      </text:list>
      <text:p text:style-name="P13"/>
      <text:p text:style-name="P15"/>
      <text:h text:style-name="Heading_20_3" text:outline-level="3">Startup command</text:h>
      <table:table table:name="Tableau37" table:style-name="Tableau37">
        <table:table-column table:style-name="Tableau37.A"/>
        <table:table-column table:style-name="Tableau37.B"/>
        <table:table-row table:style-name="Tableau37.1">
          <table:table-cell table:style-name="Tableau37.A1" office:value-type="string">
            <text:p text:style-name="P59">Command</text:p>
          </table:table-cell>
          <table:table-cell table:style-name="Tableau37.B1" office:value-type="string">
            <text:p text:style-name="P59">Description</text:p>
          </table:table-cell>
        </table:table-row>
        <table:table-row table:style-name="Tableau37.1">
          <table:table-cell table:style-name="Tableau37.A2" office:value-type="string">
            <text:p text:style-name="P58"><text:span text:style-name="T7">UPPU</text:span><text:span text:style-name="T1">(cr)</text:span></text:p>
          </table:table-cell>
          <table:table-cell table:style-name="Tableau37.B2" office:value-type="string">
            <text:p text:style-name="P67">CANCEL POWER DOWN COMMAND</text:p>
          </table:table-cell>
        </table:table-row>
      </table:table>
      <text:p text:style-name="P15"/>
      <text:p text:style-name="P15">This command cancels the <text:span text:style-name="T6">UPPF</text:span>, <text:span text:style-name="T6">UPPC</text:span> and <text:span text:style-name="T6">UPPD</text:span> commands during shutdown delay and re-enables the UPS output voltage immediately when the input line voltage is “OK”.</text:p>
      <text:p text:style-name="P15"/>
      <text:p text:style-name="P15"/>
      <text:h text:style-name="Heading_20_3" text:outline-level="3">Shutdown of output channel</text:h>
      <text:p text:style-name="P15">Shutdown and restart of the PCU's output channel can be carried out by <text:span text:style-name="T6">UPLC</text:span> command. The following formats of the command are possible:</text:p>
      <text:p text:style-name="P15"/>
      <table:table table:name="Tableau38" table:style-name="Tableau38">
        <table:table-column table:style-name="Tableau38.A" table:number-columns-repeated="2"/>
        <table:table-column table:style-name="Tableau38.C"/>
        <table:table-column table:style-name="Tableau38.D"/>
        <table:table-row table:style-name="Tableau38.1">
          <table:table-cell table:style-name="Tableau38.A1" office:value-type="string">
            <text:p text:style-name="P63">Command</text:p>
          </table:table-cell>
          <table:table-cell table:style-name="Tableau38.B1" office:value-type="string">
            <text:p text:style-name="P63">UPS response</text:p>
          </table:table-cell>
          <table:table-cell table:style-name="Tableau38.B1" office:value-type="string">
            <text:p text:style-name="P63">Description</text:p>
          </table:table-cell>
          <table:table-cell table:style-name="Tableau38.D1" office:value-type="string">
            <text:p text:style-name="P74"/>
          </table:table-cell>
        </table:table-row>
        <table:table-row table:style-name="Tableau38.1">
          <table:table-cell table:style-name="Tableau38.A1" office:value-type="string">
            <text:p text:style-name="P58"><text:span text:style-name="T7">UPLC</text:span><text:span text:style-name="T1">(cr)<text:line-break/></text:span><text:span text:style-name="T7">0</text:span><text:span text:style-name="T1">(cr)</text:span></text:p>
          </table:table-cell>
          <table:table-cell table:style-name="Tableau38.B1" office:value-type="string">
            <text:p text:style-name="P58"><text:span text:style-name="T7">ACLC</text:span><text:span text:style-name="T1">(cr)(lf)<text:line-break/></text:span><text:span text:style-name="T7">C01</text:span><text:span text:style-name="T1">(cr)(lf) <text:line-break/></text:span><text:span text:style-name="T7">C02</text:span><text:span text:style-name="T1">(cr)(lf)</text:span></text:p>
          </table:table-cell>
          <table:table-cell table:style-name="Tableau38.B1" office:value-type="string">
            <text:p text:style-name="P67">OUTPUT CHANNEL LIST</text:p>
          </table:table-cell>
          <table:table-cell table:style-name="Tableau38.D1" office:value-type="string">
            <text:p text:style-name="P74"><text:span text:style-name="T4">A listing of the output channels that can be controlled with the </text:span><text:span text:style-name="T7">UPLC</text:span><text:span text:style-name="T4"> command is requested.</text:span></text:p>
          </table:table-cell>
        </table:table-row>
        <table:table-row table:style-name="Tableau38.1">
          <table:table-cell table:style-name="Tableau38.A3" office:value-type="string">
            <text:p text:style-name="P58"><text:span text:style-name="T7">UPLC</text:span><text:span text:style-name="T1">(cr)<text:line-break/></text:span><text:span text:style-name="T7">Cnn</text:span><text:span text:style-name="T1">(cr)</text:span></text:p>
          </table:table-cell>
          <table:table-cell table:style-name="Tableau38.B3" office:value-type="string">
            <text:p text:style-name="P58"><text:span text:style-name="T7">ACLC</text:span><text:span text:style-name="T1">(cr)(lf)<text:line-break/></text:span><text:span text:style-name="T7">CnnTttttt</text:span><text:span text:style-name="T1">(cr)(lf)</text:span></text:p>
          </table:table-cell>
          <table:table-cell table:style-name="Tableau38.B3" office:value-type="string">
            <text:p text:style-name="P58"><text:span text:style-name="T4">OUTPUT CHANNEL RESTART DELAY<text:line-break/></text:span><text:span text:style-name="T7">Cnn</text:span><text:span text:style-name="T4"> is number of the channel</text:span></text:p>
          </table:table-cell>
          <table:table-cell table:style-name="Tableau38.D3" office:value-type="string">
            <text:p text:style-name="P74"><text:span text:style-name="T4">The present value </text:span><text:span text:style-name="T7">ttttt</text:span><text:span text:style-name="T4"> of the delay is requested.</text:span></text:p>
          </table:table-cell>
        </table:table-row>
        <table:table-row table:style-name="Tableau38.1">
          <table:table-cell table:style-name="Tableau38.A3" office:value-type="string">
            <text:p text:style-name="P58"><text:span text:style-name="T7">UPLC</text:span><text:span text:style-name="T1">(cr)<text:line-break/></text:span><text:span text:style-name="T7">CnnT0</text:span><text:span text:style-name="T1">(cr)</text:span></text:p>
          </table:table-cell>
          <table:table-cell table:style-name="Tableau38.B3" office:value-type="string">
            <text:p text:style-name="P58"><text:span text:style-name="T7">ACLC</text:span><text:span text:style-name="T1">(cr)(lf)<text:line-break/></text:span><text:span text:style-name="T7">CnnT0</text:span><text:span text:style-name="T1">(cr)(lf)</text:span></text:p>
          </table:table-cell>
          <table:table-cell table:style-name="Tableau38.B3" office:value-type="string">
            <text:p text:style-name="P67">RESTART OUTPUT CHANNEL <text:line-break/>delay is 0</text:p>
          </table:table-cell>
          <table:table-cell table:style-name="Tableau38.D3" office:value-type="string">
            <text:p text:style-name="P68">The output channel is re-enabled if it has been off</text:p>
          </table:table-cell>
        </table:table-row>
        <table:table-row table:style-name="Tableau38.1">
          <table:table-cell table:style-name="Tableau38.A3" office:value-type="string">
            <text:p text:style-name="P58"><text:span text:style-name="T7">UPLC</text:span><text:span text:style-name="T1">(cr)<text:line-break/></text:span><text:span text:style-name="T7">CnnTttttt</text:span><text:span text:style-name="T1">(cr)</text:span></text:p>
          </table:table-cell>
          <table:table-cell table:style-name="Tableau38.B3" office:value-type="string">
            <text:p text:style-name="P58"><text:span text:style-name="T7">ACLC</text:span><text:span text:style-name="T1">(cr)(lf)<text:line-break/></text:span><text:span text:style-name="T7">CnnTttttt</text:span><text:span text:style-name="T1">(cr)(lf)</text:span></text:p>
          </table:table-cell>
          <table:table-cell table:style-name="Tableau38.B3" office:value-type="string">
            <text:p text:style-name="P58"><text:span text:style-name="T4">SHUTDOWN AND RESTART<text:line-break/></text:span><text:span text:style-name="T7">ttttt</text:span><text:span text:style-name="T4"> is delay in minutes (1-65534) to be off</text:span></text:p>
          </table:table-cell>
          <table:table-cell table:style-name="Tableau38.D3" office:value-type="string">
            <text:p text:style-name="P74"><text:span text:style-name="T4">The output channel is shut off after </text:span><text:span text:style-name="T7">UPSD</text:span><text:span text:style-name="T4"> delay. Value of the restart delay is changed to </text:span><text:span text:style-name="T7">ttttt</text:span><text:span text:style-name="T4">. Restart after </text:span><text:span text:style-name="T7">ttttt</text:span><text:span text:style-name="T4"> minutes.</text:span></text:p>
          </table:table-cell>
        </table:table-row>
        <table:table-row table:style-name="Tableau38.1">
          <table:table-cell table:style-name="Tableau38.A6" office:value-type="string">
            <text:p text:style-name="P58"><text:span text:style-name="T7">UPLC</text:span><text:span text:style-name="T1">(cr)<text:line-break/></text:span><text:span text:style-name="T7">CnnTttttt</text:span><text:span text:style-name="T1"> (cr)</text:span></text:p>
          </table:table-cell>
          <table:table-cell table:style-name="Tableau38.B6" office:value-type="string">
            <text:p text:style-name="P58"><text:span text:style-name="T7">ACLC</text:span><text:span text:style-name="T1">(cr)(lf)<text:line-break/></text:span><text:span text:style-name="T7">CnnTttttt</text:span><text:span text:style-name="T1"> (cr)(lf)</text:span></text:p>
          </table:table-cell>
          <table:table-cell table:style-name="Tableau38.B6" office:value-type="string">
            <text:p text:style-name="P58"><text:span text:style-name="T4">PERMANENT SHUTDOWN<text:line-break/></text:span><text:span text:style-name="T7">ttttt</text:span><text:span text:style-name="T4"> is delay in minutes (65535 or more)</text:span></text:p>
          </table:table-cell>
          <table:table-cell table:style-name="Tableau38.D6" office:value-type="string">
            <text:p text:style-name="P68">The output channel is shut off permanently.</text:p>
          </table:table-cell>
        </table:table-row>
      </table:table>
      <text:p text:style-name="Standard"/>
      <text:p text:style-name="P15">The second part (second row) of the command defines the command function:</text:p>
      <text:p text:style-name="P15"/>
      <text:list text:style-name="L1">
        <text:list-item>
          <text:p text:style-name="P16"><text:span text:style-name="T2">List output channels:</text:span> second part is <text:span text:style-name="T6">0</text:span><text:span text:style-name="T1">(cr)</text:span>. No change to any parameters is done. Listing of the PCU's output channels that can be controlled is transmitted in acknowledgement.</text:p>
        </text:list-item>
        <text:list-item>
          <text:p text:style-name="P16"><text:soft-page-break/><text:span text:style-name="T2">View the delay:</text:span> second part is <text:span text:style-name="T6">Cnn</text:span><text:span text:style-name="T1">(cr)</text:span>. No change to the delay is done. The delay time left until the output channel will be re-enabled is transmitted in acknowledgement.</text:p>
        </text:list-item>
        <text:list-item>
          <text:p text:style-name="P16"><text:span text:style-name="T2">Restart the output channel:</text:span> second part is <text:span text:style-name="T6">Cnn</text:span>, followed by <text:span text:style-name="T6">T</text:span> (Time), the delay <text:span text:style-name="T6">0</text:span> minutes, and Line Terminator. The output channel will be re-enabled immediately if it has been off and then it will stay on permanently.The zero delay time is transmitted in acknowledgement.</text:p>
        </text:list-item>
        <text:list-item>
          <text:p text:style-name="P16"><text:span text:style-name="T2">Set the delay and shutdown the output channel:</text:span> second part is <text:span text:style-name="T6">Cnn</text:span>, followed by <text:span text:style-name="T6">T</text:span> (Time), the delay <text:span text:style-name="T6">ttttt</text:span> in minutes, and by Line Terminator. The command will cause the shutdown of the PCU's output channel #nn after the delay set by the UPSD command. <text:span text:style-name="T6">ttttt</text:span> is the ASCII string in minutes (1-65534) that contains time from shutting down of the output channel until re-enabling the PCU's output. Number of the channel <text:span text:style-name="T6">nn</text:span> must be given by two figures but the delay time can be fed by 1 to 5 characters.The new output channel restart delay time is transmitted in acknowledgement.</text:p>
        </text:list-item>
        <text:list-item>
          <text:p text:style-name="P16"><text:span text:style-name="T2">Shutdown the output channel permanently:</text:span> second part is <text:span text:style-name="T6">Cnn</text:span>, followed by <text:span text:style-name="T6">T</text:span> (Time), the delay <text:span text:style-name="T6">65535</text:span> minutes or more, and Line Terminator. The command will cause a permanent shutdown of the PCU's output channel after the UPSD delay. The given delay <text:span text:style-name="T6">ttttt</text:span> is transmitted in acknowledgement.</text:p>
        </text:list-item>
      </text:list>
      <text:p text:style-name="P15"/>
      <text:p text:style-name="P15"/>
      <text:h text:style-name="Heading_20_3" text:outline-level="3">Restart delay for output channel</text:h>
      <text:p text:style-name="P15">When the loads are restarted <text:span text:style-name="T2">on power up of the UPS</text:span>, the restart delay of individual output channels can be set with the <text:span text:style-name="T6">UPLR</text:span> command. The following formats of the command are possible:</text:p>
      <text:p text:style-name="P15"/>
      <table:table table:name="Tableau39" table:style-name="Tableau39">
        <table:table-column table:style-name="Tableau39.A" table:number-columns-repeated="2"/>
        <table:table-column table:style-name="Tableau39.C"/>
        <table:table-column table:style-name="Tableau39.D"/>
        <table:table-row table:style-name="Tableau39.1">
          <table:table-cell table:style-name="Tableau39.A1" office:value-type="string">
            <text:p text:style-name="P63">Command</text:p>
          </table:table-cell>
          <table:table-cell table:style-name="Tableau39.B1" office:value-type="string">
            <text:p text:style-name="P63">UPS response</text:p>
          </table:table-cell>
          <table:table-cell table:style-name="Tableau39.B1" office:value-type="string">
            <text:p text:style-name="P63">Description</text:p>
          </table:table-cell>
          <table:table-cell table:style-name="Tableau39.D1" office:value-type="string">
            <text:p text:style-name="P74"/>
          </table:table-cell>
        </table:table-row>
        <table:table-row table:style-name="Tableau39.1">
          <table:table-cell table:style-name="Tableau39.A2" office:value-type="string">
            <text:p text:style-name="P58"><text:span text:style-name="T7">UPLR</text:span><text:span text:style-name="T1">(cr)<text:line-break/></text:span><text:span text:style-name="T7">Cnn</text:span><text:span text:style-name="T1">(cr)</text:span></text:p>
          </table:table-cell>
          <table:table-cell table:style-name="Tableau39.B2" office:value-type="string">
            <text:p text:style-name="P58"><text:span text:style-name="T7">ACLR</text:span><text:span text:style-name="T1">(cr)(lf)<text:line-break/></text:span><text:span text:style-name="T7">CnnDttt</text:span><text:span text:style-name="T1">(cr)(lf)</text:span></text:p>
          </table:table-cell>
          <table:table-cell table:style-name="Tableau39.B2" office:value-type="string">
            <text:p text:style-name="P58"><text:span text:style-name="T4">UPS LOAD RESTART DELAY<text:line-break/></text:span><text:span text:style-name="T7">Cnn</text:span><text:span text:style-name="T4"> is number of the channel</text:span></text:p>
          </table:table-cell>
          <table:table-cell table:style-name="Tableau39.D2" office:value-type="string">
            <text:p text:style-name="P74"><text:span text:style-name="T4">The delay </text:span><text:span text:style-name="T7">ttt</text:span><text:span text:style-name="T4"> left until the output channel will be re-enabled is requested.</text:span></text:p>
          </table:table-cell>
        </table:table-row>
        <table:table-row table:style-name="Tableau39.1">
          <table:table-cell table:style-name="Tableau39.A3" office:value-type="string">
            <text:p text:style-name="P58"><text:span text:style-name="T7">UPLR</text:span><text:span text:style-name="T1">(cr)<text:line-break/></text:span><text:span text:style-name="T7">CnnDttt</text:span><text:span text:style-name="T1">(cr)</text:span></text:p>
          </table:table-cell>
          <table:table-cell table:style-name="Tableau39.B3" office:value-type="string">
            <text:p text:style-name="P58"><text:span text:style-name="T7">ACLR</text:span><text:span text:style-name="T1">(cr)(lf)<text:line-break/></text:span><text:span text:style-name="T7">CnnDttt</text:span><text:span text:style-name="T1">(cr)(lf)</text:span></text:p>
          </table:table-cell>
          <table:table-cell table:style-name="Tableau39.B3" office:value-type="string">
            <text:p text:style-name="P58"><text:span text:style-name="T4">SET UPS LOAD RESTART DELAY<text:line-break/></text:span><text:span text:style-name="T7">ttt</text:span><text:span text:style-name="T4"> is time in minutes (0-999) to delay restart</text:span></text:p>
          </table:table-cell>
          <table:table-cell table:style-name="Tableau39.D3" office:value-type="string">
            <text:p text:style-name="P74"><text:span text:style-name="T4">The value of the delay is changed to </text:span><text:span text:style-name="T7">ttt</text:span><text:span text:style-name="T4">.</text:span></text:p>
          </table:table-cell>
        </table:table-row>
      </table:table>
      <text:p text:style-name="P15"/>
      <text:p text:style-name="P15">The second part (second row) of the command defines the command function:</text:p>
      <text:p text:style-name="P15"/>
      <text:list text:style-name="L1">
        <text:list-item>
          <text:p text:style-name="P16"><text:span text:style-name="T2">View the delay:</text:span> second part is <text:span text:style-name="T6">Cnn</text:span><text:span text:style-name="T1">(cr)</text:span>. No change to the delay is done. The delay time left until the output channel will be re-enabled is transmitted in acknowledgement. The factory default delay is 0 minutes.</text:p>
        </text:list-item>
        <text:list-item>
          <text:p text:style-name="P16"><text:span text:style-name="T2">Set the delay:</text:span> second part is <text:span text:style-name="T6">Cnn</text:span>, followed by <text:span text:style-name="T6">D</text:span> (Delay), the delay <text:span text:style-name="T6">ttt</text:span> in minutes, and by Line Terminator. The time is stored in the non-volatile memory of the unit. The new restart delay time is transmitted in acknowledgement.</text:p>
        </text:list-item>
      </text:list>
      <text:p text:style-name="P35"/>
      <text:h text:style-name="Heading_20_2" text:outline-level="2">Battery self test</text:h>
      <text:p text:style-name="P15">The following command will initiate the automatic battery condition test function of the UPS.</text:p>
      <text:p text:style-name="P15"/>
      <table:table table:name="Tableau40" table:style-name="Tableau40">
        <table:table-column table:style-name="Tableau40.A"/>
        <table:table-column table:style-name="Tableau40.B"/>
        <table:table-row table:style-name="Tableau40.1">
          <table:table-cell table:style-name="Tableau40.A1" office:value-type="string">
            <text:p text:style-name="P60">Command</text:p>
          </table:table-cell>
          <table:table-cell table:style-name="Tableau40.B1" office:value-type="string">
            <text:p text:style-name="P60">Description</text:p>
          </table:table-cell>
        </table:table-row>
        <table:table-row table:style-name="Tableau40.1">
          <table:table-cell table:style-name="Tableau40.A2" office:value-type="string">
            <text:p text:style-name="P70"><text:span text:style-name="T7">UPBT</text:span><text:span text:style-name="T1">(cr)<text:line-break/></text:span><text:span text:style-name="T7">ddd</text:span><text:span text:style-name="T1">(cr)</text:span></text:p>
          </table:table-cell>
          <table:table-cell table:style-name="Tableau40.B2" office:value-type="string">
            <text:p text:style-name="P66">INITIATE AUTOMATIC BATTERY SELF TEST<text:line-break/>Repeat time days</text:p>
          </table:table-cell>
        </table:table-row>
      </table:table>
      <text:p text:style-name="P15"/>
      <text:p text:style-name="P15">The repeat time determines how often the test will be performed. If the number is 0, the automatic test function is disabled. If the repeat time is 1, the test will be carried out only one time. For any other number, the test will be carried out once immediately and then at intervals of ddd days.</text:p>
      <text:p text:style-name="P15"/>
      <text:p text:style-name="P15">If the battery condition test indicates that the battery condition is degraded, a status message for battery condition will be issued:</text:p>
      <text:p text:style-name="P15"/>
      <text:p text:style-name="P29"><text:span text:style-name="T6">STAT</text:span><text:span text:style-name="T1">(cr)(lf)</text:span></text:p>
      <text:p text:style-name="P15"><text:span text:style-name="T6">BY</text:span><text:span text:style-name="T1">(cr)(lf)</text:span></text:p>
      <text:p text:style-name="P1"/>
      <text:p text:style-name="P1">If the battery condition is such, that there is virtually no backup time left, a malfunction status message may be seen:</text:p>
      <text:p text:style-name="P1"/>
      <text:p text:style-name="P29"><text:span text:style-name="T6">STMF</text:span><text:span text:style-name="T1">(cr)(lf)</text:span></text:p>
      <text:p text:style-name="P1"><text:span text:style-name="T6">BY</text:span><text:span text:style-name="T1">(cr)(lf)</text:span></text:p>
      <text:p text:style-name="P1"/>
      <text:p text:style-name="P1">The above messages will be issued automatically, after the test is performed, if the automatic messages are enabled. If automatic messages are disabled, the status must be requested by the UPSS or UPDS commands. The battery condition status will remain, until a successful battery test has been performed.</text:p>
      <text:p text:style-name="P1"/>
      <text:p text:style-name="P15"/>
      <text:h text:style-name="Heading_20_2" text:outline-level="2">UPS self test</text:h>
      <text:p text:style-name="P15">The self test function of the UPS can be started by the following command:</text:p>
      <text:p text:style-name="P15"/>
      <table:table table:name="Tableau41" table:style-name="Tableau41">
        <table:table-column table:style-name="Tableau41.A"/>
        <table:table-column table:style-name="Tableau41.B"/>
        <table:table-row table:style-name="Tableau41.1">
          <table:table-cell table:style-name="Tableau41.A1" office:value-type="string">
            <text:p text:style-name="P59">Command</text:p>
          </table:table-cell>
          <table:table-cell table:style-name="Tableau41.B1" office:value-type="string">
            <text:p text:style-name="P59">Description</text:p>
          </table:table-cell>
        </table:table-row>
        <table:table-row table:style-name="Tableau41.1">
          <table:table-cell table:style-name="Tableau41.A2" office:value-type="string">
            <text:p text:style-name="P58"><text:span text:style-name="T7">UPIS</text:span><text:span text:style-name="T1">(cr)</text:span></text:p>
          </table:table-cell>
          <table:table-cell table:style-name="Tableau41.B2" office:value-type="string">
            <text:p text:style-name="P67">INITIATE SELF TEST</text:p>
          </table:table-cell>
        </table:table-row>
      </table:table>
      <text:p text:style-name="P15"/>
      <text:p text:style-name="P15">The UPS responds by performing the self test if required conditions (line operation, no overload, etc) are valid.</text:p>
      <text:p text:style-name="P15"/>
      <text:p text:style-name="P15"/>
      <text:h text:style-name="P10" text:outline-level="2"><text:bookmark-start text:name="_Ref406934045"/><text:bookmark-start text:name="_Ref406836095"/><text:bookmark-start text:name="_Ref315669518"/>Parameter setting command<text:bookmark-end text:name="_Ref406934045"/><text:bookmark-end text:name="_Ref406836095"/><text:bookmark-end text:name="_Ref315669518"/></text:h>
      <text:p text:style-name="P15">The operational parameters can be viewed or set by <text:span text:style-name="T6">UPPM</text:span> command. The following formats of the command are possible:</text:p>
      <text:p text:style-name="P15"/>
      <table:table table:name="Tableau42" table:style-name="Tableau42">
        <table:table-column table:style-name="Tableau42.A"/>
        <table:table-column table:style-name="Tableau42.B"/>
        <table:table-column table:style-name="Tableau42.C"/>
        <table:table-column table:style-name="Tableau42.D"/>
        <table:table-row table:style-name="Tableau42.1">
          <table:table-cell table:style-name="Tableau42.A1" office:value-type="string">
            <text:p text:style-name="P63">Command</text:p>
          </table:table-cell>
          <table:table-cell table:style-name="Tableau42.B1" office:value-type="string">
            <text:p text:style-name="P63">UPS response</text:p>
          </table:table-cell>
          <table:table-cell table:style-name="Tableau42.B1" office:value-type="string">
            <text:p text:style-name="P63">Description</text:p>
          </table:table-cell>
          <table:table-cell table:style-name="Tableau42.D1" office:value-type="string">
            <text:p text:style-name="P74"/>
          </table:table-cell>
        </table:table-row>
        <table:table-row table:style-name="Tableau42.1">
          <table:table-cell table:style-name="Tableau42.A1" office:value-type="string">
            <text:p text:style-name="P58"><text:span text:style-name="T7">UPPM</text:span><text:span text:style-name="T1">(cr)<text:line-break/></text:span><text:span text:style-name="T7">0</text:span><text:span text:style-name="T1">(cr)</text:span></text:p>
          </table:table-cell>
          <table:table-cell table:style-name="Tableau42.B1" office:value-type="string">
            <text:p text:style-name="P58"><text:span text:style-name="T7">ACPM</text:span><text:span text:style-name="T1">(cr)(lf)<text:line-break/></text:span><text:span text:style-name="T7">P01</text:span><text:span text:style-name="T1">(cr)(lf)<text:line-break/></text:span><text:span text:style-name="T7">P02</text:span><text:span text:style-name="T1">(cr)(lf)<text:line-break/></text:span><text:span text:style-name="T7">P03</text:span><text:span text:style-name="T1">(cr)(lf)</text:span><text:span text:style-name="T4"> <text:line-break/></text:span><text:span text:style-name="T7">P04</text:span><text:span text:style-name="T1">(cr)(lf)<text:line-break/></text:span><text:span text:style-name="T7">P05</text:span><text:span text:style-name="T1">(cr)(lf)<text:line-break/></text:span><text:span text:style-name="T7">P06</text:span><text:span text:style-name="T1">(cr)(lf)</text:span><text:span text:style-name="T4"> <text:line-break/></text:span><text:span text:style-name="T7">P07</text:span><text:span text:style-name="T1">(cr)(lf)<text:line-break/></text:span><text:span text:style-name="T7">P08</text:span><text:span text:style-name="T1">(cr)(lf)<text:line-break/></text:span><text:span text:style-name="T7">P09</text:span><text:span text:style-name="T1">(cr)(lf)<text:line-break/></text:span><text:span text:style-name="T7">P13</text:span><text:span text:style-name="T1">(cr)(lf)<text:line-break/></text:span><text:span text:style-name="T7">P16</text:span><text:span text:style-name="T1">(cr)(lf)<text:line-break/></text:span><text:span text:style-name="T7">P18</text:span><text:span text:style-name="T1">(cr)(lf)<text:line-break/></text:span><text:span text:style-name="T7">P19</text:span><text:span text:style-name="T1">(cr)(lf)<text:line-break/></text:span><text:span text:style-name="T7">P20</text:span><text:span text:style-name="T1">(cr)(lf)<text:line-break/></text:span><text:span text:style-name="T7">P23</text:span><text:span text:style-name="T1">(cr)(lf)<text:line-break/></text:span><text:span text:style-name="T7">P24</text:span><text:span text:style-name="T1">(cr)(lf)<text:line-break/></text:span><text:span text:style-name="T7">P25</text:span><text:span text:style-name="T1">(cr)(lf)<text:line-break/></text:span><text:span text:style-name="T7">P26</text:span><text:span text:style-name="T1">(cr)(lf)<text:line-break/></text:span><text:span text:style-name="T7">P27</text:span><text:span text:style-name="T1">(cr)(lf)<text:line-break/></text:span><text:span text:style-name="T7">P28</text:span><text:span text:style-name="T1">(cr)(lf)<text:line-break/></text:span><text:span text:style-name="T7">P29</text:span><text:span text:style-name="T1">(cr)(lf)</text:span></text:p>
          </table:table-cell>
          <table:table-cell table:style-name="Tableau42.B1" office:value-type="string">
            <text:p text:style-name="P67">PARAMETER LIST (example)</text:p>
          </table:table-cell>
          <table:table-cell table:style-name="Tableau42.D1" office:value-type="string">
            <text:p text:style-name="P68">A listing of the adjustable parameters is requested.</text:p>
          </table:table-cell>
        </table:table-row>
        <table:table-row table:style-name="Tableau42.1">
          <table:table-cell table:style-name="Tableau42.A3" office:value-type="string">
            <text:p text:style-name="P58"><text:span text:style-name="T7">UPPM</text:span><text:span text:style-name="T1">(cr)<text:line-break/></text:span><text:span text:style-name="T7">Pmm</text:span><text:span text:style-name="T1">(cr)</text:span></text:p>
          </table:table-cell>
          <table:table-cell table:style-name="Tableau42.B3" office:value-type="string">
            <text:p text:style-name="P58"><text:span text:style-name="T7">ACPM</text:span><text:span text:style-name="T1">(cr)(lf)<text:line-break/></text:span><text:span text:style-name="T7">PmmVnn</text:span><text:span text:style-name="T1">(cr)(lf)</text:span></text:p>
          </table:table-cell>
          <table:table-cell table:style-name="Tableau42.B3" office:value-type="string">
            <text:p text:style-name="P67">PARAMETER VALUE<text:line-break/>Parameter</text:p>
          </table:table-cell>
          <table:table-cell table:style-name="Tableau42.D3" office:value-type="string">
            <text:p text:style-name="P74"><text:span text:style-name="T4">The present value </text:span><text:span text:style-name="T7">nn</text:span><text:span text:style-name="T4"> of the parameter </text:span><text:span text:style-name="T7">mm</text:span><text:span text:style-name="T4"> is requested.</text:span></text:p>
          </table:table-cell>
        </table:table-row>
        <table:table-row table:style-name="Tableau42.1">
          <table:table-cell table:style-name="Tableau42.A4" office:value-type="string">
            <text:p text:style-name="P58"><text:span text:style-name="T7">UPPM</text:span><text:span text:style-name="T1">(cr)<text:line-break/></text:span><text:span text:style-name="T7">PmmVnn</text:span><text:span text:style-name="T1">(cr)</text:span></text:p>
          </table:table-cell>
          <table:table-cell table:style-name="Tableau42.B4" office:value-type="string">
            <text:p text:style-name="P58"><text:span text:style-name="T7">ACPM</text:span><text:span text:style-name="T1">(cr)(lf)<text:line-break/></text:span><text:span text:style-name="T7">PmmVnn</text:span><text:span text:style-name="T1">(cr)(lf)</text:span></text:p>
          </table:table-cell>
          <table:table-cell table:style-name="Tableau42.B4" office:value-type="string">
            <text:p text:style-name="P67">SET UPS PARAMETER<text:line-break/>Parameter and operation</text:p>
          </table:table-cell>
          <table:table-cell table:style-name="Tableau42.D4" office:value-type="string">
            <text:p text:style-name="P74"><text:span text:style-name="T4">The parameter </text:span><text:span text:style-name="T7">mm</text:span><text:span text:style-name="T4"> value is changed to </text:span><text:span text:style-name="T7">nn</text:span><text:span text:style-name="T4">.</text:span></text:p>
          </table:table-cell>
        </table:table-row>
      </table:table>
      <text:p text:style-name="Standard"/>
      <text:p text:style-name="P15">The second part (second row) of the command defines the command function:</text:p>
      <text:list text:style-name="L1">
        <text:list-item>
          <text:p text:style-name="P16"><text:span text:style-name="T2">List of all adjustable parameters:</text:span> second part is <text:span text:style-name="T6">0</text:span><text:span text:style-name="T1">(cr)</text:span>. No change to any parameters is done. Lists all existing parameters in the UPS.</text:p>
        </text:list-item>
        <text:list-item>
          <text:p text:style-name="P16"><text:span text:style-name="T2">A parameter value:</text:span> second part is <text:span text:style-name="T6">Pmm</text:span><text:span text:style-name="T1">(cr)</text:span>, where the first character is always <text:span text:style-name="T6">P</text:span> (Parameter) followed by the number of the parameter <text:span text:style-name="T6">mm</text:span> which value is requested. No change is done, but the value presently in the memory of the UPS is transmitted in acknowledgement: <text:span text:style-name="T6">PmmVnn</text:span><text:span text:style-name="T1">(cr)</text:span>, where <text:span text:style-name="T6">mm</text:span> is the number of the parameter and <text:span text:style-name="T6">nn</text:span> is the number of the operation.</text:p>
        </text:list-item>
        <text:list-item>
          <text:p text:style-name="P16"><text:span text:style-name="T2">Set a parameter value:</text:span> second part is <text:span text:style-name="T6">Pmm</text:span>, followed by <text:span text:style-name="T6">V</text:span> (Value), the number of the operation <text:span text:style-name="T6">nn</text:span>, and by Line Terminator. If the parameter number and operation value are correct, the new value for the parameter is stored in the non-volatile memory of the unit. The value of the parameter is transmitted in acknowledgement.</text:p>
        </text:list-item>
      </text:list>
      <text:p text:style-name="P15"/>
      <text:p text:style-name="P15">The operational parameters that can be viewed and set with <text:span text:style-name="T6">UPPM</text:span> command are:</text:p>
      <text:p text:style-name="P15"/>
      <table:table table:name="Tableau43" table:style-name="Tableau43">
        <table:table-column table:style-name="Tableau43.A"/>
        <table:table-column table:style-name="Tableau43.B"/>
        <table:table-column table:style-name="Tableau43.C"/>
        <table:table-column table:style-name="Tableau43.D"/>
        <table:table-row table:style-name="Tableau43.1">
          <table:table-cell table:style-name="Tableau43.A1" office:value-type="string">
            <text:p text:style-name="P76">mm</text:p>
          </table:table-cell>
          <table:table-cell table:style-name="Tableau43.A1" office:value-type="string">
            <text:p text:style-name="P77">Parameter</text:p>
          </table:table-cell>
          <table:table-cell table:style-name="Tableau43.A1" office:value-type="string">
            <text:p text:style-name="P77"><text:s text:c="2"/>nn</text:p>
          </table:table-cell>
          <table:table-cell table:style-name="Tableau43.D1" office:value-type="string">
            <text:p text:style-name="P77">Operation</text:p>
          </table:table-cell>
        </table:table-row>
        <table:table-row table:style-name="Tableau43.1">
          <table:table-cell table:style-name="Tableau43.A1" office:value-type="string">
            <text:p text:style-name="P78">00</text:p>
          </table:table-cell>
          <table:table-cell table:style-name="Tableau43.A1" office:value-type="string">
            <text:p text:style-name="P79">Programmable battery low relay signal</text:p>
          </table:table-cell>
          <table:table-cell table:style-name="Tableau43.A1" office:value-type="string">
            <text:p text:style-name="P80"><text:s text:c="2"/>00<text:line-break/> <text:s/>01<text:line-break/> <text:s/>02<text:line-break/> <text:s/>03<text:line-break/> <text:s/>04</text:p>
          </table:table-cell>
          <table:table-cell table:style-name="Tableau43.D1" office:value-type="string">
            <text:p text:style-name="P80">Battery low<text:line-break/>Line failure<text:line-break/>General alarm<text:line-break/>Pending shutdown<text:line-break/>Environment alarm</text:p>
          </table:table-cell>
        </table:table-row>
      </table:table>
      <text:p text:style-name="P34"/>
      <table:table table:name="Tableau44" table:style-name="Tableau44">
        <table:table-column table:style-name="Tableau44.A"/>
        <table:table-column table:style-name="Tableau44.B"/>
        <table:table-column table:style-name="Tableau44.C"/>
        <table:table-column table:style-name="Tableau44.D"/>
        <table:table-row table:style-name="Tableau44.1">
          <table:table-cell table:style-name="Tableau44.A1" office:value-type="string">
            <text:p text:style-name="P78">01</text:p>
          </table:table-cell>
          <table:table-cell table:style-name="Tableau44.A1" office:value-type="string">
            <text:p text:style-name="P79">Battery size</text:p>
          </table:table-cell>
          <table:table-cell table:style-name="Tableau44.A1" office:value-type="string">
            <text:p text:style-name="P80"><text:s text:c="2"/>00-</text:p>
          </table:table-cell>
          <table:table-cell table:style-name="Tableau44.D1" office:value-type="string">
            <text:p text:style-name="P80">UPS specific</text:p>
          </table:table-cell>
        </table:table-row>
        <table:table-row table:style-name="Tableau44.1">
          <table:table-cell table:style-name="Tableau44.A1" office:value-type="string">
            <text:p text:style-name="P78">02</text:p>
          </table:table-cell>
          <table:table-cell table:style-name="Tableau44.A1" office:value-type="string">
            <text:p text:style-name="P80">Modem communication test mode</text:p>
          </table:table-cell>
          <table:table-cell table:style-name="Tableau44.A1" office:value-type="string">
            <text:p text:style-name="P80"><text:s text:c="2"/>00<text:line-break/> <text:s/>01</text:p>
          </table:table-cell>
          <table:table-cell table:style-name="Tableau44.D1" office:value-type="string">
            <text:p text:style-name="P80">The UPS calls to a service centre only when alarm condition occurs<text:line-break/>The UPS calls also if utility failure is detected</text:p>
          </table:table-cell>
        </table:table-row>
        <table:table-row table:style-name="Tableau44.1">
          <table:table-cell table:style-name="Tableau44.A1" office:value-type="string">
            <text:p text:style-name="P78">03</text:p>
          </table:table-cell>
          <table:table-cell table:style-name="Tableau44.A1" office:value-type="string">
            <text:p text:style-name="P80">Output voltage</text:p>
          </table:table-cell>
          <table:table-cell table:style-name="Tableau44.A1" office:value-type="string">
            <text:p text:style-name="P80"><text:s text:c="2"/>00-</text:p>
          </table:table-cell>
          <table:table-cell table:style-name="Tableau44.D1" office:value-type="string">
            <text:p text:style-name="P80">UPS specific</text:p>
          </table:table-cell>
        </table:table-row>
        <table:table-row table:style-name="Tableau44.1">
          <table:table-cell table:style-name="Tableau44.A1" office:value-type="string">
            <text:p text:style-name="P78">04</text:p>
          </table:table-cell>
          <table:table-cell table:style-name="Tableau44.A1" office:value-type="string">
            <text:p text:style-name="P80">Output frequency</text:p>
          </table:table-cell>
          <table:table-cell table:style-name="Tableau44.A1" office:value-type="string">
            <text:p text:style-name="P80"><text:s text:c="2"/>00<text:line-break/> <text:s/>01<text:line-break/> <text:s/>02</text:p>
          </table:table-cell>
          <table:table-cell table:style-name="Tableau44.D1" office:value-type="string">
            <text:p text:style-name="P80">50 Hz<text:line-break/>60 Hz<text:line-break/>Frequency taken from the EEPROM</text:p>
          </table:table-cell>
        </table:table-row>
        <table:table-row table:style-name="Tableau44.1">
          <table:table-cell table:style-name="Tableau44.A1" office:value-type="string">
            <text:p text:style-name="P78">05</text:p>
          </table:table-cell>
          <table:table-cell table:style-name="Tableau44.A1" office:value-type="string">
            <text:p text:style-name="P80">Battery low alarm level</text:p>
          </table:table-cell>
          <table:table-cell table:style-name="Tableau44.A1" office:value-type="string">
            <text:p text:style-name="P80"><text:s text:c="2"/>00<text:line-break/> <text:s/>01<text:line-break/> <text:s/>02</text:p>
          </table:table-cell>
          <table:table-cell table:style-name="Tableau44.D1" office:value-type="string">
            <text:p text:style-name="P80">Nominal voltage level<text:line-break/>Higher level<text:line-break/>Lower level</text:p>
          </table:table-cell>
        </table:table-row>
        <table:table-row table:style-name="Tableau44.1">
          <table:table-cell table:style-name="Tableau44.A1" office:value-type="string">
            <text:p text:style-name="P78">06</text:p>
          </table:table-cell>
          <table:table-cell table:style-name="Tableau44.A1" office:value-type="string">
            <text:p text:style-name="P80">Synchronization window</text:p>
          </table:table-cell>
          <table:table-cell table:style-name="Tableau44.A1" office:value-type="string">
            <text:p text:style-name="P82"><text:span text:style-name="T1"><text:s text:c="2"/>00<text:line-break/> <text:s/>01</text:span><text:span text:style-name="T9"><text:line-break/></text:span><text:span text:style-name="T1"> <text:s/>02<text:line-break/> <text:s/>03</text:span></text:p>
          </table:table-cell>
          <table:table-cell table:style-name="Tableau44.D1" office:value-type="string">
            <text:p text:style-name="P80">Narrow <text:line-break/>Wide <text:line-break/>Middle size<text:line-break/>Window size taken from the EEPROM</text:p>
          </table:table-cell>
        </table:table-row>
        <table:table-row table:style-name="Tableau44.1">
          <table:table-cell table:style-name="Tableau44.A1" office:value-type="string">
            <text:p text:style-name="P78">07</text:p>
          </table:table-cell>
          <table:table-cell table:style-name="Tableau44.A1" office:value-type="string">
            <text:p text:style-name="P80">Operation mode of RS232 interface</text:p>
          </table:table-cell>
          <table:table-cell table:style-name="Tableau44.A1" office:value-type="string">
            <text:p text:style-name="P80"><text:s text:c="2"/>00<text:line-break/> <text:s/>01</text:p>
          </table:table-cell>
          <table:table-cell table:style-name="Tableau44.D1" office:value-type="string">
            <text:p text:style-name="P80">The interface operatesin startdard mode<text:line-break/>The interface operates in modem communication mode</text:p>
          </table:table-cell>
        </table:table-row>
        <table:table-row table:style-name="Tableau44.1">
          <table:table-cell table:style-name="Tableau44.A1" office:value-type="string">
            <text:p text:style-name="P78">08</text:p>
          </table:table-cell>
          <table:table-cell table:style-name="Tableau44.A1" office:value-type="string">
            <text:p text:style-name="P79">Audible alarm</text:p>
          </table:table-cell>
          <table:table-cell table:style-name="Tableau44.A1" office:value-type="string">
            <text:p text:style-name="P80"><text:s text:c="2"/>00<text:line-break/> <text:s/>01<text:line-break/> <text:s/>02</text:p>
          </table:table-cell>
          <table:table-cell table:style-name="Tableau44.D1" office:value-type="string">
            <text:p text:style-name="P80">Sound ON<text:line-break/>Suppress line failure<text:line-break/>Suppress all alarms</text:p>
          </table:table-cell>
        </table:table-row>
        <table:table-row table:style-name="Tableau44.1">
          <table:table-cell table:style-name="Tableau44.A1" office:value-type="string">
            <text:p text:style-name="P78">09</text:p>
          </table:table-cell>
          <table:table-cell table:style-name="Tableau44.A1" office:value-type="string">
            <text:p text:style-name="P80">Line failure alarm delay</text:p>
          </table:table-cell>
          <table:table-cell table:style-name="Tableau44.A1" office:value-type="string">
            <text:p text:style-name="P80"><text:s text:c="2"/>00<text:line-break/>01-99</text:p>
          </table:table-cell>
          <table:table-cell table:style-name="Tableau44.D1" office:value-type="string">
            <text:p text:style-name="P80">Relay, buzzer &amp; UPScode status activated immediately after failure<text:line-break/>Relay, buzzer &amp; UPScode status activated after 1-99 seconds</text:p>
          </table:table-cell>
        </table:table-row>
        <table:table-row table:style-name="Tableau44.1">
          <table:table-cell table:style-name="Tableau44.A1" office:value-type="string">
            <text:p text:style-name="P78">10</text:p>
          </table:table-cell>
          <table:table-cell table:style-name="Tableau44.A1" office:value-type="string">
            <text:p text:style-name="P80">Startup delay at line return</text:p>
          </table:table-cell>
          <table:table-cell table:style-name="Tableau44.A1" office:value-type="string">
            <text:p text:style-name="P80"><text:s text:c="2"/>00<text:line-break/>01-10</text:p>
          </table:table-cell>
          <table:table-cell table:style-name="Tableau44.D1" office:value-type="string">
            <text:p text:style-name="P80">Nominal delay<text:line-break/>1-10 s is added to nominal delay</text:p>
          </table:table-cell>
        </table:table-row>
        <table:table-row table:style-name="Tableau44.1">
          <table:table-cell table:style-name="Tableau44.A1" office:value-type="string">
            <text:p text:style-name="P78">11</text:p>
          </table:table-cell>
          <table:table-cell table:style-name="Tableau44.A1" office:value-type="string">
            <text:p text:style-name="P80">Transfer sensitivity</text:p>
          </table:table-cell>
          <table:table-cell table:style-name="Tableau44.A1" office:value-type="string">
            <text:p text:style-name="P80"><text:s text:c="2"/>00<text:line-break/> <text:s/>01</text:p>
          </table:table-cell>
          <table:table-cell table:style-name="Tableau44.D1" office:value-type="string">
            <text:p text:style-name="P80">Normal<text:line-break/>Tolerant</text:p>
          </table:table-cell>
        </table:table-row>
        <table:table-row table:style-name="Tableau44.1">
          <table:table-cell table:style-name="Tableau44.A1" office:value-type="string">
            <text:p text:style-name="P78">12</text:p>
          </table:table-cell>
          <table:table-cell table:style-name="Tableau44.A1" office:value-type="string">
            <text:p text:style-name="P80">Force bypass</text:p>
          </table:table-cell>
          <table:table-cell table:style-name="Tableau44.A1" office:value-type="string">
            <text:p text:style-name="P80"><text:s text:c="2"/>00<text:line-break/> <text:s/>01<text:line-break/> <text:s/>02<text:line-break/> <text:s/>03</text:p>
          </table:table-cell>
          <table:table-cell table:style-name="Tableau44.D1" office:value-type="string">
            <text:p text:style-name="P80">Normal operation<text:line-break/>Only bypass operation, inverter off<text:line-break/>Only bypass operation, inverter on<text:line-break/>No bypass operation</text:p>
          </table:table-cell>
        </table:table-row>
        <table:table-row table:style-name="Tableau44.1">
          <table:table-cell table:style-name="Tableau44.A1" office:value-type="string">
            <text:p text:style-name="P78">13</text:p>
          </table:table-cell>
          <table:table-cell table:style-name="Tableau44.A1" office:value-type="string">
            <text:p text:style-name="P80">ABM functions</text:p>
          </table:table-cell>
          <table:table-cell table:style-name="Tableau44.A1" office:value-type="string">
            <text:p text:style-name="P80"><text:s text:c="2"/>00<text:line-break/> <text:s/>01<text:line-break/> <text:s/>02<text:line-break/> <text:s/>03<text:line-break/> <text:s/>04</text:p>
          </table:table-cell>
          <table:table-cell table:style-name="Tableau44.D1" office:value-type="string">
            <text:p text:style-name="P80">All ABM functions enabled<text:line-break/>ABM battery charging cycles disabled<text:line-break/>Battery failure alarms disabled<text:line-break/>Battery failure alarms and ABM battery charging cycles disabled<text:line-break/>No batteries (battery operation and related alarms disabled)</text:p>
          </table:table-cell>
        </table:table-row>
        <table:table-row table:style-name="Tableau44.1">
          <table:table-cell table:style-name="Tableau44.A1" office:value-type="string">
            <text:p text:style-name="P78">14</text:p>
          </table:table-cell>
          <table:table-cell table:style-name="Tableau44.A1" office:value-type="string">
            <text:p text:style-name="P80">Ground failure disable</text:p>
          </table:table-cell>
          <table:table-cell table:style-name="Tableau44.A1" office:value-type="string">
            <text:p text:style-name="P80"><text:s text:c="2"/>00<text:line-break/> <text:s/>01</text:p>
          </table:table-cell>
          <table:table-cell table:style-name="Tableau44.D1" office:value-type="string">
            <text:p text:style-name="P81">Not disabled by user<text:line-break/>Disabled by user</text:p>
          </table:table-cell>
        </table:table-row>
        <table:table-row table:style-name="Tableau44.1">
          <table:table-cell table:style-name="Tableau44.A1" office:value-type="string">
            <text:p text:style-name="P78">15</text:p>
          </table:table-cell>
          <table:table-cell table:style-name="Tableau44.A1" office:value-type="string">
            <text:p text:style-name="P80">Operation of BL and LF relay signals</text:p>
          </table:table-cell>
          <table:table-cell table:style-name="Tableau44.A1" office:value-type="string">
            <text:p text:style-name="P80"><text:s text:c="2"/>00<text:line-break/> <text:s/>01</text:p>
          </table:table-cell>
          <table:table-cell table:style-name="Tableau44.D1" office:value-type="string">
            <text:p text:style-name="P81">Normal<text:line-break/>PCU support</text:p>
          </table:table-cell>
        </table:table-row>
        <table:table-row table:style-name="Tableau44.1">
          <table:table-cell table:style-name="Tableau44.A1" office:value-type="string">
            <text:p text:style-name="P78">16</text:p>
          </table:table-cell>
          <table:table-cell table:style-name="Tableau44.A1" office:value-type="string">
            <text:p text:style-name="P80">Bypass limits</text:p>
          </table:table-cell>
          <table:table-cell table:style-name="Tableau44.A1" office:value-type="string">
            <text:p text:style-name="P80"><text:s text:c="2"/>00-</text:p>
          </table:table-cell>
          <table:table-cell table:style-name="Tableau44.D1" office:value-type="string">
            <text:p text:style-name="P81">UPS specific</text:p>
          </table:table-cell>
        </table:table-row>
        <table:table-row table:style-name="Tableau44.1">
          <table:table-cell table:style-name="Tableau44.A1" office:value-type="string">
            <text:p text:style-name="P78">17</text:p>
          </table:table-cell>
          <table:table-cell table:style-name="Tableau44.A1" office:value-type="string">
            <text:p text:style-name="P80">Manual restart</text:p>
          </table:table-cell>
          <table:table-cell table:style-name="Tableau44.A1" office:value-type="string">
            <text:p text:style-name="P80"/>
          </table:table-cell>
          <table:table-cell table:style-name="Tableau44.D1" office:value-type="string">
            <text:p text:style-name="P80"/>
          </table:table-cell>
        </table:table-row>
        <table:table-row table:style-name="Tableau44.1">
          <table:table-cell table:style-name="Tableau44.A1" office:value-type="string">
            <text:p text:style-name="P78">18</text:p>
          </table:table-cell>
          <table:table-cell table:style-name="Tableau44.A1" office:value-type="string">
            <text:p text:style-name="P80">Frequency slew rate</text:p>
          </table:table-cell>
          <table:table-cell table:style-name="Tableau44.A1" office:value-type="string">
            <text:p text:style-name="P80"><text:s text:c="2"/>00<text:line-break/> <text:s/>01<text:line-break/> <text:s/>02<text:line-break/> <text:s/>03</text:p>
          </table:table-cell>
          <table:table-cell table:style-name="Tableau44.D1" office:value-type="string">
            <text:p text:style-name="P80">Low (&lt;0.5 Hz/s)<text:line-break/>High (2.5 Hz/s)<text:line-break/>Very high<text:line-break/>Slew rate taken from the EEPROM</text:p>
          </table:table-cell>
        </table:table-row>
        <table:table-row table:style-name="Tableau44.1">
          <table:table-cell table:style-name="Tableau44.A1" office:value-type="string">
            <text:p text:style-name="P78">19</text:p>
          </table:table-cell>
          <table:table-cell table:style-name="Tableau44.A1" office:value-type="string">
            <text:p text:style-name="P80">Service modes</text:p>
          </table:table-cell>
          <table:table-cell table:style-name="Tableau44.A1" office:value-type="string">
            <text:p text:style-name="P80"><text:s text:c="2"/>00<text:line-break/> <text:s/>01<text:line-break/> <text:s/>02<text:line-break/> <text:s/>03<text:line-break/> <text:s/>04<text:line-break/> <text:s/>05<text:line-break/> <text:s/>06</text:p>
          </table:table-cell>
          <table:table-cell table:style-name="Tableau44.D1" office:value-type="string">
            <text:p text:style-name="P80">Normal operation<text:line-break/>Battery operation (backfeed relay open)<text:line-break/>Bypass operation, inverter on<text:line-break/>Bypass operation, inverter off<text:line-break/>Bypass operation, inverter on, backfeed relay open<text:line-break/>Bypass operation, inverter off, backfeed relay open<text:line-break/>Output breaker trip command</text:p>
          </table:table-cell>
        </table:table-row>
        <table:table-row table:style-name="Tableau44.1">
          <table:table-cell table:style-name="Tableau44.A1" office:value-type="string">
            <text:p text:style-name="P78">20</text:p>
          </table:table-cell>
          <table:table-cell table:style-name="Tableau44.A1" office:value-type="string">
            <text:p text:style-name="P80">UPS type string</text:p>
          </table:table-cell>
          <table:table-cell table:style-name="Tableau44.A1" office:value-type="string">
            <text:p text:style-name="P80"><text:s text:c="2"/>00<text:line-break/> <text:s/>01</text:p>
          </table:table-cell>
          <table:table-cell table:style-name="Tableau44.D1" office:value-type="string">
            <text:p text:style-name="P82"><text:span text:style-name="T1">Takes the response to </text:span><text:span text:style-name="T8">UPTP</text:span><text:span text:style-name="T1"> command from non-volatile memory<text:line-break/>Sends “</text:span><text:span text:style-name="T8">UPS</text:span><text:span text:style-name="T1">” and firmware revision as response to </text:span><text:span text:style-name="T8">UPTP</text:span><text:span text:style-name="T1"> command</text:span></text:p>
          </table:table-cell>
        </table:table-row>
        <table:table-row table:style-name="Tableau44.1">
          <table:table-cell table:style-name="Tableau44.A1" office:value-type="string">
            <text:p text:style-name="P78">21</text:p>
          </table:table-cell>
          <table:table-cell table:style-name="Tableau44.A1" office:value-type="string">
            <text:p text:style-name="P80">Backup time</text:p>
          </table:table-cell>
          <table:table-cell table:style-name="Tableau44.A1" office:value-type="string">
            <text:p text:style-name="P80"><text:s text:c="2"/>00<text:line-break/>01-99</text:p>
          </table:table-cell>
          <table:table-cell table:style-name="Tableau44.D1" office:value-type="string">
            <text:p text:style-name="P80">Unknown batteries, BTIME always ’9999.00’<text:line-break/>Backup time with full batteries and nominal (100%) load</text:p>
          </table:table-cell>
        </table:table-row>
        <table:table-row table:style-name="Tableau44.1">
          <table:table-cell table:style-name="Tableau44.A1" office:value-type="string">
            <text:p text:style-name="P78">22</text:p>
          </table:table-cell>
          <table:table-cell table:style-name="Tableau44.A1" office:value-type="string">
            <text:p text:style-name="P80">Backup time at battery low alarm level</text:p>
          </table:table-cell>
          <table:table-cell table:style-name="Tableau44.A1" office:value-type="string">
            <text:p text:style-name="P80">00-99</text:p>
          </table:table-cell>
          <table:table-cell table:style-name="Tableau44.D1" office:value-type="string">
            <text:p text:style-name="P80">Backup time at battery low alarm level and nominal (100%) load</text:p>
          </table:table-cell>
        </table:table-row>
      </table:table>
      <text:p text:style-name="P34"/>
      <table:table table:name="Tableau45" table:style-name="Tableau45">
        <table:table-column table:style-name="Tableau45.A"/>
        <table:table-column table:style-name="Tableau45.B"/>
        <table:table-column table:style-name="Tableau45.C"/>
        <table:table-column table:style-name="Tableau45.D"/>
        <table:table-row table:style-name="Tableau45.1">
          <table:table-cell table:style-name="Tableau45.A1" office:value-type="string">
            <text:p text:style-name="P78">23</text:p>
          </table:table-cell>
          <table:table-cell table:style-name="Tableau45.A1" office:value-type="string">
            <text:p text:style-name="P80">Efficiency optimizer mode</text:p>
          </table:table-cell>
          <table:table-cell table:style-name="Tableau45.A1" office:value-type="string">
            <text:p text:style-name="P80"><text:s text:c="2"/>00<text:line-break/>01-99</text:p>
          </table:table-cell>
          <table:table-cell table:style-name="Tableau45.D1" office:value-type="string">
            <text:p text:style-name="P80">No efficiency optimizer mode<text:line-break/>Bypass must be synchronized and voltage level ok 1 - 99 min before transfer from inverter to bypass</text:p>
          </table:table-cell>
        </table:table-row>
        <table:table-row table:style-name="Tableau45.1">
          <table:table-cell table:style-name="Tableau45.A1" office:value-type="string">
            <text:p text:style-name="P78">24</text:p>
          </table:table-cell>
          <table:table-cell table:style-name="Tableau45.A1" office:value-type="string">
            <text:p text:style-name="P80">Transfer acceptance</text:p>
          </table:table-cell>
          <table:table-cell table:style-name="Tableau45.A1" office:value-type="string">
            <text:p text:style-name="P80"><text:s text:c="2"/>00<text:line-break/> <text:s/>01</text:p>
          </table:table-cell>
          <table:table-cell table:style-name="Tableau45.D1" office:value-type="string">
            <text:p text:style-name="P80">Requires synchronization<text:line-break/>Transfers also while unsynchronized</text:p>
          </table:table-cell>
        </table:table-row>
        <table:table-row table:style-name="Tableau45.1">
          <table:table-cell table:style-name="Tableau45.A1" office:value-type="string">
            <text:p text:style-name="P78">25</text:p>
          </table:table-cell>
          <table:table-cell table:style-name="Tableau45.A1" office:value-type="string">
            <text:p text:style-name="P80">Operational priority during rectifier input break</text:p>
          </table:table-cell>
          <table:table-cell table:style-name="Tableau45.A1" office:value-type="string">
            <text:p text:style-name="P80"><text:s text:c="2"/>00<text:line-break/> <text:s/>01</text:p>
          </table:table-cell>
          <table:table-cell table:style-name="Tableau45.D1" office:value-type="string">
            <text:p text:style-name="P80">On battery<text:line-break/>On bypass</text:p>
          </table:table-cell>
        </table:table-row>
        <table:table-row table:style-name="Tableau45.1">
          <table:table-cell table:style-name="Tableau45.A1" office:value-type="string">
            <text:p text:style-name="P78">26</text:p>
          </table:table-cell>
          <table:table-cell table:style-name="Tableau45.A1" office:value-type="string">
            <text:p text:style-name="P80">Shutdown commands</text:p>
          </table:table-cell>
          <table:table-cell table:style-name="Tableau45.A1" office:value-type="string">
            <text:p text:style-name="P80"><text:s text:c="2"/>00<text:line-break/> <text:s/>01</text:p>
          </table:table-cell>
          <table:table-cell table:style-name="Tableau45.D1" office:value-type="string">
            <text:p text:style-name="P80">UPScode II shutdown commands enabled<text:line-break/>UPScode II shutdown commands disabled</text:p>
          </table:table-cell>
        </table:table-row>
        <table:table-row table:style-name="Tableau45.1">
          <table:table-cell table:style-name="Tableau45.A1" office:value-type="string">
            <text:p text:style-name="P78">27</text:p>
          </table:table-cell>
          <table:table-cell table:style-name="Tableau45.A1" office:value-type="string">
            <text:p text:style-name="P80">Options installed</text:p>
          </table:table-cell>
          <table:table-cell table:style-name="Tableau45.A1" office:value-type="string">
            <text:p text:style-name="P80"><text:s text:c="2"/>00<text:line-break/> <text:s/>01<text:line-break/> <text:s/>02<text:line-break/> <text:s/>03</text:p>
          </table:table-cell>
          <table:table-cell table:style-name="Tableau45.D1" office:value-type="string">
            <text:p text:style-name="P80">None<text:line-break/>Output transformer installed<text:line-break/>Input filter installed<text:line-break/>Output transformer and input filter installed</text:p>
          </table:table-cell>
        </table:table-row>
        <table:table-row table:style-name="Tableau45.1">
          <table:table-cell table:style-name="Tableau45.A1" office:value-type="string">
            <text:p text:style-name="P78">28</text:p>
          </table:table-cell>
          <table:table-cell table:style-name="Tableau45.A1" office:value-type="string">
            <text:p text:style-name="P80">Paralleling enable/disable</text:p>
          </table:table-cell>
          <table:table-cell table:style-name="Tableau45.A1" office:value-type="string">
            <text:p text:style-name="P80"><text:s text:c="2"/>00<text:line-break/> <text:s/>01<text:line-break/> <text:s/>02<text:line-break/> <text:s/>03<text:line-break/> <text:s/>04</text:p>
          </table:table-cell>
          <table:table-cell table:style-name="Tableau45.D1" office:value-type="string">
            <text:p text:style-name="P80">Single unit operation<text:line-break/>Parallel operation, unit #1 (shortest startup delay)<text:line-break/>Parallel operation, unit #2<text:line-break/>Parallel operation, unit #3<text:line-break/>Parallel operation, unit #4 (longest startup delay)</text:p>
          </table:table-cell>
        </table:table-row>
        <table:table-row table:style-name="Tableau45.1">
          <table:table-cell table:style-name="Tableau45.A1" office:value-type="string">
            <text:p text:style-name="P78">29</text:p>
          </table:table-cell>
          <table:table-cell table:style-name="Tableau45.A1" office:value-type="string">
            <text:p text:style-name="P80">Load sharing mode</text:p>
          </table:table-cell>
          <table:table-cell table:style-name="Tableau45.A1" office:value-type="string">
            <text:p text:style-name="P80"><text:s text:c="2"/>00<text:line-break/> <text:s/>01</text:p>
          </table:table-cell>
          <table:table-cell table:style-name="Tableau45.D1" office:value-type="string">
            <text:p text:style-name="P80">Communication cable between the parallel units connected<text:line-break/>Wireless paralleling mode (bypass disabled)</text:p>
          </table:table-cell>
        </table:table-row>
        <table:table-row table:style-name="Tableau45.1">
          <table:table-cell table:style-name="Tableau45.A1" office:value-type="string">
            <text:p text:style-name="P78">30</text:p>
          </table:table-cell>
          <table:table-cell table:style-name="Tableau45.A1" office:value-type="string">
            <text:p text:style-name="P80">EL operation mode</text:p>
          </table:table-cell>
          <table:table-cell table:style-name="Tableau45.A1" office:value-type="string">
            <text:p text:style-name="P80"><text:s text:c="2"/>00<text:line-break/> <text:s/>01</text:p>
          </table:table-cell>
          <table:table-cell table:style-name="Tableau45.D1" office:value-type="string">
            <text:p text:style-name="P80">Normal operation<text:line-break/>Unit operates in EL mode (bypass disabled)</text:p>
          </table:table-cell>
        </table:table-row>
        <table:table-row table:style-name="Tableau45.1">
          <table:table-cell table:style-name="Tableau45.A1" office:value-type="string">
            <text:p text:style-name="P78">31</text:p>
          </table:table-cell>
          <table:table-cell table:style-name="Tableau45.A1" office:value-type="string">
            <text:p text:style-name="P80">Paralleling mode</text:p>
          </table:table-cell>
          <table:table-cell table:style-name="Tableau45.A1" office:value-type="string">
            <text:p text:style-name="P80"><text:s text:c="2"/>00<text:line-break/> <text:s/>01</text:p>
          </table:table-cell>
          <table:table-cell table:style-name="Tableau45.D1" office:value-type="string">
            <text:p text:style-name="P80">Parallel for redundancy<text:line-break/>Parallel for capacity</text:p>
          </table:table-cell>
        </table:table-row>
        <table:table-row table:style-name="Tableau45.1">
          <table:table-cell table:style-name="Tableau45.A1" office:value-type="string">
            <text:p text:style-name="P78">32</text:p>
          </table:table-cell>
          <table:table-cell table:style-name="Tableau45.A1" office:value-type="string">
            <text:p text:style-name="P80">Utility alarms</text:p>
          </table:table-cell>
          <table:table-cell table:style-name="Tableau45.A1" office:value-type="string">
            <text:p text:style-name="P80"><text:s text:c="2"/>00<text:line-break/> <text:s/>01<text:line-break/> <text:s/>02<text:line-break/> <text:s/>03</text:p>
          </table:table-cell>
          <table:table-cell table:style-name="Tableau45.D1" office:value-type="string">
            <text:p text:style-name="P80">No utility alarms (other than line failure)<text:line-break/>Status when bypass is not available (no alarm LED and relay)<text:line-break/>Status with alarm LED and relay when rectifier input is out of the limits<text:line-break/>Status with alarm LED and relay when bypass is not available or rectifier input is out of the limits</text:p>
          </table:table-cell>
        </table:table-row>
        <table:table-row table:style-name="Tableau45.1">
          <table:table-cell table:style-name="Tableau45.A1" office:value-type="string">
            <text:p text:style-name="P78">33</text:p>
          </table:table-cell>
          <table:table-cell table:style-name="Tableau45.A1" office:value-type="string">
            <text:p text:style-name="P80">Utility over voltage detection</text:p>
          </table:table-cell>
          <table:table-cell table:style-name="Tableau45.A1" office:value-type="string">
            <text:p text:style-name="P80"><text:s text:c="2"/>00<text:line-break/> <text:s/>01</text:p>
          </table:table-cell>
          <table:table-cell table:style-name="Tableau45.D1" office:value-type="string">
            <text:p text:style-name="P80">High rectifier input voltage does not cause transfer to battery operation<text:line-break/>Transfer to battery operation when the rectifier input over voltage detected</text:p>
          </table:table-cell>
        </table:table-row>
        <table:table-row table:style-name="Tableau45.1">
          <table:table-cell table:style-name="Tableau45.A1" office:value-type="string">
            <text:p text:style-name="P78">34</text:p>
          </table:table-cell>
          <table:table-cell table:style-name="Tableau45.A1" office:value-type="string">
            <text:p text:style-name="P80">Battery temperature compensation</text:p>
          </table:table-cell>
          <table:table-cell table:style-name="Tableau45.A1" office:value-type="string">
            <text:p text:style-name="P80"><text:s text:c="2"/>00<text:line-break/> <text:s/>01</text:p>
          </table:table-cell>
          <table:table-cell table:style-name="Tableau45.D1" office:value-type="string">
            <text:p text:style-name="P80">Temperature compensated battery charging<text:line-break/>No temperature compensated battery charging</text:p>
          </table:table-cell>
        </table:table-row>
        <table:table-row table:style-name="Tableau45.1">
          <table:table-cell table:style-name="Tableau45.A1" office:value-type="string">
            <text:p text:style-name="P78">35</text:p>
          </table:table-cell>
          <table:table-cell table:style-name="Tableau45.A1" office:value-type="string">
            <text:p text:style-name="P80">Bypass usage</text:p>
          </table:table-cell>
          <table:table-cell table:style-name="Tableau45.A1" office:value-type="string">
            <text:p text:style-name="P80"><text:s text:c="2"/>00<text:line-break/> <text:s/>01<text:line-break/> <text:s/>02<text:line-break/> <text:s/>03</text:p>
          </table:table-cell>
          <table:table-cell table:style-name="Tableau45.D1" office:value-type="string">
            <text:p text:style-name="P80">Bypass operation and synchronization to the bypass enabled<text:line-break/>Bypass enabled but sync disabled when N + 1 parallel units in operation<text:line-break/>Bypass enabled but synchronization disabled on inverter<text:line-break/>Bypass operation and synchronization to the bypass disabled</text:p>
          </table:table-cell>
        </table:table-row>
        <table:table-row table:style-name="Tableau45.1">
          <table:table-cell table:style-name="Tableau45.A14" office:value-type="string">
            <text:p text:style-name="P78">36</text:p>
          </table:table-cell>
          <table:table-cell table:style-name="Tableau45.A14" office:value-type="string">
            <text:p text:style-name="P80">Battery backup time estimation</text:p>
          </table:table-cell>
          <table:table-cell table:style-name="Tableau45.A14" office:value-type="string">
            <text:p text:style-name="P80"><text:s text:c="2"/>00-</text:p>
          </table:table-cell>
          <table:table-cell table:style-name="Tableau45.D14" office:value-type="string">
            <text:p text:style-name="P80">UPS specific</text:p>
          </table:table-cell>
        </table:table-row>
      </table:table>
      <text:p text:style-name="P93"/>
      <text:p text:style-name="P93"/>
      <text:h text:style-name="Heading_20_2" text:outline-level="2">Reset UPS parameters</text:h>
      <table:table table:name="Tableau46" table:style-name="Tableau46">
        <table:table-column table:style-name="Tableau46.A"/>
        <table:table-column table:style-name="Tableau46.B"/>
        <table:table-row table:style-name="Tableau46.1">
          <table:table-cell table:style-name="Tableau46.A1" office:value-type="string">
            <text:p text:style-name="P60">Command</text:p>
          </table:table-cell>
          <table:table-cell table:style-name="Tableau46.B1" office:value-type="string">
            <text:p text:style-name="P60">Description</text:p>
          </table:table-cell>
        </table:table-row>
        <table:table-row table:style-name="Tableau46.1">
          <table:table-cell table:style-name="Tableau46.A2" office:value-type="string">
            <text:p text:style-name="P70"><text:span text:style-name="T7">UPRP</text:span><text:span text:style-name="T1">(cr)<text:line-break/></text:span><text:span text:style-name="T7">RESUPSPARS</text:span><text:span text:style-name="T1">(cr)</text:span></text:p>
          </table:table-cell>
          <table:table-cell table:style-name="Tableau46.B2" office:value-type="string">
            <text:p text:style-name="P66">RESET PARAMETERS<text:line-break/>Security code</text:p>
          </table:table-cell>
        </table:table-row>
      </table:table>
      <text:p text:style-name="P15"/>
      <text:p text:style-name="P15">The command will cause the adjustable UPS parameters and delays, a phone number, and a password to be reset or set to their default values (and stored in non-volatile memory of the unit).</text:p>
      <text:p text:style-name="P15"/>
      <text:p text:style-name="P15">The ten character security code ensures that an initialization is not started by mistake when the interface is operated manually through a terminal or by line noise.</text:p>
      <text:p text:style-name="P93"/>
      <text:p text:style-name="P93"/>
      <text:h text:style-name="P10" text:outline-level="2">Other Commands</text:h>
      <text:h text:style-name="Heading_20_3" text:outline-level="3">Automatic messages ON/OFF</text:h>
      <table:table table:name="Tableau47" table:style-name="Tableau47">
        <table:table-column table:style-name="Tableau47.A"/>
        <table:table-column table:style-name="Tableau47.B"/>
        <table:table-row table:style-name="Tableau47.1">
          <table:table-cell table:style-name="Tableau47.A1" office:value-type="string">
            <text:p text:style-name="P60">Command</text:p>
          </table:table-cell>
          <table:table-cell table:style-name="Tableau47.B1" office:value-type="string">
            <text:p text:style-name="P60">Description</text:p>
          </table:table-cell>
        </table:table-row>
        <table:table-row table:style-name="Tableau47.1">
          <table:table-cell table:style-name="Tableau47.A2" office:value-type="string">
            <text:p text:style-name="P70"><text:span text:style-name="T7">UPDA</text:span><text:span text:style-name="T1">(cr)</text:span></text:p>
          </table:table-cell>
          <table:table-cell table:style-name="Tableau47.B2" office:value-type="string">
            <text:p text:style-name="P66">DISABLE AUTOMATIC MESSAGES (DEFAULT)</text:p>
          </table:table-cell>
        </table:table-row>
        <table:table-row table:style-name="Tableau47.1">
          <table:table-cell table:style-name="Tableau47.A3" office:value-type="string">
            <text:p text:style-name="P87"><text:span text:style-name="T7">UPEA</text:span><text:span text:style-name="T1">(cr)</text:span></text:p>
          </table:table-cell>
          <table:table-cell table:style-name="Tableau47.B3" office:value-type="string">
            <text:p text:style-name="P88">ENABLE AUTOMATIC MESSAGES</text:p>
          </table:table-cell>
        </table:table-row>
      </table:table>
      <text:p text:style-name="P15"/>
      <text:p text:style-name="P15">These commands can be used to enable/disable the sending of the automatic status messages described in <text:bookmark-ref text:reference-format="chapter" text:ref-name="_Ref471096373">3.1.1</text:bookmark-ref>. If the automatic messages are disabled, the commands <text:span text:style-name="T6">UPSS</text:span> and/or <text:span text:style-name="T6">UPDS</text:span> must be used to get the present UPS status.</text:p>
      <text:p text:style-name="P15"/>
      <text:p text:style-name="P15"/>
      <text:h text:style-name="Heading_20_3" text:outline-level="3">Note fields</text:h>
      <text:p text:style-name="P15">Information such as battery replacement date, revision level of PCBA, description of the device connected into the UPS etc. can be can be viewed or set by <text:span text:style-name="T6">UPNx</text:span> command. <text:span text:style-name="T6">x</text:span> is a running number of the note field (<text:span text:style-name="T6">UPN0</text:span>, <text:span text:style-name="T6">UPN1</text:span>, ... or <text:span text:style-name="T6">UPN9</text:span>) where the information will be stored. The amount of the note fields depends on the UPS type and firmware revision. </text:p>
      <text:p text:style-name="P15"/>
      <text:p text:style-name="P15">The following formats of the command are possible:</text:p>
      <text:p text:style-name="P36"/>
      <table:table table:name="Tableau48" table:style-name="Tableau48">
        <table:table-column table:style-name="Tableau48.A"/>
        <table:table-column table:style-name="Tableau48.B"/>
        <table:table-column table:style-name="Tableau48.C"/>
        <table:table-column table:style-name="Tableau48.D"/>
        <table:table-row table:style-name="Tableau48.1">
          <table:table-cell table:style-name="Tableau48.A1" office:value-type="string">
            <text:p text:style-name="P63">Command</text:p>
          </table:table-cell>
          <table:table-cell table:style-name="Tableau48.B1" office:value-type="string">
            <text:p text:style-name="P63">UPS response</text:p>
          </table:table-cell>
          <table:table-cell table:style-name="Tableau48.B1" office:value-type="string">
            <text:p text:style-name="P63">Description</text:p>
          </table:table-cell>
          <table:table-cell table:style-name="Tableau48.D1" office:value-type="string">
            <text:p text:style-name="P74"/>
          </table:table-cell>
        </table:table-row>
        <table:table-row table:style-name="Tableau48.1">
          <table:table-cell table:style-name="Tableau48.A1" office:value-type="string">
            <text:p text:style-name="P58"><text:span text:style-name="T7">UPNx</text:span><text:span text:style-name="T1">(cr)<text:line-break/></text:span><text:span text:style-name="T7">0</text:span><text:span text:style-name="T1">(cr)</text:span></text:p>
          </table:table-cell>
          <table:table-cell table:style-name="Tableau48.B1" office:value-type="string">
            <text:p text:style-name="P58"><text:span text:style-name="T7">ACNx</text:span><text:span text:style-name="T1">(cr)(lf)<text:line-break/></text:span><text:span text:style-name="T7">ssss</text:span><text:span text:style-name="T1">(cr)(lf)</text:span></text:p>
          </table:table-cell>
          <table:table-cell table:style-name="Tableau48.B1" office:value-type="string">
            <text:p text:style-name="P58"><text:span text:style-name="T4">USER NOTE FIELD </text:span><text:span text:style-name="T7">x</text:span><text:span text:style-name="T4">, where </text:span><text:span text:style-name="T7">x</text:span><text:span text:style-name="T4"> = 0…9</text:span></text:p>
          </table:table-cell>
          <table:table-cell table:style-name="Tableau48.D1" office:value-type="string">
            <text:p text:style-name="P74"><text:span text:style-name="T4">The present user defined string </text:span><text:span text:style-name="T7">ssss</text:span><text:span text:style-name="T4"> is requested.</text:span></text:p>
          </table:table-cell>
        </table:table-row>
        <table:table-row table:style-name="Tableau48.1">
          <table:table-cell table:style-name="Tableau48.A3" office:value-type="string">
            <text:p text:style-name="P58"><text:span text:style-name="T7">UPNx</text:span><text:span text:style-name="T1">(cr)<text:line-break/></text:span><text:span text:style-name="T7">ssss</text:span><text:span text:style-name="T1">(cr)</text:span></text:p>
          </table:table-cell>
          <table:table-cell table:style-name="Tableau48.B3" office:value-type="string">
            <text:p text:style-name="P58"><text:span text:style-name="T7">ACNx</text:span><text:span text:style-name="T1">(cr)(lf)<text:line-break/></text:span><text:span text:style-name="T7">ssss</text:span><text:span text:style-name="T1">(cr)(lf)</text:span></text:p>
          </table:table-cell>
          <table:table-cell table:style-name="Tableau48.B3" office:value-type="string">
            <text:p text:style-name="P58"><text:span text:style-name="T4">SET USER NOTE FIELD </text:span><text:span text:style-name="T7">x</text:span><text:span text:style-name="T4"><text:line-break/></text:span><text:span text:style-name="T7">ssss</text:span><text:span text:style-name="T4"> is the string defined by user, max 10 characters</text:span></text:p>
          </table:table-cell>
          <table:table-cell table:style-name="Tableau48.D3" office:value-type="string">
            <text:p text:style-name="P74"><text:span text:style-name="T4">The contents of the string number </text:span><text:span text:style-name="T7">x</text:span><text:span text:style-name="T4"> is changed to </text:span><text:span text:style-name="T7">ssss</text:span><text:span text:style-name="T4">.</text:span></text:p>
          </table:table-cell>
        </table:table-row>
      </table:table>
      <text:p text:style-name="P15"/>
      <text:p text:style-name="P15">The second part (second row) of the command defines the command function:</text:p>
      <text:p text:style-name="P15"/>
      <text:list text:style-name="L1">
        <text:list-item>
          <text:p text:style-name="P16"><text:span text:style-name="T2">View the note field:</text:span> second part is <text:span text:style-name="T6">0</text:span><text:span text:style-name="T1">(cr)</text:span>. No change to the string is done. The note field presently in the memory of the UPS is transmitted in acknowledgement.</text:p>
        </text:list-item>
        <text:list-item>
          <text:p text:style-name="P16"><text:span text:style-name="T2">Set the note field:</text:span> second part (<text:span text:style-name="T6">ssss</text:span><text:span text:style-name="T1">(cr)</text:span>) is the string in ASCII and the Line Terminator. The string (max 10 characters) is stored in non-volatile memory of the unit.</text:p>
        </text:list-item>
      </text:list>
      <text:p text:style-name="P13"/>
      <text:p text:style-name="P13"/>
      <text:h text:style-name="Heading_20_3" text:outline-level="3">Set date</text:h>
      <text:p text:style-name="Standard">The date of the internal clock of a unit can be set with the <text:span text:style-name="T6">UPDT</text:span> command. The following formats of the command are possible:</text:p>
      <text:p text:style-name="Standard"/>
      <table:table table:name="Tableau49" table:style-name="Tableau49">
        <table:table-column table:style-name="Tableau49.A"/>
        <table:table-column table:style-name="Tableau49.B"/>
        <table:table-column table:style-name="Tableau49.C"/>
        <table:table-column table:style-name="Tableau49.D"/>
        <table:table-row table:style-name="Tableau49.1">
          <table:table-cell table:style-name="Tableau49.A1" office:value-type="string">
            <text:p text:style-name="P63">Command</text:p>
          </table:table-cell>
          <table:table-cell table:style-name="Tableau49.B1" office:value-type="string">
            <text:p text:style-name="P63">UPS response</text:p>
          </table:table-cell>
          <table:table-cell table:style-name="Tableau49.B1" office:value-type="string">
            <text:p text:style-name="P63">Description</text:p>
          </table:table-cell>
          <table:table-cell table:style-name="Tableau49.D1" office:value-type="string">
            <text:p text:style-name="P74"/>
          </table:table-cell>
        </table:table-row>
        <table:table-row table:style-name="Tableau49.1">
          <table:table-cell table:style-name="Tableau49.A1" office:value-type="string">
            <text:p text:style-name="P58"><text:span text:style-name="T7">UPDT</text:span><text:span text:style-name="T1">(cr)<text:line-break/></text:span><text:span text:style-name="T7">0</text:span><text:span text:style-name="T1">(cr)</text:span></text:p>
          </table:table-cell>
          <table:table-cell table:style-name="Tableau49.B1" office:value-type="string">
            <text:p text:style-name="P58"><text:span text:style-name="T7">ACDT</text:span><text:span text:style-name="T1">(cr)(lf)<text:line-break/></text:span><text:span text:style-name="T7">yymmdd</text:span><text:span text:style-name="T1">(cr)(lf)</text:span></text:p>
          </table:table-cell>
          <table:table-cell table:style-name="Tableau49.B1" office:value-type="string">
            <text:p text:style-name="P67">READ DATE</text:p>
          </table:table-cell>
          <table:table-cell table:style-name="Tableau49.D1" office:value-type="string">
            <text:p text:style-name="P74"><text:span text:style-name="T4">The present date setting of the UPS </text:span><text:span text:style-name="T7">yymmdd</text:span><text:span text:style-name="T4"> is requested.</text:span></text:p>
          </table:table-cell>
        </table:table-row>
        <table:table-row table:style-name="Tableau49.1">
          <table:table-cell table:style-name="Tableau49.A3" office:value-type="string">
            <text:p text:style-name="P58"><text:span text:style-name="T7">UPDT</text:span><text:span text:style-name="T1">(cr)<text:line-break/></text:span><text:span text:style-name="T7">yymmdd</text:span><text:span text:style-name="T1">(cr)</text:span></text:p>
          </table:table-cell>
          <table:table-cell table:style-name="Tableau49.B3" office:value-type="string">
            <text:p text:style-name="P58"><text:span text:style-name="T7">ACDT</text:span><text:span text:style-name="T1">(cr)(lf)<text:line-break/></text:span><text:span text:style-name="T7">yymmdd</text:span><text:span text:style-name="T1">(cr)(lf)</text:span></text:p>
          </table:table-cell>
          <table:table-cell table:style-name="Tableau49.B3" office:value-type="string">
            <text:p text:style-name="P58"><text:span text:style-name="T4">SET DATE<text:line-break/></text:span><text:span text:style-name="T7">yymmdd</text:span><text:span text:style-name="T4"> is a numerical date string</text:span></text:p>
          </table:table-cell>
          <table:table-cell table:style-name="Tableau49.D3" office:value-type="string">
            <text:p text:style-name="P74"><text:span text:style-name="T4">The date setting of the UPS is changed to </text:span><text:span text:style-name="T7">yymmdd</text:span><text:span text:style-name="T4">.</text:span></text:p>
          </table:table-cell>
        </table:table-row>
      </table:table>
      <text:p text:style-name="P15"/>
      <text:p text:style-name="P35">The second part (second row) of the command defines the command function:</text:p>
      <text:p text:style-name="P15"/>
      <text:list text:style-name="L1">
        <text:list-item>
          <text:p text:style-name="P16"><text:span text:style-name="T2">View the date:</text:span> second part is <text:span text:style-name="T6">0</text:span><text:span text:style-name="T1">(cr)</text:span>. No change to the string is done. The present date setting of the UPS is transmitted in acknowledgement.</text:p>
        </text:list-item>
        <text:list-item>
          <text:p text:style-name="P16"><text:span text:style-name="T2">Set the date:</text:span> second part (<text:span text:style-name="T6">yymmdd</text:span><text:span text:style-name="T1">(cr)</text:span>) is the string in ASCII that contains the year, month, and day as a six digit numerical string, and the Line Terminator. The new date setting of the UPS is transmitted in acknowledgement.</text:p>
        </text:list-item>
      </text:list>
      <text:p text:style-name="Standard"/>
      <text:p text:style-name="Standard"/>
      <text:h text:style-name="Heading_20_3" text:outline-level="3">Set time</text:h>
      <text:p text:style-name="Standard">The date of the internal clock of a unit can be set with the <text:span text:style-name="T6">UPTM</text:span> command. The following formats of the command are possible:</text:p>
      <text:p text:style-name="Standard"/>
      <table:table table:name="Tableau50" table:style-name="Tableau50">
        <table:table-column table:style-name="Tableau50.A"/>
        <table:table-column table:style-name="Tableau50.B"/>
        <table:table-column table:style-name="Tableau50.C"/>
        <table:table-column table:style-name="Tableau50.D"/>
        <table:table-row table:style-name="Tableau50.1">
          <table:table-cell table:style-name="Tableau50.A1" office:value-type="string">
            <text:p text:style-name="P63">Command</text:p>
          </table:table-cell>
          <table:table-cell table:style-name="Tableau50.B1" office:value-type="string">
            <text:p text:style-name="P63">UPS response</text:p>
          </table:table-cell>
          <table:table-cell table:style-name="Tableau50.B1" office:value-type="string">
            <text:p text:style-name="P63">Description</text:p>
          </table:table-cell>
          <table:table-cell table:style-name="Tableau50.D1" office:value-type="string">
            <text:p text:style-name="P74"/>
          </table:table-cell>
        </table:table-row>
        <table:table-row table:style-name="Tableau50.1">
          <table:table-cell table:style-name="Tableau50.A1" office:value-type="string">
            <text:p text:style-name="P58"><text:span text:style-name="T7">UPTM</text:span><text:span text:style-name="T1">(cr)<text:line-break/></text:span><text:span text:style-name="T7">0</text:span><text:span text:style-name="T1">(cr)</text:span></text:p>
          </table:table-cell>
          <table:table-cell table:style-name="Tableau50.B1" office:value-type="string">
            <text:p text:style-name="P58"><text:span text:style-name="T7">ACTM</text:span><text:span text:style-name="T1">(cr)(lf)<text:line-break/></text:span><text:span text:style-name="T7">hhmmss</text:span><text:span text:style-name="T1">(cr)(lf)</text:span></text:p>
          </table:table-cell>
          <table:table-cell table:style-name="Tableau50.B1" office:value-type="string">
            <text:p text:style-name="P67">READ TIME</text:p>
          </table:table-cell>
          <table:table-cell table:style-name="Tableau50.D1" office:value-type="string">
            <text:p text:style-name="P74"><text:span text:style-name="T4">The present time setting of the UPS </text:span><text:span text:style-name="T7">hhmmss</text:span><text:span text:style-name="T4"> is requested.</text:span></text:p>
          </table:table-cell>
        </table:table-row>
        <table:table-row table:style-name="Tableau50.1">
          <table:table-cell table:style-name="Tableau50.A3" office:value-type="string">
            <text:p text:style-name="P58"><text:span text:style-name="T7">UPTM</text:span><text:span text:style-name="T1">(cr)<text:line-break/></text:span><text:span text:style-name="T7">hhmmss</text:span><text:span text:style-name="T1">(cr)</text:span></text:p>
          </table:table-cell>
          <table:table-cell table:style-name="Tableau50.B3" office:value-type="string">
            <text:p text:style-name="P58"><text:span text:style-name="T7">ACTM</text:span><text:span text:style-name="T1">(cr)(lf)<text:line-break/></text:span><text:span text:style-name="T7">hhmmss</text:span><text:span text:style-name="T1">(cr)(lf)</text:span></text:p>
          </table:table-cell>
          <table:table-cell table:style-name="Tableau50.B3" office:value-type="string">
            <text:p text:style-name="P58"><text:span text:style-name="T4">SET TIME<text:line-break/></text:span><text:span text:style-name="T7">hhmmss</text:span><text:span text:style-name="T4"> is a numerical time string</text:span></text:p>
          </table:table-cell>
          <table:table-cell table:style-name="Tableau50.D3" office:value-type="string">
            <text:p text:style-name="P74"><text:span text:style-name="T4">The time setting of the UPS is changed to </text:span><text:span text:style-name="T7">hhmmss</text:span><text:span text:style-name="T4">.</text:span></text:p>
          </table:table-cell>
        </table:table-row>
      </table:table>
      <text:p text:style-name="P15"/>
      <text:p text:style-name="P15">The second part (second row) of the command defines the command function:</text:p>
      <text:p text:style-name="P15"/>
      <text:list text:style-name="L1">
        <text:list-item>
          <text:p text:style-name="P16"><text:span text:style-name="T2">View the time:</text:span> second part is <text:span text:style-name="T6">0</text:span><text:span text:style-name="T1">(cr)</text:span>. No change to the string is done. The present time of day setting of the UPS is transmitted in acknowledgement.</text:p>
        </text:list-item>
        <text:list-item>
          <text:p text:style-name="P16"><text:span text:style-name="T2">Set the time:</text:span> second part (<text:span text:style-name="T6">hhmmss</text:span><text:span text:style-name="T1">(cr)</text:span>) is the string in ASCII that contains the hours, minutes, and seconds as a six digit numerical string, and the Line Terminator. The new time of day setting of the UPS is transmitted in acknowledgement.</text:p>
        </text:list-item>
      </text:list>
      <text:p text:style-name="Standard"/>
      <text:p text:style-name="Standard"/>
      <text:h text:style-name="Heading_20_3" text:outline-level="3">Alarm reset ON/OFF</text:h>
      <table:table table:name="Tableau51" table:style-name="Tableau51">
        <table:table-column table:style-name="Tableau51.A"/>
        <table:table-column table:style-name="Tableau51.B"/>
        <table:table-row table:style-name="Tableau51.1">
          <table:table-cell table:style-name="Tableau51.A1" office:value-type="string">
            <text:p text:style-name="P60">Command</text:p>
          </table:table-cell>
          <table:table-cell table:style-name="Tableau51.B1" office:value-type="string">
            <text:p text:style-name="P60">Description</text:p>
          </table:table-cell>
        </table:table-row>
        <table:table-row table:style-name="Tableau51.1">
          <table:table-cell table:style-name="Tableau51.A2" office:value-type="string">
            <text:p text:style-name="P70"><text:span text:style-name="T7">UPR1</text:span><text:span text:style-name="T1">(cr)</text:span></text:p>
          </table:table-cell>
          <table:table-cell table:style-name="Tableau51.B2" office:value-type="string">
            <text:p text:style-name="P66">ALARM RESET ON</text:p>
          </table:table-cell>
        </table:table-row>
        <table:table-row table:style-name="Tableau51.1">
          <table:table-cell table:style-name="Tableau51.A3" office:value-type="string">
            <text:p text:style-name="P87"><text:span text:style-name="T7">UPR0</text:span><text:span text:style-name="T1">(cr)</text:span></text:p>
          </table:table-cell>
          <table:table-cell table:style-name="Tableau51.B3" office:value-type="string">
            <text:p text:style-name="P88">ALARM RESET OFF</text:p>
          </table:table-cell>
        </table:table-row>
      </table:table>
      <text:p text:style-name="P15"/>
      <text:p text:style-name="P15">These commands can be used to reset inactive alarm conditions, silence the buzzer beepings, and perform other functions which can be done by a reset button. After the <text:span text:style-name="T6">UPR1</text:span> command the UPS operates like the reset button is being pushed. The <text:span text:style-name="T6">UPR0</text:span> command tells to UPS that the “reset button” is not pushed any more.</text:p>
      <text:p text:style-name="Standard"/>
      <text:p text:style-name="Standard"/>
      <text:p text:style-name="Standard"/>
      <text:h text:style-name="P7" text:outline-level="1">Commands for remote operation via modem</text:h>
      <text:p text:style-name="P15">The operation via a modem is similar to the local operation after establishing a connection. The connection is established by connecting a modem in auto answer mode to the 25-pin RS 232 port, and calling the number to which the modem is connected.</text:p>
      <text:p text:style-name="P29"/>
      <text:p text:style-name="P15">A connection, where the UPS calls a service center using the number according to the command string set by <text:span text:style-name="T6">UPPH</text:span><text:span text:style-name="T1">(cr)</text:span> command, is also possible, but requires a setup in cooperation with the service center.</text:p>
      <text:p text:style-name="P29"/>
      <text:p text:style-name="Standard">In the following are the commands which are mainly used when operating in modem communication mode.</text:p>
      <text:p text:style-name="Standard"/>
      <text:p text:style-name="Standard"/>
      <text:h text:style-name="Heading_20_2" text:outline-level="2"><text:bookmark-start text:name="_Ref406835892"/>Telephone number set<text:bookmark-end text:name="_Ref406835892"/></text:h>
      <text:p text:style-name="P15">A complete command string for the modem can be viewed or set by the <text:span text:style-name="T6">UPPH</text:span> command. This string is stored in the non-volatile memory of the UPS and used to command the modem to call when needed. Example: <text:span text:style-name="T6">ATDT 1234567</text:span>.</text:p>
      <text:p text:style-name="P15"/>
      <text:p text:style-name="P15">The following formats of the command are possible:</text:p>
      <text:p text:style-name="P15"/>
      <table:table table:name="Tableau52" table:style-name="Tableau52">
        <table:table-column table:style-name="Tableau52.A"/>
        <table:table-column table:style-name="Tableau52.B"/>
        <table:table-column table:style-name="Tableau52.C"/>
        <table:table-column table:style-name="Tableau52.D"/>
        <table:table-row table:style-name="Tableau52.1">
          <table:table-cell table:style-name="Tableau52.A1" office:value-type="string">
            <text:p text:style-name="P63">Command</text:p>
          </table:table-cell>
          <table:table-cell table:style-name="Tableau52.B1" office:value-type="string">
            <text:p text:style-name="P63">UPS response</text:p>
          </table:table-cell>
          <table:table-cell table:style-name="Tableau52.B1" office:value-type="string">
            <text:p text:style-name="P63">Description</text:p>
          </table:table-cell>
          <table:table-cell table:style-name="Tableau52.D1" office:value-type="string">
            <text:p text:style-name="P74"/>
          </table:table-cell>
        </table:table-row>
        <table:table-row table:style-name="Tableau52.1">
          <table:table-cell table:style-name="Tableau52.A1" office:value-type="string">
            <text:p text:style-name="P58"><text:span text:style-name="T7">UPPH</text:span><text:span text:style-name="T1">(cr)<text:line-break/></text:span><text:span text:style-name="T7">0</text:span><text:span text:style-name="T1">(cr)</text:span></text:p>
          </table:table-cell>
          <table:table-cell table:style-name="Tableau52.B1" office:value-type="string">
            <text:p text:style-name="P58"><text:span text:style-name="T7">ACPH</text:span><text:span text:style-name="T1">(cr)(lf)<text:line-break/></text:span><text:span text:style-name="T7">pppp</text:span><text:span text:style-name="T1">(cr)(lf)</text:span></text:p>
          </table:table-cell>
          <table:table-cell table:style-name="Tableau52.B1" office:value-type="string">
            <text:p text:style-name="P67">TELEPHONE NUMBER</text:p>
          </table:table-cell>
          <table:table-cell table:style-name="Tableau52.D1" office:value-type="string">
            <text:p text:style-name="P74"><text:span text:style-name="T4">The present command string </text:span><text:span text:style-name="T7">pppp</text:span><text:span text:style-name="T4"> is requested.</text:span></text:p>
          </table:table-cell>
        </table:table-row>
        <table:table-row table:style-name="Tableau52.1">
          <table:table-cell table:style-name="Tableau52.A3" office:value-type="string">
            <text:p text:style-name="P58"><text:span text:style-name="T7">UPPH</text:span><text:span text:style-name="T1">(cr)<text:line-break/></text:span><text:span text:style-name="T7">pppp</text:span><text:span text:style-name="T1">(cr)</text:span></text:p>
          </table:table-cell>
          <table:table-cell table:style-name="Tableau52.B3" office:value-type="string">
            <text:p text:style-name="P58"><text:span text:style-name="T7">ACPH</text:span><text:span text:style-name="T1">(cr)(lf)<text:line-break/></text:span><text:span text:style-name="T7">pppp</text:span><text:span text:style-name="T1">(cr)(lf)</text:span></text:p>
          </table:table-cell>
          <table:table-cell table:style-name="Tableau52.B3" office:value-type="string">
            <text:p text:style-name="P67">TELEPHONE NUMBER SET<text:line-break/>Command string for modem with phone number to call, max 20 characters</text:p>
          </table:table-cell>
          <table:table-cell table:style-name="Tableau52.D3" office:value-type="string">
            <text:p text:style-name="P74"><text:span text:style-name="T4">The command string is changed to </text:span><text:span text:style-name="T7">pppp</text:span><text:span text:style-name="T4">.</text:span></text:p>
          </table:table-cell>
        </table:table-row>
      </table:table>
      <text:p text:style-name="Standard"/>
      <text:p text:style-name="P15">The second part (second row) of the command defines the command function:</text:p>
      <text:list text:style-name="L1">
        <text:list-item>
          <text:p text:style-name="P16"><text:span text:style-name="T2">View the command string:</text:span> second part is <text:span text:style-name="T6">0</text:span><text:span text:style-name="T1">(cr)</text:span>. No change in the command string is done. The string presently in the memory of the UPS is transmitted in acknowledgement.</text:p>
        </text:list-item>
        <text:list-item>
          <text:p text:style-name="P16"><text:span text:style-name="T2">Set the command string:</text:span> second part (<text:span text:style-name="T6">pppp</text:span><text:span text:style-name="T1">(cr)</text:span>) is the ASCII string for modem with phone number to call and the Line Terminator. The string is stored in the non-volatile memory of the unit.</text:p>
        </text:list-item>
      </text:list>
      <text:p text:style-name="P15"/>
      <text:p text:style-name="Standard"/>
      <text:h text:style-name="Heading_20_2" text:outline-level="2"><text:bookmark-start text:name="_Ref406833132"/>Password operations<text:bookmark-end text:name="_Ref406833132"/></text:h>
      <text:p text:style-name="P15">When operating in modem communication mode via the RS232 interface the UPS is set up to require a password before allowing access to the commands by which operations of the UPS can be changed (shutdown commands and delays, setting of UPS parameters, changing of phone number). However, all status messages, measurements, identification data, values of the parameters and shutdown delays can be checked without a password. In standard communication mode the password is not needed.</text:p>
      <text:p text:style-name="P15"/>
      <text:p text:style-name="P35">A password can be given or changed by <text:span text:style-name="T6">UPSP</text:span> command. The following formats of the command are possible:</text:p>
      <text:p text:style-name="P15"/>
      <table:table table:name="Tableau53" table:style-name="Tableau53">
        <table:table-column table:style-name="Tableau53.A"/>
        <table:table-column table:style-name="Tableau53.B"/>
        <table:table-column table:style-name="Tableau53.C"/>
        <table:table-column table:style-name="Tableau53.D"/>
        <table:table-row table:style-name="Tableau53.1">
          <table:table-cell table:style-name="Tableau53.A1" office:value-type="string">
            <text:p text:style-name="P63">Command</text:p>
          </table:table-cell>
          <table:table-cell table:style-name="Tableau53.B1" office:value-type="string">
            <text:p text:style-name="P63">UPS response</text:p>
          </table:table-cell>
          <table:table-cell table:style-name="Tableau53.B1" office:value-type="string">
            <text:p text:style-name="P63">Description</text:p>
          </table:table-cell>
          <table:table-cell table:style-name="Tableau53.D1" office:value-type="string">
            <text:p text:style-name="P74"/>
          </table:table-cell>
        </table:table-row>
        <table:table-row table:style-name="Tableau53.1">
          <table:table-cell table:style-name="Tableau53.A1" office:value-type="string">
            <text:p text:style-name="P58"><text:span text:style-name="T7">UPSP</text:span><text:span text:style-name="T1">(cr)<text:line-break/></text:span><text:span text:style-name="T7">PASSWD</text:span><text:span text:style-name="T1">(cr)</text:span></text:p>
          </table:table-cell>
          <table:table-cell table:style-name="Tableau53.B1" office:value-type="string">
            <text:p text:style-name="P67">(no response)</text:p>
          </table:table-cell>
          <table:table-cell table:style-name="Tableau53.B1" office:value-type="string">
            <text:p text:style-name="P67">GIVE PASSWORD<text:line-break/>Password to allow access to all commands, max 10 characters.</text:p>
          </table:table-cell>
          <table:table-cell table:style-name="Tableau53.D1" office:value-type="string">
            <text:p text:style-name="P74"><text:span text:style-name="T4">The password ‘</text:span><text:span text:style-name="T7">PASSWD</text:span><text:span text:style-name="T4">‘ is given.</text:span></text:p>
          </table:table-cell>
        </table:table-row>
        <table:table-row table:style-name="Tableau53.1">
          <table:table-cell table:style-name="Tableau53.A3" office:value-type="string">
            <text:p text:style-name="P58"><text:span text:style-name="T7">UPSP</text:span><text:span text:style-name="T1">(cr)<text:line-break/></text:span><text:span text:style-name="T7">OLD PASSWD</text:span><text:span text:style-name="T1">(cr)<text:line-break/></text:span><text:span text:style-name="T7">UPSP</text:span><text:span text:style-name="T1">(cr)<text:line-break/></text:span><text:span text:style-name="T7">NEW PASSWD</text:span><text:span text:style-name="T1">(cr)</text:span></text:p>
          </table:table-cell>
          <table:table-cell table:style-name="Tableau53.B3" office:value-type="string">
            <text:p text:style-name="P58"><text:span text:style-name="T7"><text:line-break/><text:line-break/>ACSP</text:span><text:span text:style-name="T1">(cr)(lf)<text:line-break/></text:span><text:span text:style-name="T7">NEW PASSWD</text:span><text:span text:style-name="T1">(cr)(lf)</text:span></text:p>
          </table:table-cell>
          <table:table-cell table:style-name="Tableau53.B3" office:value-type="string">
            <text:p text:style-name="P67">CHANGE PASSWORD<text:line-break/>Old password<text:line-break/><text:line-break/>New password</text:p>
          </table:table-cell>
          <table:table-cell table:style-name="Tableau53.D3" office:value-type="string">
            <text:p text:style-name="P74"><text:span text:style-name="T4">Changing the password from ‘</text:span><text:span text:style-name="T7">OLD PASSWD</text:span><text:span text:style-name="T4">‘ to ‘</text:span><text:span text:style-name="T7">NEW PASSWD</text:span><text:span text:style-name="T4">‘ in modem communication mode.</text:span></text:p>
          </table:table-cell>
        </table:table-row>
        <table:table-row table:style-name="Tableau53.1">
          <table:table-cell table:style-name="Tableau53.A4" office:value-type="string">
            <text:p text:style-name="P58"><text:span text:style-name="T7">UPSP</text:span><text:span text:style-name="T1">(cr)<text:line-break/></text:span><text:span text:style-name="T7">don’t care</text:span><text:span text:style-name="T1">(cr)<text:line-break/></text:span><text:span text:style-name="T7">UPSP</text:span><text:span text:style-name="T1">(cr)<text:line-break/></text:span><text:span text:style-name="T7">NEW PASSWD</text:span><text:span text:style-name="T1">(cr)</text:span></text:p>
          </table:table-cell>
          <table:table-cell table:style-name="Tableau53.B4" office:value-type="string">
            <text:p text:style-name="P58"><text:span text:style-name="T7"><text:line-break/><text:line-break/>ACSP</text:span><text:span text:style-name="T1">(cr)(lf)<text:line-break/></text:span><text:span text:style-name="T7">NEW PASSWD</text:span><text:span text:style-name="T1">(cr)(lf)</text:span></text:p>
          </table:table-cell>
          <table:table-cell table:style-name="Tableau53.B4" office:value-type="string">
            <text:p text:style-name="P67">CHANGE PASSWORD<text:line-break/><text:line-break/><text:line-break/>New password</text:p>
          </table:table-cell>
          <table:table-cell table:style-name="Tableau53.D4" office:value-type="string">
            <text:p text:style-name="P74"><text:span text:style-name="T4">Changing the password to ‘</text:span><text:span text:style-name="T7">NEW PASSWD</text:span><text:span text:style-name="T4">‘ in standard communication mode.</text:span></text:p>
          </table:table-cell>
        </table:table-row>
      </table:table>
      <text:p text:style-name="Standard"/>
      <text:p text:style-name="P15">The format of the command defines the command function:</text:p>
      <text:list text:style-name="L1">
        <text:list-item>
          <text:p text:style-name="P16"><text:span text:style-name="T2">Giving the password:</text:span> second part (<text:span text:style-name="T6">PASSWD</text:span><text:span text:style-name="T1">(cr)</text:span>) is the password and the Line Terminator. The password is an ASCII string that is compared with the string stored in the non-volatile memory of the unit. The default value for the password is only <text:span text:style-name="T1">(cr)</text:span>. If the password was accepted, then all commands are available until the modem connection is terminated. During a new connection the password has to be given again if needed.</text:p>
        </text:list-item>
        <text:list-item>
          <text:p text:style-name="P16"><text:span text:style-name="T2">Changing the password in modem communication mode:</text:span> second part (<text:span text:style-name="T6">OLD PASSWD</text:span><text:span text:style-name="T1">(cr)</text:span>) is the old password to be changed; third part is <text:span text:style-name="T6">UPSP</text:span><text:span text:style-name="T1">(cr)</text:span> again; fourth part (<text:span text:style-name="T6">NEW PASSWD</text:span><text:span text:style-name="T1">(cr)</text:span>) is the new password of 10 characters maximum. If the new password includes more than 10 characters, password is not changed, and the UPS will send the old password in acknowledgement. Care should be taken to note the new password!</text:p>
        </text:list-item>
        <text:list-item>
          <text:p text:style-name="P16"><text:span text:style-name="T2">Changing the password in standard communication mode</text:span> (the old password is not needed)<text:span text:style-name="T2">:</text:span> second part can be anything, for example just <text:span text:style-name="T1">(cr)</text:span>; third part is <text:span text:style-name="T6">UPSP</text:span><text:span text:style-name="T1">(cr)</text:span> again; fourth part (<text:span text:style-name="T6">NEW PASSWD</text:span><text:span text:style-name="T1">(cr)</text:span>) is the new password of 10 characters maximum. If the new password includes more than 10 characters, password is not changed, and the UPS will send the old password in acknowledgement. Care should be taken to note the new password!</text:p>
        </text:list-item>
      </text:list>
      <text:p text:style-name="P15"/>
      <text:p text:style-name="P15">An example about the operation of the UPScode commands <text:span text:style-name="T2">in modem communication mode before a password has been received</text:span> is shown in the following table.</text:p>
      <text:p text:style-name="Standard"/>
      <table:table table:name="Tableau54" table:style-name="Tableau54">
        <table:table-column table:style-name="Tableau54.A"/>
        <table:table-column table:style-name="Tableau54.B"/>
        <table:table-column table:style-name="Tableau54.C"/>
        <table:table-row table:style-name="Tableau54.1">
          <table:table-cell table:style-name="Tableau54.A1" office:value-type="string">
            <text:p text:style-name="P64">Commands that work normally</text:p>
          </table:table-cell>
          <table:table-cell table:style-name="Tableau54.A1" office:value-type="string">
            <text:p text:style-name="P75"><text:span text:style-name="T3">Read only commands </text:span><text:span text:style-name="T10">1)</text:span></text:p>
          </table:table-cell>
          <table:table-cell table:style-name="Tableau54.C1" office:value-type="string">
            <text:p text:style-name="P64">Commands that are not in use</text:p>
          </table:table-cell>
        </table:table-row>
        <table:table-row table:style-name="Tableau54.1">
          <table:table-cell table:style-name="Tableau54.A2" office:value-type="string">
            <text:p text:style-name="P94">UPCL<text:line-break/>UPDS<text:line-break/>UPDV<text:line-break/>UPHU<text:line-break/>UPPN<text:line-break/>UPPU<text:line-break/>UPR0<text:line-break/>UPR1<text:line-break/>UPSL<text:line-break/>UPSN<text:line-break/>UPSP<text:line-break/>UPSS<text:line-break/>UPTP</text:p>
          </table:table-cell>
          <table:table-cell table:style-name="Tableau54.A2" office:value-type="string">
            <text:p text:style-name="P73">UPCD<text:line-break/>UPPH<text:line-break/>UPPM<text:line-break/>UPSD</text:p>
          </table:table-cell>
          <table:table-cell table:style-name="Tableau54.C2" office:value-type="string">
            <text:p text:style-name="P73">UPDA<text:line-break/>UPEA<text:line-break/>UPPC<text:line-break/>UPPD<text:line-break/>UPPF<text:line-break/>UPRL<text:line-break/>UPRP</text:p>
          </table:table-cell>
        </table:table-row>
      </table:table>
      <text:p text:style-name="P15"><text:span text:style-name="T12">1)</text:span><text:span text:style-name="T14"> The value stored in the EEPROM can be requested but cannot be changed</text:span></text:p>
      <text:p text:style-name="Standard"/>
      <text:p text:style-name="Standard"/>
      <text:h text:style-name="Heading_20_2" text:outline-level="2"><text:bookmark-start text:name="_Ref406836192"/><text:bookmark-start text:name="_Ref400272541"/><text:soft-page-break/>Hang up connection<text:bookmark-end text:name="_Ref406836192"/><text:bookmark-end text:name="_Ref400272541"/></text:h>
      <table:table table:name="Tableau55" table:style-name="Tableau55">
        <table:table-column table:style-name="Tableau55.A"/>
        <table:table-column table:style-name="Tableau55.B"/>
        <table:table-row table:style-name="Tableau55.1">
          <table:table-cell table:style-name="Tableau55.A1" office:value-type="string">
            <text:p text:style-name="P59">Command</text:p>
          </table:table-cell>
          <table:table-cell table:style-name="Tableau55.B1" office:value-type="string">
            <text:p text:style-name="P59">Description</text:p>
          </table:table-cell>
        </table:table-row>
        <table:table-row table:style-name="Tableau55.1">
          <table:table-cell table:style-name="Tableau55.A2" office:value-type="string">
            <text:p text:style-name="P58"><text:span text:style-name="T7">UPHU</text:span><text:span text:style-name="T1">(cr)</text:span></text:p>
          </table:table-cell>
          <table:table-cell table:style-name="Tableau55.B2" office:value-type="string">
            <text:p text:style-name="P67">HANG UP MODEM CONNECTION</text:p>
          </table:table-cell>
        </table:table-row>
      </table:table>
      <text:p text:style-name="P22"/>
      <text:p text:style-name="P15">In modem communication mode the above command will force the UPS end to hang up, and terminate the modem connection.</text:p>
      <text:h text:style-name="P7" text:outline-level="1">Programming hints</text:h>
      <text:p text:style-name="P15">In order to keep software compatibility between single phase and three phase UPSes as well as future UPS models, any interpreting software should ignore any unrecognized messages and should never expect all the above messages to be transmitted. Also note that all commands are in UPPER CASE.</text:p>
      <text:p text:style-name="P15"/>
      <text:p text:style-name="P15">The following is an example of how to implement a UPScode interpreting application:</text:p>
      <text:p text:style-name="P15"/>
      <text:p text:style-name="Standard"><text:span text:style-name="T15">Input handling</text:span>:</text:p>
      <text:p text:style-name="Standard"/>
      <text:p text:style-name="P15">Variables are assigned for each status condition or value of interest, and a table of the associated status messages (ST**), measurement labels (M****) and nominal values or limits (N***).</text:p>
      <text:p text:style-name="P15"/>
      <text:p text:style-name="P15">For each incoming line from the UPS, the software checks against the table for a known message and in case the label is identified, the parameter is read from the following line. In case the parameter is valid, the corresponding variable is updated.</text:p>
      <text:p text:style-name="P15"/>
      <text:p text:style-name="P15">The data in the variables can then be used to display, log or take necessary action.</text:p>
      <text:p text:style-name="P15"/>
      <text:p text:style-name="P15"><text:span text:style-name="T15">Output handling</text:span>:</text:p>
      <text:p text:style-name="Standard"/>
      <text:p text:style-name="P15">Initially, issue the UPDV, UPDS and/or the UPSS commands to the UPS, to get all status’s and values needed. The automatic status messages from the UPS will then keep the status updated in the variables automatically. If a status received implies some action, issue a UPSS command to verify the status information. To update the measurement values, issue the UPDS command at appropriate intervals.</text:p>
      <text:p text:style-name="P15"/>
      <text:p text:style-name="P15">In case the UPS does not seem to respond, issue two <text:span text:style-name="T1">(cr)</text:span> characters to clear the command buffer of the UPS in case it has received spurious characters due to line noise etc.</text:p>
      <text:p text:style-name="P6">APPENDIX A: Reserved UPScode commands</text:p>
      <text:p text:style-name="Standard">In the following is a list of the reserved UPScode commands at the moment. The set of the commands for each product is fixed and they are described in the separate detailed documents. The summary of the UPScode commands used in present products can be found in the document 1005998.</text:p>
      <text:p text:style-name="Standard"/>
      <table:table table:name="Tableau56" table:style-name="Tableau56">
        <table:table-column table:style-name="Tableau56.A"/>
        <table:table-column table:style-name="Tableau56.B"/>
        <table:table-row table:style-name="Tableau56.1">
          <table:table-cell table:style-name="Tableau56.A1" office:value-type="string">
            <text:p text:style-name="P60">Command</text:p>
          </table:table-cell>
          <table:table-cell table:style-name="Tableau56.B1" office:value-type="string">
            <text:p text:style-name="P60">Description</text:p>
          </table:table-cell>
        </table:table-row>
        <table:table-row table:style-name="Tableau56.1">
          <table:table-cell table:style-name="Tableau56.A1" office:value-type="string">
            <text:p text:style-name="P70"><text:span text:style-name="T7">UPxx</text:span><text:span text:style-name="T1">(cr)</text:span></text:p>
          </table:table-cell>
          <table:table-cell table:style-name="Tableau56.B2" office:value-type="string">
            <text:p text:style-name="P70"><text:span text:style-name="T7">xx: <text:s/>BS </text:span><text:span text:style-name="T4">BATTERY STATUS<text:line-break/></text:span><text:span text:style-name="T7"> <text:s text:c="4"/>BT </text:span><text:span text:style-name="T4">INITIATE BATTERY SELF TEST<text:line-break/></text:span><text:span text:style-name="T7"> <text:s text:c="4"/>CD </text:span><text:span text:style-name="T4">SET POWER CYCLE DELAY<text:line-break/></text:span><text:span text:style-name="T7"> <text:s text:c="4"/>CL </text:span><text:span text:style-name="T4">UPS COMMAND LIST<text:line-break/></text:span><text:span text:style-name="T7"> <text:s text:c="4"/>DA </text:span><text:span text:style-name="T4">DISABLE AUTOMATIC MESSAGES<text:line-break/></text:span><text:span text:style-name="T7"> <text:s text:c="4"/>DS </text:span><text:span text:style-name="T4">DUMP STATUS<text:line-break/></text:span><text:span text:style-name="T7"> <text:s text:c="4"/>DT </text:span><text:span text:style-name="T4">SET DATE<text:line-break/></text:span><text:span text:style-name="T7"> <text:s text:c="4"/>DV </text:span><text:span text:style-name="T4">DUMP VALUES<text:line-break/></text:span><text:span text:style-name="T7"> <text:s text:c="4"/>DX </text:span><text:span text:style-name="T4">RESERVED<text:line-break/></text:span><text:span text:style-name="T7"> <text:s text:c="4"/>EA </text:span><text:span text:style-name="T4">ENABLE AUTOMATIC MESSAGES<text:line-break/></text:span><text:span text:style-name="T7"> <text:s text:c="4"/>FS </text:span><text:span text:style-name="T4">RESERVED<text:line-break/></text:span><text:span text:style-name="T7"> <text:s text:c="4"/>HU </text:span><text:span text:style-name="T4">HANG UP MODEM CONNECTION<text:line-break/></text:span><text:span text:style-name="T7"> <text:s text:c="4"/>ID </text:span><text:span text:style-name="T4">UPS ID <text:line-break/></text:span><text:span text:style-name="T7"> <text:s text:c="4"/>IS </text:span><text:span text:style-name="T4">INITIATE SELF TEST<text:line-break/></text:span><text:span text:style-name="T7"> <text:s text:c="4"/>LC </text:span><text:span text:style-name="T4">UPS LOAD CONTROL<text:line-break/></text:span><text:span text:style-name="T7"> <text:s text:c="4"/>LR </text:span><text:span text:style-name="T4">UPS LOAD RESTART DELAY<text:line-break/></text:span><text:span text:style-name="T7"> <text:s text:c="4"/>Nx </text:span><text:span text:style-name="T4">USER NOTE FIELD </text:span><text:span text:style-name="T7">x</text:span><text:span text:style-name="T4">, WHERE </text:span><text:span text:style-name="T7">x</text:span><text:span text:style-name="T4"> = 0…9<text:line-break/></text:span><text:span text:style-name="T7"> <text:s text:c="4"/>PC </text:span><text:span text:style-name="T4">POWER CYCLE UPS<text:line-break/></text:span><text:span text:style-name="T7"> <text:s text:c="4"/>PD </text:span><text:span text:style-name="T4">POWER DOWN UPS UNCONDITIONALLY<text:line-break/></text:span><text:span text:style-name="T7"> <text:s text:c="4"/>PF </text:span><text:span text:style-name="T4">POWER DOWN UPS (DURING LINE FAILURE) <text:line-break/></text:span><text:span text:style-name="T7"> <text:s text:c="4"/>PH </text:span><text:span text:style-name="T4">SET TELEPHONE NUMBER<text:line-break/></text:span><text:span text:style-name="T7"> <text:s text:c="4"/>PM </text:span><text:span text:style-name="T4">SET UPS PARAMETER<text:line-break/></text:span><text:span text:style-name="T7"> <text:s text:c="4"/>PN </text:span><text:span text:style-name="T4">PART NUMBER<text:line-break/></text:span><text:span text:style-name="T7"> <text:s text:c="4"/>PR </text:span><text:span text:style-name="T4">RESERVED<text:line-break/></text:span><text:span text:style-name="T7"> <text:s text:c="4"/>PU </text:span><text:span text:style-name="T4">CANCEL POWER DOWN COMMAND<text:line-break/></text:span><text:span text:style-name="T7"> <text:s text:c="4"/>R0 </text:span><text:span text:style-name="T4">ALARM RESET OFF<text:line-break/></text:span><text:span text:style-name="T7"> <text:s text:c="4"/>R1 </text:span><text:span text:style-name="T4">ALARM RESET ON<text:line-break/></text:span><text:span text:style-name="T7"> <text:s text:c="4"/>RD </text:span><text:span text:style-name="T4">RESTART DELAY<text:line-break/></text:span><text:span text:style-name="T7"> <text:s text:c="4"/>RL </text:span><text:span text:style-name="T4">RESET SERVICE LOG<text:line-break/></text:span><text:span text:style-name="T7"> <text:s text:c="4"/>RM </text:span><text:span text:style-name="T4">RESERVED<text:line-break/></text:span><text:span text:style-name="T7"> <text:s text:c="4"/>RP </text:span><text:span text:style-name="T4">RESET PARAMETERS<text:line-break/></text:span><text:span text:style-name="T7"> <text:s text:c="4"/>SD </text:span><text:span text:style-name="T4">SET SHUTDOWN DELAY<text:line-break/></text:span><text:span text:style-name="T7"> <text:s text:c="4"/>SL </text:span><text:span text:style-name="T4">SERVICE LOG<text:line-break/></text:span><text:span text:style-name="T7"> <text:s text:c="4"/>SN </text:span><text:span text:style-name="T4">SERIAL NUMBER<text:line-break/></text:span><text:span text:style-name="T7"> <text:s text:c="4"/>SP </text:span><text:span text:style-name="T4">SET PASSWORD<text:line-break/></text:span><text:span text:style-name="T7"> <text:s text:c="4"/>SS </text:span><text:span text:style-name="T4">SHOW STATUS<text:line-break/></text:span><text:span text:style-name="T7"> <text:s text:c="4"/>ST </text:span><text:span text:style-name="T4">STATUS REPORT<text:line-break/></text:span><text:span text:style-name="T7"> <text:s text:c="4"/>TM </text:span><text:span text:style-name="T4">SET TIME<text:line-break/></text:span><text:span text:style-name="T7"> <text:s text:c="4"/>TP </text:span><text:span text:style-name="T4">UPS TYPE</text:span></text:p>
          </table:table-cell>
        </table:table-row>
      </table:table>
      <text:p text:style-name="P15"/>
      <text:p text:style-name="Standard"/>
      <text:p text:style-name="P6">APPENDIX B: Syntax description of codes from UPS</text:p>
      <text:p text:style-name="P15">The set of messages for each product is fixed and described in the document 1005998. The following information is provided only as a reference for programming interpretive software.</text:p>
      <text:p text:style-name="P15"/>
      <text:p text:style-name="P15"/>
      <text:p text:style-name="Appendix_20_2">B.1 <text:s/>Status messages<text:span text:style-name="T16"> (4 character labels)</text:span></text:p>
      <table:table table:name="Tableau57" table:style-name="Tableau57">
        <table:table-column table:style-name="Tableau57.A"/>
        <table:table-column table:style-name="Tableau57.B"/>
        <table:table-row table:style-name="Tableau57.1">
          <table:table-cell table:style-name="Tableau57.A1" office:value-type="string">
            <text:p text:style-name="P60">Title</text:p>
          </table:table-cell>
          <table:table-cell table:style-name="Tableau57.B1" office:value-type="string">
            <text:p text:style-name="P60">Description</text:p>
          </table:table-cell>
        </table:table-row>
        <table:table-row table:style-name="Tableau57.2">
          <table:table-cell table:style-name="Tableau57.A2" office:value-type="string">
            <text:p text:style-name="P70"><text:span text:style-name="T7">STxx</text:span><text:span text:style-name="T1">(cr)(lf)<text:line-break/></text:span><text:span text:style-name="T7">aa</text:span><text:span text:style-name="T1">(cr)(lf)</text:span></text:p>
          </table:table-cell>
          <table:table-cell table:style-name="Tableau57.B1" office:value-type="string">
            <text:p text:style-name="P66">SYSTEM STATUS</text:p>
            <text:p text:style-name="P95"><text:span text:style-name="T4">When </text:span><text:span text:style-name="T7">xx:</text:span><text:span text:style-name="T4"> <text:s/></text:span><text:span text:style-name="T7">OK </text:span><text:span text:style-name="T4">ON/OK<text:line-break/></text:span><text:span text:style-name="T7">UF </text:span><text:span text:style-name="T4">Utility Failure<text:line-break/></text:span><text:span text:style-name="T7">BO </text:span><text:span text:style-name="T4">Battery Operation<text:line-break/></text:span><text:span text:style-name="T7">BL </text:span><text:span text:style-name="T4">Battery Low<text:line-break/></text:span><text:span text:style-name="T7">BP </text:span><text:span text:style-name="T4">ByPassed</text:span></text:p>
            <text:p text:style-name="P95"><text:span text:style-name="T7">aa: </text:span><text:span text:style-name="T4">condition code<text:line-break/></text:span><text:span text:style-name="T7">00 </text:span><text:span text:style-name="T4">NONE, INACTIVE<text:line-break/></text:span><text:span text:style-name="T7">11 </text:span><text:span text:style-name="T4">VALID, ACTIVE<text:line-break/></text:span></text:p>
            <text:p text:style-name="P95"><text:span text:style-name="T4">When </text:span><text:span text:style-name="T7">xx:</text:span><text:span text:style-name="T4"> <text:s/></text:span><text:span text:style-name="T7">BM </text:span><text:span text:style-name="T4">Battery Management </text:span></text:p>
            <text:p text:style-name="P95"><text:span text:style-name="T7">aa: </text:span><text:span text:style-name="T4">condition code<text:line-break/></text:span><text:span text:style-name="T7">CH </text:span><text:span text:style-name="T4">CHARGING<text:line-break/></text:span><text:span text:style-name="T7">DI </text:span><text:span text:style-name="T4">DISCHARGING <text:line-break/></text:span><text:span text:style-name="T7">FT </text:span><text:span text:style-name="T4">FLOATING <text:line-break/></text:span><text:span text:style-name="T7">RS </text:span><text:span text:style-name="T4">RESTING<text:line-break/></text:span></text:p>
            <text:p text:style-name="P95"><text:span text:style-name="T4">When </text:span><text:span text:style-name="T7">xx:</text:span><text:span text:style-name="T4"> <text:s/></text:span><text:span text:style-name="T7">LR </text:span><text:span text:style-name="T4">Line Regulation </text:span></text:p>
            <text:p text:style-name="P95"><text:span text:style-name="T7">aa: </text:span><text:span text:style-name="T4">condition code<text:line-break/></text:span><text:span text:style-name="T7">NO </text:span><text:span text:style-name="T4">NORMAL, STRAIGHT THROUGH<text:line-break/></text:span><text:span text:style-name="T7">SD </text:span><text:span text:style-name="T4">STEP DOWN, BUCK<text:line-break/></text:span><text:span text:style-name="T7">SU </text:span><text:span text:style-name="T4">STEP UP, BOOST <text:line-break/></text:span><text:span text:style-name="T7">DU </text:span><text:span text:style-name="T4">STEP UP, DOUBLE BOOST<text:line-break/></text:span></text:p>
            <text:p text:style-name="P95"><text:span text:style-name="T4">When </text:span><text:span text:style-name="T7">xx:</text:span><text:span text:style-name="T4"> <text:s/></text:span><text:span text:style-name="T7">AT </text:span><text:span text:style-name="T4">Attention<text:line-break/></text:span><text:span text:style-name="T7">MF </text:span><text:span text:style-name="T4">MalFunction </text:span></text:p>
            <text:p text:style-name="P95"><text:span text:style-name="T7">aa: </text:span><text:span text:style-name="T4">condition code<text:line-break/></text:span><text:span text:style-name="T7">00 </text:span><text:span text:style-name="T4">NONE, INACTIVE</text:span><text:span text:style-name="T7"><text:line-break/>AC </text:span><text:span text:style-name="T4">AUXILIARY CONTACT FAILURE<text:line-break/></text:span><text:span text:style-name="T7">BA </text:span><text:span text:style-name="T4">BATTERIES DISCONNECTED<text:line-break/></text:span><text:span text:style-name="T7">BC </text:span><text:span text:style-name="T4">BACKFEED CONTACT FAILURE<text:line-break/></text:span><text:span text:style-name="T7">BD </text:span><text:span text:style-name="T4">ABNORMAL BATTERY DISCHARGE<text:line-break/></text:span><text:span text:style-name="T7">BF </text:span><text:span text:style-name="T4">BATTERY FUSE FAILURE<text:line-break/></text:span><text:span text:style-name="T7">BL </text:span><text:span text:style-name="T4">BATTERY LOW LIMIT<text:line-break/></text:span><text:span text:style-name="T7">BO </text:span><text:span text:style-name="T4">BATTERY OVER VOLTAGE<text:line-break/></text:span><text:span text:style-name="T7">BP </text:span><text:span text:style-name="T4">BYPASS FUSE FAILURE<text:line-break/></text:span><text:span text:style-name="T7">BR </text:span><text:span text:style-name="T4">ABNORMAL BATTERY RECHARGE<text:line-break/></text:span><text:span text:style-name="T7">BT </text:span><text:span text:style-name="T4">BATTERY OVER TEMPERATURE<text:line-break/></text:span><text:span text:style-name="T7">BX </text:span><text:span text:style-name="T4">BYPASS UNAVAILABLE<text:line-break/></text:span><text:span text:style-name="T7">BY </text:span><text:span text:style-name="T4">BATTERY FAILURE<text:line-break/></text:span><text:span text:style-name="T7">CE </text:span><text:span text:style-name="T4">CONFIGURATION ERROR<text:line-break/></text:span><text:span text:style-name="T7">CM </text:span><text:span text:style-name="T4">BATTERY CONVERTER FAILURE<text:line-break/></text:span><text:span text:style-name="T7">CT </text:span><text:span text:style-name="T4">CABINET OVER TEMPERATURE</text:span><text:span text:style-name="T7"><text:line-break/>DO </text:span><text:span text:style-name="T4">DC OVER VOLTAGE</text:span></text:p>
          </table:table-cell>
        </table:table-row>
      </table:table>
      <text:p text:style-name="Standard"/>
      <table:table table:name="Tableau58" table:style-name="Tableau58">
        <table:table-column table:style-name="Tableau58.A"/>
        <table:table-column table:style-name="Tableau58.B"/>
        <text:soft-page-break/>
        <table:table-row table:style-name="Tableau58.1">
          <table:table-cell table:style-name="Tableau58.A1" office:value-type="string">
            <text:p text:style-name="P72"/>
          </table:table-cell>
          <table:table-cell table:style-name="Tableau58.B1" office:value-type="string">
            <text:p text:style-name="P96"><text:span text:style-name="T7"><text:tab/>DU </text:span><text:span text:style-name="T4">DC UNDER VOLTAGE<text:line-break/></text:span><text:span text:style-name="T7">EP </text:span><text:span text:style-name="T4">EMERGENCY POWER OFF<text:line-break/></text:span><text:span text:style-name="T7">FF </text:span><text:span text:style-name="T4">FAN FAILURE<text:line-break/></text:span><text:span text:style-name="T7">FH </text:span><text:span text:style-name="T4">LINE FREQUENCY HIGH<text:line-break/></text:span><text:span text:style-name="T7">FL </text:span><text:span text:style-name="T4">LINE FREQUENCY LOW<text:line-break/></text:span><text:span text:style-name="T7">FT </text:span><text:span text:style-name="T4">FILTER OVER TEMPERATURE<text:line-break/></text:span><text:span text:style-name="T7">GF </text:span><text:span text:style-name="T4">GROUND FAILURE<text:line-break/></text:span><text:span text:style-name="T7">HT </text:span><text:span text:style-name="T4">CHARGER OVER TEMPERATURE<text:line-break/></text:span><text:span text:style-name="T7">IB </text:span><text:span text:style-name="T4">INTERNAL DATA BUS FAILURE<text:line-break/></text:span><text:span text:style-name="T7">IF </text:span><text:span text:style-name="T4">INVERTER FUSE FAILURE<text:line-break/></text:span><text:span text:style-name="T7">IM </text:span><text:span text:style-name="T4">INVERTER FAILURE<text:line-break/></text:span><text:span text:style-name="T7">IO </text:span><text:span text:style-name="T4">INVERTER OVER VOLTAGE<text:line-break/></text:span><text:span text:style-name="T7">IP </text:span><text:span text:style-name="T4">INTERNAL POWER SUPPLY FAILURE<text:line-break/></text:span><text:span text:style-name="T7">IT </text:span><text:span text:style-name="T4">INVERTER OVER TEMPERATURE<text:line-break/></text:span><text:span text:style-name="T7">IU </text:span><text:span text:style-name="T4">INVERTER UNDER VOLTAGE<text:line-break/></text:span><text:span text:style-name="T7">IV </text:span><text:span text:style-name="T4">INVERTER OFF<text:line-break/></text:span><text:span text:style-name="T7">LR </text:span><text:span text:style-name="T4">LOSS OF REDUNDANCY<text:line-break/></text:span><text:span text:style-name="T7">NF </text:span><text:span text:style-name="T4">NEUTRAL FAULT<text:line-break/></text:span><text:span text:style-name="T7">OD </text:span><text:span text:style-name="T4">UPS NOT SUPPLYING LOAD<text:line-break/></text:span><text:span text:style-name="T7">OF </text:span><text:span text:style-name="T4">OSCILLATOR FAILURE <text:line-break/></text:span><text:span text:style-name="T7">OL </text:span><text:span text:style-name="T4">OVERLOAD<text:line-break/></text:span><text:span text:style-name="T7">OR </text:span><text:span text:style-name="T4">REDUNDANCY OVERLOAD<text:line-break/></text:span><text:span text:style-name="T7">OV </text:span><text:span text:style-name="T4">ABNORMAL OUTPUT VOLTAGE<text:line-break/></text:span><text:span text:style-name="T7">OW </text:span><text:span text:style-name="T4">OUTPUT FAILURE<text:line-break/></text:span><text:span text:style-name="T7">PB </text:span><text:span text:style-name="T4">PARALLEL BUS FAILURE<text:line-break/></text:span><text:span text:style-name="T7">PE </text:span><text:span text:style-name="T4">PHASE ROTATION ERROR<text:line-break/></text:span><text:span text:style-name="T7">RE </text:span><text:span text:style-name="T4">RECTIFIER OFF<text:line-break/></text:span><text:span text:style-name="T7">RF </text:span><text:span text:style-name="T4">RECTIFIER FUSE FAILURE<text:line-break/></text:span><text:span text:style-name="T7">RM </text:span><text:span text:style-name="T4">RECTIFIER FAILURE<text:line-break/></text:span><text:span text:style-name="T7">RT </text:span><text:span text:style-name="T4">RECTIFIER OVER TEMPERATURE<text:line-break/></text:span><text:span text:style-name="T7">SM </text:span><text:span text:style-name="T4">STATIC SWITCH FAILURE<text:line-break/></text:span><text:span text:style-name="T7">ST </text:span><text:span text:style-name="T4">STATIC SWITCH OVER TEMPERATRE<text:line-break/></text:span><text:span text:style-name="T7">TT </text:span><text:span text:style-name="T4">TRAFO OVER TEMPERATURE<text:line-break/></text:span><text:span text:style-name="T7">UD </text:span><text:span text:style-name="T4">UPS DISABLED<text:line-break/></text:span><text:span text:style-name="T7">UO </text:span><text:span text:style-name="T4">UTILITY OVER VOLTAGE<text:line-break/></text:span><text:span text:style-name="T7">US </text:span><text:span text:style-name="T4">UNSYNCHRONIZED<text:line-break/></text:span><text:span text:style-name="T7">UU </text:span><text:span text:style-name="T4">UTILITY UNDER VOLTAGE<text:line-break/></text:span><text:span text:style-name="T7">VE </text:span><text:span text:style-name="T4">INTERNAL VOLTAGE ERROR<text:line-break/></text:span></text:p>
            <text:p text:style-name="P95"><text:span text:style-name="T4">When </text:span><text:span text:style-name="T7">xx:</text:span><text:span text:style-name="T4"> <text:s/></text:span><text:span text:style-name="T7">EA </text:span><text:span text:style-name="T4">Environment Attention<text:line-break/></text:span><text:span text:style-name="T7">EF </text:span><text:span text:style-name="T4">Environment Failure</text:span></text:p>
            <text:p text:style-name="P69"><text:span text:style-name="T7">aa: </text:span><text:span text:style-name="T4">condition code<text:line-break/></text:span><text:span text:style-name="T7">HH </text:span><text:span text:style-name="T4">HUMIDITY HIGH<text:line-break/></text:span><text:span text:style-name="T7">HL </text:span><text:span text:style-name="T4">HUMIDITY LOW<text:line-break/></text:span><text:span text:style-name="T7">TH </text:span><text:span text:style-name="T4">TEMPERATURE HIGH<text:line-break/></text:span><text:span text:style-name="T7">TL </text:span><text:span text:style-name="T4">TEMPERATURE LOW<text:line-break/></text:span><text:span text:style-name="T7">01 </text:span><text:span text:style-name="T4">ENVIRONMENT ALARM 1<text:line-break/></text:span><text:span text:style-name="T7">02 </text:span><text:span text:style-name="T4">ENVIRONMENT ALARM 2<text:line-break/></text:span><text:span text:style-name="T7">...</text:span><text:span text:style-name="T4"> <text:s/><text:line-break/></text:span><text:span text:style-name="T7">09 </text:span><text:span text:style-name="T4">ENVIRONMENT ALARM 9</text:span></text:p>
          </table:table-cell>
        </table:table-row>
        <table:table-row table:style-name="Tableau58.2">
          <table:table-cell table:style-name="Tableau58.A1" office:value-type="string">
            <text:p text:style-name="P70"><text:span text:style-name="T7">ASxx</text:span><text:span text:style-name="T1">(cr)(lf)<text:line-break/></text:span><text:span text:style-name="T7">aa</text:span><text:span text:style-name="T1">(cr)(lf)</text:span></text:p>
          </table:table-cell>
          <table:table-cell table:style-name="Tableau58.B1" office:value-type="string">
            <text:p text:style-name="P66">RELAY STATUS (UPScode I, see Appendix C)</text:p>
            <text:p text:style-name="P97"><text:span text:style-name="T4">Where </text:span><text:span text:style-name="T7">xx:</text:span><text:span text:style-name="T4"> </text:span><text:span text:style-name="T7">OK </text:span><text:span text:style-name="T4">ON/OK <text:line-break/></text:span><text:span text:style-name="T7">BP </text:span><text:span text:style-name="T4">ByPassed<text:line-break/></text:span><text:span text:style-name="T7">UF </text:span><text:span text:style-name="T4">Utility Failure<text:line-break/></text:span><text:span text:style-name="T7">BL </text:span><text:span text:style-name="T4">Battery Low</text:span></text:p>
            <text:p text:style-name="P95"><text:span text:style-name="T7">aa: </text:span><text:span text:style-name="T4">condition code<text:line-break/></text:span><text:span text:style-name="T7">00 </text:span><text:span text:style-name="T4">NONE, INACTIVE<text:line-break/></text:span><text:span text:style-name="T7">11 </text:span><text:span text:style-name="T4">VALID, ACTIVE</text:span></text:p>
          </table:table-cell>
        </table:table-row>
      </table:table>
      <text:p text:style-name="P34"/>
      <table:table table:name="Tableau59" table:style-name="Tableau59">
        <table:table-column table:style-name="Tableau59.A"/>
        <table:table-column table:style-name="Tableau59.B"/>
        <table:table-row table:style-name="Tableau59.1">
          <table:table-cell table:style-name="Tableau59.A1" office:value-type="string">
            <text:p text:style-name="P70"><text:span text:style-name="T7">ACxx</text:span><text:span text:style-name="T1">(cr)(lf)<text:line-break/></text:span><text:span text:style-name="T7">ssss</text:span><text:span text:style-name="T1">(cr)(lf)</text:span></text:p>
          </table:table-cell>
          <table:table-cell table:style-name="Tableau59.B1" office:value-type="string">
            <text:p text:style-name="P66">Acknowledgement of variable parameter</text:p>
          </table:table-cell>
        </table:table-row>
      </table:table>
      <text:p text:style-name="P15"/>
      <text:p text:style-name="Standard"/>
      <text:p text:style-name="Appendix_20_2">B.2 <text:s/>Values<text:span text:style-name="T16"> (5 character labels)</text:span></text:p>
      <table:table table:name="Tableau60" table:style-name="Tableau60">
        <table:table-column table:style-name="Tableau60.A"/>
        <table:table-column table:style-name="Tableau60.B"/>
        <table:table-row table:style-name="Tableau60.1">
          <table:table-cell table:style-name="Tableau60.A1" office:value-type="string">
            <text:p text:style-name="P60">Title</text:p>
          </table:table-cell>
          <table:table-cell table:style-name="Tableau60.B1" office:value-type="string">
            <text:p text:style-name="P60">Description</text:p>
          </table:table-cell>
        </table:table-row>
        <table:table-row table:style-name="Tableau60.1">
          <table:table-cell table:style-name="Tableau60.A2" office:value-type="string">
            <text:p text:style-name="P70"><text:span text:style-name="T7">Mxxxx</text:span><text:span text:style-name="T1">(cr)(lf)<text:line-break/></text:span><text:span text:style-name="T7">yyyy.yy</text:span><text:span text:style-name="T1">(cr)(lf)</text:span></text:p>
          </table:table-cell>
          <table:table-cell table:style-name="Tableau60.B2" office:value-type="string">
            <text:p text:style-name="P85"><text:span text:style-name="T4">Measured or present values<text:line-break/></text:span><text:span text:style-name="T7">xxxx:</text:span><text:span text:style-name="T4"><text:tab/></text:span><text:span text:style-name="T5">1</text:span><text:span text:style-name="T11">st</text:span><text:span text:style-name="T4"><text:tab/></text:span><text:span text:style-name="T5">2</text:span><text:span text:style-name="T11">nd</text:span><text:span text:style-name="T4"><text:tab/></text:span><text:span text:style-name="T5">3</text:span><text:span text:style-name="T11">rd</text:span><text:span text:style-name="T5"> -4</text:span><text:span text:style-name="T11">th</text:span></text:p>
            <text:p text:style-name="P84"><text:span text:style-name="T4"><text:tab/></text:span><text:span text:style-name="T7">I </text:span><text:span text:style-name="T4">Input<text:tab/></text:span><text:span text:style-name="T7">U </text:span><text:span text:style-name="T4">Voltage (V)<text:tab/></text:span><text:span text:style-name="T7">PO </text:span><text:span text:style-name="T4">Positive<text:line-break/><text:tab/></text:span><text:span text:style-name="T7">B </text:span><text:span text:style-name="T4">Battery<text:tab/></text:span><text:span text:style-name="T7">I </text:span><text:span text:style-name="T4">Current (A)<text:tab/></text:span><text:span text:style-name="T7">NE </text:span><text:span text:style-name="T4">Negative<text:line-break/><text:tab/></text:span><text:span text:style-name="T7">U </text:span><text:span text:style-name="T4">Ups<text:tab/></text:span><text:span text:style-name="T7">P </text:span><text:span text:style-name="T4">Power (kW)<text:tab/></text:span><text:span text:style-name="T7">L1,L2,L3</text:span><text:span text:style-name="T4"> <text:line-break/><text:tab/></text:span><text:span text:style-name="T7">O </text:span><text:span text:style-name="T4">Output<text:tab/></text:span><text:span text:style-name="T7">S </text:span><text:span text:style-name="T4">App. Power (kVA)<text:tab/></text:span><text:span text:style-name="T7">01-99</text:span><text:span text:style-name="T4"> <text:line-break/><text:tab/></text:span><text:span text:style-name="T7">E </text:span><text:span text:style-name="T4">Environment<text:tab/></text:span><text:span text:style-name="T7">F </text:span><text:span text:style-name="T4">Frequency<text:tab/></text:span><text:span text:style-name="T7">UU,II,FF </text:span><text:span text:style-name="T4"><text:tab/></text:span><text:span text:style-name="T7">D </text:span><text:span text:style-name="T4">Distribution<text:tab/><text:tab/></text:span><text:span text:style-name="T7">P1,P2,P3</text:span><text:span text:style-name="T4"><text:line-break/><text:tab/></text:span><text:span text:style-name="T7">L </text:span><text:span text:style-name="T4">Link<text:line-break/><text:tab/></text:span><text:span text:style-name="T7">P </text:span><text:span text:style-name="T4">Bypass<text:tab/></text:span><text:span text:style-name="T5">2</text:span><text:span text:style-name="T11">nd</text:span><text:span text:style-name="T5"> -3</text:span><text:span text:style-name="T11">rd</text:span><text:span text:style-name="T4"><text:tab/></text:span><text:span text:style-name="T5">4</text:span><text:span text:style-name="T11">th</text:span></text:p>
            <text:p text:style-name="P84"><text:span text:style-name="T4"><text:tab/><text:tab/></text:span><text:span text:style-name="T7">TE </text:span><text:span text:style-name="T4">Temperarure (</text:span><text:span text:style-name="T13"></text:span><text:span text:style-name="T4">C)<text:tab/></text:span><text:span text:style-name="T7">1-9</text:span><text:span text:style-name="T4"><text:line-break/><text:tab/><text:tab/></text:span><text:span text:style-name="T7">CH </text:span><text:span text:style-name="T4">Charge (%)<text:line-break/><text:tab/><text:tab/></text:span><text:span text:style-name="T7">PF </text:span><text:span text:style-name="T4">Power factor<text:line-break/><text:tab/><text:tab/></text:span><text:span text:style-name="T7">RH </text:span><text:span text:style-name="T4">Humidity (%)<text:line-break/><text:tab/><text:tab/></text:span><text:span text:style-name="T7">CO </text:span><text:span text:style-name="T4">Contact<text:line-break/><text:tab/><text:tab/></text:span><text:span text:style-name="T7">IN </text:span><text:span text:style-name="T4">Index</text:span></text:p>
          </table:table-cell>
        </table:table-row>
        <table:table-row table:style-name="Tableau60.1">
          <table:table-cell table:style-name="Tableau60.A3" office:value-type="string">
            <text:p text:style-name="P70"><text:span text:style-name="T7">Nxxxx</text:span><text:span text:style-name="T1">(cr)(lf)<text:line-break/></text:span><text:span text:style-name="T7">yyyy.yy</text:span><text:span text:style-name="T1">(cr)(lf)</text:span></text:p>
          </table:table-cell>
          <table:table-cell table:style-name="Tableau60.B3" office:value-type="string">
            <text:p text:style-name="P85"><text:span text:style-name="T4">Fixed nominal values or range limits<text:line-break/></text:span><text:span text:style-name="T7">xxxx:</text:span><text:span text:style-name="T4"><text:tab/></text:span><text:span text:style-name="T5">1</text:span><text:span text:style-name="T11">st</text:span><text:span text:style-name="T4"><text:tab/></text:span><text:span text:style-name="T5">2</text:span><text:span text:style-name="T11">nd</text:span><text:span text:style-name="T4"><text:tab/></text:span><text:span text:style-name="T5">3</text:span><text:span text:style-name="T11">rd</text:span><text:span text:style-name="T5">-4</text:span><text:span text:style-name="T11">th</text:span></text:p>
            <text:p text:style-name="P84"><text:span text:style-name="T4"><text:tab/></text:span><text:span text:style-name="T7">I </text:span><text:span text:style-name="T4">Input<text:tab/></text:span><text:span text:style-name="T7">U </text:span><text:span text:style-name="T4">Voltage (V)<text:tab/></text:span><text:span text:style-name="T7">HH </text:span><text:span text:style-name="T4">High<text:line-break/><text:tab/></text:span><text:span text:style-name="T7">B </text:span><text:span text:style-name="T4">Battery<text:tab/></text:span><text:span text:style-name="T7">I </text:span><text:span text:style-name="T4">Current (A)<text:tab/></text:span><text:span text:style-name="T7">NN </text:span><text:span text:style-name="T4">Nominal<text:line-break/><text:tab/></text:span><text:span text:style-name="T7">U </text:span><text:span text:style-name="T4">Ups<text:tab/></text:span><text:span text:style-name="T7">P </text:span><text:span text:style-name="T4">Power (kW)<text:tab/></text:span><text:span text:style-name="T7">LL </text:span><text:span text:style-name="T4">Low<text:line-break/><text:tab/></text:span><text:span text:style-name="T7">O </text:span><text:span text:style-name="T4">Output<text:tab/></text:span><text:span text:style-name="T7">S </text:span><text:span text:style-name="T4">App. Power (kVA)<text:tab/></text:span><text:span text:style-name="T7">PH </text:span><text:span text:style-name="T4">Peak high <text:line-break/><text:tab/></text:span><text:span text:style-name="T7">E </text:span><text:span text:style-name="T4">Environment<text:tab/></text:span><text:span text:style-name="T7">F </text:span><text:span text:style-name="T4">Frequency<text:line-break/></text:span><text:span text:style-name="T7"> </text:span><text:span text:style-name="T4"><text:tab/></text:span><text:span text:style-name="T7">D </text:span><text:span text:style-name="T4">Distribution<text:tab/></text:span><text:span text:style-name="T7">T </text:span><text:span text:style-name="T4">Time (min) <text:line-break/><text:line-break/><text:tab/><text:tab/></text:span><text:span text:style-name="T5">2</text:span><text:span text:style-name="T11">nd</text:span><text:span text:style-name="T5">-3</text:span><text:span text:style-name="T11">rd</text:span><text:span text:style-name="T4"><text:tab/></text:span><text:span text:style-name="T5">4</text:span><text:span text:style-name="T11">th</text:span></text:p>
            <text:p text:style-name="P84"><text:span text:style-name="T4"><text:tab/><text:tab/></text:span><text:span text:style-name="T7">TE </text:span><text:span text:style-name="T4">Temperarure (</text:span><text:span text:style-name="T13"></text:span><text:span text:style-name="T4">C)<text:tab/></text:span><text:span text:style-name="T7">H </text:span><text:span text:style-name="T4">High<text:line-break/><text:tab/><text:tab/></text:span><text:span text:style-name="T7">CH </text:span><text:span text:style-name="T4">Charge (%)<text:tab/></text:span><text:span text:style-name="T7">N </text:span><text:span text:style-name="T4">Nominal<text:line-break/><text:tab/><text:tab/></text:span><text:span text:style-name="T7">PF </text:span><text:span text:style-name="T4">Power factor<text:tab/></text:span><text:span text:style-name="T7">L </text:span><text:span text:style-name="T4">Low<text:line-break/><text:tab/><text:tab/></text:span><text:span text:style-name="T7">RH </text:span><text:span text:style-name="T4">Humidity (%)<text:line-break/><text:tab/><text:tab/></text:span><text:span text:style-name="T7">AH </text:span><text:span text:style-name="T4">Capacity (Ah)</text:span></text:p>
          </table:table-cell>
        </table:table-row>
        <table:table-row table:style-name="Tableau60.1">
          <table:table-cell table:style-name="Tableau60.A3" office:value-type="string">
            <text:p text:style-name="P70"><text:span text:style-name="T7">BTIME</text:span><text:span text:style-name="T1">(cr)(lf)<text:line-break/></text:span><text:span text:style-name="T7">yyyy.yy</text:span><text:span text:style-name="T1">(cr)(lf)</text:span></text:p>
          </table:table-cell>
          <table:table-cell table:style-name="Tableau60.B3" office:value-type="string">
            <text:p text:style-name="P86">Estimated battery backup time</text:p>
          </table:table-cell>
        </table:table-row>
        <table:table-row table:style-name="Tableau60.1">
          <table:table-cell table:style-name="Tableau60.A3" office:value-type="string">
            <text:p text:style-name="P70"><text:span text:style-name="T7">BDATx</text:span><text:span text:style-name="T1">(cr)(lf)<text:line-break/></text:span><text:span text:style-name="T7">yQyy</text:span><text:span text:style-name="T1"> (cr)(lf)</text:span></text:p>
          </table:table-cell>
          <table:table-cell table:style-name="Tableau60.B3" office:value-type="string">
            <text:p text:style-name="P83"><text:span text:style-name="T4">Battery installation date, where </text:span><text:span text:style-name="T7">x</text:span><text:span text:style-name="T4"> = 1…8</text:span></text:p>
          </table:table-cell>
        </table:table-row>
        <table:table-row table:style-name="Tableau60.1">
          <table:table-cell table:style-name="Tableau60.A6" office:value-type="string">
            <text:p text:style-name="P70"><text:span text:style-name="T7">NNAME</text:span><text:span text:style-name="T1">(cr)(lf)<text:line-break/></text:span><text:span text:style-name="T7">yyyy.yy</text:span><text:span text:style-name="T1">(cr)(lf)</text:span></text:p>
          </table:table-cell>
          <table:table-cell table:style-name="Tableau60.B6" office:value-type="string">
            <text:p text:style-name="P86">UPS type string </text:p>
          </table:table-cell>
        </table:table-row>
      </table:table>
      <text:p text:style-name="Standard"/>
      <text:p text:style-name="P6">APPENDIX C: UPScode I</text:p>
      <text:p text:style-name="Standard">An earlier implementation of the UPScode protocol, used in the Powerlink EIU product is a subset of the present UPScode II protocol. UPScode I is simpler and contains less information. The information included in UPScode I corresponds to the data available through the common four relay UPS interface.</text:p>
      <text:p text:style-name="Standard"/>
      <text:p text:style-name="Standard"/>
      <text:p text:style-name="Appendix_20_2">C.1 <text:s/>UPScode I interface status (Powerlink EIU compatible)</text:p>
      <text:p text:style-name="Standard">These messages are included for compatibility with software written for previous UPS interfaces <text:span text:style-name="T2">and should not be used in new applications</text:span>. This is a subset of the information available by using the <text:span text:style-name="T6">UPSS</text:span> command.</text:p>
      <text:p text:style-name="Standard"/>
      <text:p text:style-name="Standard">The condition of four UPS system signals and four environment contacts is available with this command:</text:p>
      <text:p text:style-name="P15"/>
      <table:table table:name="Tableau61" table:style-name="Tableau61">
        <table:table-column table:style-name="Tableau61.A"/>
        <table:table-column table:style-name="Tableau61.B"/>
        <table:table-row table:style-name="Tableau61.1">
          <table:table-cell table:style-name="Tableau61.A1" office:value-type="string">
            <text:p text:style-name="P60">Command</text:p>
          </table:table-cell>
          <table:table-cell table:style-name="Tableau61.B1" office:value-type="string">
            <text:p text:style-name="P60">Description</text:p>
          </table:table-cell>
        </table:table-row>
        <table:table-row table:style-name="Tableau61.1">
          <table:table-cell table:style-name="Tableau61.A2" office:value-type="string">
            <text:p text:style-name="P70"><text:span text:style-name="T7">UPST</text:span><text:span text:style-name="T1">(cr)</text:span></text:p>
          </table:table-cell>
          <table:table-cell table:style-name="Tableau61.B2" office:value-type="string">
            <text:p text:style-name="P66">STATUS REPORT</text:p>
          </table:table-cell>
        </table:table-row>
      </table:table>
      <text:p text:style-name="P15"/>
      <text:p text:style-name="P15">The UPS will respond to this command by transmitting:</text:p>
      <text:p text:style-name="P15"/>
      <table:table table:name="Tableau62" table:style-name="Tableau62">
        <table:table-column table:style-name="Tableau62.A"/>
        <table:table-column table:style-name="Tableau62.B"/>
        <table:table-row table:style-name="Tableau62.1">
          <table:table-cell table:style-name="Tableau62.A1" office:value-type="string">
            <text:p text:style-name="P60">Status response</text:p>
          </table:table-cell>
          <table:table-cell table:style-name="Tableau62.B1" office:value-type="string">
            <text:p text:style-name="P60">Comment</text:p>
          </table:table-cell>
        </table:table-row>
        <table:table-row table:style-name="Tableau62.1">
          <table:table-cell table:style-name="Tableau62.A2" office:value-type="string">
            <text:p text:style-name="P53"><text:span text:style-name="T7">ASON</text:span><text:span text:style-name="T1">(cr)(lf)<text:line-break/></text:span><text:span text:style-name="T7">aa</text:span><text:span text:style-name="T1">(cr)(lf)</text:span></text:p>
          </table:table-cell>
          <table:table-cell table:style-name="Tableau62.B2" office:value-type="string">
            <text:p text:style-name="P53"><text:span text:style-name="T4">UPS ON / OK<text:line-break/>’</text:span><text:span text:style-name="T7">00</text:span><text:span text:style-name="T4">’ UPS OFF - ’</text:span><text:span text:style-name="T7">11</text:span><text:span text:style-name="T4">’ UPS ON</text:span></text:p>
          </table:table-cell>
        </table:table-row>
        <table:table-row table:style-name="Tableau62.1">
          <table:table-cell table:style-name="Tableau62.A2" office:value-type="string">
            <text:p text:style-name="P39"><text:span text:style-name="T7">ASBP</text:span><text:span text:style-name="T1">(cr)(lf)<text:line-break/></text:span><text:span text:style-name="T7">aa</text:span><text:span text:style-name="T1">(cr)(lf)</text:span></text:p>
          </table:table-cell>
          <table:table-cell table:style-name="Tableau62.B2" office:value-type="string">
            <text:p text:style-name="P39"><text:span text:style-name="T4">BYPASS ACTIVE<text:line-break/>’</text:span><text:span text:style-name="T7">00</text:span><text:span text:style-name="T4">’ UPS ON LINE - ’</text:span><text:span text:style-name="T7">11</text:span><text:span text:style-name="T4">’ UPS BYPASSED</text:span></text:p>
          </table:table-cell>
        </table:table-row>
        <table:table-row table:style-name="Tableau62.1">
          <table:table-cell table:style-name="Tableau62.A2" office:value-type="string">
            <text:p text:style-name="P39"><text:span text:style-name="T7">ASUF</text:span><text:span text:style-name="T1">(cr)(lf)<text:line-break/></text:span><text:span text:style-name="T7">aa</text:span><text:span text:style-name="T1">(cr)(lf)</text:span></text:p>
          </table:table-cell>
          <table:table-cell table:style-name="Tableau62.B2" office:value-type="string">
            <text:p text:style-name="P39"><text:span text:style-name="T4">UTILITY FAILURE<text:line-break/>’</text:span><text:span text:style-name="T7">00</text:span><text:span text:style-name="T4">’ UTILITY OK - ’</text:span><text:span text:style-name="T7">11</text:span><text:span text:style-name="T4">’ BATTERY OPERATION</text:span></text:p>
          </table:table-cell>
        </table:table-row>
        <table:table-row table:style-name="Tableau62.1">
          <table:table-cell table:style-name="Tableau62.A2" office:value-type="string">
            <text:p text:style-name="P39"><text:span text:style-name="T7">ASBL</text:span><text:span text:style-name="T1">(cr)(lf)<text:line-break/></text:span><text:span text:style-name="T7">aa</text:span><text:span text:style-name="T1">(cr)(lf)</text:span></text:p>
          </table:table-cell>
          <table:table-cell table:style-name="Tableau62.B2" office:value-type="string">
            <text:p text:style-name="P39"><text:span text:style-name="T4">BATTERY LOW<text:line-break/>’</text:span><text:span text:style-name="T7">00</text:span><text:span text:style-name="T4">’ BATTERY OK - ’</text:span><text:span text:style-name="T7">11</text:span><text:span text:style-name="T4">’ BATTERY LOW</text:span></text:p>
          </table:table-cell>
        </table:table-row>
        <table:table-row table:style-name="Tableau62.1">
          <table:table-cell table:style-name="Tableau62.A6" office:value-type="string">
            <text:p text:style-name="P87"><text:span text:style-name="T7">MECOx</text:span><text:span text:style-name="T1">(cr)(lf)<text:line-break/></text:span><text:span text:style-name="T7">aa</text:span><text:span text:style-name="T1">(cr)(lf)</text:span></text:p>
          </table:table-cell>
          <table:table-cell table:style-name="Tableau62.B6" office:value-type="string">
            <text:p text:style-name="P87"><text:span text:style-name="T4">ENVIRONMENT CONTACT </text:span><text:span text:style-name="T7">x</text:span><text:span text:style-name="T4"> (1, 2, 3 and 4)<text:line-break/>’</text:span><text:span text:style-name="T7">00</text:span><text:span text:style-name="T4">’ INACTIVE - ’</text:span><text:span text:style-name="T7">11</text:span><text:span text:style-name="T4">’ ACTIVE<text:line-break/>(Four dummy messages for compatibility with Powerlink EIU unit, always inactive wihout EIU)</text:span></text:p>
          </table:table-cell>
        </table:table-row>
      </table:table>
      <text:p text:style-name="P15"/>
      <text:p text:style-name="Standard">Note that in UPScode I, all the above (8) messages are always transmitted.</text:p>
      <text:p text:style-name="Standard"/>
      <text:p text:style-name="Standard"/>
      <text:p text:style-name="Appendix_20_2">C.2 <text:s/>Automatic UPScode I messages</text:p>
      <text:p text:style-name="P15">In order to ensure compatibility with software written to the UPScode I specification, in some older UPSs, the UPScode I or the UPScode II mode can be selected by setting a DIP switch.</text:p>
      <text:p text:style-name="P29"/>
      <text:p text:style-name="Standard">When UPScode I mode is selected, the above messages are sent automatically as the status changes, instead of the messages in <text:bookmark-ref text:reference-format="chapter" text:ref-name="_Ref315574475">3.1.1</text:bookmark-ref>. All the UPScode II commands are still valid when issued, but no UPScode II messages (that could confuse existing software) are sent automatically.</text:p>
      <text:p text:style-name="P6">APPENDIX D: Revision history</text:p>
      <text:p text:style-name="P15"/>
      <text:p text:style-name="Appendix_20_2">The changes from 1002889 rev G to 1002889 rev H</text:p>
      <text:p text:style-name="P15">Added <text:span text:style-name="T6">STLR</text:span> status message condition <text:span text:style-name="T6">DU</text:span>.</text:p>
      <text:p text:style-name="P15"/>
      <text:p text:style-name="P15">Added <text:span text:style-name="T6">STAT</text:span> messages <text:span text:style-name="T6">AC</text:span>, <text:span text:style-name="T6">BT</text:span>, <text:span text:style-name="T6">BX</text:span>, <text:span text:style-name="T6">DU</text:span>, <text:span text:style-name="T6">EP</text:span>, <text:span text:style-name="T6">FT</text:span>, <text:span text:style-name="T6">IB</text:span>, <text:span text:style-name="T6">IP</text:span>, <text:span text:style-name="T6">LR</text:span>, <text:span text:style-name="T6">OD</text:span>, <text:span text:style-name="T6">OR</text:span>, <text:span text:style-name="T6">OV</text:span>, <text:span text:style-name="T6">OW</text:span>, <text:span text:style-name="T6">PB</text:span>, <text:span text:style-name="T6">UU</text:span>, and <text:span text:style-name="T6">VE</text:span>.</text:p>
      <text:p text:style-name="P15"/>
      <text:p text:style-name="P15">Added <text:span text:style-name="T6">STEA</text:span> and <text:span text:style-name="T6">STEF</text:span> status message conditions <text:span text:style-name="T6">01</text:span>…<text:span text:style-name="T6">09</text:span>.</text:p>
      <text:p text:style-name="P15"/>
      <text:p text:style-name="P15">Added description of <text:span text:style-name="T6">UPBS</text:span>, <text:span text:style-name="T6">UPR0</text:span> and <text:span text:style-name="T6">UPR1</text:span> commands.</text:p>
      <text:p text:style-name="P15"/>
      <text:p text:style-name="P15">Added description of <text:span text:style-name="T6">UPPM</text:span> parameter’s <text:span text:style-name="T6">P19</text:span> value <text:span text:style-name="T6">V06</text:span>.</text:p>
      <text:p text:style-name="P15"/>
      <text:p text:style-name="P15">Added description of <text:span text:style-name="T6">UPPM</text:span> parameters <text:span text:style-name="T6">P26</text:span>, <text:span text:style-name="T6">P27</text:span>, <text:span text:style-name="T6">P28</text:span>, and <text:span text:style-name="T6">P29</text:span>.</text:p>
      <text:p text:style-name="P15"/>
      <text:p text:style-name="P15">Added a list of the reserved UPScode commands in Appendix A.</text:p>
      <text:p text:style-name="P15"/>
      <text:p text:style-name="P15"/>
      <text:p text:style-name="Appendix_20_2">The changes from 1002889 rev H to 1002889 rev I</text:p>
      <text:p text:style-name="P15">Added description of <text:span text:style-name="T6">MLUUU</text:span> measurement in the <text:span text:style-name="T6">UPDS</text:span> dump.</text:p>
      <text:p text:style-name="P15"/>
      <text:p text:style-name="P15">Added description of <text:span text:style-name="T6">UPID</text:span> command.</text:p>
      <text:p text:style-name="P15"/>
      <text:p text:style-name="Standard">Changed description of <text:span text:style-name="T6">UPPM</text:span> parameter <text:span text:style-name="T6">P28</text:span> from ”Paralleling mode” to ”Paralleling enable/disable”. Added parallel unit numbers 3 and 4.</text:p>
      <text:p text:style-name="Standard"/>
      <text:p text:style-name="Standard">Added description of <text:span text:style-name="T6">UPPM</text:span> parameters <text:span text:style-name="T6">P30</text:span>, <text:span text:style-name="T6">P31</text:span>, and <text:span text:style-name="T6">P32</text:span>.</text:p>
      <text:p text:style-name="Standard"/>
      <text:p text:style-name="Standard">Added <text:span text:style-name="T6">UPDX</text:span> to the list of the reserved commands.</text:p>
      <text:p text:style-name="Standard"/>
      <text:p text:style-name="Standard"/>
      <text:p text:style-name="Appendix_20_2">The changes from 1002889 rev I to 1002889 rev J</text:p>
      <text:p text:style-name="Standard">Added <text:span text:style-name="T6">MIFFF</text:span> (input frequency) measurement to the <text:span text:style-name="T6">UPDS</text:span> response.</text:p>
      <text:p text:style-name="Footer"/>
      <text:p text:style-name="Standard">Added description of <text:span text:style-name="T6">UPPM</text:span> parameter’s <text:span text:style-name="T6">P13</text:span> value <text:span text:style-name="T6">V04</text:span> (no batteries).</text:p>
      <text:p text:style-name="Standard"/>
      <text:p text:style-name="Standard">Added description of <text:span text:style-name="T6">UPPM</text:span> parameter’s <text:span text:style-name="T6">P00</text:span> value <text:span text:style-name="T6">V04</text:span> (environment alarm).</text:p>
      <text:p text:style-name="Standard"/>
      <text:p text:style-name="Standard">Changed description of the values of <text:span text:style-name="T6">UPPM</text:span> parameter <text:span text:style-name="T6">P32</text:span>.</text:p>
      <text:p text:style-name="Standard"/>
      <text:p text:style-name="Standard">Added description of <text:span text:style-name="T6">UPPM</text:span> parameters <text:span text:style-name="T6">P33</text:span>, <text:span text:style-name="T6">P34</text:span>, <text:span text:style-name="T6">P35</text:span>, and <text:span text:style-name="T6">P3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wiss" svg:font-family="Swis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fi" fo:country="FI" style:font-name-asian="Times New Roman" style:font-size-asian="12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cm" fo:margin-bottom="0.423cm" fo:text-indent="0cm" style:auto-text-indent="false" fo:keep-with-next="always"/>
      <style:text-properties fo:font-size="14pt" fo:language="en" fo:country="US"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423cm" fo:text-indent="0cm" style:auto-text-indent="false" fo:keep-with-next="always"/>
      <style:text-properties style:font-name="Arial" fo:language="en" fo:country="US"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cm" fo:margin-bottom="0.318cm" fo:text-indent="0cm" style:auto-text-indent="false" fo:keep-with-next="always"/>
      <style:text-properties style:font-name="Arial" fo:font-size="11pt" fo:language="en" fo:country="US" fo:font-weight="bold" style:font-size-asian="11pt"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0pt" fo:language="en" fo:country="US" fo:font-weight="bold" style:font-size-asian="10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style:font-size-asian="9pt" style:font-style-asian="italic"/>
    </style:style>
    <style:style style:name="Footer" style:family="paragraph" style:parent-style-name="Standard" style:class="extra"/>
    <style:style style:name="Header" style:family="paragraph" style:parent-style-name="Standard" style:class="extra"/>
    <style:style style:name="toa" style:family="paragraph" style:parent-style-name="Standard">
      <style:paragraph-properties fo:hyphenation-ladder-count="no-limit">
        <style:tab-stops>
          <style:tab-stop style:position="15.875cm"/>
          <style:tab-stop style:position="16.51cm" style:type="right"/>
        </style:tab-stops>
      </style:paragraph-properties>
      <style:text-properties style:font-name="Times New Roman" fo:font-size="10pt" fo:language="en" fo:country="US" style:font-size-asian="10pt" fo:hyphenate="false" fo:hyphenation-remain-char-count="2" fo:hyphenation-push-char-count="2"/>
    </style:style>
    <style:style style:name="Appendix_20_1" style:display-name="Appendix 1" style:family="paragraph" style:parent-style-name="Heading_20_1" style:next-style-name="Standard" style:list-style-name="">
      <style:paragraph-properties fo:margin-left="0cm" fo:margin-right="0cm" fo:text-indent="0cm" style:auto-text-indent="false"/>
    </style:style>
    <style:style style:name="Appendix_20_2" style:display-name="Appendix 2" style:family="paragraph" style:parent-style-name="Heading_20_2" style:next-style-name="Standard" style:list-style-name="">
      <style:paragraph-properties fo:margin-left="0cm" fo:margin-right="0cm" fo:text-indent="0cm" style:auto-text-indent="false"/>
    </style:style>
    <style:style style:name="Appendix_20_3" style:display-name="Appendix 3" style:family="paragraph" style:parent-style-name="Heading_20_3" style:next-style-name="Standard" style:list-style-name="">
      <style:paragraph-properties fo:margin-left="0cm" fo:margin-right="0cm" fo:text-indent="0cm" style:auto-text-indent="false"/>
    </style:style>
    <style:style style:name="Appendix_20_4" style:display-name="Appendix 4" style:family="paragraph" style:parent-style-name="Heading_20_4" style:next-style-name="Standard" style:list-style-name="">
      <style:paragraph-properties fo:margin-left="0cm" fo:margin-right="0cm" fo:text-indent="0cm" style:auto-text-indent="false"/>
    </style:style>
    <style:style style:name="Contents_20_1" style:display-name="Contents 1" style:family="paragraph" style:parent-style-name="Heading_20_1" style:next-style-name="Standard" style:class="index">
      <style:paragraph-properties fo:margin-top="0.212cm" fo:margin-bottom="0cm" fo:keep-with-next="auto">
        <style:tab-stops>
          <style:tab-stop style:position="17cm" style:type="right" style:leader-style="dotted" style:leader-text="."/>
        </style:tab-stops>
      </style:paragraph-properties>
      <style:text-properties fo:font-variant="small-caps" fo:font-size="12pt" style:font-size-asian="12pt"/>
    </style:style>
    <style:style style:name="Contents_20_2" style:display-name="Contents 2" style:family="paragraph" style:parent-style-name="Heading_20_2" style:next-style-name="Standard" style:class="index">
      <style:paragraph-properties fo:margin-left="0.42cm" fo:margin-right="0cm" fo:margin-top="0cm" fo:margin-bottom="0cm" fo:text-indent="0cm" style:auto-text-indent="false" fo:keep-with-next="auto">
        <style:tab-stops>
          <style:tab-stop style:position="17cm" style:type="right" style:leader-style="dotted" style:leader-text="."/>
        </style:tab-stops>
      </style:paragraph-properties>
      <style:text-properties fo:font-size="10pt" style:font-size-asian="10pt"/>
    </style:style>
    <style:style style:name="Contents_20_3" style:display-name="Contents 3" style:family="paragraph" style:parent-style-name="Heading_20_3" style:next-style-name="Standard" style:class="index">
      <style:paragraph-properties fo:margin-left="0.85cm" fo:margin-right="0cm" fo:margin-top="0cm" fo:margin-bottom="0cm" fo:text-indent="0cm" style:auto-text-indent="false" fo:keep-with-next="auto">
        <style:tab-stops>
          <style:tab-stop style:position="17cm" style:type="right" style:leader-style="dotted" style:leader-text="."/>
        </style:tab-stops>
      </style:paragraph-properties>
      <style:text-properties fo:font-size="10pt" fo:font-weight="normal" style:font-size-asian="10pt" style:font-weight-asian="normal"/>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7cm" style:type="right" style:leader-style="dotted" style:leader-text="."/>
        </style:tab-stops>
      </style:paragraph-properties>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7cm" style:type="right" style:leader-style="dotted" style:leader-text="."/>
        </style:tab-stops>
      </style:paragraph-properties>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7cm" style:type="right" style:leader-style="dotted" style:leader-text="."/>
        </style:tab-stops>
      </style:paragraph-properties>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7cm" style:type="right" style:leader-style="dotted" style:leader-text="."/>
        </style:tab-stops>
      </style:paragraph-properties>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7cm" style:type="right" style:leader-style="dotted" style:leader-text="."/>
        </style:tab-stops>
      </style:paragraph-properties>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7cm" style:type="right" style:leader-style="dotted" style:leader-text="."/>
        </style:tab-stops>
      </style:paragraph-properties>
      <style:text-properties style:font-name="Times New Roman" fo:font-size="10pt" style:font-size-asian="10pt"/>
    </style:style>
    <style:style style:name="List_20_2_20__28_user_29_" style:display-name="List 2 (user)" style:family="paragraph" style:parent-style-name="Standard">
      <style:paragraph-properties fo:margin-left="0.998cm" fo:margin-right="0cm" fo:text-indent="-0.499cm" style:auto-text-indent="false"/>
    </style:style>
    <style:style style:name="List_20_Bullet" style:display-name="List Bullet" style:family="paragraph" style:parent-style-name="Standard" style:list-style-name="WW8StyleNum">
      <style:paragraph-properties fo:margin-left="0.499cm" fo:margin-right="0cm" fo:text-indent="-0.499cm" style:auto-text-indent="false"/>
    </style:style>
    <style:style style:name="Caption_20__28_user_29_" style:display-name="Caption (user)" style:family="paragraph" style:parent-style-name="Standard" style:next-style-name="Standard">
      <style:paragraph-properties fo:margin-top="0.212cm" fo:margin-bottom="0.212cm"/>
      <style:text-properties fo:font-weight="bold" style:font-weight-asian="bold"/>
    </style:style>
    <style:style style:name="Body_20_Text_20_2" style:display-name="Body Text 2" style:family="paragraph" style:parent-style-name="Standard">
      <style:paragraph-properties fo:margin-top="0.106cm" fo:margin-bottom="0.106cm" fo:keep-together="always" fo:hyphenation-ladder-count="no-limit" fo:keep-with-next="always"/>
      <style:text-properties fo:font-size="9pt" style:font-size-asian="9pt" fo:hyphenate="false" fo:hyphenation-remain-char-count="2" fo:hyphenation-push-char-count="2"/>
    </style:style>
    <style:style style:name="Appendix1" style:family="paragraph" style:parent-style-name="Standard" style:next-style-name="Standard" style:list-style-name="WW8StyleNum1">
      <style:paragraph-properties fo:hyphenation-ladder-count="no-limit">
        <style:tab-stops>
          <style:tab-stop style:position="-2.54cm"/>
          <style:tab-stop style:position="-1.27cm"/>
        </style:tab-stops>
      </style:paragraph-properties>
      <style:text-properties style:font-name="Swiss" fo:language="en" fo:country="US" fo:font-weight="bold" style:font-weight-asian="bold" fo:hyphenate="false" fo:hyphenation-remain-char-count="2" fo:hyphenation-push-char-count="2"/>
    </style:style>
    <style:style style:name="Appendix3" style:family="paragraph" style:parent-style-name="Standard" style:next-style-name="Standard" style:list-style-name="WW8StyleNum2">
      <style:paragraph-properties fo:hyphenation-ladder-count="no-limit">
        <style:tab-stops>
          <style:tab-stop style:position="-1.27cm"/>
        </style:tab-stops>
      </style:paragraph-properties>
      <style:text-properties style:font-name="Swiss" fo:font-size="10pt" fo:language="en" fo:country="US" fo:font-weight="bold" style:font-size-asian="10pt" style:font-weight-asian="bold"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St4z0" style:family="text">
      <style:text-properties style:font-name="Symbol"/>
    </style:style>
    <style:style style:name="WW8NumSt5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_5f_Equation_20_Caption" style:display-name="_Equation Captio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bullet text:level="1">
        <style:list-level-properties text:min-label-width="0.499cm"/>
        <style:text-properties fo:font-family="Symbol" style:font-family-generic="roman"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63" style:family="table">
      <style:table-properties style:width="17.279cm" table:align="left" style:writing-mode="lr-tb"/>
    </style:style>
    <style:style style:name="Tableau63.A" style:family="table-column">
      <style:table-column-properties style:column-width="4.752cm"/>
    </style:style>
    <style:style style:name="Tableau63.B" style:family="table-column">
      <style:table-column-properties style:column-width="1.244cm"/>
    </style:style>
    <style:style style:name="Tableau63.C" style:family="table-column">
      <style:table-column-properties style:column-width="0.919cm"/>
    </style:style>
    <style:style style:name="Tableau63.D" style:family="table-column">
      <style:table-column-properties style:column-width="1.797cm"/>
    </style:style>
    <style:style style:name="Tableau63.E" style:family="table-column">
      <style:table-column-properties style:column-width="2.79cm"/>
    </style:style>
    <style:style style:name="Tableau63.F" style:family="table-column">
      <style:table-column-properties style:column-width="1.321cm"/>
    </style:style>
    <style:style style:name="Tableau63.G" style:family="table-column">
      <style:table-column-properties style:column-width="2.563cm"/>
    </style:style>
    <style:style style:name="Tableau63.H" style:family="table-column">
      <style:table-column-properties style:column-width="1.164cm"/>
    </style:style>
    <style:style style:name="Tableau63.I" style:family="table-column">
      <style:table-column-properties style:column-width="0.728cm"/>
    </style:style>
    <style:style style:name="Tableau63.1" style:family="table-row">
      <style:table-row-properties style:min-row-height="0.564cm" style:keep-together="true" fo:keep-together="auto"/>
    </style:style>
    <style:style style:name="Tableau63.A1" style:family="table-cell">
      <style:table-cell-properties style:vertical-align="top" fo:padding-left="0.125cm" fo:padding-right="0.125cm" fo:padding-top="0cm" fo:padding-bottom="0cm" fo:border-left="0.018cm solid #000000" fo:border-right="none" fo:border-top="0.018cm solid #000000" fo:border-bottom="none" style:writing-mode="lr-tb"/>
    </style:style>
    <style:style style:name="Tableau63.B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63.C1" style:family="table-cell">
      <style:table-cell-properties style:vertical-align="top" fo:padding-left="0.125cm" fo:padding-right="0.125cm" fo:padding-top="0cm" fo:padding-bottom="0cm" fo:border-left="none" fo:border-right="0.018cm solid #000000" fo:border-top="0.018cm solid #000000" fo:border-bottom="0.018cm solid #000000" style:writing-mode="lr-tb"/>
    </style:style>
    <style:style style:name="Tableau63.A2" style:family="table-cell">
      <style:table-cell-properties style:vertical-align="top" fo:padding-left="0.125cm" fo:padding-right="0.125cm" fo:padding-top="0cm" fo:padding-bottom="0cm" fo:border-left="0.018cm solid #000000" fo:border-right="none" fo:border-top="none" fo:border-bottom="none" style:writing-mode="lr-tb"/>
    </style:style>
    <style:style style:name="Tableau63.D2" style:family="table-cell">
      <style:table-cell-properties style:vertical-align="top" fo:padding-left="0.125cm" fo:padding-right="0.125cm" fo:padding-top="0cm" fo:padding-bottom="0cm" fo:border-left="none" fo:border-right="none" fo:border-top="0.018cm solid #000000" fo:border-bottom="none" style:writing-mode="lr-tb"/>
    </style:style>
    <style:style style:name="Tableau63.I2" style:family="table-cell">
      <style:table-cell-properties style:vertical-align="top" fo:padding-left="0.125cm" fo:padding-right="0.125cm" fo:padding-top="0cm" fo:padding-bottom="0cm" fo:border-left="none" fo:border-right="0.018cm solid #000000" fo:border-top="0.018cm solid #000000" fo:border-bottom="none" style:writing-mode="lr-tb"/>
    </style:style>
    <style:style style:name="Tableau63.A3" style:family="table-cell">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63.D3" style:family="table-cell">
      <style:table-cell-properties style:vertical-align="top" fo:padding-left="0.125cm" fo:padding-right="0.125cm" fo:padding-top="0cm" fo:padding-bottom="0cm" fo:border-left="none" fo:border-right="none" fo:border-top="none" fo:border-bottom="0.018cm solid #000000" style:writing-mode="lr-tb"/>
    </style:style>
    <style:style style:name="Tableau63.G3" style:family="table-cell">
      <style:table-cell-properties style:vertical-align="top" fo:padding-left="0.125cm" fo:padding-right="0.125cm" fo:padding-top="0cm" fo:padding-bottom="0cm" fo:border-left="none" fo:border-right="0.018cm solid #000000" fo:border-top="none" fo:border-bottom="0.018cm solid #000000" style:writing-mode="lr-tb"/>
    </style:style>
    <style:style style:name="P1" style:family="paragraph" style:parent-style-name="Footer">
      <style:paragraph-properties style:snap-to-layout-grid="false"/>
    </style:style>
    <style:style style:name="P2" style:family="paragraph" style:parent-style-name="Footer">
      <style:paragraph-properties fo:text-align="center" style:justify-single-word="false" style:snap-to-layout-grid="false"/>
    </style:style>
    <style:style style:name="P3" style:family="paragraph" style:parent-style-name="Footer">
      <style:text-properties fo:font-size="6pt" style:font-size-asian="6pt"/>
    </style:style>
    <style:style style:name="P4" style:family="paragraph" style:parent-style-name="Standard">
      <style:paragraph-properties fo:margin-left="0cm" fo:margin-right="0.06cm" fo:hyphenation-ladder-count="no-limit" fo:text-indent="0cm" style:auto-text-indent="false">
        <style:tab-stops>
          <style:tab-stop style:position="-1.27cm"/>
          <style:tab-stop style:position="8.502cm" style:type="center"/>
          <style:tab-stop style:position="17.145cm" style:type="right"/>
        </style:tab-stops>
      </style:paragraph-properties>
      <style:text-properties fo:hyphenate="false" fo:hyphenation-remain-char-count="2" fo:hyphenation-push-char-count="2"/>
    </style:style>
    <style:style style:name="P5" style:family="paragraph" style:parent-style-name="Footer">
      <style:paragraph-properties>
        <style:tab-stops>
          <style:tab-stop style:position="8.502cm" style:type="center"/>
          <style:tab-stop style:position="17.002cm" style:type="right"/>
        </style:tab-stops>
      </style:paragraph-properties>
      <style:text-properties fo:font-size="9pt" style:font-size-asian="9pt"/>
    </style:style>
    <style:style style:name="T1" style:family="text"/>
    <style:style style:name="T2" style:family="text">
      <style:text-properties fo:font-size="9pt" style:font-size-asian="9pt"/>
    </style:style>
    <style:page-layout style:name="pm1">
      <style:page-layout-properties fo:page-width="20.999cm" fo:page-height="29.699cm" style:num-format="1" style:print-orientation="portrait" fo:margin-top="1.501cm" fo:margin-bottom="0.81cm" fo:margin-left="2.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692cm" fo:margin-top="1.593cm" style:dynamic-spacing="true"/>
      </style:footer-style>
    </style:page-layout>
  </office:automatic-styles>
  <office:master-styles>
    <style:master-page style:name="Standard" style:page-layout-name="pm1">
      <style:footer>
        <table:table table:name="Tableau63" table:style-name="Tableau63">
          <table:table-column table:style-name="Tableau63.A"/>
          <table:table-column table:style-name="Tableau63.B"/>
          <table:table-column table:style-name="Tableau63.C"/>
          <table:table-column table:style-name="Tableau63.D"/>
          <table:table-column table:style-name="Tableau63.E"/>
          <table:table-column table:style-name="Tableau63.F"/>
          <table:table-column table:style-name="Tableau63.G"/>
          <table:table-column table:style-name="Tableau63.H"/>
          <table:table-column table:style-name="Tableau63.I"/>
          <table:table-row table:style-name="Tableau63.1">
            <table:table-cell table:style-name="Tableau63.A1" office:value-type="string">
              <text:p text:style-name="P1"/>
              <text:p text:style-name="Footer"/>
            </table:table-cell>
            <table:table-cell table:style-name="Tableau63.B1" office:value-type="string">
              <text:p text:style-name="P1">Title</text:p>
            </table:table-cell>
            <table:table-cell table:style-name="Tableau63.C1" table:number-columns-spanned="7" office:value-type="string">
              <text:p text:style-name="P1">Concept for the UPScode II</text:p>
              <text:p text:style-name="Footer">Serial Interface Protocol</text:p>
            </table:table-cell>
            <table:covered-table-cell/>
            <table:covered-table-cell/>
            <table:covered-table-cell/>
            <table:covered-table-cell/>
            <table:covered-table-cell/>
            <table:covered-table-cell/>
          </table:table-row>
          <table:table-row table:style-name="Tableau63.1">
            <table:table-cell table:style-name="Tableau63.A2" office:value-type="string">
              <text:p text:style-name="P2">POWERWARE</text:p>
            </table:table-cell>
            <table:table-cell table:style-name="Tableau63.A1" table:number-columns-spanned="2" office:value-type="string">
              <text:p text:style-name="P1"/>
              <text:p text:style-name="Footer">Checked</text:p>
            </table:table-cell>
            <table:covered-table-cell/>
            <table:table-cell table:style-name="Tableau63.D2" table:number-columns-spanned="2" office:value-type="string">
              <text:p text:style-name="P1"/>
              <text:p text:style-name="Footer">RAK</text:p>
            </table:table-cell>
            <table:covered-table-cell/>
            <table:table-cell table:style-name="Tableau63.A1" office:value-type="string">
              <text:p text:style-name="P1"/>
              <text:p text:style-name="Footer">No</text:p>
            </table:table-cell>
            <table:table-cell table:style-name="Tableau63.D2" office:value-type="string">
              <text:p text:style-name="P1"/>
              <text:p text:style-name="Footer">10 02 889</text:p>
            </table:table-cell>
            <table:table-cell table:style-name="Tableau63.D2" office:value-type="string">
              <text:p text:style-name="P1"/>
              <text:p text:style-name="Footer">Rev</text:p>
            </table:table-cell>
            <table:table-cell table:style-name="Tableau63.I2" office:value-type="string">
              <text:p text:style-name="P1"/>
              <text:p text:style-name="Footer">J</text:p>
            </table:table-cell>
          </table:table-row>
          <table:table-row table:style-name="Tableau63.1">
            <table:table-cell table:style-name="Tableau63.A3" office:value-type="string">
              <text:p text:style-name="P1"/>
            </table:table-cell>
            <table:table-cell table:style-name="Tableau63.A3" table:number-columns-spanned="2" office:value-type="string">
              <text:p text:style-name="P1">Approved</text:p>
            </table:table-cell>
            <table:covered-table-cell/>
            <table:table-cell table:style-name="Tableau63.D3" office:value-type="string">
              <text:p text:style-name="P1">JE</text:p>
            </table:table-cell>
            <table:table-cell table:style-name="Tableau63.D3" office:value-type="string">
              <text:p text:style-name="P1"><text:s text:c="5"/>19.1.2004</text:p>
            </table:table-cell>
            <table:table-cell table:style-name="Tableau63.A3" office:value-type="string">
              <text:p text:style-name="P1">Page</text:p>
            </table:table-cell>
            <table:table-cell table:style-name="Tableau63.G3" table:number-columns-spanned="3" office:value-type="string">
              <text:p text:style-name="P1"><text:span text:style-name="Page_20_Number"><text:page-number text:select-page="current">38</text:page-number></text:span><text:span text:style-name="Page_20_Number"> (</text:span><text:span text:style-name="Page_20_Number"><text:page-count style:num-format="1">38</text:page-count></text:span><text:span text:style-name="Page_20_Number">)</text:span></text:p>
            </table:table-cell>
            <table:covered-table-cell/>
            <table:covered-table-cell/>
          </table:table-row>
        </table:table>
        <text:p text:style-name="P3"/>
      </style:footer>
    </style:master-page>
    <style:master-page style:name="Conversion_20_1" style:display-name="Conversion 1" style:page-layout-name="pm1">
      <style:footer>
        <text:p text:style-name="P4"><text:span text:style-name="T2"><text:file-name text:display="name-and-extension">1002889j(UC2concept).doc</text:file-name></text:span><text:span text:style-name="T2"><text:tab/>UPScode Concept Description <text:tab/></text:span><text:span text:style-name="Page_20_Number"><text:span text:style-name="T2"><text:page-number text:select-page="current">38</text:page-number></text:span></text:span><text:span text:style-name="Page_20_Number"><text:span text:style-name="T2"> (</text:span></text:span><text:span text:style-name="Page_20_Number"><text:span text:style-name="T2"><text:page-count style:num-format="1">38</text:page-count></text:span></text:span><text:span text:style-name="Page_20_Number"><text:span text:style-name="T2">)</text:span></text:span></text:p>
        <text:p text:style-name="P5">Powerwar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PScode Concept Description</dc:title>
    <meta:initial-creator>Jari Eloranta</meta:initial-creator>
    <meta:creation-date>2004-01-16T11:45:00</meta:creation-date>
    <dc:creator>eloraja</dc:creator>
    <dc:date>2004-01-19T09:07:00</dc:date>
    <meta:print-date>2001-05-08T07:19:00</meta:print-date>
    <meta:keyword>UPScode</meta:keyword>
    <meta:keyword>RS232</meta:keyword>
    <meta:keyword>Communication</meta:keyword>
    <meta:editing-cycles>4</meta:editing-cycles>
    <meta:editing-duration>PT10M0S</meta:editing-duration>
    <meta:user-defined meta:name="Info 1"/>
    <meta:user-defined meta:name="Info 2"/>
    <meta:user-defined meta:name="Info 3"/>
    <meta:user-defined meta:name="Info 4"/>
    <meta:document-statistic meta:table-count="63" meta:image-count="0" meta:object-count="0" meta:page-count="38" meta:paragraph-count="1184" meta:word-count="10771" meta:character-count="62923"/>
  </office:meta>
</office:document-meta>
</file>